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369cm" fo:min-width="0cm" loext:decorative="false"/>
      <style:paragraph-properties style:writing-mode="lr-tb"/>
    </style:style>
    <style:style style:name="gr6" style:family="graphic" style:parent-style-name="standard">
      <style:graphic-properties draw:opacity="50%" draw:textarea-horizontal-align="justify" draw:textarea-vertical-align="middle" draw:auto-grow-height="false" fo:min-height="3.75cm" fo:min-width="2cm" loext:decorative="false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화살촉_20_1" draw:marker-end-width="0.2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화살촉_20_1" draw:marker-end-width="0.2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05cm" fo:min-width="0cm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objectwithoutfill">
      <style:graphic-properties draw:marker-end="화살촉_20_2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943cm" loext:decorative="false"/>
      <style:paragraph-properties style:writing-mode="lr-tb"/>
    </style:style>
    <style:style style:name="gr19" style:family="graphic" style:parent-style-name="objectwithoutfill">
      <style:graphic-properties draw:marker-end="화살촉_20_3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5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1cm" fo:min-width="0cm" loext:decorative="false"/>
      <style:paragraph-properties style:writing-mode="lr-tb"/>
    </style:style>
    <style:style style:name="gr22" style:family="graphic">
      <style:graphic-properties style:writing-mode="lr-tb" loext:decorative="false"/>
    </style:style>
    <style:style style:name="gr23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5.216cm" fo:min-width="2.966cm" fo:padding-top="0.142cm" fo:padding-bottom="0.142cm" fo:padding-left="0.267cm" fo:padding-right="0.267cm" loext:decorative="false"/>
      <style:paragraph-properties style:writing-mode="lr-tb"/>
    </style:style>
    <style:style style:name="gr25" style:family="graphic" style:parent-style-name="objectwithoutfill">
      <style:graphic-properties draw:marker-end="화살촉_20_4" draw:marker-end-width="0.3cm" draw:fill="none" draw:textarea-vertical-align="middle" loext:decorative="false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5.216cm" fo:min-width="2.466cm" fo:padding-top="0.142cm" fo:padding-bottom="0.142cm" fo:padding-left="0.267cm" fo:padding-right="0.267cm" loext:decorative="false"/>
      <style:paragraph-properties style:writing-mode="lr-tb"/>
    </style:style>
    <style:style style:name="gr2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3.073cm" fo:min-width="2.466cm" fo:padding-top="0.142cm" fo:padding-bottom="0.142cm" fo:padding-left="0.267cm" fo:padding-right="0.267cm" loext:decorative="false"/>
      <style:paragraph-properties style:writing-mode="lr-tb"/>
    </style:style>
    <style:style style:name="gr29" style:family="graphic" style:parent-style-name="objectwithoutfill">
      <style:graphic-properties draw:stroke="dash" draw:stroke-dash="Dash_20__28_Rounded_29_" svg:stroke-width="0.159cm" svg:stroke-color="#729fcf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30" style:family="graphic" style:parent-style-name="objectwithoutfill">
      <style:graphic-properties svg:stroke-width="0.159cm" svg:stroke-color="#000000" draw:marker-start-width="0.438cm" draw:marker-end="화살촉_20_4" draw:marker-end-width="0.538cm" draw:fill="none" draw:textarea-vertical-align="middle" fo:padding-top="0.204cm" fo:padding-bottom="0.204cm" fo:padding-left="0.329cm" fo:padding-right="0.329cm" loext:decorative="false"/>
    </style:style>
    <style:style style:name="gr3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929cm" fo:min-width="0.60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화살촉_20_1" draw:fill="none" draw:textarea-vertical-align="middle" loext:decorative="false"/>
    </style:style>
    <style:style style:name="gr33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464cm" fo:min-width="1cm" loext:decorative="false"/>
    </style:style>
    <style:style style:name="gr34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465cm" fo:min-width="1cm" loext:decorative="false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59cm" fo:min-width="0cm" loext:decorative="false"/>
      <style:paragraph-properties style:writing-mode="lr-tb"/>
    </style:style>
    <style:style style:name="gr36" style:family="graphic" style:parent-style-name="standard">
      <style:graphic-properties svg:stroke-color="#000000" draw:fill="solid" draw:fill-color="#d62e4e" draw:opacity="33%" draw:textarea-horizontal-align="justify" draw:textarea-vertical-align="middle" draw:auto-grow-height="false" fo:min-height="0.464cm" fo:min-width="1cm" loext:decorative="false"/>
    </style:style>
    <style:style style:name="gr37" style:family="graphic" style:parent-style-name="standard">
      <style:graphic-properties svg:stroke-color="#000000" draw:fill="solid" draw:fill-color="#d62e4e" draw:opacity="33%" draw:textarea-horizontal-align="justify" draw:textarea-vertical-align="middle" draw:auto-grow-height="false" fo:min-height="0.465cm" fo:min-width="1cm" loext:decorative="false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59cm" fo:min-width="0cm" loext:decorative="false"/>
      <style:paragraph-properties style:writing-mode="lr-tb"/>
    </style:style>
    <style:style style:name="gr39" style:family="graphic" style:parent-style-name="standard">
      <style:graphic-properties svg:stroke-color="#000000" svg:stroke-opacity="50%" draw:fill="solid" draw:fill-color="#d62e4e" draw:opacity="33%" draw:textarea-horizontal-align="justify" draw:textarea-vertical-align="middle" draw:auto-grow-height="false" fo:min-height="0.464cm" fo:min-width="1cm" loext:decorative="false"/>
    </style:style>
    <style:style style:name="gr40" style:family="graphic" style:parent-style-name="standard">
      <style:graphic-properties svg:stroke-color="#000000" svg:stroke-opacity="50%" draw:fill="solid" draw:fill-color="#d62e4e" draw:opacity="33%" draw:textarea-horizontal-align="justify" draw:textarea-vertical-align="middle" draw:auto-grow-height="false" fo:min-height="0.465cm" fo:min-width="1cm" loext:decorative="false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59cm" fo:min-width="0cm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59cm" fo:min-width="0cm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59cm" fo:min-width="0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1.685cm" loext:decorative="false"/>
      <style:paragraph-properties style:writing-mode="lr-tb"/>
    </style:style>
    <style:style style:name="pr1" style:family="presentation" style:parent-style-name="기본값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Noto Sans1" style:font-name-asian="Noto Sans1"/>
    </style:style>
    <style:style style:name="P2" style:family="paragraph">
      <loext:graphic-properties draw:fill-color="#ffffff"/>
      <style:text-properties style:font-name="Noto Sans1" style:font-name-asian="Noto Sans1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opacity="50%"/>
      <style:paragraph-properties fo:text-align="center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18pt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9" style:family="paragraph">
      <loext:graphic-properties draw:fill-color="#ffffff"/>
      <style:paragraph-properties fo:text-align="center"/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P20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style:text-properties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26" style:family="paragraph">
      <loext:graphic-properties draw:fill="none" draw:fill-color="#ffffff"/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>
      <loext:graphic-properties draw:fill="solid" draw:fill-color="#5983b0"/>
      <style:paragraph-properties fo:text-align="center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style:text-properties fo:font-size="22pt"/>
    </style:style>
    <style:style style:name="P30" style:family="paragraph">
      <loext:graphic-properties draw:fill="none" draw:fill-color="#ffffff"/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33" style:family="paragraph">
      <loext:graphic-properties draw:fill="solid" draw:fill-color="#d62e4e" draw:opacity="33%"/>
      <style:paragraph-properties fo:text-align="center"/>
    </style:style>
    <style:style style:name="T1" style:family="text">
      <style:text-properties style:font-name="Noto Sans1" style:font-name-asian="Noto Sans1"/>
    </style:style>
    <style:style style:name="T2" style:family="text">
      <style:text-properties style:font-name="Noto Sans1" fo:font-size="18pt" style:font-name-asian="Noto Sans1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-8% 58%" style:font-name="Times New Roman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9" style:family="text">
      <style:text-properties style:text-position="-8% 58%" style:font-name="Times New Roman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3pt" fo:font-weight="normal" style:font-size-asian="13pt" style:font-weight-asian="normal" style:font-size-complex="13pt" style:font-weight-complex="normal"/>
    </style:style>
    <style:style style:name="T14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18pt" fo:font-style="normal" fo:text-shadow="none" style:text-underline-style="none" fo:font-weight="bold" style:letter-kerning="true" style:font-name-asian="맑은 고딕1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기본값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State preparation</text:span></text:p>
            <text:p text:style-name="P1"><text:span text:style-name="T2">for quantum tunn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32">
        <draw:g draw:style-name="gr2">
          <svg:title>TexMaths</svg:title>
          <svg:desc>28§display§\langle K \rangle &lt; \langle V \rangle§svg§600§FALSE§</svg:desc>
          <draw:path draw:style-name="gr3" draw:text-style-name="P4" draw:layer="layout" svg:width="2.547cm" svg:height="0.558cm" svg:x="7cm" svg:y="9.032cm" svg:viewBox="0 0 2548 559" svg:d="M0 0c849 0 1699 0 2548 0 0 186 0 373 0 559-849 0-1699 0-2548 0 0-186 0-373 0-559z">
            <text:p/>
          </draw:path>
          <draw:path draw:style-name="gr4" draw:text-style-name="P5" draw:layer="layout" svg:width="0.129cm" svg:height="0.622cm" svg:x="7.035cm" svg:y="9cm" svg:viewBox="0 0 130 623" svg:d="M130 611c0-2 0-4 0-6-35-98-71-196-107-294 36-98 72-196 107-293 0-2 0-4 0-6 0-7-4-12-11-12-5 0-8 4-10 9-36 99-73 199-109 298 0 2 0 1 0 4 0 2 0 3 0 5 36 99 73 199 109 298 2 6 5 9 10 9 7 0 11-5 11-12z">
            <text:p/>
          </draw:path>
          <draw:path draw:style-name="gr4" draw:text-style-name="P5" draw:layer="layout" svg:width="0.493cm" svg:height="0.423cm" svg:x="7.218cm" svg:y="9.043cm" svg:viewBox="0 0 494 424" svg:d="M494 7c0-3-2-7-7-7-11 0-26 2-41 2-20 0-43-2-64-2-4 0-10 0-10 12 0 4 1 6 6 8 13 0 18 3 18 12 0 11-18 25-21 28-76 62-151 125-226 187 15-67 30-133 46-199 5-23 6-28 49-28 15 0 20 0 20-13 0-7-5-7-8-7-25 1-50 1-74 2-25-1-50-1-75-2-5 0-13 0-13 11 0 9 7 9 18 9 7 0 18 0 25 0 8 1 13 3 13 10 0 2-1 4-3 13-26 111-52 222-78 333-5 23-6 29-52 29-10 0-17 0-17 12 0 7 7 7 8 7 25 0 50-1 75-1 12 0 25 0 38 0 11 0 24 1 36 1 5 0 11 0 11-12 0-7-4-7-14-7-22 0-38 0-38-11 0-3 3-18 5-27 7-33 15-66 23-99 28-24 57-47 86-71 22 56 45 111 67 167 7 18 7 18 7 21 0 20-25 20-30 20-6 0-13 0-13 12 0 7 5 5 8 7 23 0 48-1 71-1 13 0 45 1 58 1 2 0 10 0 10-12 0-7-7-7-12-7-24 0-31-6-39-27-28-68-55-136-83-204-1-4-3-7-3-9 5-5 10-11 16-14 34-29 69-57 103-85 54-43 76-45 94-46 5-2 10-2 10-13z">
            <text:p/>
          </draw:path>
          <draw:path draw:style-name="gr4" draw:text-style-name="P5" draw:layer="layout" svg:width="0.129cm" svg:height="0.622cm" svg:x="7.76cm" svg:y="9cm" svg:viewBox="0 0 130 623" svg:d="M130 311c0-2 0-2 0-4-36-99-72-199-109-298-1-5-6-9-9-9-7 0-12 5-12 12 0 2 0 4 0 6 36 97 72 195 107 293-35 98-71 196-107 294 0 2 0 4 0 6 0 7 5 12 12 12 3 0 8-3 9-9 37-99 73-199 109-298 0-2 0-2 0-5z">
            <text:p/>
          </draw:path>
          <draw:path draw:style-name="gr4" draw:text-style-name="P5" draw:layer="layout" svg:width="0.361cm" svg:height="0.369cm" svg:x="8.16cm" svg:y="9.126cm" svg:viewBox="0 0 362 370" svg:d="M354 346c-105-54-211-108-317-162 106-53 212-106 317-160 15-7 5-30-10-23-112 57-224 114-337 171-9 5-9 21 0 26 113 57 225 114 337 171 15 7 25-16 10-23z">
            <text:p/>
          </draw:path>
          <draw:path draw:style-name="gr4" draw:text-style-name="P5" draw:layer="layout" svg:width="0.129cm" svg:height="0.622cm" svg:x="8.792cm" svg:y="9cm" svg:viewBox="0 0 130 623" svg:d="M130 611c0-2 0-4 0-6-35-98-71-196-107-294 36-98 72-196 107-293 0-2 0-4 0-6 0-7-4-12-11-12-5 0-8 4-12 9-35 99-71 199-107 298 0 2 0 1 0 4 0 2 0 3 0 5 36 99 72 199 107 298 4 6 7 9 12 9 7 0 11-5 11-12z">
            <text:p/>
          </draw:path>
          <draw:path draw:style-name="gr4" draw:text-style-name="P5" draw:layer="layout" svg:width="0.414cm" svg:height="0.437cm" svg:x="8.985cm" svg:y="9.043cm" svg:viewBox="0 0 415 438" svg:d="M415 7c0-5-4-7-9-7-15 0-31 2-46 2-20 0-40-2-58-2-3 0-11 0-11 11 0 7 5 9 10 9 14 0 26 7 26 19 0 9-6 15-8 23-60 102-119 204-179 305-13-110-26-220-39-330 0-10 13-17 39-17 9 0 15 0 15-13 0-7-5-7-8-7-23 0-48 2-73 2-10 0-21-2-31-2s-22 0-31 0c-4 0-12 0-12 11 0 9 7 9 15 9 33 0 33 5 35 19 15 128 30 257 46 385 1 13 5 14 11 14 10 0 12-3 17-10 69-119 139-238 208-357 30-50 53-51 74-51 9-2 6-9 9-13z">
            <text:p/>
          </draw:path>
          <draw:path draw:style-name="gr4" draw:text-style-name="P5" draw:layer="layout" svg:width="0.131cm" svg:height="0.622cm" svg:x="9.446cm" svg:y="9cm" svg:viewBox="0 0 132 623" svg:d="M132 311c0-2 0-2-2-4-35-99-71-199-107-298-2-5-6-9-11-9s-12 5-12 12c0 2 0 4 2 6 35 97 70 195 105 293-35 98-70 196-105 294-2 2-2 4-2 6 0 7 7 12 12 12s9-3 11-9c36-99 72-199 107-298 2-2 2-2 2-5z">
            <text:p/>
          </draw:path>
        </draw:g>
        <draw:g draw:style-name="gr2">
          <svg:title>TexMaths</svg:title>
          <svg:desc>28§display§|\psi_0\rangle§svg§600§FALSE§</svg:desc>
          <draw:path draw:style-name="gr3" draw:text-style-name="P4" draw:layer="layout" svg:width="1.525cm" svg:height="0.89cm" svg:x="13cm" svg:y="14.009cm" svg:viewBox="0 0 1526 891" svg:d="M0 0c509 0 1017 0 1526 0 0 297 0 594 0 891-509 0-1017 0-1526 0 0-297 0-594 0-891z">
            <text:p/>
          </draw:path>
          <draw:path draw:style-name="gr4" draw:text-style-name="P5" draw:layer="layout" svg:width="0.038cm" svg:height="0.979cm" svg:x="13.067cm" svg:y="13.959cm" svg:viewBox="0 0 39 980" svg:d="M39 960c0-313 0-627 0-940 0-12-8-20-19-20-12 0-20 8-20 20 0 313 0 627 0 940 0 12 8 20 20 20 11 0 19-8 19-20z">
            <text:p/>
          </draw:path>
          <draw:path draw:style-name="gr4" draw:text-style-name="P5" draw:layer="layout" svg:width="0.594cm" svg:height="0.879cm" svg:x="13.251cm" svg:y="14.015cm" svg:viewBox="0 0 595 880" svg:d="M595 316c0-56-28-70-44-70-23 0-48 25-48 47 0 14 6 20 14 28 11 8 36 36 36 81 0 64-53 145-86 179-87 86-148 86-185 86 54-214 108-428 162-642 0-3 3-11 3-14 0-11-5-11-11-11-11 0-11 3-14 20-55 215-110 431-165 647-73-8-112-44-112-111 0-20 0-45 53-182 6-11 12-28 12-47 0-45-31-81-81-81-93 0-129 142-129 150 0 12 7 8 11 12 11 0 11-3 17-20 25-92 64-120 98-120 8 0 25 0 25 31 0 25-8 50-22 84-48 125-48 150-48 167 0 92 78 131 171 137-9 36-9 39-20 89-6 11-25 92-25 95 4 3 0 9 14 9 3-1 5 0 8-3s9-28 11-42c12-49 25-97 37-145 36 0 123 0 215-104 42-47 61-89 73-120 8-22 30-109 30-150z">
            <text:p/>
          </draw:path>
          <draw:path draw:style-name="gr4" draw:text-style-name="P5" draw:layer="layout" svg:width="0.318cm" svg:height="0.468cm" svg:x="13.897cm" svg:y="14.481cm" svg:viewBox="0 0 319 469" svg:d="M319 237c0-75-9-131-40-178-22-31-64-59-120-59-159 0-159 188-159 237s0 232 159 232c160 0 160-184 160-232zM257 226c0 53 0 103-8 145-14 65-62 79-90 79-30 0-72-20-86-76-9-39-9-95-9-148 0-50 0-100 9-139 14-53 58-67 86-67 37 0 73 22 87 61 11 36 11 87 11 145z">
            <text:p/>
          </draw:path>
          <draw:path draw:style-name="gr4" draw:text-style-name="P5" draw:layer="layout" svg:width="0.223cm" svg:height="0.979cm" svg:x="14.352cm" svg:y="13.959cm" svg:viewBox="0 0 224 980" svg:d="M224 491c0-2 0-5-3-8-61-156-121-313-182-469-3-8-11-14-19-14-9 0-20 8-20 20 0 2 0 5 3 8 59 154 119 309 179 463-60 154-120 308-179 461-3 3-3 6-3 8 0 12 11 20 20 20 8 0 16-6 19-14 61-156 121-313 182-469 3-3 3-3 3-6z">
            <text:p/>
          </draw:path>
        </draw:g>
        <draw:frame draw:style-name="gr5" draw:text-style-name="P6" draw:layer="layout" svg:width="17.445cm" svg:height="3.619cm" svg:x="2.184cm" svg:y="4.381cm">
          <draw:text-box>
            <text:list text:style-name="L3">
              <text:list-item>
                <text:p>It must be <text:span text:style-name="T3">localized</text:span> in a specific region, |x&gt;.</text:p>
              </text:list-item>
              <text:list-item>
                <text:p>Its kinetic energy, |k&gt;, should <text:span text:style-name="T3">not exceed</text:span> <text:span text:style-name="T4">the</text:span><text:span text:style-name="T3"> </text:span>maximum value of potential barrier, otherwise it becomes classic or mixed state.</text:p>
              </text:list-item>
            </text:list>
          </draw:text-box>
        </draw:frame>
        <draw:custom-shape draw:style-name="gr6" draw:text-style-name="P8" draw:layer="layout" svg:width="2.5cm" svg:height="4cm" svg:x="12.5cm" svg:y="9.5cm">
          <text:p text:style-name="P7"><text:span text:style-name="T5">V</text:span><text:span text:style-name="T6">0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4cm" svg:y1="13.5cm" svg:x2="24cm" svg:y2="13.5cm">
          <text:p/>
        </draw:line>
        <draw:ellipse draw:style-name="gr8" draw:text-style-name="P7" draw:layer="layout" svg:width="0.188cm" svg:height="1.25cm" svg:x="7.472cm" svg:y="10.687cm" draw:kind="arc" draw:start-angle="180" draw:end-angle="0.29">
          <text:p/>
        </draw:ellipse>
        <draw:ellipse draw:style-name="gr8" draw:text-style-name="P7" draw:layer="layout" svg:width="0.186cm" svg:height="1.25cm" draw:transform="rotate (-3.14159265358979) translate (7.846cm 11.937cm)" draw:kind="arc" draw:start-angle="179.7" draw:end-angle="0">
          <text:p/>
        </draw:ellipse>
        <draw:ellipse draw:style-name="gr8" draw:text-style-name="P7" draw:layer="layout" svg:width="0.187cm" svg:height="2.188cm" svg:x="7.846cm" svg:y="10.187cm" draw:kind="arc" draw:start-angle="180" draw:end-angle="0.29">
          <text:p/>
        </draw:ellipse>
        <draw:ellipse draw:style-name="gr8" draw:text-style-name="P7" draw:layer="layout" svg:width="0.187cm" svg:height="2.188cm" draw:transform="rotate (-3.14159265358979) translate (8.22cm 12.5cm)" draw:kind="arc" draw:start-angle="179.7" draw:end-angle="0">
          <text:p/>
        </draw:ellipse>
        <draw:ellipse draw:style-name="gr8" draw:text-style-name="P7" draw:layer="layout" svg:width="0.241cm" svg:height="2.188cm" svg:x="8.22cm" svg:y="10.312cm" draw:kind="arc" draw:start-angle="180" draw:end-angle="0.29">
          <text:p/>
        </draw:ellipse>
        <draw:ellipse draw:style-name="gr8" draw:text-style-name="P7" draw:layer="layout" svg:width="0.241cm" svg:height="2.809cm" draw:transform="rotate (-3.14159265358979) translate (8.702cm 12.809cm)" draw:kind="arc" draw:start-angle="179.7" draw:end-angle="0">
          <text:p/>
        </draw:ellipse>
        <draw:ellipse draw:style-name="gr8" draw:text-style-name="P7" draw:layer="layout" svg:width="0.183cm" svg:height="2.188cm" svg:x="8.702cm" svg:y="10.312cm" draw:kind="arc" draw:start-angle="180" draw:end-angle="0.29">
          <text:p/>
        </draw:ellipse>
        <draw:ellipse draw:style-name="gr8" draw:text-style-name="P7" draw:layer="layout" svg:width="0.184cm" svg:height="2.188cm" draw:transform="rotate (-3.14159265358979) translate (9.069cm 12.625cm)" draw:kind="arc" draw:start-angle="179.7" draw:end-angle="0">
          <text:p/>
        </draw:ellipse>
        <draw:ellipse draw:style-name="gr8" draw:text-style-name="P7" draw:layer="layout" svg:width="0.118cm" svg:height="0.938cm" svg:x="7.237cm" svg:y="10.937cm" draw:kind="arc" draw:start-angle="180" draw:end-angle="0.29">
          <text:p/>
        </draw:ellipse>
        <draw:ellipse draw:style-name="gr8" draw:text-style-name="P7" draw:layer="layout" svg:width="0.117cm" svg:height="0.938cm" draw:transform="rotate (-3.14159265358979) translate (7.472cm 11.875cm)" draw:kind="arc" draw:start-angle="179.7" draw:end-angle="0">
          <text:p/>
        </draw:ellipse>
        <draw:ellipse draw:style-name="gr8" draw:text-style-name="P7" draw:layer="layout" svg:width="0.118cm" svg:height="0.625cm" svg:x="7cm" svg:y="11.125cm" draw:kind="arc" draw:start-angle="180" draw:end-angle="0.29">
          <text:p/>
        </draw:ellipse>
        <draw:ellipse draw:style-name="gr8" draw:text-style-name="P7" draw:layer="layout" svg:width="0.117cm" svg:height="0.625cm" draw:transform="rotate (-3.14159265358979) translate (7.235cm 11.75cm)" draw:kind="arc" draw:start-angle="179.7" draw:end-angle="0">
          <text:p/>
        </draw:ellipse>
        <draw:ellipse draw:style-name="gr8" draw:text-style-name="P7" draw:layer="layout" svg:width="0.117cm" svg:height="1.25cm" draw:transform="rotate (-3.14159265358979) translate (9.368cm 12.187cm)" draw:kind="arc" draw:start-angle="180" draw:end-angle="0.29">
          <text:p/>
        </draw:ellipse>
        <draw:ellipse draw:style-name="gr8" draw:text-style-name="P7" draw:layer="layout" svg:width="0.183cm" svg:height="1.25cm" svg:x="9.068cm" svg:y="10.937cm" draw:kind="arc" draw:start-angle="179.71" draw:end-angle="0">
          <text:p/>
        </draw:ellipse>
        <draw:ellipse draw:style-name="gr8" draw:text-style-name="P7" draw:layer="layout" svg:width="0.117cm" svg:height="0.937cm" draw:transform="rotate (-3.14159265358979) translate (9.601cm 11.937cm)" draw:kind="arc" draw:start-angle="180" draw:end-angle="0.31">
          <text:p/>
        </draw:ellipse>
        <draw:ellipse draw:style-name="gr8" draw:text-style-name="P7" draw:layer="layout" svg:width="0.116cm" svg:height="0.937cm" svg:x="9.368cm" svg:y="11cm" draw:kind="arc" draw:start-angle="179.69" draw:end-angle="0">
          <text:p/>
        </draw:ellipse>
        <draw:ellipse draw:style-name="gr8" draw:text-style-name="P7" draw:layer="layout" svg:width="0.116cm" svg:height="0.625cm" draw:transform="rotate (-3.14159265358979) translate (9.833cm 11.75cm)" draw:kind="arc" draw:start-angle="180" draw:end-angle="0.34">
          <text:p/>
        </draw:ellipse>
        <draw:ellipse draw:style-name="gr8" draw:text-style-name="P7" draw:layer="layout" svg:width="0.116cm" svg:height="0.625cm" svg:x="9.601cm" svg:y="11.125cm" draw:kind="arc" draw:start-angle="179.66" draw:end-angle="0">
          <text:p/>
        </draw:ellipse>
        <draw:line draw:style-name="gr9" draw:text-style-name="P9" draw:layer="layout" svg:x1="9.833cm" svg:y1="11.417cm" svg:x2="10.541cm" svg:y2="11.417cm">
          <text:p/>
        </draw:line>
        <draw:g draw:style-name="gr2">
          <svg:title>TexMaths</svg:title>
          <svg:desc>28§display§|\psi_0\rangle§svg§600§FALSE§</svg:desc>
          <draw:path draw:style-name="gr3" draw:text-style-name="P4" draw:layer="layout" svg:width="1.525cm" svg:height="0.89cm" svg:x="2.424cm" svg:y="3.059cm" svg:viewBox="0 0 1526 891" svg:d="M0 0c509 0 1017 0 1526 0 0 297 0 594 0 891-509 0-1017 0-1526 0 0-297 0-594 0-891z">
            <text:p/>
          </draw:path>
          <draw:path draw:style-name="gr4" draw:text-style-name="P5" draw:layer="layout" svg:width="0.038cm" svg:height="0.979cm" svg:x="2.491cm" svg:y="3.009cm" svg:viewBox="0 0 39 980" svg:d="M39 960c0-313 0-627 0-940 0-12-8-20-19-20-12 0-20 8-20 20 0 313 0 627 0 940 0 12 8 20 20 20 11 0 19-8 19-20z">
            <text:p/>
          </draw:path>
          <draw:path draw:style-name="gr4" draw:text-style-name="P5" draw:layer="layout" svg:width="0.594cm" svg:height="0.879cm" svg:x="2.675cm" svg:y="3.065cm" svg:viewBox="0 0 595 880" svg:d="M595 316c0-56-28-70-44-70-23 0-48 25-48 47 0 14 6 20 14 28 11 8 36 36 36 81 0 64-53 145-86 179-87 86-148 86-185 86 54-214 108-428 162-642 0-3 3-11 3-14 0-11-5-11-11-11-11 0-11 3-14 20-55 215-110 431-165 647-73-8-112-44-112-111 0-20 0-45 53-182 6-11 12-28 12-47 0-45-31-81-81-81-93 0-129 142-129 150 0 12 7 8 11 12 11 0 11-3 17-20 25-92 64-120 98-120 8 0 25 0 25 31 0 25-8 50-22 84-48 125-48 150-48 167 0 92 78 131 171 137-9 36-9 39-20 89-6 11-25 92-25 95 4 3 0 9 14 9 3-1 5 0 8-3s9-28 11-42c12-49 25-97 37-145 36 0 123 0 215-104 42-47 61-89 73-120 8-22 30-109 30-150z">
            <text:p/>
          </draw:path>
          <draw:path draw:style-name="gr4" draw:text-style-name="P5" draw:layer="layout" svg:width="0.318cm" svg:height="0.468cm" svg:x="3.321cm" svg:y="3.531cm" svg:viewBox="0 0 319 469" svg:d="M319 237c0-75-9-131-40-178-22-31-64-59-120-59-159 0-159 188-159 237s0 232 159 232c160 0 160-184 160-232zM257 226c0 53 0 103-8 145-14 65-62 79-90 79-30 0-72-20-86-76-9-39-9-95-9-148 0-50 0-100 9-139 14-53 58-67 86-67 37 0 73 22 87 61 11 36 11 87 11 145z">
            <text:p/>
          </draw:path>
          <draw:path draw:style-name="gr4" draw:text-style-name="P5" draw:layer="layout" svg:width="0.223cm" svg:height="0.979cm" svg:x="3.776cm" svg:y="3.009cm" svg:viewBox="0 0 224 980" svg:d="M224 491c0-2 0-5-3-8-61-156-121-313-182-469-3-8-11-14-19-14-9 0-20 8-20 20 0 2 0 5 3 8 59 154 119 309 179 463-60 154-120 308-179 461-3 3-3 6-3 8 0 12 11 20 20 20 8 0 16-6 19-14 61-156 121-313 182-469 3-3 3-3 3-6z">
            <text:p/>
          </draw:path>
        </draw:g>
        <draw:custom-shape draw:style-name="gr10" draw:text-style-name="P7" draw:layer="layout" svg:width="1cm" svg:height="1cm" svg:x="18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0.285cm" svg:height="1.093cm" svg:x="1.931cm" svg:y="1.391cm">
          <draw:text-box>
            <text:p><text:span text:style-name="T3">Quantum Tunneling: Initial state</text:span></text:p>
          </draw:text-box>
        </draw:frame>
        <draw:line draw:style-name="gr12" draw:text-style-name="P9" draw:layer="layout" svg:x1="2cm" svg:y1="2.5cm" svg:x2="16.5cm" svg:y2="2.5cm">
          <text:p/>
        </draw:lin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32">
        <draw:frame draw:style-name="gr11" draw:text-style-name="P10" draw:layer="layout" svg:width="10.285cm" svg:height="1.093cm" svg:x="1.941cm" svg:y="1.401cm">
          <draw:text-box>
            <text:p><text:span text:style-name="T3">Quantum Tunneling: Initial state</text:span></text:p>
          </draw:text-box>
        </draw:frame>
        <draw:line draw:style-name="gr12" draw:text-style-name="P9" draw:layer="layout" svg:x1="2.01cm" svg:y1="2.51cm" svg:x2="16.51cm" svg:y2="2.51cm">
          <text:p/>
        </draw:line>
        <draw:frame draw:style-name="gr13" draw:text-style-name="P6" draw:layer="layout" svg:width="22.506cm" svg:height="7.755cm" svg:x="2.746cm" svg:y="4.399cm">
          <draw:text-box>
            <text:p>Procedure</text:p>
            <text:p/>
            <text:list text:style-name="L3">
              <text:list-item>
                <text:p>(|k&gt;) State preparation to fullfill&lt;K&gt; &lt; V-e.</text:p>
              </text:list-item>
              <text:list-item>
                <text:p>Apply QFT - (|k&gt; → |x&gt;)</text:p>
              </text:list-item>
              <text:list-item>
                <text:p>Add a qubit to the register, (n → n+1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draw:g draw:style-name="gr2">
          <svg:title>TexMaths</svg:title>
          <svg:desc>28§display§| \psi \rangle_{n+1}§svg§600§FALSE§</svg:desc>
          <draw:path draw:style-name="gr3" draw:text-style-name="P4" draw:layer="layout" svg:width="2.55cm" svg:height="0.932cm" svg:x="11.575cm" svg:y="9.595cm" svg:viewBox="0 0 2551 933" svg:d="M0 0c850 0 1701 0 2551 0 0 311 0 622 0 933-850 0-1701 0-2551 0 0-311 0-622 0-933z">
            <text:p/>
          </draw:path>
          <draw:path draw:style-name="gr4" draw:text-style-name="P5" draw:layer="layout" svg:width="0.038cm" svg:height="0.979cm" svg:x="11.642cm" svg:y="9.545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595cm" svg:height="0.879cm" svg:x="11.827cm" svg:y="9.601cm" svg:viewBox="0 0 596 880" svg:d="M596 316c0-56-28-70-45-70-25 0-48 25-48 47 0 11 6 20 14 25 12 12 37 37 37 84 0 64-53 143-87 179-87 86-148 86-185 86 55-214 109-428 163-642 0-3 3-11 3-14 0-11-6-11-12-11-11 0-11 3-14 20-55 215-110 430-165 645-72-9-112-45-112-109 0-20 0-45 54-182 5-11 11-28 11-47 0-45-31-81-81-81-93 0-129 142-129 151 0 11 7 7 11 11 11 0 11-3 17-20 25-92 64-120 98-120 8 0 25 0 25 31 0 25-11 50-22 84-48 122-48 148-48 164 0 95 76 134 171 140-9 36-9 36-23 89-2 11-22 90-22 92 5 4 0 12 14 12 3-2 6 0 8-6 3 0 9-25 12-39 12-48 24-97 36-145 36 0 123 0 215-106 42-45 62-87 73-118 8-25 31-109 31-150z">
            <text:p/>
          </draw:path>
          <draw:path draw:style-name="gr4" draw:text-style-name="P5" draw:layer="layout" svg:width="0.22cm" svg:height="0.979cm" svg:x="12.501cm" svg:y="9.545cm" svg:viewBox="0 0 221 980" svg:d="M221 489c0-3 0-3 0-6-61-156-121-313-182-469-3-8-11-14-19-14-12 0-20 8-20 20 0 2 0 5 0 8 61 154 121 307 182 461-61 154-121 309-182 463 0 3 0 3 0 6 0 11 8 22 20 22 8 0 16-5 19-14 61-156 121-313 182-469 0-3 0-6 0-8z">
            <text:p/>
          </draw:path>
          <draw:path draw:style-name="gr4" draw:text-style-name="P5" draw:layer="layout" svg:width="0.419cm" svg:height="0.309cm" svg:x="12.864cm" svg:y="10.218cm" svg:viewBox="0 0 420 310" svg:d="M420 204c0-9-8-6-12-9-11 0-11 6-14 12-16 55-44 83-72 83-14 0-17-8-17-25 0-14 3-22 17-53 5-22 36-95 36-134 0-67-53-78-89-78-59 0-98 36-118 64-6-47-45-64-73-64-30 0-44 22-56 39-14 25-22 64-22 67 0 8 8 8 11 8 9 0 9-2 14-19 11-42 23-75 51-75 16 0 22 16 22 33 0 14-6 39-11 59s-10 41-14 61c-8 29-15 58-23 87-2 8-5 25-5 28 0 14 11 22 22 22s21-7 25-14c5-7 11-31 14-45 5-20 10-41 14-61 6-14 9-31 11-45 9-28 12-33 31-61 20-28 51-64 104-64 39 0 39 36 39 47 0 42-28 117-39 148-9 17-11 25-11 36 0 37 30 59 64 59 70 0 101-95 101-106z">
            <text:p/>
          </draw:path>
          <draw:path draw:style-name="gr4" draw:text-style-name="P5" draw:layer="layout" svg:width="0.458cm" svg:height="0.457cm" svg:x="13.354cm" svg:y="10.12cm" svg:viewBox="0 0 459 458" svg:d="M459 229c0-8-6-14-14-14-67 0-135 0-202 0 0-67 0-134 0-201 0-6-5-14-14-14-8 0-14 8-14 14 0 67 0 134 0 201-67 0-134 0-201 0-8 0-14 6-14 14s6 14 14 14c67 0 134 0 201 0 0 67 0 134 0 201 0 8 6 14 14 14 9 0 14-6 14-14 0-67 0-134 0-201 67 0 135 0 202 0 8 0 14-6 14-14z">
            <text:p/>
          </draw:path>
          <draw:path draw:style-name="gr4" draw:text-style-name="P5" draw:layer="layout" svg:width="0.251cm" svg:height="0.451cm" svg:x="13.924cm" svg:y="10.067cm" svg:viewBox="0 0 252 452" svg:d="M252 452c0-7 0-15 0-22-10 0-19 0-28 0-67 0-67-11-67-33 0-127 0-254 0-380 0-17-3-17-20-17-45 42-109 42-137 42 0 8 0 17 0 25 17 0 62 0 101-20 0 117 0 233 0 350 0 22 0 33-70 33-9 0-17 0-25 0 0 7 0 15 0 22 41-1 82-1 123-2 41 1 82 1 123 2z">
            <text:p/>
          </draw:path>
        </draw:g>
        <draw:g draw:style-name="gr2">
          <svg:title>TexMaths</svg:title>
          <svg:desc>28§display§|0\rangle§svg§600§FALSE§</svg:desc>
          <draw:path draw:style-name="gr3" draw:text-style-name="P4" draw:layer="layout" svg:width="0.758cm" svg:height="0.717cm" svg:x="23.831cm" svg:y="6.609cm" svg:viewBox="0 0 759 718" svg:d="M0 0c253 0 506 0 759 0 0 239 0 478 0 718-253 0-506 0-759 0 0-240 0-479 0-718z">
            <text:p/>
          </draw:path>
          <draw:path draw:style-name="gr4" draw:text-style-name="P5" draw:layer="layout" svg:width="0.031cm" svg:height="0.799cm" svg:x="23.885cm" svg:y="6.568cm" svg:viewBox="0 0 32 800" svg:d="M32 784c0-256 0-512 0-768 0-9-7-16-16-16s-16 7-16 16c0 256 0 512 0 768 0 9 7 16 16 16s16-7 16-16z">
            <text:p/>
          </draw:path>
          <draw:path draw:style-name="gr4" draw:text-style-name="P5" draw:layer="layout" svg:width="0.333cm" svg:height="0.55cm" svg:x="24.042cm" svg:y="6.634cm" svg:viewBox="0 0 334 551" svg:d="M334 277c0-64-2-128-32-186-36-77-100-91-134-91-48 0-107 21-138 96-25 55-30 117-30 181 0 61 2 132 36 194 34 64 91 80 130 80 43 0 104-16 139-92 27-57 29-118 29-182zM268 267c0 62 0 115-9 167-11 76-57 101-93 101-30 0-77-21-91-98-9-48-9-122-9-170 0-50 0-102 7-146 13-96 75-103 93-103 27 0 79 14 95 94 7 46 7 105 7 155z">
            <text:p/>
          </draw:path>
          <draw:path draw:style-name="gr4" draw:text-style-name="P5" draw:layer="layout" svg:width="0.179cm" svg:height="0.799cm" svg:x="24.451cm" svg:y="6.568cm" svg:viewBox="0 0 180 800" svg:d="M180 400c0-2 0-3 0-5-50-128-99-256-148-384-5-6-9-11-16-11-9 0-16 7-16 16 0 2 0 3 0 5 49 126 98 253 148 379-50 126-99 253-148 379 0 2 0 3 0 5 0 9 7 16 16 16 7 0 11-5 16-11 49-128 98-256 148-384 0-2 0-3 0-5z">
            <text:p/>
          </draw:path>
        </draw:g>
        <draw:line draw:style-name="gr14" draw:text-style-name="P9" draw:layer="layout" svg:x1="2.467cm" svg:y1="10.513cm" svg:x2="9.467cm" svg:y2="10.513cm">
          <text:p/>
        </draw:line>
        <draw:path draw:style-name="gr15" draw:text-style-name="P9" draw:layer="layout" svg:width="4.384cm" svg:height="4.363cm" draw:transform="rotate (0.785398163397448) translate (2.85872312843094cm 10.3247231284309cm)" svg:viewBox="0 0 4385 4364" svg:d="M0 26c228 25 448-69 679 0 188 56 322 188 455 315 120 114 220 257 375 328 197 91 400-11 584-70 165-54 267-206 409-292 160-97 292-293 503-246 162 36 456 2 445 281-8 208-85 397-129 596-41 184-147 356-152 549-5 189-126 376-12 573 96 167 256 286 432 316 179 31 322 171 340 363 23 232-28 446 0 678 28 235 418 226 234 514l24 211 80 175 118 47">
          <text:p/>
        </draw:path>
        <draw:line draw:style-name="gr14" draw:text-style-name="P9" draw:layer="layout" svg:x1="15.831cm" svg:y1="7.513cm" svg:x2="19.331cm" svg:y2="7.513cm">
          <text:p/>
        </draw:line>
        <draw:path draw:style-name="gr15" draw:text-style-name="P9" draw:layer="layout" svg:width="2.345cm" svg:height="2.315cm" draw:transform="skewX (0.127059969545187) rotate (0.848928148170042) translate (16.0268460546475cm 7.33994567528762cm)" svg:viewBox="0 0 2346 2316" svg:d="M0 14c122 13 240-37 363 0 101 30 172 100 244 167 64 60 118 136 200 174 106 48 215-6 313-37 88-29 143-110 219-155 86-51 156-156 269-131 87 20 244 1 238 149-4 111-46 211-69 317-22 97-79 189-82 291-2 101-67 200-6 304 52 89 137 152 231 168 96 16 172 91 182 193 13 123-15 236 0 360s224 120 125 272l13 112 43 93 63 25">
          <text:p/>
        </draw:path>
        <draw:g draw:style-name="gr2">
          <svg:title>TexMaths</svg:title>
          <svg:desc>28§display§| \psi \rangle_{n+1} = | \psi \rangle_{n} \otimes | x \rangle§svg§600§FALSE§</svg:desc>
          <draw:path draw:style-name="gr3" draw:text-style-name="P4" draw:layer="layout" svg:width="8.136cm" svg:height="0.932cm" svg:x="3.243cm" svg:y="5.058cm" svg:viewBox="0 0 8137 933" svg:d="M0 0c2712 0 5424 0 8137 0 0 311 0 622 0 933-2713 0-5425 0-8137 0 0-311 0-622 0-933z">
            <text:p/>
          </draw:path>
          <draw:path draw:style-name="gr4" draw:text-style-name="P5" draw:layer="layout" svg:width="0.038cm" svg:height="0.979cm" svg:x="3.31cm" svg:y="5.008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595cm" svg:height="0.879cm" svg:x="3.495cm" svg:y="5.064cm" svg:viewBox="0 0 596 880" svg:d="M596 316c0-56-28-70-45-70-22 0-47 25-47 47 0 11 5 20 14 25 11 12 36 37 36 84 0 64-50 143-87 179-86 86-148 86-184 86 54-214 108-428 162-642 3-3 3-11 3-14 0-11-6-11-11-11-9 0-12 3-14 20-55 215-110 430-165 645-73-9-112-45-112-109 0-20 0-45 53-182 5-11 11-28 11-47 0-45-31-81-81-81-93 0-129 142-129 151 0 11 7 7 11 11 11 0 11-3 17-20 25-92 64-120 98-120 8 0 25 0 25 31 0 25-8 50-22 84-48 122-48 148-48 164 0 95 79 134 171 140-6 36-6 36-20 89-2 11-22 90-22 92 4 4 0 12 11 12 3-2 6 0 9-6 2 0 8-25 11-39 12-48 24-97 36-145 36 0 123 0 216-106 42-45 61-87 72-118 9-25 31-109 31-150z">
            <text:p/>
          </draw:path>
          <draw:path draw:style-name="gr4" draw:text-style-name="P5" draw:layer="layout" svg:width="0.223cm" svg:height="0.979cm" svg:x="4.169cm" svg:y="5.008cm" svg:viewBox="0 0 224 980" svg:d="M224 489c0-3 0-3-3-6-61-156-121-313-182-469-3-8-11-14-19-14-9 0-20 8-20 20 0 2 0 5 3 8 60 154 119 307 179 461-60 154-119 309-179 463-3 3-3 3-3 6 0 11 11 22 20 22 8 0 16-5 19-14 61-156 121-313 182-469 3-3 3-6 3-8z">
            <text:p/>
          </draw:path>
          <draw:path draw:style-name="gr4" draw:text-style-name="P5" draw:layer="layout" svg:width="0.419cm" svg:height="0.309cm" svg:x="4.533cm" svg:y="5.681cm" svg:viewBox="0 0 420 310" svg:d="M420 204c0-9-9-9-11-9-9 0-9 6-12 12-16 55-47 83-72 83-17 0-20-8-20-25 0-14 6-22 17-53 8-22 36-95 36-134 0-67-53-78-89-78-56 0-95 36-115 64-6-47-48-64-76-64s-44 22-53 39c-17 25-25 64-25 67 0 8 8 8 11 8 11 0 11-2 17-19 8-42 22-75 50-75 17 0 23 16 23 33 0 14-9 39-11 59-6 20-12 41-17 61-8 29-15 58-23 87-2 8-5 25-5 28 0 14 11 22 22 22 14 0 25-7 28-14s9-31 11-45c6-20 12-41 17-61 3-14 9-31 11-45 9-28 9-33 28-61 20-28 54-64 104-64 39 0 42 36 42 47 0 42-31 117-42 148-8 17-11 25-11 36 0 37 30 59 67 59 67 0 98-95 98-106z">
            <text:p/>
          </draw:path>
          <draw:path draw:style-name="gr4" draw:text-style-name="P5" draw:layer="layout" svg:width="0.458cm" svg:height="0.457cm" svg:x="5.026cm" svg:y="5.583cm" svg:viewBox="0 0 459 458" svg:d="M459 229c0-8-8-14-14-14-67 0-134 0-201 0 0-67 0-134 0-201 0-6-7-14-14-14s-14 8-14 14c0 67 0 134 0 201-68 0-135 0-202 0-8 0-14 6-14 14s6 14 14 14c67 0 134 0 202 0 0 67 0 134 0 201 0 8 7 14 14 14s14-6 14-14c0-67 0-134 0-201 67 0 134 0 201 0 6 0 14-6 14-14z">
            <text:p/>
          </draw:path>
          <draw:path draw:style-name="gr4" draw:text-style-name="P5" draw:layer="layout" svg:width="0.251cm" svg:height="0.451cm" svg:x="5.597cm" svg:y="5.53cm" svg:viewBox="0 0 252 452" svg:d="M252 452c0-7 0-15 0-22-9 0-19 0-28 0-67 0-67-11-67-33 0-127 0-254 0-380 0-17-3-17-23-17-42 42-106 42-134 42 0 8 0 17 0 25 17 0 62 0 101-20 0 117 0 233 0 350 0 22 0 33-70 33-9 0-17 0-25 0 0 7 0 15 0 22 41-1 82-1 123-2 41 1 82 1 123 2z">
            <text:p/>
          </draw:path>
          <draw:path draw:style-name="gr4" draw:text-style-name="P5" draw:layer="layout" svg:width="0.654cm" svg:height="0.228cm" svg:x="6.291cm" svg:y="5.382cm" svg:viewBox="0 0 655 229" svg:d="M655 20c0-9-8-20-20-20-205 0-410 0-615 0-12 0-20 10-20 20 0 9 8 19 20 19 205 0 410 0 615 0 12 0 20-8 20-19zM655 209c0-11-8-19-20-19-205 0-410 0-615 0-12 0-20 8-20 19 0 12 8 20 20 20 205 0 410 0 615 0 12 0 20-8 20-20z">
            <text:p/>
          </draw:path>
          <draw:path draw:style-name="gr4" draw:text-style-name="P5" draw:layer="layout" svg:width="0.038cm" svg:height="0.979cm" svg:x="7.391cm" svg:y="5.008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595cm" svg:height="0.879cm" svg:x="7.576cm" svg:y="5.064cm" svg:viewBox="0 0 596 880" svg:d="M596 316c0-56-25-70-42-70-25 0-50 25-50 47 0 11 5 20 14 25 11 12 36 37 36 84 0 64-50 143-87 179-86 86-148 86-184 86 54-214 108-428 162-642 3-3 3-11 3-14 0-11-6-11-11-11-9 0-12 3-14 20-54 215-109 430-163 645-75-9-112-45-112-109 0-20 0-45 51-182 5-11 11-28 11-47 0-45-31-81-78-81-96 0-132 142-132 151 0 11 7 7 11 11 11 0 11-3 17-20 25-92 67-120 98-120 8 0 25 0 25 31 0 25-8 50-22 84-48 122-48 148-48 164 0 95 79 134 171 140-6 36-6 36-20 89-2 11-22 90-22 92 4 4 0 12 11 12 3-2 6 0 9-6 2 0 8-25 11-39 13-48 26-97 39-145 36 0 123 0 215-106 40-45 59-87 70-118 9-25 31-109 31-150z">
            <text:p/>
          </draw:path>
          <draw:path draw:style-name="gr4" draw:text-style-name="P5" draw:layer="layout" svg:width="0.22cm" svg:height="0.979cm" svg:x="8.253cm" svg:y="5.008cm" svg:viewBox="0 0 221 980" svg:d="M221 489c0-3 0-3 0-6-61-156-123-313-185-469-2-8-11-14-16-14-12 0-20 8-20 20 0 2 0 5 0 8 61 154 121 307 182 461-61 154-121 309-182 463 0 3 0 3 0 6 0 11 8 22 20 22 5 0 14-5 16-14 62-156 124-313 185-469 0-3 0-6 0-8z">
            <text:p/>
          </draw:path>
          <draw:path draw:style-name="gr4" draw:text-style-name="P5" draw:layer="layout" svg:width="0.419cm" svg:height="0.309cm" svg:x="8.614cm" svg:y="5.681cm" svg:viewBox="0 0 420 310" svg:d="M420 204c0-9-9-9-11-9-9 0-9 6-12 12-16 55-44 83-72 83-14 0-17-8-17-25 0-14 3-22 14-53 8-22 36-95 36-134 0-67-53-78-89-78-56 0-95 36-115 64-6-47-48-64-76-64s-44 22-53 39c-14 25-25 64-25 67 0 8 7 6 11 8 11 0 11-2 17-19 8-42 22-75 50-75 17 0 23 16 23 33 0 14-6 39-11 59-6 20-12 41-17 61-7 29-13 58-20 87-3 8-8 25-8 28 0 14 14 22 22 22 14 0 25-7 28-14s9-31 11-45c6-20 12-41 17-61 3-14 9-31 11-45 9-28 9-33 28-61 20-28 54-64 104-64 42 0 42 36 42 47 0 42-31 117-42 148-6 17-8 25-8 36 0 37 27 59 64 59 70 0 98-95 98-106z">
            <text:p/>
          </draw:path>
          <draw:path draw:style-name="gr4" draw:text-style-name="P5" draw:layer="layout" svg:width="0.674cm" svg:height="0.666cm" svg:x="9.381cm" svg:y="5.164cm" svg:viewBox="0 0 675 667" svg:d="M635 332c0 76-28 143-75 196-66-65-131-131-196-196 65-64 130-128 196-192 47 50 75 120 75 192zM532 112c-66 65-131 130-196 195-64-65-129-130-193-195 50-48 119-73 193-73s145 25 196 73zM311 332c-66 65-131 131-196 196-48-53-76-122-76-196s28-142 76-192c65 64 130 128 196 192zM532 556c-51 44-122 72-196 72s-143-28-193-72c64-65 129-131 193-196 65 65 130 131 196 196zM675 332c0-184-153-332-339-332s-336 147-336 332c0 186 150 335 336 335s339-148 339-335z">
            <text:p/>
          </draw:path>
          <draw:path draw:style-name="gr4" draw:text-style-name="P5" draw:layer="layout" svg:width="0.038cm" svg:height="0.979cm" svg:x="10.436cm" svg:y="5.008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489cm" svg:height="0.443cm" svg:x="10.621cm" svg:y="5.309cm" svg:viewBox="0 0 490 444" svg:d="M490 64c0-50-59-64-93-64-56 0-89 53-103 75-22-64-76-75-106-75-101 0-157 126-157 151 0 11 7 7 11 11 8 0 11-3 14-11 34-104 98-129 132-129 16 0 53 9 53 65 0 30-17 97-53 234-17 59-51 101-96 101-5 0-28 0-47-12 25-5 45-27 45-53 0-27-20-36-37-36-28 0-53 25-53 59 0 44 50 64 92 64 65 0 101-70 104-75 11 36 48 75 106 75 101 0 157-126 157-151 0-11-8-11-11-11-9 0-11 6-14 11-31 106-98 129-129 129-39 0-56-31-56-65 0-22 6-41 17-86s22-89 33-134c6-25 28-115 98-115 6 0 28 0 51 12-28 5-48 30-48 53 0 16 11 36 37 36 22 0 53-20 53-59z">
            <text:p/>
          </draw:path>
          <draw:path draw:style-name="gr4" draw:text-style-name="P5" draw:layer="layout" svg:width="0.223cm" svg:height="0.979cm" svg:x="11.206cm" svg:y="5.008cm" svg:viewBox="0 0 224 980" svg:d="M224 489c0-3 0-3-3-6-61-156-121-313-182-469-3-8-11-14-19-14-9 0-20 8-20 20 0 2 0 5 3 8 60 154 119 307 179 461-60 154-119 309-179 463-3 3-3 3-3 6 0 11 11 22 20 22 8 0 16-5 19-14 61-156 121-313 182-469 3-3 3-6 3-8z">
            <text:p/>
          </draw:path>
        </draw:g>
        <draw:line draw:style-name="gr16" draw:text-style-name="P9" draw:layer="layout" svg:x1="9.575cm" svg:y1="10.045cm" svg:x2="11.075cm" svg:y2="10.045cm">
          <text:p/>
        </draw:line>
        <draw:g draw:style-name="gr2">
          <svg:title>TexMaths</svg:title>
          <svg:desc>28§display§\left\{ \right.§svg§600§FALSE§</svg:desc>
          <draw:path draw:style-name="gr3" draw:text-style-name="P4" draw:layer="layout" svg:width="0.314cm" svg:height="5.834cm" svg:x="14.967cm" svg:y="7.377cm" svg:viewBox="0 0 315 5835" svg:d="M0 0c105 0 210 0 315 0 0 1945 0 3890 0 5835-105 0-210 0-315 0 0-1945 0-3890 0-5835z">
            <text:p/>
          </draw:path>
          <draw:path draw:style-name="gr4" draw:text-style-name="P5" draw:layer="layout" svg:width="0.341cm" svg:height="6.5cm" svg:x="14.989cm" svg:y="7.043cm" svg:viewBox="0 0 342 6501" svg:d="M342 6427c0-55-5-92-11-92-75 0-128-315-128-649 0-543 0-1086 0-1630 0-370-47-666-111-815 64-129 111-426 111-796 0-543 0-1087 0-1630 0-333 53-648 128-648 6 0 11-47 11-93s-5-74-11-74c-103 0-192 333-192 815 0 543 0 1087 0 1630 0 370-53 722-125 722-8 0-14 28-14 74 0 47 6 93 14 93 72 0 125 352 125 722 0 544 0 1087 0 1630 0 482 89 815 192 815 6 0 11-37 11-74z">
            <text:p/>
          </draw:path>
        </draw:g>
        <draw:line draw:style-name="gr14" draw:text-style-name="P9" draw:layer="layout" svg:x1="18.867cm" svg:y1="7.505cm" svg:x2="22.367cm" svg:y2="7.505cm">
          <text:p/>
        </draw:line>
        <draw:line draw:style-name="gr14" draw:text-style-name="P9" draw:layer="layout" svg:x1="15.831cm" svg:y1="10.521cm" svg:x2="19.331cm" svg:y2="10.521cm">
          <text:p/>
        </draw:line>
        <draw:path draw:style-name="gr15" draw:text-style-name="P9" draw:layer="layout" svg:width="2.348cm" svg:height="2.318cm" draw:transform="skewX (0.12932889757278) rotate (0.850324411571637) translate (16.0268594033697cm 10.3479172619488cm)" svg:viewBox="0 0 2349 2319" svg:d="M0 14c122 13 240-37 364 0 101 30 172 100 244 167 64 61 117 137 200 175 106 48 215-6 313-38 89-28 143-109 220-155 86-51 156-156 269-130 87 19 245 0 239 149-5 110-46 211-70 316-22 98-79 190-81 292-3 101-68 200-7 305 52 88 137 152 232 168 96 16 172 91 182 192 12 124-16 238-1 361 16 125 225 120 126 273l13 112 43 93 63 25">
          <text:p/>
        </draw:path>
        <draw:line draw:style-name="gr14" draw:text-style-name="P9" draw:layer="layout" svg:x1="18.867cm" svg:y1="10.513cm" svg:x2="22.367cm" svg:y2="10.513cm">
          <text:p/>
        </draw:line>
        <draw:path draw:style-name="gr15" draw:text-style-name="P9" draw:layer="layout" svg:width="2.348cm" svg:height="2.318cm" draw:transform="skewX (0.12932889757278) rotate (0.850324411571637) translate (19.0628594033697cm 10.343361084592cm)" svg:viewBox="0 0 2349 2319" svg:d="M0 14c122 13 240-37 364 0 101 30 172 100 244 167 64 61 117 137 200 175 106 48 215-6 313-38 89-28 143-109 220-155 86-51 156-156 269-130 87 19 245 0 239 149-5 110-46 211-70 316-22 98-79 190-81 292-3 101-68 200-7 305 52 88 137 152 232 168 96 16 172 91 182 192 12 124-16 238-1 361 16 125 225 120 126 273l13 112 43 93 63 25">
          <text:p/>
        </draw:path>
        <draw:line draw:style-name="gr14" draw:text-style-name="P9" draw:layer="layout" svg:x1="15.831cm" svg:y1="13.521cm" svg:x2="19.331cm" svg:y2="13.521cm">
          <text:p/>
        </draw:line>
        <draw:line draw:style-name="gr14" draw:text-style-name="P9" draw:layer="layout" svg:x1="18.867cm" svg:y1="13.513cm" svg:x2="22.367cm" svg:y2="13.513cm">
          <text:p/>
        </draw:line>
        <draw:path draw:style-name="gr15" draw:text-style-name="P9" draw:layer="layout" svg:width="2.407cm" svg:height="2.361cm" draw:transform="skewX (0.172089464246641) rotate (0.871617428445968) translate (19.0628274143923cm 13.4009811695693cm)" svg:viewBox="0 0 2408 2362" svg:d="M0 14c125 13 246-37 373 0 103 30 177 102 250 171 66 61 121 139 206 177 108 49 220-6 321-38 90-29 146-112 225-158 88-52 160-159 276-133 89 19 251 1 244 152-4 112-47 215-71 322-22 100-81 193-83 298-3 102-69 203-7 310 53 90 141 155 237 171 99 17 177 93 187 196 13 126-16 242 0 367 15 127 230 123 128 279l13 114 44 95 65 25">
          <text:p/>
        </draw:path>
        <draw:g draw:style-name="gr2">
          <svg:title>TexMaths</svg:title>
          <svg:desc>28§display§\frac{1}{\sqrt{2}} (|0 \rangle + | 1 \rangle)§svg§600§FALSE§</svg:desc>
          <draw:path draw:style-name="gr3" draw:text-style-name="P4" draw:layer="layout" svg:width="3.927cm" svg:height="1.527cm" svg:x="23.503cm" svg:y="9.081cm" svg:viewBox="0 0 3928 1528" svg:d="M0 0c1309 0 2619 0 3928 0 0 509 0 1019 0 1528-1309 0-2619 0-3928 0 0-509 0-1019 0-1528z">
            <text:p/>
          </draw:path>
          <draw:path draw:style-name="gr4" draw:text-style-name="P5" draw:layer="layout" svg:width="0.231cm" svg:height="0.468cm" svg:x="23.823cm" svg:y="9.045cm" svg:viewBox="0 0 232 469" svg:d="M232 469c0-7 0-15 0-22-8 0-16 0-24 0-62 0-64-8-64-34 0-132 0-263 0-395 0-16 0-18-16-18-44 46-106 46-128 46 0 7 0 15 0 22 14 0 56 0 92-20 0 122 0 243 0 365 0 26-2 34-66 34-7 0-15 0-22 0 0 7 0 15 0 22 24-2 86-2 114-2s88 0 114 2z">
            <text:p/>
          </draw:path>
          <draw:path draw:style-name="gr4" draw:text-style-name="P5" draw:layer="layout" svg:width="0.936cm" svg:height="0.027cm" svg:x="23.467cm" svg:y="9.801cm" svg:viewBox="0 0 937 28" svg:d="M0 0c312 0 625 0 937 0 0 9 0 19 0 28-312 0-625 0-937 0 0-9 0-19 0-28z">
            <text:p/>
          </draw:path>
          <draw:path draw:style-name="gr4" draw:text-style-name="P5" draw:layer="layout" svg:width="0.548cm" svg:height="0.703cm" svg:x="23.519cm" svg:y="9.941cm" svg:viewBox="0 0 549 704" svg:d="M549 14c0-8-6-14-14-14s-10 4-16 14c-99 205-198 410-297 616-42-93-84-185-126-277-2-4-4-10-8-10-2 0-4 0-10 6-23 18-47 36-70 54-8 6-8 6-8 10s2 6 6 6c2 0 4 0 10-4 13-9 25-19 38-28 46 102 92 205 138 307 4 8 6 10 14 10 10 0 12-4 18-14 107-221 214-443 321-664 4-8 4-8 4-12z">
            <text:p/>
          </draw:path>
          <draw:path draw:style-name="gr4" draw:text-style-name="P5" draw:layer="layout" svg:width="0.349cm" svg:height="0.027cm" svg:x="24.054cm" svg:y="9.941cm" svg:viewBox="0 0 350 28" svg:d="M0 0c117 0 234 0 350 0 0 9 0 19 0 28-116 0-233 0-350 0 0-9 0-19 0-28z">
            <text:p/>
          </draw:path>
          <draw:path draw:style-name="gr4" draw:text-style-name="P5" draw:layer="layout" svg:width="0.281cm" svg:height="0.468cm" svg:x="24.088cm" svg:y="10.09cm" svg:viewBox="0 0 282 469" svg:d="M282 347c-6 0-12 0-18 0-4 20-8 52-16 62-4 6-52 6-66 6-43 0-85 0-128 0 25-24 51-48 76-72 108-98 152-136 152-207 0-80-64-136-150-136-80 0-132 66-132 128 0 38 36 38 38 38 12 0 36-8 36-36 0-18-12-36-36-36-6 0-8 0-10 0 16-46 54-72 96-72 62 0 94 58 94 114s-36 113-74 157c-45 50-91 100-136 150-8 8-8 10-8 26 87 0 175 0 262 0 7-41 14-81 20-122z">
            <text:p/>
          </draw:path>
          <draw:path draw:style-name="gr4" draw:text-style-name="P5" draw:layer="layout" svg:width="0.161cm" svg:height="0.699cm" svg:x="24.56cm" svg:y="9.464cm" svg:viewBox="0 0 162 700" svg:d="M162 694c0-2 0-4-2-6-74-54-122-195-122-309 0-19 0-39 0-58 0-112 48-253 122-309 2 0 2-2 2-4 0-4-2-8-6-8-2 0-4 0-4 2-78 58-152 199-152 319 0 19 0 39 0 58 0 120 74 263 152 321 1 0 2 0 4 0 4 0 6-2 6-6z">
            <text:p/>
          </draw:path>
          <draw:path draw:style-name="gr4" draw:text-style-name="P5" draw:layer="layout" svg:width="0.027cm" svg:height="0.703cm" svg:x="24.846cm" svg:y="9.462cm" svg:viewBox="0 0 28 704" svg:d="M28 690c0-225 0-451 0-676 0-8-6-14-14-14s-14 6-14 14c0 225 0 451 0 676 0 8 6 14 14 14s14-6 14-14z">
            <text:p/>
          </draw:path>
          <draw:path draw:style-name="gr4" draw:text-style-name="P5" draw:layer="layout" svg:width="0.295cm" svg:height="0.482cm" svg:x="24.987cm" svg:y="9.522cm" svg:viewBox="0 0 296 483" svg:d="M296 243c0-57-4-113-30-165-32-68-88-78-118-78-42 0-94 18-122 84-24 48-26 102-26 159 0 54 2 116 30 170 32 56 82 70 116 70 38 0 92-14 124-82 22-48 26-102 26-158zM236 235c0 52 0 100-6 146-12 66-52 86-84 86-26 0-68-16-80-84-8-42-8-106-8-148 0-45 0-93 6-131 12-82 66-88 82-88 24 0 70 12 84 82 6 38 6 92 6 137z">
            <text:p/>
          </draw:path>
          <draw:path draw:style-name="gr4" draw:text-style-name="P5" draw:layer="layout" svg:width="0.159cm" svg:height="0.703cm" svg:x="25.347cm" svg:y="9.462cm" svg:viewBox="0 0 160 704" svg:d="M160 353c0-2 0-4-2-6-43-112-87-225-130-337-2-6-8-10-14-10-8 0-14 6-14 14 0 2 0 4 2 6 43 111 85 222 128 333-43 111-85 222-128 333-2 0-2 2-2 4 0 8 6 14 14 14 6 0 12-4 14-8 43-113 87-226 130-339 2 0 2-2 2-4z">
            <text:p/>
          </draw:path>
          <draw:path draw:style-name="gr4" draw:text-style-name="P5" draw:layer="layout" svg:width="0.467cm" svg:height="0.468cm" svg:x="25.779cm" svg:y="9.58cm" svg:viewBox="0 0 468 469" svg:d="M468 235c0-8-6-14-14-14-68 0-137 0-206 0 0-69 0-138 0-207 0-8-6-14-14-14s-14 6-14 14c0 69 0 138 0 207-69 0-137 0-206 0-8 0-14 6-14 14s6 14 14 14c69 0 137 0 206 0 0 68 0 137 0 206 0 6 6 14 14 14s14-8 14-14c0-69 0-138 0-206 69 0 138 0 206 0 8 0 14-6 14-14z">
            <text:p/>
          </draw:path>
          <draw:path draw:style-name="gr4" draw:text-style-name="P5" draw:layer="layout" svg:width="0.029cm" svg:height="0.703cm" svg:x="26.526cm" svg:y="9.462cm" svg:viewBox="0 0 30 704" svg:d="M30 690c0-225 0-451 0-676 0-8-9-14-16-14s-14 6-14 14c0 225 0 451 0 676 0 8 7 14 14 14s16-6 16-14z">
            <text:p/>
          </draw:path>
          <draw:path draw:style-name="gr4" draw:text-style-name="P5" draw:layer="layout" svg:width="0.231cm" svg:height="0.466cm" svg:x="26.702cm" svg:y="9.522cm" svg:viewBox="0 0 232 467" svg:d="M232 467c0-6 0-13 0-20-8 0-16 0-24 0-62 0-64-8-64-34 0-132 0-263 0-395 0-18 0-18-16-18-44 44-106 44-128 44 0 7 0 15 0 22 14 0 54 0 92-18 0 122 0 243 0 365 0 24-2 34-66 34-7 0-15 0-22 0 0 7 0 14 0 20 24-2 86-2 114-2s88 0 114 2z">
            <text:p/>
          </draw:path>
          <draw:path draw:style-name="gr4" draw:text-style-name="P5" draw:layer="layout" svg:width="0.157cm" svg:height="0.703cm" svg:x="27.029cm" svg:y="9.462cm" svg:viewBox="0 0 158 704" svg:d="M158 353c0-2 0-4 0-6-44-112-88-225-132-337-2-6-8-10-12-10-8 0-14 6-14 14 0 2 0 4 0 6 43 111 87 222 130 333-43 111-87 222-130 333 0 1 0 2 0 4 0 8 6 14 14 14 4 0 10-4 12-8 44-113 88-226 132-339 0-1 0-2 0-4z">
            <text:p/>
          </draw:path>
          <draw:path draw:style-name="gr4" draw:text-style-name="P5" draw:layer="layout" svg:width="0.161cm" svg:height="0.699cm" svg:x="27.305cm" svg:y="9.464cm" svg:viewBox="0 0 162 700" svg:d="M162 379c0-19 0-39 0-58 0-120-74-261-152-319 0-2-2-2-4-2-4 0-6 4-6 8 0 2 0 4 2 4 74 56 122 197 122 309 0 19 0 39 0 58 0 114-48 255-122 309-2 2-2 4-2 6 0 4 2 6 6 6 2 0 3 0 4 0 78-58 152-201 152-321z">
            <text:p/>
          </draw:path>
        </draw:g>
        <draw:g draw:style-name="gr2">
          <svg:title>TexMaths</svg:title>
          <svg:desc>28§display§|1 \rangle
§svg§600§FALSE§</svg:desc>
          <draw:path draw:style-name="gr3" draw:text-style-name="P4" draw:layer="layout" svg:width="0.758cm" svg:height="0.717cm" svg:x="23.967cm" svg:y="12.286cm" svg:viewBox="0 0 759 718" svg:d="M0 0c253 0 506 0 759 0 0 239 0 478 0 718-253 0-506 0-759 0 0-240 0-479 0-718z">
            <text:p/>
          </draw:path>
          <draw:path draw:style-name="gr4" draw:text-style-name="P5" draw:layer="layout" svg:width="0.031cm" svg:height="0.799cm" svg:x="24.021cm" svg:y="12.245cm" svg:viewBox="0 0 32 800" svg:d="M32 784c0-256 0-512 0-768 0-9-7-16-16-16s-16 7-16 16c0 256 0 512 0 768 0 9 7 16 16 16s16-7 16-16z">
            <text:p/>
          </draw:path>
          <draw:path draw:style-name="gr4" draw:text-style-name="P5" draw:layer="layout" svg:width="0.263cm" svg:height="0.534cm" svg:x="24.217cm" svg:y="12.311cm" svg:viewBox="0 0 264 535" svg:d="M264 535c0-9 0-17 0-25-9 0-17 0-25 0-73 0-75-9-75-39 0-150 0-300 0-450 0-19 0-21-19-21-50 53-118 53-145 53 0 8 0 16 0 25 16 0 64 0 105-21 0 138 0 276 0 414 0 27-3 39-73 39-9 0-17 0-25 0 0 8 0 16 0 25 27-5 95-5 127-5s102 0 130 5z">
            <text:p/>
          </draw:path>
          <draw:path draw:style-name="gr4" draw:text-style-name="P5" draw:layer="layout" svg:width="0.179cm" svg:height="0.799cm" svg:x="24.587cm" svg:y="12.245cm" svg:viewBox="0 0 180 800" svg:d="M180 400c0-2 0-3 0-5-50-128-99-256-148-384-5-6-9-11-16-11-9 0-16 7-16 16 0 2 0 3 0 5 49 126 98 253 148 379-50 126-99 253-148 379 0 2 0 3 0 5 0 9 7 16 16 16 7 0 11-5 16-11 49-128 98-256 148-384 0-2 0-3 0-5z">
            <text:p/>
          </draw:path>
        </draw:g>
        <draw:frame draw:style-name="gr11" draw:text-style-name="P12" draw:layer="layout" svg:width="11.818cm" svg:height="1.093cm" svg:x="1.951cm" svg:y="1.411cm">
          <draw:text-box>
            <text:p text:style-name="P11"><text:span text:style-name="T3">Quantum Tunneling: Localization(</text:span><text:span text:style-name="T4">|x&gt;</text:span><text:span text:style-name="T3">)</text:span></text:p>
          </draw:text-box>
        </draw:frame>
        <draw:line draw:style-name="gr12" draw:text-style-name="P9" draw:layer="layout" svg:x1="2.02cm" svg:y1="2.52cm" svg:x2="16.52cm" svg:y2="2.52cm">
          <text:p/>
        </draw:line>
        <draw:g draw:style-name="gr2">
          <svg:title>TexMaths</svg:title>
          <svg:desc>28§display§\langle \mathbf{x} |\psi\rangle_{n}§svg§600§FALSE§</svg:desc>
          <draw:path draw:style-name="gr3" draw:text-style-name="P4" draw:layer="layout" svg:width="2.637cm" svg:height="0.882cm" svg:x="4.279cm" svg:y="11.112cm" svg:viewBox="0 0 2638 883" svg:d="M0 0c879 0 1759 0 2638 0 0 294 0 588 0 883-879 0-1759 0-2638 0 0-295 0-589 0-883z">
            <text:p/>
          </draw:path>
          <draw:path draw:style-name="gr4" draw:text-style-name="P5" draw:layer="layout" svg:width="0.22cm" svg:height="0.977cm" svg:x="4.338cm" svg:y="11.062cm" svg:viewBox="0 0 221 978" svg:d="M221 958c0-3 0-3 0-6-61-154-121-309-182-463 61-154 121-307 182-461 0-3 0-6 0-8 0-12-8-20-20-20-8 0-14 6-16 14-62 156-123 313-185 469 0 3 0 3 0 6s0 5 0 8c62 157 123 313 185 469 2 9 8 12 16 12 12 0 20-9 20-20z">
            <text:p/>
          </draw:path>
          <draw:path draw:style-name="gr4" draw:text-style-name="P5" draw:layer="layout" svg:width="0.55cm" svg:height="0.435cm" svg:x="4.634cm" svg:y="11.361cm" svg:viewBox="0 0 551 436" svg:d="M551 436c0-16 0-32 0-48-23 0-47 0-70 0-55-64-110-128-165-192 38-43 77-86 115-129 14-14 19-20 100-20 0-15 0-31 0-47-29 1-59 2-89 3-34-1-67-2-101-3 0 16 0 32 0 47 14 0 25 3 37 9-3 5-3 8-9 11-27 31-54 61-81 92-33-37-65-74-98-112 13 0 26 0 39 0 0-15 0-31 0-47-39 1-78 2-117 3-36-1-73-2-109-3 0 16 0 32 0 47 23 0 46 0 70 0 51 60 102 120 154 179-43 49-86 97-129 145-17 17-53 17-98 17 0 16 0 32 0 48 30-1 60-2 90-3 33 1 67 2 100 3 0-16 0-32 0-48-17 0-36-3-36-8 2-4 0-3 5-11 33-36 66-71 98-106 36 41 71 83 107 125-13 0-26 0-40 0 0 16 0 32 0 48 41-1 81-2 121-3 35 1 71 2 106 3z">
            <text:p/>
          </draw:path>
          <draw:path draw:style-name="gr4" draw:text-style-name="P5" draw:layer="layout" svg:width="0.038cm" svg:height="0.977cm" svg:x="5.325cm" svg:y="11.062cm" svg:viewBox="0 0 39 978" svg:d="M39 958c0-313 0-626 0-938 0-12-8-20-19-20-12 0-20 8-20 20 0 312 0 625 0 938 0 11 8 20 20 20 11 0 19-9 19-20z">
            <text:p/>
          </draw:path>
          <draw:path draw:style-name="gr4" draw:text-style-name="P5" draw:layer="layout" svg:width="0.595cm" svg:height="0.879cm" svg:x="5.51cm" svg:y="11.118cm" svg:viewBox="0 0 596 880" svg:d="M596 316c0-56-28-70-45-70-25 0-48 25-48 47 0 11 6 20 14 25 12 12 34 37 34 84 0 64-50 143-84 179-87 87-148 87-184 87 54-215 108-429 162-643 0-3 3-11 3-14 0-11-9-11-12-11-11 0-11 0-16 20-54 215-109 430-163 645-75-9-112-45-112-109 0-20 0-45 54-182 2-11 11-28 11-47 0-45-31-81-81-81-93 0-129 142-129 151 0 8 7 5 11 8 11 0 11 0 17-17 25-92 64-120 98-120 8 0 25 0 25 31 0 25-11 50-22 84-48 123-48 148-48 164 0 95 76 135 171 140-9 36-9 36-23 90-2 11-22 89-22 92 4 3 0 11 11 11 4-2 9 0 11-6 3 0 9-25 12-39 12-48 24-97 36-145 36 0 123 0 215-106 39-45 62-87 73-118 8-25 31-108 31-150z">
            <text:p/>
          </draw:path>
          <draw:path draw:style-name="gr4" draw:text-style-name="P5" draw:layer="layout" svg:width="0.22cm" svg:height="0.977cm" svg:x="6.184cm" svg:y="11.062cm" svg:viewBox="0 0 221 978" svg:d="M221 489c0-3 0-3 0-6-61-156-121-313-182-469-3-8-11-14-19-14-12 0-20 8-20 20 0 2 0 5 0 8 61 154 121 307 182 461-61 154-121 309-182 463 0 3 0 3 0 6 0 11 8 20 20 20 8 0 16-3 19-12 61-156 121-312 182-469 0-3 0-5 0-8z">
            <text:p/>
          </draw:path>
          <draw:path draw:style-name="gr4" draw:text-style-name="P5" draw:layer="layout" svg:width="0.419cm" svg:height="0.309cm" svg:x="6.547cm" svg:y="11.735cm" svg:viewBox="0 0 420 310" svg:d="M420 204c0-8-9-8-12-8-11 0-11 5-14 11-14 56-44 83-72 83-14 0-17-8-17-25 0-14 3-22 17-53 8-22 36-95 36-134 0-67-53-78-89-78-59 0-96 36-118 64-6-47-45-64-73-64-30 0-44 22-56 36-14 28-22 67-22 70 0 9 8 9 11 9 9 0 9-3 14-20 11-42 25-75 51-75 19 0 22 16 22 33 0 14-6 39-11 56-5 21-10 43-14 64-8 29-15 58-23 87-2 8-5 25-5 28 0 14 11 22 22 22s24-10 28-17 8-28 11-42c5-20 10-41 14-61 6-14 9-31 14-45 6-28 9-33 28-61 20-28 51-64 104-64 39 0 39 36 39 47 0 42-28 117-39 145-9 20-11 28-11 39 0 37 30 59 64 59 70 0 101-95 101-106z">
            <text:p/>
          </draw:path>
        </draw:g>
        <draw:g draw:style-name="gr2">
          <svg:title>TexMaths</svg:title>
          <svg:desc>28§display§\langle \mathbf{x} |\psi\rangle_{n+1}§svg§600§FALSE§</svg:desc>
          <draw:path draw:style-name="gr3" draw:text-style-name="P4" draw:layer="layout" svg:width="3.53cm" svg:height="0.932cm" svg:x="17.216cm" svg:y="14.095cm" svg:viewBox="0 0 3531 933" svg:d="M0 0c1177 0 2354 0 3531 0 0 311 0 622 0 933-1177 0-2354 0-3531 0 0-311 0-622 0-933z">
            <text:p/>
          </draw:path>
          <draw:path draw:style-name="gr4" draw:text-style-name="P5" draw:layer="layout" svg:width="0.22cm" svg:height="0.979cm" svg:x="17.275cm" svg:y="14.045cm" svg:viewBox="0 0 221 980" svg:d="M221 958c0-3 0-3 0-6-61-154-121-309-182-463 61-154 121-307 182-461 0-3 0-6 0-8 0-12-8-20-20-20-8 0-14 6-19 14-61 156-121 313-182 469 0 3 0 3 0 6 0 2 0 5 0 8 61 156 121 313 182 469 5 9 11 14 19 14 12 0 20-11 20-22z">
            <text:p/>
          </draw:path>
          <draw:path draw:style-name="gr4" draw:text-style-name="P5" draw:layer="layout" svg:width="0.55cm" svg:height="0.435cm" svg:x="17.571cm" svg:y="14.344cm" svg:viewBox="0 0 551 436" svg:d="M551 436c0-16 0-32 0-48-23 0-46 0-70 0-55-64-110-128-165-193 38-42 77-85 115-128 14-14 19-20 101-20 0-15 0-31 0-47-30 1-60 2-90 3-34-1-67-2-101-3 0 16 0 32 0 47 14 0 26 3 37 9-3 5-3 8-9 11-27 31-54 61-81 92-32-37-65-74-98-112 13 0 26 0 39 0 0-15 0-31 0-47-39 1-78 2-117 3-36-1-73-2-109-3 0 16 0 32 0 47 23 0 46 0 70 0 51 60 102 120 154 179-43 49-86 97-129 145-17 17-53 17-98 17 0 16 0 32 0 48 30-1 60-2 90-3 33 1 67 2 100 3 0-16 0-32 0-48-17 0-36-3-36-8 2-4 0-3 5-11 32-36 64-71 96-107 36 42 72 84 109 126-13 0-26 0-39 0 0 16 0 32 0 48 40-1 80-2 120-3 35 1 71 2 106 3z">
            <text:p/>
          </draw:path>
          <draw:path draw:style-name="gr4" draw:text-style-name="P5" draw:layer="layout" svg:width="0.038cm" svg:height="0.979cm" svg:x="18.262cm" svg:y="14.045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592cm" svg:height="0.879cm" svg:x="18.447cm" svg:y="14.101cm" svg:viewBox="0 0 593 880" svg:d="M593 316c0-56-25-70-42-70-25 0-50 25-50 47 0 11 8 20 17 25 11 12 33 37 33 84 0 64-50 143-84 179-87 86-151 86-184 86 54-214 108-428 162-642 0-3 3-11 3-14 0-11-9-11-12-11-11 0-11 3-16 20-54 215-109 430-163 645-75-9-112-45-112-109 0-20 0-45 54-182 2-11 11-28 11-47 0-45-31-81-81-81-93 0-129 142-129 151 0 11 7 7 11 11 9 0 11-3 17-20 25-92 64-120 98-120 8 0 25 0 25 31 0 25-11 50-22 84-48 122-48 148-48 164 0 95 76 134 171 140-9 36-9 36-23 89-2 11-22 90-22 92 4 4 0 12 11 12 3-2 9 0 9-6 5 0 11-25 14-39 12-48 24-97 36-145 36 0 123 0 215-106 40-45 62-87 73-118 9-25 28-109 28-150z">
            <text:p/>
          </draw:path>
          <draw:path draw:style-name="gr4" draw:text-style-name="P5" draw:layer="layout" svg:width="0.22cm" svg:height="0.979cm" svg:x="19.121cm" svg:y="14.045cm" svg:viewBox="0 0 221 980" svg:d="M221 489c0-3 0-3 0-6-61-156-121-313-182-469-3-8-11-14-19-14-12 0-20 8-20 20 0 2 0 5 0 8 61 154 121 307 182 461-61 154-121 309-182 463 0 3 0 3 0 6 0 11 8 22 20 22 8 0 16-5 19-14 61-156 121-313 182-469 0-3 0-6 0-8z">
            <text:p/>
          </draw:path>
          <draw:path draw:style-name="gr4" draw:text-style-name="P5" draw:layer="layout" svg:width="0.421cm" svg:height="0.309cm" svg:x="19.482cm" svg:y="14.718cm" svg:viewBox="0 0 422 310" svg:d="M422 204c0-9-7-6-11-9-11 0-11 6-14 12-17 55-44 83-72 83-14 0-17-8-17-25 0-14 3-22 14-53 8-22 36-95 36-134 0-67-50-78-89-78-56 0-96 36-115 64-6-47-45-64-73-64-31 0-47 22-56 39-14 25-25 64-25 67 0 8 11 8 14 8 8 0 8-2 14-19 11-42 22-75 50-75 17 0 23 16 23 33 0 14-6 39-11 59s-10 41-14 61c-8 29-15 58-23 87-3 8-8 25-8 28 0 14 14 22 25 22s21-7 25-14 9-31 14-45c5-20 9-41 14-61 6-14 8-31 11-45 9-28 11-33 31-61s50-64 101-64c42 0 42 36 42 47 0 42-31 117-42 148-6 17-9 25-9 36 0 37 31 59 65 59 70 0 100-95 100-106z">
            <text:p/>
          </draw:path>
          <draw:path draw:style-name="gr4" draw:text-style-name="P5" draw:layer="layout" svg:width="0.458cm" svg:height="0.457cm" svg:x="19.974cm" svg:y="14.62cm" svg:viewBox="0 0 459 458" svg:d="M459 229c0-8-6-14-14-14-67 0-134 0-202 0 0-67 0-134 0-201 0-6-5-14-14-14-8 0-14 8-14 14 0 67 0 134 0 201-67 0-134 0-201 0-8 0-14 6-14 14s6 14 14 14c67 0 134 0 201 0 0 67 0 134 0 201 0 8 6 14 14 14 9 0 14-6 14-14 0-67 0-134 0-201 68 0 135 0 202 0 8 0 14-6 14-14z">
            <text:p/>
          </draw:path>
          <draw:path draw:style-name="gr4" draw:text-style-name="P5" draw:layer="layout" svg:width="0.251cm" svg:height="0.451cm" svg:x="20.545cm" svg:y="14.567cm" svg:viewBox="0 0 252 452" svg:d="M252 452c0-7 0-15 0-22-10 0-19 0-28 0-67 0-67-11-67-33 0-127 0-254 0-380 0-17-3-17-23-17-42 42-106 42-134 42 0 8 0 17 0 25 17 0 62 0 101-20 0 117 0 233 0 350 0 22 0 33-70 33-9 0-17 0-25 0 0 7 0 15 0 22 41-1 82-1 123-2 41 1 82 1 123 2z">
            <text:p/>
          </draw:path>
        </draw:g>
        <draw:frame draw:style-name="gr17" draw:text-style-name="P14" draw:layer="layout" svg:width="5.826cm" svg:height="1.99cm" svg:x="3.054cm" svg:y="6.889cm">
          <draw:text-box>
            <text:p text:style-name="P13"><text:span text:style-name="T7">Arbitrary state on position space</text:span></text:p>
          </draw:text-box>
        </draw:frame>
        <draw:frame draw:style-name="gr18" draw:text-style-name="P15" draw:layer="layout" svg:width="14.038cm" svg:height="1.193cm" svg:x="3.028cm" svg:y="3.074cm">
          <draw:text-box>
            <text:p>Additional qubit to the register, (n → n+1)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draw:frame draw:style-name="gr11" draw:text-style-name="P10" draw:layer="layout" svg:width="11.818cm" svg:height="1.093cm" svg:x="1.941cm" svg:y="1.401cm">
          <draw:text-box>
            <text:p><text:span text:style-name="T3">Quantum Tunneling: Localization(</text:span><text:span text:style-name="T4">|x&gt;</text:span><text:span text:style-name="T3">)</text:span></text:p>
          </draw:text-box>
        </draw:frame>
        <draw:line draw:style-name="gr12" draw:text-style-name="P9" draw:layer="layout" svg:x1="2.01cm" svg:y1="2.51cm" svg:x2="16.51cm" svg:y2="2.51cm">
          <text:p/>
        </draw:line>
        <draw:path draw:style-name="gr15" draw:text-style-name="P9" draw:layer="layout" svg:width="3.694cm" svg:height="3.357cm" draw:transform="skewX (0.420100750955035) rotate (0.995535805337566) translate (3.98816189582218cm 5.96475000527084cm)" svg:viewBox="0 0 3695 3358" svg:d="M0 20c192 19 377-53 572 0 159 43 271 145 384 243 101 87 185 197 316 252 165 70 337-9 492-54 139-41 225-159 345-225 135-74 246-225 424-189 136 28 384 1 375 216-7 160-72 306-109 459-35 141-124 274-129 423-4 145-105 289-9 440 81 129 215 220 364 244 151 23 271 131 286 279 20 178-24 343 0 522 24 180 353 174 197 395l20 162 68 135 99 36">
          <text:p/>
        </draw:path>
        <draw:line draw:style-name="gr19" draw:text-style-name="P9" draw:layer="layout" svg:x1="9cm" svg:y1="4.5cm" svg:x2="8cm" svg:y2="4.5cm">
          <text:p/>
        </draw:line>
        <draw:frame draw:style-name="gr20" draw:text-style-name="P18" draw:layer="layout" svg:width="3.647cm" svg:height="2.777cm" svg:x="9.353cm" svg:y="3.565cm">
          <draw:text-box>
            <text:p text:style-name="P17"><text:span text:style-name="T4">Why arbitrary shape?</text:span></text:p>
          </draw:text-box>
        </draw:frame>
        <draw:g draw:style-name="gr2">
          <svg:title>TexMaths</svg:title>
          <svg:desc>28§display§\langle \mathbf{x} |\psi\rangle_{n}§svg§600§FALSE§</svg:desc>
          <draw:path draw:style-name="gr3" draw:text-style-name="P4" draw:layer="layout" svg:width="2.637cm" svg:height="0.882cm" svg:x="4.5cm" svg:y="6.067cm" svg:viewBox="0 0 2638 883" svg:d="M0 0c879 0 1759 0 2638 0 0 294 0 588 0 883-879 0-1759 0-2638 0 0-295 0-589 0-883z">
            <text:p/>
          </draw:path>
          <draw:path draw:style-name="gr4" draw:text-style-name="P5" draw:layer="layout" svg:width="0.22cm" svg:height="0.977cm" svg:x="4.559cm" svg:y="6.017cm" svg:viewBox="0 0 221 978" svg:d="M221 958c0-3 0-3 0-6-61-154-121-309-182-463 61-154 121-307 182-461 0-3 0-6 0-8 0-12-8-20-20-20-8 0-14 6-16 14-62 156-123 313-185 469 0 3 0 3 0 6s0 5 0 8c62 157 123 313 185 469 2 9 8 12 16 12 12 0 20-9 20-20z">
            <text:p/>
          </draw:path>
          <draw:path draw:style-name="gr4" draw:text-style-name="P5" draw:layer="layout" svg:width="0.55cm" svg:height="0.435cm" svg:x="4.855cm" svg:y="6.316cm" svg:viewBox="0 0 551 436" svg:d="M551 436c0-16 0-32 0-48-23 0-47 0-70 0-55-64-110-128-165-192 38-43 77-86 115-129 14-14 19-20 100-20 0-15 0-31 0-47-29 1-59 2-89 3-34-1-67-2-101-3 0 16 0 32 0 47 14 0 25 3 37 9-3 5-3 8-9 11-27 31-54 61-81 92-33-37-65-74-98-112 13 0 26 0 39 0 0-15 0-31 0-47-39 1-78 2-117 3-36-1-73-2-109-3 0 16 0 32 0 47 23 0 46 0 70 0 51 60 102 120 154 179-43 49-86 97-129 145-17 17-53 17-98 17 0 16 0 32 0 48 30-1 60-2 90-3 33 1 67 2 100 3 0-16 0-32 0-48-17 0-36-3-36-8 2-4 0-3 5-11 33-36 66-71 98-106 36 41 71 83 107 125-13 0-26 0-40 0 0 16 0 32 0 48 41-1 81-2 121-3 35 1 71 2 106 3z">
            <text:p/>
          </draw:path>
          <draw:path draw:style-name="gr4" draw:text-style-name="P5" draw:layer="layout" svg:width="0.038cm" svg:height="0.977cm" svg:x="5.546cm" svg:y="6.017cm" svg:viewBox="0 0 39 978" svg:d="M39 958c0-313 0-626 0-938 0-12-8-20-19-20-12 0-20 8-20 20 0 312 0 625 0 938 0 11 8 20 20 20 11 0 19-9 19-20z">
            <text:p/>
          </draw:path>
          <draw:path draw:style-name="gr4" draw:text-style-name="P5" draw:layer="layout" svg:width="0.595cm" svg:height="0.879cm" svg:x="5.731cm" svg:y="6.073cm" svg:viewBox="0 0 596 880" svg:d="M596 316c0-56-28-70-45-70-25 0-48 25-48 47 0 11 6 20 14 25 12 12 34 37 34 84 0 64-50 143-84 179-87 87-148 87-184 87 54-215 108-429 162-643 0-3 3-11 3-14 0-11-9-11-12-11-11 0-11 0-16 20-54 215-109 430-163 645-75-9-112-45-112-109 0-20 0-45 54-182 2-11 11-28 11-47 0-45-31-81-81-81-93 0-129 142-129 151 0 8 7 5 11 8 11 0 11 0 17-17 25-92 64-120 98-120 8 0 25 0 25 31 0 25-11 50-22 84-48 123-48 148-48 164 0 95 76 135 171 140-9 36-9 36-23 90-2 11-22 89-22 92 4 3 0 11 11 11 4-2 9 0 11-6 3 0 9-25 12-39 12-48 24-97 36-145 36 0 123 0 215-106 39-45 62-87 73-118 8-25 31-108 31-150z">
            <text:p/>
          </draw:path>
          <draw:path draw:style-name="gr4" draw:text-style-name="P5" draw:layer="layout" svg:width="0.22cm" svg:height="0.977cm" svg:x="6.405cm" svg:y="6.017cm" svg:viewBox="0 0 221 978" svg:d="M221 489c0-3 0-3 0-6-61-156-121-313-182-469-3-8-11-14-19-14-12 0-20 8-20 20 0 2 0 5 0 8 61 154 121 307 182 461-61 154-121 309-182 463 0 3 0 3 0 6 0 11 8 20 20 20 8 0 16-3 19-12 61-156 121-312 182-469 0-3 0-5 0-8z">
            <text:p/>
          </draw:path>
          <draw:path draw:style-name="gr4" draw:text-style-name="P5" draw:layer="layout" svg:width="0.419cm" svg:height="0.309cm" svg:x="6.768cm" svg:y="6.69cm" svg:viewBox="0 0 420 310" svg:d="M420 204c0-8-9-8-12-8-11 0-11 5-14 11-14 56-44 83-72 83-14 0-17-8-17-25 0-14 3-22 17-53 8-22 36-95 36-134 0-67-53-78-89-78-59 0-96 36-118 64-6-47-45-64-73-64-30 0-44 22-56 36-14 28-22 67-22 70 0 9 8 9 11 9 9 0 9-3 14-20 11-42 25-75 51-75 19 0 22 16 22 33 0 14-6 39-11 56-5 21-10 43-14 64-8 29-15 58-23 87-2 8-5 25-5 28 0 14 11 22 22 22s24-10 28-17 8-28 11-42c5-20 10-41 14-61 6-14 9-31 14-45 6-28 9-33 28-61 20-28 51-64 104-64 39 0 39 36 39 47 0 42-28 117-39 145-9 20-11 28-11 39 0 37 30 59 64 59 70 0 101-95 101-106z">
            <text:p/>
          </draw:path>
        </draw:g>
        <draw:frame draw:style-name="gr21" draw:text-style-name="P18" draw:layer="layout" svg:width="14cm" svg:height="2.961cm" svg:x="12.5cm" svg:y="3.539cm">
          <draw:text-box>
            <text:p text:style-name="P17"><text:span text:style-name="T3">A</text:span><text:span text:style-name="T4">: A preparation directly corresponding to a specific position and &lt;K&gt; requires significant much costs to fullfill the requirements.</text:span></text:p>
          </draw:text-box>
        </draw:frame>
        <draw:path draw:style-name="gr15" draw:text-style-name="P9" draw:layer="layout" svg:width="3.694cm" svg:height="3.357cm" draw:transform="skewX (0.420100750955035) rotate (0.995535805337566) translate (4.48816189582218cm 11.2797500052708cm)" svg:viewBox="0 0 3695 3358" svg:d="M0 20c192 19 377-53 572 0 159 43 271 145 384 243 101 87 185 197 316 252 165 70 337-9 492-54 139-41 225-159 345-225 135-74 246-225 424-189 136 28 384 1 375 216-7 160-72 306-109 459-35 141-124 274-129 423-4 145-105 289-9 440 81 129 215 220 364 244 151 23 271 131 286 279 20 178-24 343 0 522 24 180 353 174 197 395l20 162 68 135 99 36">
          <text:p/>
        </draw:path>
        <draw:frame draw:style-name="gr21" draw:text-style-name="P18" draw:layer="layout" svg:width="14cm" svg:height="2.961cm" svg:x="9.5cm" svg:y="9cm">
          <draw:text-box>
            <text:p text:style-name="P17"><text:span text:style-name="T4">The left is an inverse transformed state of a specific |k&gt; state, which we can prepare easily, comparing to the above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>
        <draw:g draw:style-name="gr22">
          <draw:g draw:style-name="gr2">
            <svg:title>TexMaths</svg:title>
            <svg:desc>28§display§| \psi \rangle_{n+1}§svg§600§FALSE§</svg:desc>
            <draw:path draw:style-name="gr3" draw:text-style-name="P4" draw:layer="layout" svg:width="2.55cm" svg:height="0.932cm" svg:x="5.566cm" svg:y="8.814cm" svg:viewBox="0 0 2551 933" svg:d="M0 0c850 0 1701 0 2551 0 0 311 0 622 0 933-850 0-1701 0-2551 0 0-311 0-622 0-933z">
              <text:p/>
            </draw:path>
            <draw:path draw:style-name="gr4" draw:text-style-name="P5" draw:layer="layout" svg:width="0.038cm" svg:height="0.979cm" svg:x="5.633cm" svg:y="8.764cm" svg:viewBox="0 0 39 980" svg:d="M39 958c0-313 0-626 0-938 0-12-8-20-19-20-12 0-20 8-20 20 0 312 0 625 0 938 0 11 8 22 20 22 11 0 19-11 19-22z">
              <text:p/>
            </draw:path>
            <draw:path draw:style-name="gr4" draw:text-style-name="P5" draw:layer="layout" svg:width="0.595cm" svg:height="0.879cm" svg:x="5.818cm" svg:y="8.82cm" svg:viewBox="0 0 596 880" svg:d="M596 316c0-56-28-70-45-70-25 0-48 25-48 47 0 11 6 20 14 25 12 12 37 37 37 84 0 64-53 143-87 179-87 86-148 86-185 86 55-214 109-428 163-642 0-3 3-11 3-14 0-11-6-11-12-11-11 0-11 3-14 20-55 215-110 430-165 645-72-9-112-45-112-109 0-20 0-45 54-182 5-11 11-28 11-47 0-45-31-81-81-81-93 0-129 142-129 151 0 11 7 7 11 11 11 0 11-3 17-20 25-92 64-120 98-120 8 0 25 0 25 31 0 25-11 50-22 84-48 122-48 148-48 164 0 95 76 134 171 140-9 36-9 36-23 89-2 11-22 90-22 92 5 4 0 12 14 12 3-2 6 0 8-6 3 0 9-25 12-39 12-48 24-97 36-145 36 0 123 0 215-106 42-45 62-87 73-118 8-25 31-109 31-150z">
              <text:p/>
            </draw:path>
            <draw:path draw:style-name="gr4" draw:text-style-name="P5" draw:layer="layout" svg:width="0.22cm" svg:height="0.979cm" svg:x="6.492cm" svg:y="8.764cm" svg:viewBox="0 0 221 980" svg:d="M221 489c0-3 0-3 0-6-61-156-121-313-182-469-3-8-11-14-19-14-12 0-20 8-20 20 0 2 0 5 0 8 61 154 121 307 182 461-61 154-121 309-182 463 0 3 0 3 0 6 0 11 8 22 20 22 8 0 16-5 19-14 61-156 121-313 182-469 0-3 0-6 0-8z">
              <text:p/>
            </draw:path>
            <draw:path draw:style-name="gr4" draw:text-style-name="P5" draw:layer="layout" svg:width="0.419cm" svg:height="0.309cm" svg:x="6.855cm" svg:y="9.437cm" svg:viewBox="0 0 420 310" svg:d="M420 204c0-9-8-6-12-9-11 0-11 6-14 12-16 55-44 83-72 83-14 0-17-8-17-25 0-14 3-22 17-53 5-22 36-95 36-134 0-67-53-78-89-78-59 0-98 36-118 64-6-47-45-64-73-64-30 0-44 22-56 39-14 25-22 64-22 67 0 8 8 8 11 8 9 0 9-2 14-19 11-42 23-75 51-75 16 0 22 16 22 33 0 14-6 39-11 59s-10 41-14 61c-8 29-15 58-23 87-2 8-5 25-5 28 0 14 11 22 22 22s21-7 25-14c5-7 11-31 14-45 5-20 10-41 14-61 6-14 9-31 11-45 9-28 12-33 31-61 20-28 51-64 104-64 39 0 39 36 39 47 0 42-28 117-39 148-9 17-11 25-11 36 0 37 30 59 64 59 70 0 101-95 101-106z">
              <text:p/>
            </draw:path>
            <draw:path draw:style-name="gr4" draw:text-style-name="P5" draw:layer="layout" svg:width="0.458cm" svg:height="0.457cm" svg:x="7.345cm" svg:y="9.339cm" svg:viewBox="0 0 459 458" svg:d="M459 229c0-8-6-14-14-14-67 0-135 0-202 0 0-67 0-134 0-201 0-6-5-14-14-14-8 0-14 8-14 14 0 67 0 134 0 201-67 0-134 0-201 0-8 0-14 6-14 14s6 14 14 14c67 0 134 0 201 0 0 67 0 134 0 201 0 8 6 14 14 14 9 0 14-6 14-14 0-67 0-134 0-201 67 0 135 0 202 0 8 0 14-6 14-14z">
              <text:p/>
            </draw:path>
            <draw:path draw:style-name="gr4" draw:text-style-name="P5" draw:layer="layout" svg:width="0.251cm" svg:height="0.451cm" svg:x="7.915cm" svg:y="9.286cm" svg:viewBox="0 0 252 452" svg:d="M252 452c0-7 0-15 0-22-10 0-19 0-28 0-67 0-67-11-67-33 0-127 0-254 0-380 0-17-3-17-20-17-45 42-109 42-137 42 0 8 0 17 0 25 17 0 62 0 101-20 0 117 0 233 0 350 0 22 0 33-70 33-9 0-17 0-25 0 0 7 0 15 0 22 41-1 82-1 123-2 41 1 82 1 123 2z">
              <text:p/>
            </draw:path>
          </draw:g>
          <draw:g draw:style-name="gr2">
            <svg:title>TexMaths</svg:title>
            <svg:desc>28§display§|0\rangle§svg§600§FALSE§</svg:desc>
            <draw:path draw:style-name="gr3" draw:text-style-name="P4" draw:layer="layout" svg:width="0.932cm" svg:height="0.876cm" svg:x="10.313cm" svg:y="11.697cm" svg:viewBox="0 0 933 877" svg:d="M0 0c311 0 622 0 933 0 0 292 0 584 0 877-311 0-622 0-933 0 0-293 0-585 0-877z">
              <text:p/>
            </draw:path>
            <draw:path draw:style-name="gr4" draw:text-style-name="P5" draw:layer="layout" svg:width="0.038cm" svg:height="0.976cm" svg:x="10.38cm" svg:y="11.647cm" svg:viewBox="0 0 39 977" svg:d="M39 957c0-312 0-625 0-937 0-12-8-20-19-20-12 0-20 8-20 20 0 312 0 625 0 937 0 12 8 20 20 20 11 0 19-8 19-20z">
              <text:p/>
            </draw:path>
            <draw:path draw:style-name="gr4" draw:text-style-name="P5" draw:layer="layout" svg:width="0.41cm" svg:height="0.672cm" svg:x="10.573cm" svg:y="11.728cm" svg:viewBox="0 0 411 673" svg:d="M411 338c0-78-3-157-40-226-44-95-122-112-164-112-59 0-132 25-171 117-30 67-36 143-36 221 0 75 3 162 45 237 42 78 111 98 159 98 53 0 128-20 170-112 34-70 37-145 37-223zM330 327c0 75 0 139-12 203-14 92-69 123-114 123-36 0-95-25-112-120-11-58-11-148-11-206 0-62 0-126 8-179 17-117 93-126 115-126 33 0 98 17 117 115 9 56 9 128 9 190z">
              <text:p/>
            </draw:path>
            <draw:path draw:style-name="gr4" draw:text-style-name="P5" draw:layer="layout" svg:width="0.22cm" svg:height="0.976cm" svg:x="11.075cm" svg:y="11.647cm" svg:viewBox="0 0 221 977" svg:d="M221 489c0-3 0-4 0-6-61-156-121-313-182-469-5-8-11-14-19-14-12 0-20 8-20 20 0 2 0 3 0 5 61 155 121 309 182 464-61 154-121 308-182 463 0 2 0 3 0 5 0 12 8 20 20 20 8 0 14-6 19-14 61-156 121-313 182-469 0-2 0-3 0-5z">
              <text:p/>
            </draw:path>
          </draw:g>
          <draw:line draw:style-name="gr23" draw:text-style-name="P9" draw:layer="layout" svg:x1="11.813cm" svg:y1="6.124cm" svg:x2="21.065cm" svg:y2="6.157cm">
            <text:p/>
          </draw:line>
          <draw:line draw:style-name="gr23" draw:text-style-name="P9" draw:layer="layout" svg:x1="11.814cm" svg:y1="7.539cm" svg:x2="21.066cm" svg:y2="7.572cm">
            <text:p/>
          </draw:line>
          <draw:line draw:style-name="gr23" draw:text-style-name="P9" draw:layer="layout" svg:x1="11.814cm" svg:y1="9.039cm" svg:x2="21.066cm" svg:y2="9.072cm">
            <text:p/>
          </draw:line>
          <draw:line draw:style-name="gr23" draw:text-style-name="P9" draw:layer="layout" svg:x1="11.814cm" svg:y1="10.539cm" svg:x2="21.066cm" svg:y2="10.572cm">
            <text:p/>
          </draw:line>
          <draw:line draw:style-name="gr23" draw:text-style-name="P9" draw:layer="layout" svg:x1="11.813cm" svg:y1="12.124cm" svg:x2="21.065cm" svg:y2="12.157cm">
            <text:p/>
          </draw:line>
          <draw:g draw:style-name="gr2">
            <svg:title>TexMaths</svg:title>
            <svg:desc>28§display§|\psi\rangle_{n}§svg§600§FALSE§</svg:desc>
            <draw:path draw:style-name="gr3" draw:text-style-name="P4" draw:layer="layout" svg:width="1.657cm" svg:height="0.882cm" svg:x="9.564cm" svg:y="8.024cm" svg:viewBox="0 0 1658 883" svg:d="M0 0c553 0 1105 0 1658 0 0 294 0 588 0 883-553 0-1105 0-1658 0 0-295 0-589 0-883z">
              <text:p/>
            </draw:path>
            <draw:path draw:style-name="gr4" draw:text-style-name="P5" draw:layer="layout" svg:width="0.038cm" svg:height="0.977cm" svg:x="9.631cm" svg:y="7.974cm" svg:viewBox="0 0 39 978" svg:d="M39 958c0-313 0-626 0-938 0-12-8-20-19-20-12 0-20 8-20 20 0 312 0 625 0 938 0 11 8 20 20 20 11 0 19-9 19-20z">
              <text:p/>
            </draw:path>
            <draw:path draw:style-name="gr4" draw:text-style-name="P5" draw:layer="layout" svg:width="0.594cm" svg:height="0.879cm" svg:x="9.815cm" svg:y="8.03cm" svg:viewBox="0 0 595 880" svg:d="M595 316c0-56-27-70-44-70-25 0-48 25-48 47 0 11 6 20 14 25 11 12 37 37 37 84 0 64-54 143-87 179-87 87-148 87-185 87 54-215 108-429 163-643 0-3 2-11 2-14 0-11-5-11-11-11-11 0-11 0-14 20-55 215-110 430-165 645-72-9-112-45-112-109 0-20 0-45 53-182 6-11 12-28 12-47 0-45-31-81-81-81-93 0-129 142-129 151 0 8 7 5 11 8 11 0 11 0 17-17 25-92 64-120 98-120 8 0 25 0 25 31 0 25-8 50-22 84-48 123-48 148-48 164 0 95 78 135 171 140-9 36-9 36-23 90-3 11-22 89-22 92 5 3 0 11 14 11 3-2 5 0 8-6 3 0 9-25 11-39 13-48 25-97 37-145 36 0 123 0 215-106 42-45 62-87 73-118 8-25 30-108 30-150z">
              <text:p/>
            </draw:path>
            <draw:path draw:style-name="gr4" draw:text-style-name="P5" draw:layer="layout" svg:width="0.22cm" svg:height="0.977cm" svg:x="10.489cm" svg:y="7.974cm" svg:viewBox="0 0 221 978" svg:d="M221 489c0-3 0-3 0-6-61-156-121-313-182-469-3-8-11-14-19-14-12 0-20 8-20 20 0 2 0 5 0 8 61 154 121 307 182 461-61 154-121 309-182 463 0 3 0 3 0 6 0 11 8 20 20 20 8 0 16-3 19-12 61-156 121-312 182-469 0-3 0-5 0-8z">
              <text:p/>
            </draw:path>
            <draw:path draw:style-name="gr4" draw:text-style-name="P5" draw:layer="layout" svg:width="0.418cm" svg:height="0.309cm" svg:x="10.853cm" svg:y="8.647cm" svg:viewBox="0 0 419 310" svg:d="M419 204c0-8-8-8-11-8-11 0-11 5-14 11-14 56-45 83-72 83-14 0-17-8-17-25 0-14 3-22 17-53 8-22 36-95 36-134 0-67-53-78-90-78-58 0-95 36-117 64-6-47-45-64-73-64-30 0-44 22-56 36-14 28-22 67-22 70 0 9 8 9 11 9 9 0 11-3 14-20 11-42 25-75 50-75 20 0 23 16 23 33 0 14-6 39-11 56-5 21-10 43-14 64-8 29-15 58-23 87-2 8-5 25-5 28 0 14 11 22 22 22s24-10 28-17 8-28 11-42c5-20 10-41 14-61 6-14 9-31 14-45 6-28 9-33 28-61 20-28 50-64 104-64 39 0 39 36 39 47 0 42-28 117-39 145-9 20-12 28-12 39 0 37 31 59 65 59 70 0 100-95 100-106z">
              <text:p/>
            </draw:path>
          </draw:g>
          <draw:g draw:style-name="gr2">
            <svg:title>TexMaths</svg:title>
            <svg:desc>28§display§\left\{ \right.§svg§600§FALSE§</svg:desc>
            <draw:path draw:style-name="gr3" draw:text-style-name="P4" draw:layer="layout" svg:width="0.314cm" svg:height="4.038cm" svg:x="11.313cm" svg:y="6.354cm" svg:viewBox="0 0 315 4039" svg:d="M0 0c105 0 210 0 315 0 0 1346 0 2693 0 4039-105 0-210 0-315 0 0-1346 0-2693 0-4039z">
              <text:p/>
            </draw:path>
            <draw:path draw:style-name="gr4" draw:text-style-name="P5" draw:layer="layout" svg:width="0.341cm" svg:height="4.5cm" svg:x="11.335cm" svg:y="6.124cm" svg:viewBox="0 0 342 4501" svg:d="M342 4450c0-39-5-64-11-64-75 0-128-218-128-449 0-376 0-753 0-1129 0-256-47-461-111-564 64-90 111-295 111-551 0-376 0-753 0-1129 0-231 53-449 128-449 6 0 11-32 11-64s-5-51-11-51c-103 0-192 231-192 564 0 376 0 753 0 1129 0 256-53 500-125 500-8 0-14 19-14 51s6 64 14 64c72 0 125 244 125 500 0 376 0 753 0 1129 0 333 89 564 192 564 6 0 11-26 11-51z">
              <text:p/>
            </draw:path>
          </draw:g>
          <draw:g draw:style-name="gr2">
            <svg:title>TexMaths</svg:title>
            <svg:desc>28§display§\left\{ \right.§svg§600§FALSE§</svg:desc>
            <draw:path draw:style-name="gr3" draw:text-style-name="P4" draw:layer="layout" svg:width="0.314cm" svg:height="5.834cm" svg:x="8.993cm" svg:y="6.457cm" svg:viewBox="0 0 315 5835" svg:d="M0 0c105 0 210 0 315 0 0 1945 0 3890 0 5835-105 0-210 0-315 0 0-1945 0-3890 0-5835z">
              <text:p/>
            </draw:path>
            <draw:path draw:style-name="gr4" draw:text-style-name="P5" draw:layer="layout" svg:width="0.341cm" svg:height="6.5cm" svg:x="9.015cm" svg:y="6.123cm" svg:viewBox="0 0 342 6501" svg:d="M342 6427c0-55-5-92-11-92-75 0-128-315-128-649 0-543 0-1086 0-1630 0-370-47-666-111-815 64-129 111-426 111-796 0-543 0-1087 0-1630 0-333 53-648 128-648 6 0 11-47 11-93s-5-74-11-74c-103 0-192 333-192 815 0 543 0 1087 0 1630 0 370-53 722-125 722-8 0-14 28-14 74 0 47 6 93 14 93 72 0 125 352 125 722 0 544 0 1087 0 1630 0 482 89 815 192 815 6 0 11-37 11-74z">
              <text:p/>
            </draw:path>
          </draw:g>
          <draw:custom-shape draw:style-name="gr24" draw:text-style-name="P19" draw:layer="layout" svg:width="3.5cm" svg:height="5.5cm" svg:x="12.566cm" svg:y="5.625cm">
            <text:p text:style-name="P7"><text:span text:style-name="T8">U</text:span><text:span text:style-name="T9">pre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1.818cm" svg:height="1.093cm" svg:x="1.951cm" svg:y="1.411cm">
          <draw:text-box>
            <text:p><text:span text:style-name="T3">Quantum Tunneling: Localization(</text:span><text:span text:style-name="T4">|x&gt;</text:span><text:span text:style-name="T3">)</text:span></text:p>
          </draw:text-box>
        </draw:frame>
        <draw:line draw:style-name="gr12" draw:text-style-name="P9" draw:layer="layout" svg:x1="2.02cm" svg:y1="2.52cm" svg:x2="16.52cm" svg:y2="2.52cm">
          <text:p/>
        </draw:line>
        <draw:g draw:style-name="gr2">
          <svg:title>TexMaths</svg:title>
          <svg:desc>28§display§|\psi\rangle_{n}§svg§600§FALSE§</svg:desc>
          <draw:path draw:style-name="gr3" draw:text-style-name="P4" draw:layer="layout" svg:width="1.657cm" svg:height="0.882cm" svg:x="10.807cm" svg:y="3.466cm" svg:viewBox="0 0 1658 883" svg:d="M0 0c553 0 1105 0 1658 0 0 294 0 588 0 883-553 0-1105 0-1658 0 0-295 0-589 0-883z">
            <text:p/>
          </draw:path>
          <draw:path draw:style-name="gr4" draw:text-style-name="P5" draw:layer="layout" svg:width="0.038cm" svg:height="0.977cm" svg:x="10.874cm" svg:y="3.416cm" svg:viewBox="0 0 39 978" svg:d="M39 958c0-313 0-626 0-938 0-12-8-20-19-20-12 0-20 8-20 20 0 312 0 625 0 938 0 11 8 20 20 20 11 0 19-9 19-20z">
            <text:p/>
          </draw:path>
          <draw:path draw:style-name="gr4" draw:text-style-name="P5" draw:layer="layout" svg:width="0.594cm" svg:height="0.879cm" svg:x="11.058cm" svg:y="3.472cm" svg:viewBox="0 0 595 880" svg:d="M595 316c0-56-27-70-44-70-25 0-48 25-48 47 0 11 6 20 14 25 11 12 37 37 37 84 0 64-54 143-87 179-87 87-148 87-185 87 54-215 108-429 163-643 0-3 2-11 2-14 0-11-5-11-11-11-11 0-11 0-14 20-55 215-110 430-165 645-72-9-112-45-112-109 0-20 0-45 53-182 6-11 12-28 12-47 0-45-31-81-81-81-93 0-129 142-129 151 0 8 7 5 11 8 11 0 11 0 17-17 25-92 64-120 98-120 8 0 25 0 25 31 0 25-8 50-22 84-48 123-48 148-48 164 0 95 78 135 171 140-9 36-9 36-23 90-3 11-22 89-22 92 5 3 0 11 14 11 3-2 5 0 8-6 3 0 9-25 11-39 13-48 25-97 37-145 36 0 123 0 215-106 42-45 62-87 73-118 8-25 30-108 30-150z">
            <text:p/>
          </draw:path>
          <draw:path draw:style-name="gr4" draw:text-style-name="P5" draw:layer="layout" svg:width="0.22cm" svg:height="0.977cm" svg:x="11.732cm" svg:y="3.416cm" svg:viewBox="0 0 221 978" svg:d="M221 489c0-3 0-3 0-6-61-156-121-313-182-469-3-8-11-14-19-14-12 0-20 8-20 20 0 2 0 5 0 8 61 154 121 307 182 461-61 154-121 309-182 463 0 3 0 3 0 6 0 11 8 20 20 20 8 0 16-3 19-12 61-156 121-312 182-469 0-3 0-5 0-8z">
            <text:p/>
          </draw:path>
          <draw:path draw:style-name="gr4" draw:text-style-name="P5" draw:layer="layout" svg:width="0.418cm" svg:height="0.309cm" svg:x="12.096cm" svg:y="4.089cm" svg:viewBox="0 0 419 310" svg:d="M419 204c0-8-8-8-11-8-11 0-11 5-14 11-14 56-45 83-72 83-14 0-17-8-17-25 0-14 3-22 17-53 8-22 36-95 36-134 0-67-53-78-90-78-58 0-95 36-117 64-6-47-45-64-73-64-30 0-44 22-56 36-14 28-22 67-22 70 0 9 8 9 11 9 9 0 11-3 14-20 11-42 25-75 50-75 20 0 23 16 23 33 0 14-6 39-11 56-5 21-10 43-14 64-8 29-15 58-23 87-2 8-5 25-5 28 0 14 11 22 22 22s24-10 28-17 8-28 11-42c5-20 10-41 14-61 6-14 9-31 14-45 6-28 9-33 28-61 20-28 50-64 104-64 39 0 39 36 39 47 0 42-28 117-39 145-9 20-12 28-12 39 0 37 31 59 65 59 70 0 100-95 100-106z">
            <text:p/>
          </draw:path>
        </draw:g>
        <draw:g draw:style-name="gr2">
          <svg:title>TexMaths</svg:title>
          <svg:desc>28§display§| \psi \rangle_{n+1}§svg§600§FALSE§</svg:desc>
          <draw:path draw:style-name="gr3" draw:text-style-name="P4" draw:layer="layout" svg:width="2.55cm" svg:height="0.932cm" svg:x="14.562cm" svg:y="3.399cm" svg:viewBox="0 0 2551 933" svg:d="M0 0c850 0 1701 0 2551 0 0 311 0 622 0 933-850 0-1701 0-2551 0 0-311 0-622 0-933z">
            <text:p/>
          </draw:path>
          <draw:path draw:style-name="gr4" draw:text-style-name="P5" draw:layer="layout" svg:width="0.038cm" svg:height="0.979cm" svg:x="14.629cm" svg:y="3.349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595cm" svg:height="0.879cm" svg:x="14.814cm" svg:y="3.405cm" svg:viewBox="0 0 596 880" svg:d="M596 316c0-56-28-70-45-70-25 0-48 25-48 47 0 11 6 20 14 25 12 12 37 37 37 84 0 64-53 143-87 179-87 86-148 86-185 86 55-214 109-428 163-642 0-3 3-11 3-14 0-11-6-11-12-11-11 0-11 3-14 20-55 215-110 430-165 645-72-9-112-45-112-109 0-20 0-45 54-182 5-11 11-28 11-47 0-45-31-81-81-81-93 0-129 142-129 151 0 11 7 7 11 11 11 0 11-3 17-20 25-92 64-120 98-120 8 0 25 0 25 31 0 25-11 50-22 84-48 122-48 148-48 164 0 95 76 134 171 140-9 36-9 36-23 89-2 11-22 90-22 92 5 4 0 12 14 12 3-2 6 0 8-6 3 0 9-25 12-39 12-48 24-97 36-145 36 0 123 0 215-106 42-45 62-87 73-118 8-25 31-109 31-150z">
            <text:p/>
          </draw:path>
          <draw:path draw:style-name="gr4" draw:text-style-name="P5" draw:layer="layout" svg:width="0.22cm" svg:height="0.979cm" svg:x="15.488cm" svg:y="3.349cm" svg:viewBox="0 0 221 980" svg:d="M221 489c0-3 0-3 0-6-61-156-121-313-182-469-3-8-11-14-19-14-12 0-20 8-20 20 0 2 0 5 0 8 61 154 121 307 182 461-61 154-121 309-182 463 0 3 0 3 0 6 0 11 8 22 20 22 8 0 16-5 19-14 61-156 121-313 182-469 0-3 0-6 0-8z">
            <text:p/>
          </draw:path>
          <draw:path draw:style-name="gr4" draw:text-style-name="P5" draw:layer="layout" svg:width="0.419cm" svg:height="0.309cm" svg:x="15.851cm" svg:y="4.022cm" svg:viewBox="0 0 420 310" svg:d="M420 204c0-9-8-6-12-9-11 0-11 6-14 12-16 55-44 83-72 83-14 0-17-8-17-25 0-14 3-22 17-53 5-22 36-95 36-134 0-67-53-78-89-78-59 0-98 36-118 64-6-47-45-64-73-64-30 0-44 22-56 39-14 25-22 64-22 67 0 8 8 8 11 8 9 0 9-2 14-19 11-42 23-75 51-75 16 0 22 16 22 33 0 14-6 39-11 59s-10 41-14 61c-8 29-15 58-23 87-2 8-5 25-5 28 0 14 11 22 22 22s21-7 25-14c5-7 11-31 14-45 5-20 10-41 14-61 6-14 9-31 11-45 9-28 12-33 31-61 20-28 51-64 104-64 39 0 39 36 39 47 0 42-28 117-39 148-9 17-11 25-11 36 0 37 30 59 64 59 70 0 101-95 101-106z">
            <text:p/>
          </draw:path>
          <draw:path draw:style-name="gr4" draw:text-style-name="P5" draw:layer="layout" svg:width="0.458cm" svg:height="0.457cm" svg:x="16.341cm" svg:y="3.924cm" svg:viewBox="0 0 459 458" svg:d="M459 229c0-8-6-14-14-14-67 0-135 0-202 0 0-67 0-134 0-201 0-6-5-14-14-14-8 0-14 8-14 14 0 67 0 134 0 201-67 0-134 0-201 0-8 0-14 6-14 14s6 14 14 14c67 0 134 0 201 0 0 67 0 134 0 201 0 8 6 14 14 14 9 0 14-6 14-14 0-67 0-134 0-201 67 0 135 0 202 0 8 0 14-6 14-14z">
            <text:p/>
          </draw:path>
          <draw:path draw:style-name="gr4" draw:text-style-name="P5" draw:layer="layout" svg:width="0.251cm" svg:height="0.451cm" svg:x="16.911cm" svg:y="3.871cm" svg:viewBox="0 0 252 452" svg:d="M252 452c0-7 0-15 0-22-10 0-19 0-28 0-67 0-67-11-67-33 0-127 0-254 0-380 0-17-3-17-20-17-45 42-109 42-137 42 0 8 0 17 0 25 17 0 62 0 101-20 0 117 0 233 0 350 0 22 0 33-70 33-9 0-17 0-25 0 0 7 0 15 0 22 41-1 82-1 123-2 41 1 82 1 123 2z">
            <text:p/>
          </draw:path>
        </draw:g>
        <draw:line draw:style-name="gr25" draw:text-style-name="P9" draw:layer="layout" svg:x1="12.934cm" svg:y1="3.899cm" svg:x2="13.942cm" svg:y2="3.899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>
        <draw:line draw:style-name="gr23" draw:text-style-name="P9" draw:layer="layout" svg:x1="13.349cm" svg:y1="4.597cm" svg:x2="21.993cm" svg:y2="4.63cm">
          <text:p/>
        </draw:line>
        <draw:line draw:style-name="gr23" draw:text-style-name="P9" draw:layer="layout" svg:x1="13.35cm" svg:y1="6.012cm" svg:x2="21.994cm" svg:y2="6.045cm">
          <text:p/>
        </draw:line>
        <draw:line draw:style-name="gr23" draw:text-style-name="P9" draw:layer="layout" svg:x1="13.35cm" svg:y1="7.512cm" svg:x2="21.994cm" svg:y2="7.545cm">
          <text:p/>
        </draw:line>
        <draw:line draw:style-name="gr23" draw:text-style-name="P9" draw:layer="layout" svg:x1="13.35cm" svg:y1="9.012cm" svg:x2="21.994cm" svg:y2="9.045cm">
          <text:p/>
        </draw:line>
        <draw:line draw:style-name="gr23" draw:text-style-name="P9" draw:layer="layout" svg:x1="4.749cm" svg:y1="4.498cm" svg:x2="10.5cm" svg:y2="4.531cm">
          <text:p/>
        </draw:line>
        <draw:line draw:style-name="gr23" draw:text-style-name="P9" draw:layer="layout" svg:x1="4.749cm" svg:y1="5.913cm" svg:x2="10.5cm" svg:y2="5.946cm">
          <text:p/>
        </draw:line>
        <draw:line draw:style-name="gr23" draw:text-style-name="P9" draw:layer="layout" svg:x1="4.749cm" svg:y1="7.413cm" svg:x2="10.5cm" svg:y2="7.446cm">
          <text:p/>
        </draw:line>
        <draw:line draw:style-name="gr23" draw:text-style-name="P9" draw:layer="layout" svg:x1="4.749cm" svg:y1="8.913cm" svg:x2="10.5cm" svg:y2="8.946cm">
          <text:p/>
        </draw:line>
        <draw:g draw:style-name="gr2">
          <svg:title>TexMaths</svg:title>
          <svg:desc>28§display§|\psi\rangle_{n}§svg§600§FALSE§</svg:desc>
          <draw:path draw:style-name="gr3" draw:text-style-name="P4" draw:layer="layout" svg:width="1.657cm" svg:height="0.882cm" svg:x="2.5cm" svg:y="6.398cm" svg:viewBox="0 0 1658 883" svg:d="M0 0c553 0 1105 0 1658 0 0 294 0 588 0 883-553 0-1105 0-1658 0 0-295 0-589 0-883z">
            <text:p/>
          </draw:path>
          <draw:path draw:style-name="gr4" draw:text-style-name="P5" draw:layer="layout" svg:width="0.038cm" svg:height="0.977cm" svg:x="2.567cm" svg:y="6.348cm" svg:viewBox="0 0 39 978" svg:d="M39 958c0-313 0-626 0-938 0-12-8-20-19-20-12 0-20 8-20 20 0 312 0 625 0 938 0 11 8 20 20 20 11 0 19-9 19-20z">
            <text:p/>
          </draw:path>
          <draw:path draw:style-name="gr4" draw:text-style-name="P5" draw:layer="layout" svg:width="0.594cm" svg:height="0.879cm" svg:x="2.751cm" svg:y="6.404cm" svg:viewBox="0 0 595 880" svg:d="M595 316c0-56-27-70-44-70-25 0-48 25-48 47 0 11 6 20 14 25 11 12 37 37 37 84 0 64-54 143-87 179-87 87-148 87-185 87 54-215 108-429 163-643 0-3 2-11 2-14 0-11-5-11-11-11-11 0-11 0-14 20-55 215-110 430-165 645-72-9-112-45-112-109 0-20 0-45 53-182 6-11 12-28 12-47 0-45-31-81-81-81-93 0-129 142-129 151 0 8 7 5 11 8 11 0 11 0 17-17 25-92 64-120 98-120 8 0 25 0 25 31 0 25-8 50-22 84-48 123-48 148-48 164 0 95 78 135 171 140-9 36-9 36-23 90-3 11-22 89-22 92 5 3 0 11 14 11 3-2 5 0 8-6 3 0 9-25 11-39 13-48 25-97 37-145 36 0 123 0 215-106 42-45 62-87 73-118 8-25 30-108 30-150z">
            <text:p/>
          </draw:path>
          <draw:path draw:style-name="gr4" draw:text-style-name="P5" draw:layer="layout" svg:width="0.22cm" svg:height="0.977cm" svg:x="3.425cm" svg:y="6.348cm" svg:viewBox="0 0 221 978" svg:d="M221 489c0-3 0-3 0-6-61-156-121-313-182-469-3-8-11-14-19-14-12 0-20 8-20 20 0 2 0 5 0 8 61 154 121 307 182 461-61 154-121 309-182 463 0 3 0 3 0 6 0 11 8 20 20 20 8 0 16-3 19-12 61-156 121-312 182-469 0-3 0-5 0-8z">
            <text:p/>
          </draw:path>
          <draw:path draw:style-name="gr4" draw:text-style-name="P5" draw:layer="layout" svg:width="0.418cm" svg:height="0.309cm" svg:x="3.789cm" svg:y="7.021cm" svg:viewBox="0 0 419 310" svg:d="M419 204c0-8-8-8-11-8-11 0-11 5-14 11-14 56-45 83-72 83-14 0-17-8-17-25 0-14 3-22 17-53 8-22 36-95 36-134 0-67-53-78-90-78-58 0-95 36-117 64-6-47-45-64-73-64-30 0-44 22-56 36-14 28-22 67-22 70 0 9 8 9 11 9 9 0 11-3 14-20 11-42 25-75 50-75 20 0 23 16 23 33 0 14-6 39-11 56-5 21-10 43-14 64-8 29-15 58-23 87-2 8-5 25-5 28 0 14 11 22 22 22s24-10 28-17 8-28 11-42c5-20 10-41 14-61 6-14 9-31 14-45 6-28 9-33 28-61 20-28 50-64 104-64 39 0 39 36 39 47 0 42-28 117-39 145-9 20-12 28-12 39 0 37 31 59 65 59 70 0 100-95 100-106z">
            <text:p/>
          </draw:path>
        </draw:g>
        <draw:g draw:style-name="gr2">
          <svg:title>TexMaths</svg:title>
          <svg:desc>28§display§\left\{ \right.§svg§600§FALSE§</svg:desc>
          <draw:path draw:style-name="gr3" draw:text-style-name="P4" draw:layer="layout" svg:width="0.314cm" svg:height="4.038cm" svg:x="4.249cm" svg:y="4.728cm" svg:viewBox="0 0 315 4039" svg:d="M0 0c105 0 210 0 315 0 0 1346 0 2693 0 4039-105 0-210 0-315 0 0-1346 0-2693 0-4039z">
            <text:p/>
          </draw:path>
          <draw:path draw:style-name="gr4" draw:text-style-name="P5" draw:layer="layout" svg:width="0.341cm" svg:height="4.5cm" svg:x="4.271cm" svg:y="4.498cm" svg:viewBox="0 0 342 4501" svg:d="M342 4450c0-39-5-64-11-64-75 0-128-218-128-449 0-376 0-753 0-1129 0-256-47-461-111-564 64-90 111-295 111-551 0-376 0-753 0-1129 0-231 53-449 128-449 6 0 11-32 11-64s-5-51-11-51c-103 0-192 231-192 564 0 376 0 753 0 1129 0 256-53 500-125 500-8 0-14 19-14 51s6 64 14 64c72 0 125 244 125 500 0 376 0 753 0 1129 0 333 89 564 192 564 6 0 11-26 11-51z">
            <text:p/>
          </draw:path>
        </draw:g>
        <draw:custom-shape draw:style-name="gr24" draw:text-style-name="P19" draw:layer="layout" svg:width="3.5cm" svg:height="5.5cm" svg:x="5.502cm" svg:y="3.999cm">
          <text:p text:style-name="P7"><text:span text:style-name="T8">U</text:span><text:span text:style-name="T9">pre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1.818cm" svg:height="1.093cm" svg:x="1.951cm" svg:y="1.411cm">
          <draw:text-box>
            <text:p><text:span text:style-name="T3">Quantum Tunneling: Localization(</text:span><text:span text:style-name="T4">|x&gt;</text:span><text:span text:style-name="T3">)</text:span></text:p>
          </draw:text-box>
        </draw:frame>
        <draw:line draw:style-name="gr12" draw:text-style-name="P9" draw:layer="layout" svg:x1="2.02cm" svg:y1="2.52cm" svg:x2="16.52cm" svg:y2="2.52cm">
          <text:p/>
        </draw:line>
        <draw:custom-shape draw:style-name="gr26" draw:text-style-name="P19" draw:layer="layout" svg:width="3cm" svg:height="5.5cm" svg:x="13.5cm" svg:y="4cm">
          <text:p text:style-name="P20"><text:span text:style-name="T8">U</text:span><text:span text:style-name="T9">k,pre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1.5cm" svg:y1="6.5cm" svg:x2="13cm" svg:y2="6.5cm">
          <text:p/>
        </draw:line>
        <draw:line draw:style-name="gr27" draw:text-style-name="P9" draw:layer="layout" svg:x1="11.5cm" svg:y1="7cm" svg:x2="13cm" svg:y2="7cm">
          <text:p/>
        </draw:line>
        <draw:custom-shape draw:style-name="gr24" draw:text-style-name="P19" draw:layer="layout" svg:width="3.5cm" svg:height="5.5cm" svg:x="17.5cm" svg:y="4cm">
          <text:p text:style-name="P7"><text:span text:style-name="T8">QFT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3cm" svg:height="3.357cm" svg:x="3.991cm" svg:y="10.832cm">
          <text:p text:style-name="P20"><text:span text:style-name="T8">U</text:span><text:span text:style-name="T9">k,pre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9.302cm" svg:height="3.34cm" svg:x="8.385cm" svg:y="10.7cm">
          <draw:text-box>
            <text:p>See further references for a general distribution implementation </text:p>
            <text:p>on the amplitude of states.</text:p>
            <text:p>However, some state can be encoded with simple X, H gates.</text:p>
            <text:list text:style-name="L2">
              <text:list-item>
                <text:p><text:span text:style-name="T10">Dasgupta, Paine, arXiv:2208.13372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>
        <draw:g draw:style-name="gr22">
          <draw:g draw:style-name="gr2">
            <svg:title>TexMaths</svg:title>
            <svg:desc>28§display§| \psi \rangle_{n+1}§svg§600§FALSE§</svg:desc>
            <draw:path draw:style-name="gr3" draw:text-style-name="P4" draw:layer="layout" svg:width="2.55cm" svg:height="0.932cm" svg:x="4.835cm" svg:y="10.412cm" svg:viewBox="0 0 2551 933" svg:d="M0 0c850 0 1701 0 2551 0 0 311 0 622 0 933-850 0-1701 0-2551 0 0-311 0-622 0-933z">
              <text:p/>
            </draw:path>
            <draw:path draw:style-name="gr4" draw:text-style-name="P5" draw:layer="layout" svg:width="0.038cm" svg:height="0.979cm" svg:x="4.902cm" svg:y="10.362cm" svg:viewBox="0 0 39 980" svg:d="M39 958c0-313 0-626 0-938 0-12-8-20-19-20-12 0-20 8-20 20 0 312 0 625 0 938 0 11 8 22 20 22 11 0 19-11 19-22z">
              <text:p/>
            </draw:path>
            <draw:path draw:style-name="gr4" draw:text-style-name="P5" draw:layer="layout" svg:width="0.595cm" svg:height="0.879cm" svg:x="5.087cm" svg:y="10.418cm" svg:viewBox="0 0 596 880" svg:d="M596 316c0-56-28-70-45-70-25 0-48 25-48 47 0 11 6 20 14 25 12 12 37 37 37 84 0 64-53 143-87 179-87 86-148 86-185 86 55-214 109-428 163-642 0-3 3-11 3-14 0-11-6-11-12-11-11 0-11 3-14 20-55 215-110 430-165 645-72-9-112-45-112-109 0-20 0-45 54-182 5-11 11-28 11-47 0-45-31-81-81-81-93 0-129 142-129 151 0 11 7 7 11 11 11 0 11-3 17-20 25-92 64-120 98-120 8 0 25 0 25 31 0 25-11 50-22 84-48 122-48 148-48 164 0 95 76 134 171 140-9 36-9 36-23 89-2 11-22 90-22 92 5 4 0 12 14 12 3-2 6 0 8-6 3 0 9-25 12-39 12-48 24-97 36-145 36 0 123 0 215-106 42-45 62-87 73-118 8-25 31-109 31-150z">
              <text:p/>
            </draw:path>
            <draw:path draw:style-name="gr4" draw:text-style-name="P5" draw:layer="layout" svg:width="0.22cm" svg:height="0.979cm" svg:x="5.761cm" svg:y="10.362cm" svg:viewBox="0 0 221 980" svg:d="M221 489c0-3 0-3 0-6-61-156-121-313-182-469-3-8-11-14-19-14-12 0-20 8-20 20 0 2 0 5 0 8 61 154 121 307 182 461-61 154-121 309-182 463 0 3 0 3 0 6 0 11 8 22 20 22 8 0 16-5 19-14 61-156 121-313 182-469 0-3 0-6 0-8z">
              <text:p/>
            </draw:path>
            <draw:path draw:style-name="gr4" draw:text-style-name="P5" draw:layer="layout" svg:width="0.419cm" svg:height="0.309cm" svg:x="6.124cm" svg:y="11.035cm" svg:viewBox="0 0 420 310" svg:d="M420 204c0-9-8-6-12-9-11 0-11 6-14 12-16 55-44 83-72 83-14 0-17-8-17-25 0-14 3-22 17-53 5-22 36-95 36-134 0-67-53-78-89-78-59 0-98 36-118 64-6-47-45-64-73-64-30 0-44 22-56 39-14 25-22 64-22 67 0 8 8 8 11 8 9 0 9-2 14-19 11-42 23-75 51-75 16 0 22 16 22 33 0 14-6 39-11 59s-10 41-14 61c-8 29-15 58-23 87-2 8-5 25-5 28 0 14 11 22 22 22s21-7 25-14c5-7 11-31 14-45 5-20 10-41 14-61 6-14 9-31 11-45 9-28 12-33 31-61 20-28 51-64 104-64 39 0 39 36 39 47 0 42-28 117-39 148-9 17-11 25-11 36 0 37 30 59 64 59 70 0 101-95 101-106z">
              <text:p/>
            </draw:path>
            <draw:path draw:style-name="gr4" draw:text-style-name="P5" draw:layer="layout" svg:width="0.458cm" svg:height="0.457cm" svg:x="6.614cm" svg:y="10.937cm" svg:viewBox="0 0 459 458" svg:d="M459 229c0-8-6-14-14-14-67 0-135 0-202 0 0-67 0-134 0-201 0-6-5-14-14-14-8 0-14 8-14 14 0 67 0 134 0 201-67 0-134 0-201 0-8 0-14 6-14 14s6 14 14 14c67 0 134 0 201 0 0 67 0 134 0 201 0 8 6 14 14 14 9 0 14-6 14-14 0-67 0-134 0-201 67 0 135 0 202 0 8 0 14-6 14-14z">
              <text:p/>
            </draw:path>
            <draw:path draw:style-name="gr4" draw:text-style-name="P5" draw:layer="layout" svg:width="0.251cm" svg:height="0.451cm" svg:x="7.184cm" svg:y="10.884cm" svg:viewBox="0 0 252 452" svg:d="M252 452c0-7 0-15 0-22-10 0-19 0-28 0-67 0-67-11-67-33 0-127 0-254 0-380 0-17-3-17-20-17-45 42-109 42-137 42 0 8 0 17 0 25 17 0 62 0 101-20 0 117 0 233 0 350 0 22 0 33-70 33-9 0-17 0-25 0 0 7 0 15 0 22 41-1 82-1 123-2 41 1 82 1 123 2z">
              <text:p/>
            </draw:path>
          </draw:g>
          <draw:g draw:style-name="gr2">
            <svg:title>TexMaths</svg:title>
            <svg:desc>28§display§|0\rangle§svg§600§FALSE§</svg:desc>
            <draw:path draw:style-name="gr3" draw:text-style-name="P4" draw:layer="layout" svg:width="0.932cm" svg:height="0.876cm" svg:x="9.582cm" svg:y="13.295cm" svg:viewBox="0 0 933 877" svg:d="M0 0c311 0 622 0 933 0 0 292 0 584 0 877-311 0-622 0-933 0 0-293 0-585 0-877z">
              <text:p/>
            </draw:path>
            <draw:path draw:style-name="gr4" draw:text-style-name="P5" draw:layer="layout" svg:width="0.038cm" svg:height="0.976cm" svg:x="9.649cm" svg:y="13.245cm" svg:viewBox="0 0 39 977" svg:d="M39 957c0-312 0-625 0-937 0-12-8-20-19-20-12 0-20 8-20 20 0 312 0 625 0 937 0 12 8 20 20 20 11 0 19-8 19-20z">
              <text:p/>
            </draw:path>
            <draw:path draw:style-name="gr4" draw:text-style-name="P5" draw:layer="layout" svg:width="0.41cm" svg:height="0.672cm" svg:x="9.842cm" svg:y="13.326cm" svg:viewBox="0 0 411 673" svg:d="M411 338c0-78-3-157-40-226-44-95-122-112-164-112-59 0-132 25-171 117-30 67-36 143-36 221 0 75 3 162 45 237 42 78 111 98 159 98 53 0 128-20 170-112 34-70 37-145 37-223zM330 327c0 75 0 139-12 203-14 92-69 123-114 123-36 0-95-25-112-120-11-58-11-148-11-206 0-62 0-126 8-179 17-117 93-126 115-126 33 0 98 17 117 115 9 56 9 128 9 190z">
              <text:p/>
            </draw:path>
            <draw:path draw:style-name="gr4" draw:text-style-name="P5" draw:layer="layout" svg:width="0.22cm" svg:height="0.976cm" svg:x="10.344cm" svg:y="13.245cm" svg:viewBox="0 0 221 977" svg:d="M221 489c0-3 0-4 0-6-61-156-121-313-182-469-5-8-11-14-19-14-12 0-20 8-20 20 0 2 0 3 0 5 61 155 121 309 182 464-61 154-121 308-182 463 0 2 0 3 0 5 0 12 8 20 20 20 8 0 14-6 19-14 61-156 121-313 182-469 0-2 0-3 0-5z">
              <text:p/>
            </draw:path>
          </draw:g>
          <draw:line draw:style-name="gr23" draw:text-style-name="P9" draw:layer="layout" svg:x1="11.082cm" svg:y1="7.722cm" svg:x2="20.334cm" svg:y2="7.755cm">
            <text:p/>
          </draw:line>
          <draw:line draw:style-name="gr23" draw:text-style-name="P9" draw:layer="layout" svg:x1="11.083cm" svg:y1="9.137cm" svg:x2="20.335cm" svg:y2="9.17cm">
            <text:p/>
          </draw:line>
          <draw:line draw:style-name="gr23" draw:text-style-name="P9" draw:layer="layout" svg:x1="11.083cm" svg:y1="10.637cm" svg:x2="20.335cm" svg:y2="10.67cm">
            <text:p/>
          </draw:line>
          <draw:line draw:style-name="gr23" draw:text-style-name="P9" draw:layer="layout" svg:x1="11.083cm" svg:y1="12.137cm" svg:x2="20.335cm" svg:y2="12.17cm">
            <text:p/>
          </draw:line>
          <draw:line draw:style-name="gr23" draw:text-style-name="P9" draw:layer="layout" svg:x1="11.082cm" svg:y1="13.722cm" svg:x2="20.334cm" svg:y2="13.755cm">
            <text:p/>
          </draw:line>
          <draw:g draw:style-name="gr2">
            <svg:title>TexMaths</svg:title>
            <svg:desc>28§display§|\psi\rangle_{n}§svg§600§FALSE§</svg:desc>
            <draw:path draw:style-name="gr3" draw:text-style-name="P4" draw:layer="layout" svg:width="1.657cm" svg:height="0.882cm" svg:x="8.833cm" svg:y="9.622cm" svg:viewBox="0 0 1658 883" svg:d="M0 0c553 0 1105 0 1658 0 0 294 0 588 0 883-553 0-1105 0-1658 0 0-295 0-589 0-883z">
              <text:p/>
            </draw:path>
            <draw:path draw:style-name="gr4" draw:text-style-name="P5" draw:layer="layout" svg:width="0.038cm" svg:height="0.977cm" svg:x="8.9cm" svg:y="9.572cm" svg:viewBox="0 0 39 978" svg:d="M39 958c0-313 0-626 0-938 0-12-8-20-19-20-12 0-20 8-20 20 0 312 0 625 0 938 0 11 8 20 20 20 11 0 19-9 19-20z">
              <text:p/>
            </draw:path>
            <draw:path draw:style-name="gr4" draw:text-style-name="P5" draw:layer="layout" svg:width="0.594cm" svg:height="0.879cm" svg:x="9.084cm" svg:y="9.628cm" svg:viewBox="0 0 595 880" svg:d="M595 316c0-56-27-70-44-70-25 0-48 25-48 47 0 11 6 20 14 25 11 12 37 37 37 84 0 64-54 143-87 179-87 87-148 87-185 87 54-215 108-429 163-643 0-3 2-11 2-14 0-11-5-11-11-11-11 0-11 0-14 20-55 215-110 430-165 645-72-9-112-45-112-109 0-20 0-45 53-182 6-11 12-28 12-47 0-45-31-81-81-81-93 0-129 142-129 151 0 8 7 5 11 8 11 0 11 0 17-17 25-92 64-120 98-120 8 0 25 0 25 31 0 25-8 50-22 84-48 123-48 148-48 164 0 95 78 135 171 140-9 36-9 36-23 90-3 11-22 89-22 92 5 3 0 11 14 11 3-2 5 0 8-6 3 0 9-25 11-39 13-48 25-97 37-145 36 0 123 0 215-106 42-45 62-87 73-118 8-25 30-108 30-150z">
              <text:p/>
            </draw:path>
            <draw:path draw:style-name="gr4" draw:text-style-name="P5" draw:layer="layout" svg:width="0.22cm" svg:height="0.977cm" svg:x="9.758cm" svg:y="9.572cm" svg:viewBox="0 0 221 978" svg:d="M221 489c0-3 0-3 0-6-61-156-121-313-182-469-3-8-11-14-19-14-12 0-20 8-20 20 0 2 0 5 0 8 61 154 121 307 182 461-61 154-121 309-182 463 0 3 0 3 0 6 0 11 8 20 20 20 8 0 16-3 19-12 61-156 121-312 182-469 0-3 0-5 0-8z">
              <text:p/>
            </draw:path>
            <draw:path draw:style-name="gr4" draw:text-style-name="P5" draw:layer="layout" svg:width="0.418cm" svg:height="0.309cm" svg:x="10.122cm" svg:y="10.245cm" svg:viewBox="0 0 419 310" svg:d="M419 204c0-8-8-8-11-8-11 0-11 5-14 11-14 56-45 83-72 83-14 0-17-8-17-25 0-14 3-22 17-53 8-22 36-95 36-134 0-67-53-78-90-78-58 0-95 36-117 64-6-47-45-64-73-64-30 0-44 22-56 36-14 28-22 67-22 70 0 9 8 9 11 9 9 0 11-3 14-20 11-42 25-75 50-75 20 0 23 16 23 33 0 14-6 39-11 56-5 21-10 43-14 64-8 29-15 58-23 87-2 8-5 25-5 28 0 14 11 22 22 22s24-10 28-17 8-28 11-42c5-20 10-41 14-61 6-14 9-31 14-45 6-28 9-33 28-61 20-28 50-64 104-64 39 0 39 36 39 47 0 42-28 117-39 145-9 20-12 28-12 39 0 37 31 59 65 59 70 0 100-95 100-106z">
              <text:p/>
            </draw:path>
          </draw:g>
          <draw:g draw:style-name="gr2">
            <svg:title>TexMaths</svg:title>
            <svg:desc>28§display§\left\{ \right.§svg§600§FALSE§</svg:desc>
            <draw:path draw:style-name="gr3" draw:text-style-name="P4" draw:layer="layout" svg:width="0.314cm" svg:height="4.038cm" svg:x="10.582cm" svg:y="7.952cm" svg:viewBox="0 0 315 4039" svg:d="M0 0c105 0 210 0 315 0 0 1346 0 2693 0 4039-105 0-210 0-315 0 0-1346 0-2693 0-4039z">
              <text:p/>
            </draw:path>
            <draw:path draw:style-name="gr4" draw:text-style-name="P5" draw:layer="layout" svg:width="0.341cm" svg:height="4.5cm" svg:x="10.604cm" svg:y="7.722cm" svg:viewBox="0 0 342 4501" svg:d="M342 4450c0-39-5-64-11-64-75 0-128-218-128-449 0-376 0-753 0-1129 0-256-47-461-111-564 64-90 111-295 111-551 0-376 0-753 0-1129 0-231 53-449 128-449 6 0 11-32 11-64s-5-51-11-51c-103 0-192 231-192 564 0 376 0 753 0 1129 0 256-53 500-125 500-8 0-14 19-14 51s6 64 14 64c72 0 125 244 125 500 0 376 0 753 0 1129 0 333 89 564 192 564 6 0 11-26 11-51z">
              <text:p/>
            </draw:path>
          </draw:g>
          <draw:g draw:style-name="gr2">
            <svg:title>TexMaths</svg:title>
            <svg:desc>28§display§\left\{ \right.§svg§600§FALSE§</svg:desc>
            <draw:path draw:style-name="gr3" draw:text-style-name="P4" draw:layer="layout" svg:width="0.314cm" svg:height="5.834cm" svg:x="8.262cm" svg:y="8.055cm" svg:viewBox="0 0 315 5835" svg:d="M0 0c105 0 210 0 315 0 0 1945 0 3890 0 5835-105 0-210 0-315 0 0-1945 0-3890 0-5835z">
              <text:p/>
            </draw:path>
            <draw:path draw:style-name="gr4" draw:text-style-name="P5" draw:layer="layout" svg:width="0.341cm" svg:height="6.5cm" svg:x="8.284cm" svg:y="7.721cm" svg:viewBox="0 0 342 6501" svg:d="M342 6427c0-55-5-92-11-92-75 0-128-315-128-649 0-543 0-1086 0-1630 0-370-47-666-111-815 64-129 111-426 111-796 0-543 0-1087 0-1630 0-333 53-648 128-648 6 0 11-47 11-93s-5-74-11-74c-103 0-192 333-192 815 0 543 0 1087 0 1630 0 370-53 722-125 722-8 0-14 28-14 74 0 47 6 93 14 93 72 0 125 352 125 722 0 544 0 1087 0 1630 0 482 89 815 192 815 6 0 11-37 11-74z">
              <text:p/>
            </draw:path>
          </draw:g>
          <draw:custom-shape draw:style-name="gr24" draw:text-style-name="P19" draw:layer="layout" svg:width="3.5cm" svg:height="5.5cm" svg:x="13.326cm" svg:y="7.223cm">
            <text:p text:style-name="P7"><text:span text:style-name="T8">U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1.818cm" svg:height="1.093cm" svg:x="1.951cm" svg:y="1.411cm">
          <draw:text-box>
            <text:p><text:span text:style-name="T3">Quantum Tunneling: Localization(</text:span><text:span text:style-name="T4">|x&gt;</text:span><text:span text:style-name="T3">)</text:span></text:p>
          </draw:text-box>
        </draw:frame>
        <draw:line draw:style-name="gr12" draw:text-style-name="P9" draw:layer="layout" svg:x1="2.02cm" svg:y1="2.52cm" svg:x2="16.52cm" svg:y2="2.52cm">
          <text:p/>
        </draw:line>
        <draw:g draw:style-name="gr2">
          <svg:title>TexMaths</svg:title>
          <svg:desc>28§display§\langle K \rangle &lt; \langle V \rangle§svg§600§FALSE§</svg:desc>
          <draw:path draw:style-name="gr3" draw:text-style-name="P4" draw:layer="layout" svg:width="2.547cm" svg:height="0.558cm" svg:x="13.935cm" svg:y="6.364cm" svg:viewBox="0 0 2548 559" svg:d="M0 0c849 0 1699 0 2548 0 0 186 0 373 0 559-849 0-1699 0-2548 0 0-186 0-373 0-559z">
            <text:p/>
          </draw:path>
          <draw:path draw:style-name="gr4" draw:text-style-name="P5" draw:layer="layout" svg:width="0.129cm" svg:height="0.622cm" svg:x="13.97cm" svg:y="6.332cm" svg:viewBox="0 0 130 623" svg:d="M130 611c0-2 0-4 0-6-35-98-71-196-107-294 36-98 72-196 107-293 0-2 0-4 0-6 0-7-4-12-11-12-5 0-8 4-10 9-36 99-73 199-109 298 0 2 0 1 0 4 0 2 0 3 0 5 36 99 73 199 109 298 2 6 5 9 10 9 7 0 11-5 11-12z">
            <text:p/>
          </draw:path>
          <draw:path draw:style-name="gr4" draw:text-style-name="P5" draw:layer="layout" svg:width="0.493cm" svg:height="0.423cm" svg:x="14.153cm" svg:y="6.375cm" svg:viewBox="0 0 494 424" svg:d="M494 7c0-3-2-7-7-7-11 0-26 2-41 2-20 0-43-2-64-2-4 0-10 0-10 12 0 4 1 6 6 8 13 0 18 3 18 12 0 11-18 25-21 28-76 62-151 125-226 187 15-67 30-133 46-199 5-23 6-28 49-28 15 0 20 0 20-13 0-7-5-7-8-7-25 1-50 1-74 2-25-1-50-1-75-2-5 0-13 0-13 11 0 9 7 9 18 9 7 0 18 0 25 0 8 1 13 3 13 10 0 2-1 4-3 13-26 111-52 222-78 333-5 23-6 29-52 29-10 0-17 0-17 12 0 7 7 7 8 7 25 0 50-1 75-1 12 0 25 0 38 0 11 0 24 1 36 1 5 0 11 0 11-12 0-7-4-7-14-7-22 0-38 0-38-11 0-3 3-18 5-27 7-33 15-66 23-99 28-24 57-47 86-71 22 56 45 111 67 167 7 18 7 18 7 21 0 20-25 20-30 20-6 0-13 0-13 12 0 7 5 5 8 7 23 0 48-1 71-1 13 0 45 1 58 1 2 0 10 0 10-12 0-7-7-7-12-7-24 0-31-6-39-27-28-68-55-136-83-204-1-4-3-7-3-9 5-5 10-11 16-14 34-29 69-57 103-85 54-43 76-45 94-46 5-2 10-2 10-13z">
            <text:p/>
          </draw:path>
          <draw:path draw:style-name="gr4" draw:text-style-name="P5" draw:layer="layout" svg:width="0.129cm" svg:height="0.622cm" svg:x="14.695cm" svg:y="6.332cm" svg:viewBox="0 0 130 623" svg:d="M130 311c0-2 0-2 0-4-36-99-72-199-109-298-1-5-6-9-9-9-7 0-12 5-12 12 0 2 0 4 0 6 36 97 72 195 107 293-35 98-71 196-107 294 0 2 0 4 0 6 0 7 5 12 12 12 3 0 8-3 9-9 37-99 73-199 109-298 0-2 0-2 0-5z">
            <text:p/>
          </draw:path>
          <draw:path draw:style-name="gr4" draw:text-style-name="P5" draw:layer="layout" svg:width="0.361cm" svg:height="0.369cm" svg:x="15.095cm" svg:y="6.458cm" svg:viewBox="0 0 362 370" svg:d="M354 346c-105-54-211-108-317-162 106-53 212-106 317-160 15-7 5-30-10-23-112 57-224 114-337 171-9 5-9 21 0 26 113 57 225 114 337 171 15 7 25-16 10-23z">
            <text:p/>
          </draw:path>
          <draw:path draw:style-name="gr4" draw:text-style-name="P5" draw:layer="layout" svg:width="0.129cm" svg:height="0.622cm" svg:x="15.727cm" svg:y="6.332cm" svg:viewBox="0 0 130 623" svg:d="M130 611c0-2 0-4 0-6-35-98-71-196-107-294 36-98 72-196 107-293 0-2 0-4 0-6 0-7-4-12-11-12-5 0-8 4-12 9-35 99-71 199-107 298 0 2 0 1 0 4 0 2 0 3 0 5 36 99 72 199 107 298 4 6 7 9 12 9 7 0 11-5 11-12z">
            <text:p/>
          </draw:path>
          <draw:path draw:style-name="gr4" draw:text-style-name="P5" draw:layer="layout" svg:width="0.414cm" svg:height="0.437cm" svg:x="15.92cm" svg:y="6.375cm" svg:viewBox="0 0 415 438" svg:d="M415 7c0-5-4-7-9-7-15 0-31 2-46 2-20 0-40-2-58-2-3 0-11 0-11 11 0 7 5 9 10 9 14 0 26 7 26 19 0 9-6 15-8 23-60 102-119 204-179 305-13-110-26-220-39-330 0-10 13-17 39-17 9 0 15 0 15-13 0-7-5-7-8-7-23 0-48 2-73 2-10 0-21-2-31-2s-22 0-31 0c-4 0-12 0-12 11 0 9 7 9 15 9 33 0 33 5 35 19 15 128 30 257 46 385 1 13 5 14 11 14 10 0 12-3 17-10 69-119 139-238 208-357 30-50 53-51 74-51 9-2 6-9 9-13z">
            <text:p/>
          </draw:path>
          <draw:path draw:style-name="gr4" draw:text-style-name="P5" draw:layer="layout" svg:width="0.131cm" svg:height="0.622cm" svg:x="16.381cm" svg:y="6.332cm" svg:viewBox="0 0 132 623" svg:d="M132 311c0-2 0-2-2-4-35-99-71-199-107-298-2-5-6-9-11-9s-12 5-12 12c0 2 0 4 2 6 35 97 70 195 105 293-35 98-70 196-105 294-2 2-2 4-2 6 0 7 7 12 12 12s9-3 11-9c36-99 72-199 107-298 2-2 2-2 2-5z">
            <text:p/>
          </draw:path>
        </draw:g>
        <draw:g draw:style-name="gr2">
          <svg:title>TexMaths</svg:title>
          <svg:desc>28§display§|\psi\rangle_{n}§svg§600§FALSE§</svg:desc>
          <draw:path draw:style-name="gr3" draw:text-style-name="P4" draw:layer="layout" svg:width="1.657cm" svg:height="0.882cm" svg:x="12.163cm" svg:y="3.962cm" svg:viewBox="0 0 1658 883" svg:d="M0 0c553 0 1105 0 1658 0 0 294 0 588 0 883-553 0-1105 0-1658 0 0-295 0-589 0-883z">
            <text:p/>
          </draw:path>
          <draw:path draw:style-name="gr4" draw:text-style-name="P5" draw:layer="layout" svg:width="0.038cm" svg:height="0.977cm" svg:x="12.23cm" svg:y="3.912cm" svg:viewBox="0 0 39 978" svg:d="M39 958c0-313 0-626 0-938 0-12-8-20-19-20-12 0-20 8-20 20 0 312 0 625 0 938 0 11 8 20 20 20 11 0 19-9 19-20z">
            <text:p/>
          </draw:path>
          <draw:path draw:style-name="gr4" draw:text-style-name="P5" draw:layer="layout" svg:width="0.594cm" svg:height="0.879cm" svg:x="12.414cm" svg:y="3.968cm" svg:viewBox="0 0 595 880" svg:d="M595 316c0-56-27-70-44-70-25 0-48 25-48 47 0 11 6 20 14 25 11 12 37 37 37 84 0 64-54 143-87 179-87 87-148 87-185 87 54-215 108-429 163-643 0-3 2-11 2-14 0-11-5-11-11-11-11 0-11 0-14 20-55 215-110 430-165 645-72-9-112-45-112-109 0-20 0-45 53-182 6-11 12-28 12-47 0-45-31-81-81-81-93 0-129 142-129 151 0 8 7 5 11 8 11 0 11 0 17-17 25-92 64-120 98-120 8 0 25 0 25 31 0 25-8 50-22 84-48 123-48 148-48 164 0 95 78 135 171 140-9 36-9 36-23 90-3 11-22 89-22 92 5 3 0 11 14 11 3-2 5 0 8-6 3 0 9-25 11-39 13-48 25-97 37-145 36 0 123 0 215-106 42-45 62-87 73-118 8-25 30-108 30-150z">
            <text:p/>
          </draw:path>
          <draw:path draw:style-name="gr4" draw:text-style-name="P5" draw:layer="layout" svg:width="0.22cm" svg:height="0.977cm" svg:x="13.088cm" svg:y="3.912cm" svg:viewBox="0 0 221 978" svg:d="M221 489c0-3 0-3 0-6-61-156-121-313-182-469-3-8-11-14-19-14-12 0-20 8-20 20 0 2 0 5 0 8 61 154 121 307 182 461-61 154-121 309-182 463 0 3 0 3 0 6 0 11 8 20 20 20 8 0 16-3 19-12 61-156 121-312 182-469 0-3 0-5 0-8z">
            <text:p/>
          </draw:path>
          <draw:path draw:style-name="gr4" draw:text-style-name="P5" draw:layer="layout" svg:width="0.418cm" svg:height="0.309cm" svg:x="13.452cm" svg:y="4.585cm" svg:viewBox="0 0 419 310" svg:d="M419 204c0-8-8-8-11-8-11 0-11 5-14 11-14 56-45 83-72 83-14 0-17-8-17-25 0-14 3-22 17-53 8-22 36-95 36-134 0-67-53-78-90-78-58 0-95 36-117 64-6-47-45-64-73-64-30 0-44 22-56 36-14 28-22 67-22 70 0 9 8 9 11 9 9 0 11-3 14-20 11-42 25-75 50-75 20 0 23 16 23 33 0 14-6 39-11 56-5 21-10 43-14 64-8 29-15 58-23 87-2 8-5 25-5 28 0 14 11 22 22 22s24-10 28-17 8-28 11-42c5-20 10-41 14-61 6-14 9-31 14-45 6-28 9-33 28-61 20-28 50-64 104-64 39 0 39 36 39 47 0 42-28 117-39 145-9 20-12 28-12 39 0 37 31 59 65 59 70 0 100-95 100-106z">
            <text:p/>
          </draw:path>
        </draw:g>
        <draw:g draw:style-name="gr2">
          <svg:title>TexMaths</svg:title>
          <svg:desc>28§display§| \psi \rangle_{n+1}§svg§600§FALSE§</svg:desc>
          <draw:path draw:style-name="gr3" draw:text-style-name="P4" draw:layer="layout" svg:width="2.55cm" svg:height="0.932cm" svg:x="15.918cm" svg:y="3.895cm" svg:viewBox="0 0 2551 933" svg:d="M0 0c850 0 1701 0 2551 0 0 311 0 622 0 933-850 0-1701 0-2551 0 0-311 0-622 0-933z">
            <text:p/>
          </draw:path>
          <draw:path draw:style-name="gr4" draw:text-style-name="P5" draw:layer="layout" svg:width="0.038cm" svg:height="0.979cm" svg:x="15.985cm" svg:y="3.845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595cm" svg:height="0.879cm" svg:x="16.17cm" svg:y="3.901cm" svg:viewBox="0 0 596 880" svg:d="M596 316c0-56-28-70-45-70-25 0-48 25-48 47 0 11 6 20 14 25 12 12 37 37 37 84 0 64-53 143-87 179-87 86-148 86-185 86 55-214 109-428 163-642 0-3 3-11 3-14 0-11-6-11-12-11-11 0-11 3-14 20-55 215-110 430-165 645-72-9-112-45-112-109 0-20 0-45 54-182 5-11 11-28 11-47 0-45-31-81-81-81-93 0-129 142-129 151 0 11 7 7 11 11 11 0 11-3 17-20 25-92 64-120 98-120 8 0 25 0 25 31 0 25-11 50-22 84-48 122-48 148-48 164 0 95 76 134 171 140-9 36-9 36-23 89-2 11-22 90-22 92 5 4 0 12 14 12 3-2 6 0 8-6 3 0 9-25 12-39 12-48 24-97 36-145 36 0 123 0 215-106 42-45 62-87 73-118 8-25 31-109 31-150z">
            <text:p/>
          </draw:path>
          <draw:path draw:style-name="gr4" draw:text-style-name="P5" draw:layer="layout" svg:width="0.22cm" svg:height="0.979cm" svg:x="16.844cm" svg:y="3.845cm" svg:viewBox="0 0 221 980" svg:d="M221 489c0-3 0-3 0-6-61-156-121-313-182-469-3-8-11-14-19-14-12 0-20 8-20 20 0 2 0 5 0 8 61 154 121 307 182 461-61 154-121 309-182 463 0 3 0 3 0 6 0 11 8 22 20 22 8 0 16-5 19-14 61-156 121-313 182-469 0-3 0-6 0-8z">
            <text:p/>
          </draw:path>
          <draw:path draw:style-name="gr4" draw:text-style-name="P5" draw:layer="layout" svg:width="0.419cm" svg:height="0.309cm" svg:x="17.207cm" svg:y="4.518cm" svg:viewBox="0 0 420 310" svg:d="M420 204c0-9-8-6-12-9-11 0-11 6-14 12-16 55-44 83-72 83-14 0-17-8-17-25 0-14 3-22 17-53 5-22 36-95 36-134 0-67-53-78-89-78-59 0-98 36-118 64-6-47-45-64-73-64-30 0-44 22-56 39-14 25-22 64-22 67 0 8 8 8 11 8 9 0 9-2 14-19 11-42 23-75 51-75 16 0 22 16 22 33 0 14-6 39-11 59s-10 41-14 61c-8 29-15 58-23 87-2 8-5 25-5 28 0 14 11 22 22 22s21-7 25-14c5-7 11-31 14-45 5-20 10-41 14-61 6-14 9-31 11-45 9-28 12-33 31-61 20-28 51-64 104-64 39 0 39 36 39 47 0 42-28 117-39 148-9 17-11 25-11 36 0 37 30 59 64 59 70 0 101-95 101-106z">
            <text:p/>
          </draw:path>
          <draw:path draw:style-name="gr4" draw:text-style-name="P5" draw:layer="layout" svg:width="0.458cm" svg:height="0.457cm" svg:x="17.697cm" svg:y="4.42cm" svg:viewBox="0 0 459 458" svg:d="M459 229c0-8-6-14-14-14-67 0-135 0-202 0 0-67 0-134 0-201 0-6-5-14-14-14-8 0-14 8-14 14 0 67 0 134 0 201-67 0-134 0-201 0-8 0-14 6-14 14s6 14 14 14c67 0 134 0 201 0 0 67 0 134 0 201 0 8 6 14 14 14 9 0 14-6 14-14 0-67 0-134 0-201 67 0 135 0 202 0 8 0 14-6 14-14z">
            <text:p/>
          </draw:path>
          <draw:path draw:style-name="gr4" draw:text-style-name="P5" draw:layer="layout" svg:width="0.251cm" svg:height="0.451cm" svg:x="18.267cm" svg:y="4.367cm" svg:viewBox="0 0 252 452" svg:d="M252 452c0-7 0-15 0-22-10 0-19 0-28 0-67 0-67-11-67-33 0-127 0-254 0-380 0-17-3-17-20-17-45 42-109 42-137 42 0 8 0 17 0 25 17 0 62 0 101-20 0 117 0 233 0 350 0 22 0 33-70 33-9 0-17 0-25 0 0 7 0 15 0 22 41-1 82-1 123-2 41 1 82 1 123 2z">
            <text:p/>
          </draw:path>
        </draw:g>
        <draw:line draw:style-name="gr25" draw:text-style-name="P9" draw:layer="layout" svg:x1="14.29cm" svg:y1="4.395cm" svg:x2="15.298cm" svg:y2="4.395cm">
          <text:p/>
        </draw:line>
        <draw:path draw:style-name="gr4" draw:text-style-name="P5" draw:layer="layout" svg:width="0.038cm" svg:height="0.979cm" svg:x="11.826cm" svg:y="6cm" svg:viewBox="0 0 39 980" svg:d="M39 961c0-314 0-628 0-941 0-12-8-20-19-20-12 0-20 8-20 20 0 313 0 627 0 941 0 11 8 19 20 19 11 0 19-8 19-19z">
          <text:p/>
        </draw:path>
        <draw:path draw:style-name="gr4" draw:text-style-name="P5" draw:layer="layout" svg:width="0.444cm" svg:height="0.689cm" svg:x="12.036cm" svg:y="6.056cm" svg:viewBox="0 0 445 690" svg:d="M445 307c0-28-23-61-67-61-25 0-73 8-143 86-34 37-73 76-109 92 34-137 69-275 103-413-4-4 0-11-14-11-22 0-95 8-120 8-8 3-17 3-17 20 0 14 9 14 23 14 47 0 50 5 50 17-1 6-2 13-3 19-47 187-95 374-142 562-6 13-6 16-6 22 0 22 20 28 28 28 14 0 28-9 34-20 5-11 50-190 56-215 33 3 114 20 114 84 0 6 0 11-3 20-2 11-5 22-5 33 0 59 39 98 92 98 28 0 56-17 76-53 25-42 24-65 36-98 0-8-8-8-11-8-11 0-11 2-14 16-20 70-42 120-87 120-17 0-31-11-31-44 0-17 3-39 9-56 3-17 3-20 3-31 0-61-62-92-146-103 31-17 62-48 84-70 48-53 95-95 143-95 5 0 5 0 8 0 11 3 11 3 20 8 2 0 2 3 5 3-47 6-56 42-56 53 0 17 12 37 37 37s53-23 53-62z">
          <text:p/>
        </draw:path>
        <draw:path draw:style-name="gr4" draw:text-style-name="P5" draw:layer="layout" svg:width="0.22cm" svg:height="0.979cm" svg:x="12.562cm" svg:y="6cm" svg:viewBox="0 0 221 980" svg:d="M221 489c0-3 0-3 0-6-62-156-123-313-185-469-2-8-8-14-16-14-12 0-20 8-20 20 0 2 0 5 0 8 61 154 121 307 182 461-61 154-121 309-182 463 0 3 0 6 0 9 0 11 8 19 20 19 8 0 14-5 16-14 62-156 123-313 185-469 0-3 0-3 0-8z">
          <text:p/>
        </draw:path>
        <draw:path draw:style-name="gr4" draw:text-style-name="P5" draw:layer="layout" svg:width="0.038cm" svg:height="0.979cm" svg:x="17.516cm" svg:y="6.02cm" svg:viewBox="0 0 39 980" svg:d="M39 961c0-314 0-628 0-941 0-12-8-20-19-20-12 0-20 8-20 20 0 313 0 627 0 941 0 11 8 19 20 19 11 0 19-8 19-19z">
          <text:p/>
        </draw:path>
        <draw:path draw:style-name="gr4" draw:text-style-name="P5" draw:layer="layout" svg:width="0.22cm" svg:height="0.979cm" svg:x="18.252cm" svg:y="6.02cm" svg:viewBox="0 0 221 980" svg:d="M221 489c0-3 0-3 0-6-62-156-123-313-185-469-2-8-8-14-16-14-12 0-20 8-20 20 0 2 0 5 0 8 61 154 121 307 182 461-61 154-121 309-182 463 0 3 0 6 0 9 0 11 8 19 20 19 8 0 14-5 16-14 62-156 123-313 185-469 0-3 0-3 0-8z">
          <text:p/>
        </draw:path>
        <draw:path draw:style-name="gr4" draw:text-style-name="P5" draw:layer="layout" svg:width="0.489cm" svg:height="0.443cm" svg:x="17.663cm" svg:y="6.288cm" svg:viewBox="0 0 490 444" svg:d="M490 64c0-50-59-64-93-64-56 0-92 53-103 75-25-64-76-75-107-75-100 0-156 126-156 151 0 11 7 7 11 11 8 0 11-3 14-11 31-104 98-129 131-129 17 0 54 9 54 65 0 30-17 97-54 234-16 62-50 101-95 101-5 0-28 0-47-11 22-6 45-26 45-54 0-27-23-33-37-33-28 0-53 25-53 56 0 44 48 64 92 64 65 0 101-70 104-75 11 36 47 75 106 75 101 0 157-126 157-151 0-8-9-8-11-8-9 0-12 3-14 8-31 106-98 129-132 129-36 0-53-31-53-65 0-22 6-41 17-86s22-89 33-134c6-25 28-115 98-115 6 0 28 0 48 12-25 5-48 30-48 53 0 16 11 36 39 36 23 0 54-20 54-59z">
          <text:p/>
        </draw:path>
        <draw:line draw:style-name="gr29" draw:text-style-name="P9" draw:layer="layout" svg:x1="16.919cm" svg:y1="5.938cm" svg:x2="16.918cm" svg:y2="14.537cm">
          <text:p/>
        </draw:lin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>
        <draw:frame draw:style-name="gr11" draw:text-style-name="P10" draw:layer="layout" svg:width="14.519cm" svg:height="1.093cm" svg:x="1.951cm" svg:y="1.411cm">
          <draw:text-box>
            <text:p><text:span text:style-name="T3">Quantum Tunneling: Energy expectation value</text:span></text:p>
          </draw:text-box>
        </draw:frame>
        <draw:line draw:style-name="gr12" draw:text-style-name="P9" draw:layer="layout" svg:x1="2.02cm" svg:y1="2.52cm" svg:x2="16.52cm" svg:y2="2.52cm">
          <text:p/>
        </draw:line>
        <draw:g draw:style-name="gr2">
          <svg:title>TexMaths</svg:title>
          <svg:desc>28§display§\langle K \rangle_n &lt; V_0
§svg§600§FALSE§</svg:desc>
          <draw:path draw:style-name="gr3" draw:text-style-name="P4" draw:layer="layout" svg:width="4.339cm" svg:height="0.89cm" svg:x="4.994cm" svg:y="8.784cm" svg:viewBox="0 0 4340 891" svg:d="M0 0c1447 0 2893 0 4340 0 0 297 0 594 0 891-1447 0-2893 0-4340 0 0-297 0-594 0-891z">
            <text:p/>
          </draw:path>
          <draw:path draw:style-name="gr4" draw:text-style-name="P5" draw:layer="layout" svg:width="0.22cm" svg:height="0.979cm" svg:x="5.053cm" svg:y="8.734cm" svg:viewBox="0 0 221 980" svg:d="M221 960c0-2 0-5 0-8-61-153-121-307-182-461 61-154 121-309 182-463 0-3 0-6 0-8 0-12-8-20-20-20-8 0-14 6-16 14-62 156-123 313-185 469 0 3 0 6 0 8 0 3 0 3 0 6 62 156 123 313 185 469 2 8 8 14 16 14 12 0 20-8 20-20z">
            <text:p/>
          </draw:path>
          <draw:path draw:style-name="gr4" draw:text-style-name="P5" draw:layer="layout" svg:width="0.836cm" svg:height="0.666cm" svg:x="5.363cm" svg:y="8.801cm" svg:viewBox="0 0 837 667" svg:d="M837 11c0-5-3-11-12-11-19 0-44 3-70 3-33 0-72-3-109-3-5 0-16 0-16 20 0 5 2 8 11 11 22 0 31 5 31 19 0 17-31 39-37 45-128 98-255 195-383 293 26-104 52-208 78-313 9-36 11-44 84-44 25 0 34 0 34-20 0-11-9-11-14-11-42 1-84 2-126 3-43-1-86-2-129-3-6 0-20 0-20 17 0 14 12 14 31 14 11 0 31 0 42 0 14 3 20 5 20 16 0 3 0 6-3 20-44 175-88 350-131 525-12 39-12 45-90 45-17 0-28 0-28 19 0 11 11 11 14 11 42-1 84-2 126-2 21 0 43 1 64 2 20 0 42 0 62 0 8 0 19 0 19-19 0-11-8-11-25-11-36 0-64 0-64-17 0-6 5-28 8-42 13-51 26-102 39-154 49-38 97-76 146-114 38 87 76 175 115 262 11 28 11 28 11 37 0 28-42 28-51 28-11 0-22 0-22 19 0 11 9 8 14 11 39 0 81-2 120-2 23 0 76 2 96 2 5 0 19 0 19-19 0-11-11-11-19-11-42 0-54-9-68-42-46-107-93-214-140-321-2-3-5-12-5-14 9-8 17-17 28-23 58-44 116-89 173-134 93-67 129-69 160-72 8-3 17-3 17-20z">
            <text:p/>
          </draw:path>
          <draw:path draw:style-name="gr4" draw:text-style-name="P5" draw:layer="layout" svg:width="0.22cm" svg:height="0.979cm" svg:x="6.281cm" svg:y="8.734cm" svg:viewBox="0 0 221 980" svg:d="M221 491c0-2 0-5 0-8-62-156-123-313-185-469-2-8-11-14-16-14-12 0-20 8-20 20 0 2 0 5 0 8 61 154 121 309 182 463-61 154-121 308-182 461 0 3 0 6 0 8 0 12 8 20 20 20 5 0 14-6 16-14 62-156 123-313 185-469 0-3 0-3 0-6z">
            <text:p/>
          </draw:path>
          <draw:path draw:style-name="gr4" draw:text-style-name="P5" draw:layer="layout" svg:width="0.419cm" svg:height="0.306cm" svg:x="6.642cm" svg:y="9.41cm" svg:viewBox="0 0 420 307" svg:d="M420 204c0-9-9-9-11-9-9 0-9 3-12 12-16 53-44 81-72 81-14 0-17-9-17-23 0-17 3-25 14-56 8-22 36-95 36-131 0-67-53-78-89-78-56 0-96 34-115 61-6-47-48-61-76-61s-44 20-53 36c-14 25-25 65-25 67 0 9 7 6 11 9 11 0 11 0 17-20 8-39 22-75 50-75 17 0 23 17 23 36 0 11-6 36-11 56-6 20-12 41-17 61-7 29-13 58-20 87-3 11-5 18-8 28 0 17 14 22 22 22 14 0 25-8 28-14 3-5 9-28 11-42 6-20 12-41 17-61 3-17 9-31 11-48 9-28 9-33 28-61 20-28 53-64 104-64 42 0 42 36 42 50 0 39-31 117-42 145-6 20-9 25-9 36 0 37 28 59 65 59 70 0 98-95 98-103z">
            <text:p/>
          </draw:path>
          <draw:path draw:style-name="gr4" draw:text-style-name="P5" draw:layer="layout" svg:width="0.612cm" svg:height="0.581cm" svg:x="7.494cm" svg:y="8.933cm" svg:viewBox="0 0 613 582" svg:d="M600 544c-179-84-358-168-537-252 179-84 358-169 537-254 25-11 9-47-17-36-190 90-380 181-570 271-17 6-17 31 0 39 190 89 380 179 570 268 26 11 42-25 17-36z">
            <text:p/>
          </draw:path>
          <draw:path draw:style-name="gr4" draw:text-style-name="P5" draw:layer="layout" svg:width="0.699cm" svg:height="0.689cm" svg:x="8.511cm" svg:y="8.801cm" svg:viewBox="0 0 700 690" svg:d="M700 11c0-8-6-11-12-11-25 0-56 3-81 3-33 0-67-3-98-3-5 0-19 0-19 17 0 11 11 14 16 14 28 0 45 11 45 30 0 14-9 25-14 37-101 160-201 320-302 480-22-173-45-346-67-519 0-17 22-28 67-28 14 0 25 0 25-20 0-11-8-11-14-11-39 0-81 3-120 3-20 0-38-3-56-3s-36 0-53 0c-6 0-17 0-17 17 0 14 8 14 25 14 53 0 56 8 59 30 25 202 50 404 75 606 3 20 9 23 20 23 17 0 20-6 28-17 119-187 237-374 355-561 48-78 90-81 126-81 12-3 8-13 12-20z">
            <text:p/>
          </draw:path>
          <draw:path draw:style-name="gr4" draw:text-style-name="P5" draw:layer="layout" svg:width="0.318cm" svg:height="0.468cm" svg:x="9.065cm" svg:y="9.256cm" svg:viewBox="0 0 319 469" svg:d="M319 237c0-75-8-131-42-178-20-31-64-59-118-59-159 0-159 188-159 237s0 232 159 232c160 0 160-184 160-232zM255 226c0 53 0 103-9 145-14 65-59 79-87 79-33 0-75-20-86-76-11-39-11-95-11-148 0-50 0-100 11-139 14-53 59-67 86-67 37 0 73 22 84 61 12 36 12 87 12 145z">
            <text:p/>
          </draw:path>
        </draw:g>
        <draw:g draw:style-name="gr2">
          <svg:title>TexMaths</svg:title>
          <svg:desc>28§display§|\psi\rangle_{n}§svg§600§FALSE§</svg:desc>
          <draw:path draw:style-name="gr3" draw:text-style-name="P4" draw:layer="layout" svg:width="1.657cm" svg:height="0.882cm" svg:x="6.476cm" svg:y="5.512cm" svg:viewBox="0 0 1658 883" svg:d="M0 0c553 0 1105 0 1658 0 0 294 0 588 0 883-553 0-1105 0-1658 0 0-295 0-589 0-883z">
            <text:p/>
          </draw:path>
          <draw:path draw:style-name="gr4" draw:text-style-name="P5" draw:layer="layout" svg:width="0.038cm" svg:height="0.977cm" svg:x="6.543cm" svg:y="5.462cm" svg:viewBox="0 0 39 978" svg:d="M39 958c0-313 0-626 0-938 0-12-8-20-19-20-12 0-20 8-20 20 0 312 0 625 0 938 0 11 8 20 20 20 11 0 19-9 19-20z">
            <text:p/>
          </draw:path>
          <draw:path draw:style-name="gr4" draw:text-style-name="P5" draw:layer="layout" svg:width="0.594cm" svg:height="0.879cm" svg:x="6.727cm" svg:y="5.518cm" svg:viewBox="0 0 595 880" svg:d="M595 316c0-56-27-70-44-70-25 0-48 25-48 47 0 11 6 20 14 25 11 12 37 37 37 84 0 64-54 143-87 179-87 87-148 87-185 87 54-215 108-429 163-643 0-3 2-11 2-14 0-11-5-11-11-11-11 0-11 0-14 20-55 215-110 430-165 645-72-9-112-45-112-109 0-20 0-45 53-182 6-11 12-28 12-47 0-45-31-81-81-81-93 0-129 142-129 151 0 8 7 5 11 8 11 0 11 0 17-17 25-92 64-120 98-120 8 0 25 0 25 31 0 25-8 50-22 84-48 123-48 148-48 164 0 95 78 135 171 140-9 36-9 36-23 90-3 11-22 89-22 92 5 3 0 11 14 11 3-2 5 0 8-6 3 0 9-25 11-39 13-48 25-97 37-145 36 0 123 0 215-106 42-45 62-87 73-118 8-25 30-108 30-150z">
            <text:p/>
          </draw:path>
          <draw:path draw:style-name="gr4" draw:text-style-name="P5" draw:layer="layout" svg:width="0.22cm" svg:height="0.977cm" svg:x="7.401cm" svg:y="5.462cm" svg:viewBox="0 0 221 978" svg:d="M221 489c0-3 0-3 0-6-61-156-121-313-182-469-3-8-11-14-19-14-12 0-20 8-20 20 0 2 0 5 0 8 61 154 121 307 182 461-61 154-121 309-182 463 0 3 0 3 0 6 0 11 8 20 20 20 8 0 16-3 19-12 61-156 121-312 182-469 0-3 0-5 0-8z">
            <text:p/>
          </draw:path>
          <draw:path draw:style-name="gr4" draw:text-style-name="P5" draw:layer="layout" svg:width="0.418cm" svg:height="0.309cm" svg:x="7.765cm" svg:y="6.135cm" svg:viewBox="0 0 419 310" svg:d="M419 204c0-8-8-8-11-8-11 0-11 5-14 11-14 56-45 83-72 83-14 0-17-8-17-25 0-14 3-22 17-53 8-22 36-95 36-134 0-67-53-78-90-78-58 0-95 36-117 64-6-47-45-64-73-64-30 0-44 22-56 36-14 28-22 67-22 70 0 9 8 9 11 9 9 0 11-3 14-20 11-42 25-75 50-75 20 0 23 16 23 33 0 14-6 39-11 56-5 21-10 43-14 64-8 29-15 58-23 87-2 8-5 25-5 28 0 14 11 22 22 22s24-10 28-17 8-28 11-42c5-20 10-41 14-61 6-14 9-31 14-45 6-28 9-33 28-61 20-28 50-64 104-64 39 0 39 36 39 47 0 42-28 117-39 145-9 20-12 28-12 39 0 37 31 59 65 59 70 0 100-95 100-106z">
            <text:p/>
          </draw:path>
        </draw:g>
        <draw:line draw:style-name="gr30" draw:text-style-name="P9" draw:layer="layout" svg:x1="11.823cm" svg:y1="8.545cm" svg:x2="14.619cm" svg:y2="8.541cm">
          <text:p/>
        </draw:line>
        <draw:g draw:style-name="gr2">
          <svg:title>TexMaths</svg:title>
          <svg:desc>28§display§| \psi \rangle_{n+1} = | \psi \rangle_{n} \otimes | x \rangle§svg§600§FALSE§</svg:desc>
          <draw:path draw:style-name="gr3" draw:text-style-name="P4" draw:layer="layout" svg:width="8.136cm" svg:height="0.932cm" svg:x="15.158cm" svg:y="5.287cm" svg:viewBox="0 0 8137 933" svg:d="M0 0c2712 0 5424 0 8137 0 0 311 0 622 0 933-2713 0-5425 0-8137 0 0-311 0-622 0-933z">
            <text:p/>
          </draw:path>
          <draw:path draw:style-name="gr4" draw:text-style-name="P5" draw:layer="layout" svg:width="0.038cm" svg:height="0.979cm" svg:x="15.225cm" svg:y="5.237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595cm" svg:height="0.879cm" svg:x="15.41cm" svg:y="5.293cm" svg:viewBox="0 0 596 880" svg:d="M596 316c0-56-28-70-45-70-22 0-47 25-47 47 0 11 5 20 14 25 11 12 36 37 36 84 0 64-50 143-87 179-86 86-148 86-184 86 54-214 108-428 162-642 3-3 3-11 3-14 0-11-6-11-11-11-9 0-12 3-14 20-55 215-110 430-165 645-73-9-112-45-112-109 0-20 0-45 53-182 5-11 11-28 11-47 0-45-31-81-81-81-93 0-129 142-129 151 0 11 7 7 11 11 11 0 11-3 17-20 25-92 64-120 98-120 8 0 25 0 25 31 0 25-8 50-22 84-48 122-48 148-48 164 0 95 79 134 171 140-6 36-6 36-20 89-2 11-22 90-22 92 4 4 0 12 11 12 3-2 6 0 9-6 2 0 8-25 11-39 12-48 24-97 36-145 36 0 123 0 216-106 42-45 61-87 72-118 9-25 31-109 31-150z">
            <text:p/>
          </draw:path>
          <draw:path draw:style-name="gr4" draw:text-style-name="P5" draw:layer="layout" svg:width="0.223cm" svg:height="0.979cm" svg:x="16.084cm" svg:y="5.237cm" svg:viewBox="0 0 224 980" svg:d="M224 489c0-3 0-3-3-6-61-156-121-313-182-469-3-8-11-14-19-14-9 0-20 8-20 20 0 2 0 5 3 8 60 154 119 307 179 461-60 154-119 309-179 463-3 3-3 3-3 6 0 11 11 22 20 22 8 0 16-5 19-14 61-156 121-313 182-469 3-3 3-6 3-8z">
            <text:p/>
          </draw:path>
          <draw:path draw:style-name="gr4" draw:text-style-name="P5" draw:layer="layout" svg:width="0.419cm" svg:height="0.309cm" svg:x="16.448cm" svg:y="5.91cm" svg:viewBox="0 0 420 310" svg:d="M420 204c0-9-9-9-11-9-9 0-9 6-12 12-16 55-47 83-72 83-17 0-20-8-20-25 0-14 6-22 17-53 8-22 36-95 36-134 0-67-53-78-89-78-56 0-95 36-115 64-6-47-48-64-76-64s-44 22-53 39c-17 25-25 64-25 67 0 8 8 8 11 8 11 0 11-2 17-19 8-42 22-75 50-75 17 0 23 16 23 33 0 14-9 39-11 59-6 20-12 41-17 61-8 29-15 58-23 87-2 8-5 25-5 28 0 14 11 22 22 22 14 0 25-7 28-14s9-31 11-45c6-20 12-41 17-61 3-14 9-31 11-45 9-28 9-33 28-61 20-28 54-64 104-64 39 0 42 36 42 47 0 42-31 117-42 148-8 17-11 25-11 36 0 37 30 59 67 59 67 0 98-95 98-106z">
            <text:p/>
          </draw:path>
          <draw:path draw:style-name="gr4" draw:text-style-name="P5" draw:layer="layout" svg:width="0.458cm" svg:height="0.457cm" svg:x="16.941cm" svg:y="5.812cm" svg:viewBox="0 0 459 458" svg:d="M459 229c0-8-8-14-14-14-67 0-134 0-201 0 0-67 0-134 0-201 0-6-7-14-14-14s-14 8-14 14c0 67 0 134 0 201-68 0-135 0-202 0-8 0-14 6-14 14s6 14 14 14c67 0 134 0 202 0 0 67 0 134 0 201 0 8 7 14 14 14s14-6 14-14c0-67 0-134 0-201 67 0 134 0 201 0 6 0 14-6 14-14z">
            <text:p/>
          </draw:path>
          <draw:path draw:style-name="gr4" draw:text-style-name="P5" draw:layer="layout" svg:width="0.251cm" svg:height="0.451cm" svg:x="17.512cm" svg:y="5.759cm" svg:viewBox="0 0 252 452" svg:d="M252 452c0-7 0-15 0-22-9 0-19 0-28 0-67 0-67-11-67-33 0-127 0-254 0-380 0-17-3-17-23-17-42 42-106 42-134 42 0 8 0 17 0 25 17 0 62 0 101-20 0 117 0 233 0 350 0 22 0 33-70 33-9 0-17 0-25 0 0 7 0 15 0 22 41-1 82-1 123-2 41 1 82 1 123 2z">
            <text:p/>
          </draw:path>
          <draw:path draw:style-name="gr4" draw:text-style-name="P5" draw:layer="layout" svg:width="0.654cm" svg:height="0.228cm" svg:x="18.206cm" svg:y="5.611cm" svg:viewBox="0 0 655 229" svg:d="M655 20c0-9-8-20-20-20-205 0-410 0-615 0-12 0-20 10-20 20 0 9 8 19 20 19 205 0 410 0 615 0 12 0 20-8 20-19zM655 209c0-11-8-19-20-19-205 0-410 0-615 0-12 0-20 8-20 19 0 12 8 20 20 20 205 0 410 0 615 0 12 0 20-8 20-20z">
            <text:p/>
          </draw:path>
          <draw:path draw:style-name="gr4" draw:text-style-name="P5" draw:layer="layout" svg:width="0.038cm" svg:height="0.979cm" svg:x="19.306cm" svg:y="5.237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595cm" svg:height="0.879cm" svg:x="19.491cm" svg:y="5.293cm" svg:viewBox="0 0 596 880" svg:d="M596 316c0-56-25-70-42-70-25 0-50 25-50 47 0 11 5 20 14 25 11 12 36 37 36 84 0 64-50 143-87 179-86 86-148 86-184 86 54-214 108-428 162-642 3-3 3-11 3-14 0-11-6-11-11-11-9 0-12 3-14 20-54 215-109 430-163 645-75-9-112-45-112-109 0-20 0-45 51-182 5-11 11-28 11-47 0-45-31-81-78-81-96 0-132 142-132 151 0 11 7 7 11 11 11 0 11-3 17-20 25-92 67-120 98-120 8 0 25 0 25 31 0 25-8 50-22 84-48 122-48 148-48 164 0 95 79 134 171 140-6 36-6 36-20 89-2 11-22 90-22 92 4 4 0 12 11 12 3-2 6 0 9-6 2 0 8-25 11-39 13-48 26-97 39-145 36 0 123 0 215-106 40-45 59-87 70-118 9-25 31-109 31-150z">
            <text:p/>
          </draw:path>
          <draw:path draw:style-name="gr4" draw:text-style-name="P5" draw:layer="layout" svg:width="0.22cm" svg:height="0.979cm" svg:x="20.168cm" svg:y="5.237cm" svg:viewBox="0 0 221 980" svg:d="M221 489c0-3 0-3 0-6-61-156-123-313-185-469-2-8-11-14-16-14-12 0-20 8-20 20 0 2 0 5 0 8 61 154 121 307 182 461-61 154-121 309-182 463 0 3 0 3 0 6 0 11 8 22 20 22 5 0 14-5 16-14 62-156 124-313 185-469 0-3 0-6 0-8z">
            <text:p/>
          </draw:path>
          <draw:path draw:style-name="gr4" draw:text-style-name="P5" draw:layer="layout" svg:width="0.419cm" svg:height="0.309cm" svg:x="20.529cm" svg:y="5.91cm" svg:viewBox="0 0 420 310" svg:d="M420 204c0-9-9-9-11-9-9 0-9 6-12 12-16 55-44 83-72 83-14 0-17-8-17-25 0-14 3-22 14-53 8-22 36-95 36-134 0-67-53-78-89-78-56 0-95 36-115 64-6-47-48-64-76-64s-44 22-53 39c-14 25-25 64-25 67 0 8 7 6 11 8 11 0 11-2 17-19 8-42 22-75 50-75 17 0 23 16 23 33 0 14-6 39-11 59-6 20-12 41-17 61-7 29-13 58-20 87-3 8-8 25-8 28 0 14 14 22 22 22 14 0 25-7 28-14s9-31 11-45c6-20 12-41 17-61 3-14 9-31 11-45 9-28 9-33 28-61 20-28 54-64 104-64 42 0 42 36 42 47 0 42-31 117-42 148-6 17-8 25-8 36 0 37 27 59 64 59 70 0 98-95 98-106z">
            <text:p/>
          </draw:path>
          <draw:path draw:style-name="gr4" draw:text-style-name="P5" draw:layer="layout" svg:width="0.674cm" svg:height="0.666cm" svg:x="21.296cm" svg:y="5.393cm" svg:viewBox="0 0 675 667" svg:d="M635 332c0 76-28 143-75 196-66-65-131-131-196-196 65-64 130-128 196-192 47 50 75 120 75 192zM532 112c-66 65-131 130-196 195-64-65-129-130-193-195 50-48 119-73 193-73s145 25 196 73zM311 332c-66 65-131 131-196 196-48-53-76-122-76-196s28-142 76-192c65 64 130 128 196 192zM532 556c-51 44-122 72-196 72s-143-28-193-72c64-65 129-131 193-196 65 65 130 131 196 196zM675 332c0-184-153-332-339-332s-336 147-336 332c0 186 150 335 336 335s339-148 339-335z">
            <text:p/>
          </draw:path>
          <draw:path draw:style-name="gr4" draw:text-style-name="P5" draw:layer="layout" svg:width="0.038cm" svg:height="0.979cm" svg:x="22.351cm" svg:y="5.237cm" svg:viewBox="0 0 39 980" svg:d="M39 958c0-313 0-626 0-938 0-12-8-20-19-20-12 0-20 8-20 20 0 312 0 625 0 938 0 11 8 22 20 22 11 0 19-11 19-22z">
            <text:p/>
          </draw:path>
          <draw:path draw:style-name="gr4" draw:text-style-name="P5" draw:layer="layout" svg:width="0.489cm" svg:height="0.443cm" svg:x="22.536cm" svg:y="5.538cm" svg:viewBox="0 0 490 444" svg:d="M490 64c0-50-59-64-93-64-56 0-89 53-103 75-22-64-76-75-106-75-101 0-157 126-157 151 0 11 7 7 11 11 8 0 11-3 14-11 34-104 98-129 132-129 16 0 53 9 53 65 0 30-17 97-53 234-17 59-51 101-96 101-5 0-28 0-47-12 25-5 45-27 45-53 0-27-20-36-37-36-28 0-53 25-53 59 0 44 50 64 92 64 65 0 101-70 104-75 11 36 48 75 106 75 101 0 157-126 157-151 0-11-8-11-11-11-9 0-11 6-14 11-31 106-98 129-129 129-39 0-56-31-56-65 0-22 6-41 17-86s22-89 33-134c6-25 28-115 98-115 6 0 28 0 51 12-28 5-48 30-48 53 0 16 11 36 37 36 22 0 53-20 53-59z">
            <text:p/>
          </draw:path>
          <draw:path draw:style-name="gr4" draw:text-style-name="P5" draw:layer="layout" svg:width="0.223cm" svg:height="0.979cm" svg:x="23.121cm" svg:y="5.237cm" svg:viewBox="0 0 224 980" svg:d="M224 489c0-3 0-3-3-6-61-156-121-313-182-469-3-8-11-14-19-14-9 0-20 8-20 20 0 2 0 5 3 8 60 154 119 307 179 461-60 154-119 309-179 463-3 3-3 3-3 6 0 11 11 22 20 22 8 0 16-5 19-14 61-156 121-313 182-469 3-3 3-6 3-8z">
            <text:p/>
          </draw:path>
        </draw:g>
        <draw:g draw:style-name="gr2">
          <svg:title>TexMaths</svg:title>
          <svg:desc>28§display§\langle K \rangle_{n+1} &lt; V_0
§svg§600§FALSE§</svg:desc>
          <draw:path draw:style-name="gr3" draw:text-style-name="P4" draw:layer="layout" svg:width="5.266cm" svg:height="0.932cm" svg:x="16.951cm" svg:y="8.819cm" svg:viewBox="0 0 5267 933" svg:d="M0 0c1756 0 3511 0 5267 0 0 311 0 622 0 933-1756 0-3511 0-5267 0 0-311 0-622 0-933z">
            <text:p/>
          </draw:path>
          <draw:path draw:style-name="gr4" draw:text-style-name="P5" draw:layer="layout" svg:width="0.22cm" svg:height="0.979cm" svg:x="17.01cm" svg:y="8.769cm" svg:viewBox="0 0 221 980" svg:d="M221 958c0-3 0-3 0-6-61-154-121-309-182-463 61-154 121-307 182-461 0-3 0-6 0-8 0-12-8-20-20-20-8 0-14 6-16 14-62 156-123 313-185 469 0 3 0 3 0 6 0 2 0 5 0 8 62 156 123 313 185 469 2 9 8 14 16 14 12 0 20-11 20-22z">
            <text:p/>
          </draw:path>
          <draw:path draw:style-name="gr4" draw:text-style-name="P5" draw:layer="layout" svg:width="0.836cm" svg:height="0.666cm" svg:x="17.32cm" svg:y="8.836cm" svg:viewBox="0 0 837 667" svg:d="M837 11c0-5-3-11-11-11-23 0-45 3-70 3-34 0-73-3-110-3-5 0-16 0-16 20 0 5 2 8 11 11 22 0 31 5 31 19 0 17-31 39-37 45-128 98-255 195-383 293 26-104 52-208 78-313 9-36 11-44 84-44 23 0 34 0 34-20 0-11-9-11-14-11-42 1-84 2-126 3-43-1-86-2-129-3-5 0-19 0-19 17 0 14 11 14 30 14 11 0 31 0 42 0 14 3 20 5 20 16 0 3 0 6-3 17-44 176-88 352-131 528-12 36-12 45-90 45-17 0-28 0-28 19 0 11 11 11 14 11 42-1 84-1 126-2 21 0 43 0 64 0 20 0 42 2 62 2 8 0 19 0 19-19 0-11-8-11-25-11-36 0-64 0-64-17 0-8 5-28 8-45 13-51 26-102 39-153 49-38 97-75 146-112 38 87 76 175 115 262 11 26 11 28 11 34 0 31-42 31-50 31-12 0-23 0-23 19 0 11 9 8 14 11 39 0 81-2 120-2 23 0 76 2 96 2 5 0 19 0 19-19 0-11-11-11-19-11-42 0-54-9-70-45-46-107-92-214-137-321-3-3-6-9-6-14 9-8 17-14 28-22 57-44 114-88 171-132 95-67 131-69 162-72 8-3 17-3 17-20z">
            <text:p/>
          </draw:path>
          <draw:path draw:style-name="gr4" draw:text-style-name="P5" draw:layer="layout" svg:width="0.22cm" svg:height="0.979cm" svg:x="18.238cm" svg:y="8.769cm" svg:viewBox="0 0 221 980" svg:d="M221 489c0-3 0-3 0-6-61-156-123-313-185-469-2-8-11-14-16-14-12 0-20 8-20 20 0 2 0 5 0 8 60 154 119 307 179 461-60 154-119 309-179 463 0 3 0 3 0 6 0 11 8 22 20 22 5 0 14-5 16-14 62-156 124-313 185-469 0-3 0-6 0-8z">
            <text:p/>
          </draw:path>
          <draw:path draw:style-name="gr4" draw:text-style-name="P5" draw:layer="layout" svg:width="0.419cm" svg:height="0.309cm" svg:x="18.599cm" svg:y="9.442cm" svg:viewBox="0 0 420 310" svg:d="M420 204c0-9-9-9-11-9-9 0-9 6-12 12-16 55-47 83-72 83-17 0-20-8-20-25 0-14 6-22 17-53 8-22 36-95 36-134 0-67-53-78-89-78-56 0-95 36-115 64-6-47-48-64-76-64s-44 22-53 39c-14 25-25 64-25 67 0 8 7 6 11 8 11 0 11-2 17-19 8-42 22-75 50-75 17 0 23 16 23 33 0 14-6 39-11 59-6 20-12 41-17 61-7 29-13 58-20 87-3 8-8 25-8 28 0 14 11 22 22 22 14 0 25-7 28-14s9-31 11-45c6-20 12-41 17-61 3-14 9-31 11-45 9-28 9-33 28-61 20-28 53-64 104-64 39 0 42 36 42 47 0 42-31 117-42 148-6 17-9 25-9 36 0 37 28 59 65 59 67 0 98-95 98-106z">
            <text:p/>
          </draw:path>
          <draw:path draw:style-name="gr4" draw:text-style-name="P5" draw:layer="layout" svg:width="0.458cm" svg:height="0.457cm" svg:x="19.092cm" svg:y="9.344cm" svg:viewBox="0 0 459 458" svg:d="M459 229c0-8-8-14-14-14-67 0-134 0-202 0 0-67 0-134 0-201 0-6-7-14-14-14s-14 8-14 14c0 67 0 134 0 201-67 0-134 0-201 0-8 0-14 6-14 14s6 14 14 14c67 0 134 0 201 0 0 67 0 134 0 201 0 8 7 14 14 14s14-6 14-14c0-67 0-134 0-201 68 0 135 0 202 0 6 0 14-6 14-14z">
            <text:p/>
          </draw:path>
          <draw:path draw:style-name="gr4" draw:text-style-name="P5" draw:layer="layout" svg:width="0.251cm" svg:height="0.451cm" svg:x="19.663cm" svg:y="9.291cm" svg:viewBox="0 0 252 452" svg:d="M252 452c0-7 0-15 0-22-9 0-19 0-28 0-67 0-67-11-67-33 0-127 0-254 0-380 0-17-3-17-23-17-42 42-106 42-134 42 0 8 0 17 0 25 17 0 62 0 101-20 0 117 0 233 0 350 0 22 0 33-70 33-9 0-17 0-25 0 0 7 0 15 0 22 41-1 82-1 123-2 41 1 82 1 123 2z">
            <text:p/>
          </draw:path>
          <draw:path draw:style-name="gr4" draw:text-style-name="P5" draw:layer="layout" svg:width="0.612cm" svg:height="0.581cm" svg:x="20.378cm" svg:y="8.968cm" svg:viewBox="0 0 613 582" svg:d="M600 544c-179-85-358-170-537-254 179-84 358-168 537-252 25-11 9-47-17-36-190 89-380 179-570 268-17 9-17 34 0 39 190 91 380 181 570 271 26 11 42-25 17-36z">
            <text:p/>
          </draw:path>
          <draw:path draw:style-name="gr4" draw:text-style-name="P5" draw:layer="layout" svg:width="0.699cm" svg:height="0.689cm" svg:x="21.395cm" svg:y="8.836cm" svg:viewBox="0 0 700 690" svg:d="M700 11c0-8-6-11-12-11-25 0-56 3-81 3-33 0-67-3-98-3-5 0-19 0-19 17 0 11 11 14 17 14 28 0 44 11 44 30 0 14-9 25-14 37-100 159-201 318-302 477-22-172-45-344-67-516 0-17 22-28 67-28 14 0 25 0 25-20 0-11-8-11-14-11-39 0-81 3-120 3-20 0-38-3-56-3s-36 0-50 0c-9 0-20 0-20 17 0 14 8 14 25 14 53 0 56 8 59 30 25 202 50 404 76 606 2 20 8 23 19 23 17 0 20-6 28-20 119-186 237-372 355-558 48-78 90-81 126-81 12-3 8-13 12-20z">
            <text:p/>
          </draw:path>
          <draw:path draw:style-name="gr4" draw:text-style-name="P5" draw:layer="layout" svg:width="0.318cm" svg:height="0.465cm" svg:x="21.949cm" svg:y="9.291cm" svg:viewBox="0 0 319 466" svg:d="M319 235c0-76-8-129-42-176-20-34-64-59-117-59-160 0-160 186-160 235 0 48 0 231 160 231 159 0 159-181 159-231zM255 226c0 50 0 101-9 145-14 62-59 76-86 76-34 0-76-17-87-73-11-42-11-98-11-148s0-100 11-139c14-53 59-70 87-70 36 0 72 25 83 64 12 36 12 87 12 145z">
            <text:p/>
          </draw:path>
        </draw:g>
        <draw:custom-shape draw:name="Simple" draw:style-name="gr31" draw:text-style-name="P22" draw:layer="layout" svg:width="1.13cm" svg:height="2.214cm" svg:x="18.879cm" svg:y="10.711cm">
          <text:p text:style-name="P21"><text:span text:style-name="T1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0" draw:text-style-name="P24" draw:layer="layout" svg:width="1.436cm" svg:height="1.935cm" svg:x="2.88cm" svg:y="3.666cm">
          <draw:text-box>
            <text:p text:style-name="P23"><text:span text:style-name="T12">Q</text:span></text:p>
          </draw:text-box>
        </draw:frame>
        <draw:frame draw:style-name="gr11" draw:text-style-name="P26" draw:layer="layout" svg:width="5.692cm" svg:height="0.861cm" svg:x="2.295cm" svg:y="2.531cm">
          <draw:text-box>
            <text:p text:style-name="P25"><text:span text:style-name="T13">Energy expectation valu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>
        <draw:g draw:style-name="gr2">
          <svg:title>TexMaths</svg:title>
          <svg:desc>28§display§\mathbf{\hat{P}}|_p =  \frac{2 \pi}{2^{n+1}}\left(\sum_{j'=0}^{2^{n}} j' | j' \rangle \langle j' | +  \sum_{j'=2^{n} + 1}^{2^{n+1}-1} (2^{n}- j' )| j' \rangle \langle j' | \right)§svg§600§FALSE§</svg:desc>
          <draw:path draw:style-name="gr3" draw:text-style-name="P4" draw:layer="layout" svg:width="18.914cm" svg:height="2.405cm" svg:x="4.888cm" svg:y="3.813cm" svg:viewBox="0 0 18915 2406" svg:d="M0 0c6305 0 12610 0 18915 0 0 802 0 1604 0 2406-6305 0-12610 0-18915 0 0-802 0-1604 0-2406z">
            <text:p/>
          </draw:path>
          <draw:path draw:style-name="gr4" draw:text-style-name="P5" draw:layer="layout" svg:width="0.293cm" svg:height="0.168cm" svg:x="4.846cm" svg:y="4.425cm" svg:viewBox="0 0 294 169" svg:d="M294 152c-50-50-99-101-148-152-49 51-97 102-146 152 5 6 11 11 16 17 43-27 87-53 130-80 43 27 87 53 131 80 6-6 11-11 17-17z">
            <text:p/>
          </draw:path>
          <draw:path draw:style-name="gr4" draw:text-style-name="P5" draw:layer="layout" svg:width="0.563cm" svg:height="0.564cm" svg:x="4.931cm" svg:y="4.643cm" svg:viewBox="0 0 564 565" svg:d="M564 159c0-89-83-159-219-159-115 0-230 0-345 0 0 13 0 25 0 38 30 0 59 0 89 0 0 162 0 325 0 487-30 0-59 0-89 0 0 13 0 27 0 40 31-2 113-2 148-2s117 0 148 2c0-13 0-27 0-40-30 0-60 0-89 0 0-69 0-139 0-208 48 0 97 0 145 0 115 0 212-61 212-158zM437 159c0 59 0 122-125 122-36 0-73 0-110 0 0-81 0-162 0-243 37 0 74 0 110 0 125 0 125 63 125 121z">
            <text:p/>
          </draw:path>
          <draw:path draw:style-name="gr4" draw:text-style-name="P5" draw:layer="layout" svg:width="0.032cm" svg:height="0.822cm" svg:x="5.644cm" svg:y="4.592cm" svg:viewBox="0 0 33 823" svg:d="M33 807c0-264 0-527 0-791 0-9-8-16-17-16-8 0-16 7-16 16 0 264 0 527 0 791 0 7 8 16 16 16 9 0 17-9 17-16z">
            <text:p/>
          </draw:path>
          <draw:path draw:style-name="gr4" draw:text-style-name="P5" draw:layer="layout" svg:width="0.321cm" svg:height="0.365cm" svg:x="5.776cm" svg:y="5.157cm" svg:viewBox="0 0 322 366" svg:d="M322 96c0-68-47-96-87-96-35 0-66 23-82 40-10-33-40-40-59-40-21 0-35 16-45 30-11 22-21 54-21 59 0 7 7 7 10 7 7 0 9-2 11-16 10-35 21-64 43-64 16 0 21 12 21 29 0 7-3 14-3 16-22 87-43 175-65 263-5 16-5 21-29 21-9 0-16 0-16 11 0 7 5 10 7 10 16 0 35-3 52-3 18 0 40 3 58 3 7 0 12-3 12-12s-7-9-14-9c-12 0-28 0-28-7 0-3 5-17 7-26 7-29 14-58 21-87 7 12 24 35 59 35 70 0 148-77 148-164zM277 73c0 23-14 82-30 115-15 28-43 56-73 56-40 0-52-45-52-49 0-3 2-7 2-10 10-38 19-76 29-115 35-44 63-54 82-54 21 0 42 17 42 57z">
            <text:p/>
          </draw:path>
          <draw:path draw:style-name="gr4" draw:text-style-name="P5" draw:layer="layout" svg:width="0.548cm" svg:height="0.191cm" svg:x="6.433cm" svg:y="4.906cm" svg:viewBox="0 0 549 192" svg:d="M549 16c0-9-7-16-16-16-172 0-344 0-517 0-9 0-16 7-16 16 0 10 7 17 16 17 173 0 345 0 517 0 9 0 16-7 16-17zM549 176c0-10-7-17-16-17-172 0-344 0-517 0-9 0-16 7-16 17 0 9 7 16 16 16 173 0 345 0 517 0 9 0 16-7 16-16z">
            <text:p/>
          </draw:path>
          <draw:path draw:style-name="gr4" draw:text-style-name="P5" draw:layer="layout" svg:width="0.328cm" svg:height="0.548cm" svg:x="7.767cm" svg:y="4.102cm" svg:viewBox="0 0 329 549" svg:d="M329 406c-7 0-14 0-21 0-3 25-10 61-17 72-7 7-61 7-80 7-49 0-98 0-148 0 29-28 58-56 87-84 129-115 179-157 179-242 0-93-73-159-174-159-94 0-155 77-155 150 0 47 42 47 45 47 14 0 42-12 42-45 0-21-14-42-45-42-7 0-7 0-9 0 19-54 63-84 110-84 75 0 111 68 111 133 0 66-40 132-87 183-53 59-105 118-158 176-9 10-9 12-9 31 102 0 204 0 305 0 8-48 16-96 24-143z">
            <text:p/>
          </draw:path>
          <draw:path draw:style-name="gr4" draw:text-style-name="P5" draw:layer="layout" svg:width="0.443cm" svg:height="0.362cm" svg:x="8.162cm" svg:y="4.296cm" svg:viewBox="0 0 444 363" svg:d="M444 19c0-19-17-19-33-19-92 0-183 0-275 0-19 0-51 0-87 38-28 32-49 70-49 75 3 2 0 7 9 7 7 0 7-3 12-10 42-63 89-63 106-63 15 0 31 0 47 0-26 101-71 199-106 274-7 12-7 14-7 19 0 16 14 23 24 23 25 0 32-23 42-54 12-37 12-39 23-79 15-61 30-122 45-183 31 0 63 0 94 0-28 122-35 157-35 213 0 12 0 33 7 61 9 38 16 42 30 42 17 0 33-14 33-30 0-5 0-7-5-19-23-58-23-112-23-136 0-44 5-89 14-131 31 0 63 0 94 0 12 0 40 0 40-28z">
            <text:p/>
          </draw:path>
          <draw:path draw:style-name="gr4" draw:text-style-name="P5" draw:layer="layout" svg:width="1.638cm" svg:height="0.032cm" svg:x="7.359cm" svg:y="4.986cm" svg:viewBox="0 0 1639 33" svg:d="M0 0c546 0 1093 0 1639 0 0 11 0 22 0 33-546 0-1093 0-1639 0 0-11 0-22 0-33z">
            <text:p/>
          </draw:path>
          <draw:path draw:style-name="gr4" draw:text-style-name="P5" draw:layer="layout" svg:width="0.328cm" svg:height="0.548cm" svg:x="7.399cm" svg:y="5.225cm" svg:viewBox="0 0 329 549" svg:d="M329 406c-7 0-13 0-19 0-5 23-12 61-19 72-7 7-61 7-77 7-50 0-100 0-151 0 30-29 60-57 90-86 126-113 176-157 176-240 0-93-73-159-174-159-94 0-155 75-155 148 0 47 42 47 45 47 14 0 42-10 42-45 0-21-14-42-45-42-4 0-7 0-9 2 19-54 63-84 110-84 75 0 111 65 111 133 0 66-40 132-85 183-53 59-106 118-160 176-9 7-9 10-9 31 103 0 205 0 308 0 7-48 14-96 21-143z">
            <text:p/>
          </draw:path>
          <draw:path draw:style-name="gr4" draw:text-style-name="P5" draw:layer="layout" svg:width="0.351cm" svg:height="0.259cm" svg:x="7.798cm" svg:y="5.281cm" svg:viewBox="0 0 352 260" svg:d="M352 171c0-7-7-7-9-7-7 0-7 2-10 10-14 46-39 70-61 70-14 0-16-10-16-21 0-14 5-21 14-47 7-17 31-78 31-110 0-57-45-66-76-66-47 0-79 28-96 52-5-40-40-52-63-52-24 0-38 16-45 30-14 22-21 54-21 57 0 9 7 9 9 9 10 0 10-2 12-19 10-32 21-61 42-61 17 0 22 12 22 29 0 9-8 30-10 46-5 18-9 35-14 52-6 25-12 50-19 75-2 7-4 21-4 24 0 11 9 18 18 18 12 0 21-9 24-14 2-4 7-23 9-35 5-17 10-34 14-52 3-14 7-25 10-39 7-24 7-29 23-52 17-23 45-52 87-52 33 0 35 29 35 40 0 35-26 99-35 122-7 17-9 21-9 31 0 33 26 51 56 51 56 0 82-79 82-89z">
            <text:p/>
          </draw:path>
          <draw:path draw:style-name="gr4" draw:text-style-name="P5" draw:layer="layout" svg:width="0.384cm" svg:height="0.384cm" svg:x="8.211cm" svg:y="5.199cm" svg:viewBox="0 0 385 385" svg:d="M385 192c0-7-7-11-12-11-56 0-112 0-169 0 0-57 0-113 0-169 0-7-6-12-11-12-6 0-12 5-12 12 0 56 0 112 0 169-57 0-113 0-169 0-7 0-12 5-12 11s5 12 12 12c56 0 112 0 169 0 0 56 0 113 0 169 0 4 6 12 12 12 5 0 11-8 11-12 0-56 0-113 0-169 57 0 113 0 169 0 5 0 12-7 12-12z">
            <text:p/>
          </draw:path>
          <draw:path draw:style-name="gr4" draw:text-style-name="P5" draw:layer="layout" svg:width="0.21cm" svg:height="0.381cm" svg:x="8.69cm" svg:y="5.152cm" svg:viewBox="0 0 211 382" svg:d="M211 382c0-7 0-14 0-21-7 0-15 0-23 0-56 0-56-7-56-26 0-106 0-212 0-319 0-16-3-16-19-16-36 35-90 38-113 38 0 7 0 14 0 21 14 0 52 0 85-17 0 98 0 196 0 293 0 19 0 26-59 26-7 0-14 0-21 0 0 7 0 14 0 21 34-1 69-1 103-2 34 1 69 1 103 2z">
            <text:p/>
          </draw:path>
          <draw:path draw:style-name="gr4" draw:text-style-name="P5" draw:layer="layout" svg:width="0.45cm" svg:height="2.461cm" svg:x="9.463cm" svg:y="3.771cm" svg:viewBox="0 0 451 2462" svg:d="M451 2443c0-5-2-9-7-14-212-157-359-607-359-992 0-137 0-275 0-412 0-385 147-835 359-992 5-5 7-10 7-14 0-10-10-19-17-19-4 0-9 2-11 5-221 166-423 616-423 1020 0 137 0 275 0 412 0 404 202 856 423 1020 2 3 7 5 11 5 7 0 17-9 17-19z">
            <text:p/>
          </draw:path>
          <draw:path draw:style-name="gr4" draw:text-style-name="P5" draw:layer="layout" svg:width="0.255cm" svg:height="0.381cm" svg:x="10.273cm" svg:y="3.879cm" svg:viewBox="0 0 256 382" svg:d="M256 277c-6 0-13 0-19 0-2 14-9 47-16 54-5 2-50 2-57 2-35 0-70 0-105 0 58-54 80-70 115-96 42-35 82-71 82-124 0-71-61-113-136-113-71 0-120 49-120 103 0 28 26 33 31 33 14 0 30-12 30-30 0-12-2-31-33-31 17-42 57-54 85-54 56 0 87 45 87 92 0 49-36 89-54 110-47 46-93 92-139 138-7 5-7 5-7 21 80 0 160 0 240 0 5-35 10-70 16-105z">
            <text:p/>
          </draw:path>
          <draw:path draw:style-name="gr4" draw:text-style-name="P5" draw:layer="layout" svg:width="0.288cm" svg:height="0.187cm" svg:x="10.604cm" svg:y="3.869cm" svg:viewBox="0 0 289 188" svg:d="M289 124c0-7-7-7-10-7-7 0-7 3-9 10-9 25-28 47-47 47-9 0-12-8-12-17s0-12 5-21c7-16 26-63 26-87 0-30-21-49-61-49-38 0-64 23-78 42-2-35-35-42-51-42-40 0-35 44-52 66 0 4 5 4 7 4 7 0 9-2 9-7 7-25 17-49 33-49 14 0 19 14 19 24 0 4-5 21-7 30-3 13-6 25-9 38-3 12-7 25-10 37-2 9-7 28-7 31 0 9 7 14 14 14s17-5 21-14c3-11 5-22 7-33 15-54 15-57 17-57 5-11 33-70 84-70 19 0 29 12 29 31 0 23-17 65-26 89-3 4-5 9-5 16 0 21 21 38 45 38 44 0 68-54 68-64z">
            <text:p/>
          </draw:path>
          <draw:path draw:style-name="gr4" draw:text-style-name="P5" draw:layer="layout" svg:width="1.098cm" svg:height="1.153cm" svg:x="10.055cm" svg:y="4.425cm" svg:viewBox="0 0 1099 1154" svg:d="M1099 889c-7 0-14 0-21 0-33 86-120 143-216 166-17 5-96 26-256 26-166 0-332 0-498 0 140-163 280-327 420-490 7-7 7-10 7-14-1-4 0-5-4-12-129-175-257-350-385-525 151 0 302 0 453 0 110 0 185 12 192 14 45 7 115 21 181 61 21 14 78 49 106 117 7 0 14 0 21 0-34-77-67-155-101-232-325 0-650 0-975 0-18 0-21 2-23 7 0 2 0 16 0 26 146 198 291 397 437 595-143 168-285 335-428 502-9 10-6 10-9 14 0 10 7 10 23 10 325 0 650 0 975 0 34-89 67-177 101-265z">
            <text:p/>
          </draw:path>
          <draw:path draw:style-name="gr4" draw:text-style-name="P5" draw:layer="layout" svg:width="0.253cm" svg:height="0.498cm" svg:x="9.956cm" svg:y="5.762cm" svg:viewBox="0 0 254 499" svg:d="M254 21c0-9-7-21-24-21-16 0-30 16-30 30 0 10 7 24 21 24 16 0 33-16 33-33zM232 181c0-31-25-54-61-54-65 0-101 79-101 89 0 7 7 7 10 7 7 0 7-3 12-10 14-35 44-70 77-70 14 0 19 9 19 28 0 7 0 14 0 19-19 73-38 147-56 220-10 40-40 73-76 73-7 0-14-2-21-5 17-7 21-18 21-28 0-14-11-21-23-21-17 0-33 14-33 33 0 23 25 37 59 37s101-21 119-91c18-69 35-138 52-206 2-7 2-12 2-21z">
            <text:p/>
          </draw:path>
          <draw:path draw:style-name="gr4" draw:text-style-name="P5" draw:layer="layout" svg:width="0.133cm" svg:height="0.222cm" svg:x="10.263cm" svg:y="5.715cm" svg:viewBox="0 0 134 223" svg:d="M134 28c0-16-12-28-26-28-12 0-21 7-23 16-29 69-57 138-85 207 6 0 13 0 19 0 37-61 73-122 110-183 3-2 5-7 5-12z">
            <text:p/>
          </draw:path>
          <draw:path draw:style-name="gr4" draw:text-style-name="P5" draw:layer="layout" svg:width="0.384cm" svg:height="0.135cm" svg:x="10.505cm" svg:y="5.93cm" svg:viewBox="0 0 385 136" svg:d="M385 12c0-5-7-12-12-12-120 0-241 0-361 0-7 0-12 6-12 12s5 11 12 11c120 0 241 0 361 0 5 0 12-4 12-11zM385 124c0-7-7-11-12-11-120 0-241 0-361 0-7 0-12 4-12 11s5 12 12 12c120 0 241 0 361 0 5 0 12-5 12-12z">
            <text:p/>
          </draw:path>
          <draw:path draw:style-name="gr4" draw:text-style-name="P5" draw:layer="layout" svg:width="0.267cm" svg:height="0.395cm" svg:x="10.952cm" svg:y="5.759cm" svg:viewBox="0 0 268 396" svg:d="M268 199c0-63-7-108-33-147-19-29-54-52-101-52-134 0-134 158-134 199s0 197 134 197 134-154 134-197zM216 192c0 42 0 85-7 122-12 52-52 66-75 66-26 0-61-17-73-63-7-36-7-83-7-125s0-86 7-117c14-45 49-59 73-59 33 0 61 19 73 54 9 31 9 73 9 122z">
            <text:p/>
          </draw:path>
          <draw:path draw:style-name="gr4" draw:text-style-name="P5" draw:layer="layout" svg:width="0.34cm" svg:height="0.712cm" svg:x="11.377cm" svg:y="4.664cm" svg:viewBox="0 0 341 713" svg:d="M341 28c0-14-12-28-33-28-19 0-43 19-43 42 0 17 10 31 31 31s45-21 45-45zM310 256c0-47-35-75-78-75-84 0-131 119-131 126s8 5 12 7c7 0 7 0 14-16 21-49 59-101 103-101 12 0 26 5 26 37 0 22-2 29-5 43-26 102-51 204-77 307-17 63-57 110-101 110-5 0-19 0-33-7 26-7 37-28 37-45 0-11-9-28-32-28-19 0-45 17-45 47 0 33 35 52 73 52 59 0 136-45 155-127 26-100 51-200 77-300 5-16 5-28 5-30z">
            <text:p/>
          </draw:path>
          <draw:path draw:style-name="gr4" draw:text-style-name="P5" draw:layer="layout" svg:width="0.156cm" svg:height="0.262cm" svg:x="11.778cm" svg:y="4.592cm" svg:viewBox="0 0 157 263" svg:d="M157 30c0-16-14-30-30-30-14 0-26 9-28 19-33 81-66 162-99 244 7 0 14 0 21 0 44-72 88-144 132-216 2-5 4-9 4-17z">
            <text:p/>
          </draw:path>
          <draw:path draw:style-name="gr4" draw:text-style-name="P5" draw:layer="layout" svg:width="0.032cm" svg:height="0.822cm" svg:x="12.114cm" svg:y="4.592cm" svg:viewBox="0 0 33 823" svg:d="M33 807c0-264 0-527 0-791 0-9-7-16-17-16-9 0-16 7-16 16 0 264 0 527 0 791 0 7 7 16 16 16 10 0 17-9 17-16z">
            <text:p/>
          </draw:path>
          <draw:path draw:style-name="gr4" draw:text-style-name="P5" draw:layer="layout" svg:width="0.337cm" svg:height="0.712cm" svg:x="12.234cm" svg:y="4.664cm" svg:viewBox="0 0 338 713" svg:d="M338 28c0-14-12-28-30-28-19 0-45 19-45 42 0 17 12 31 31 31 23 0 44-21 44-45zM308 256c0-47-33-75-76-75-84 0-131 119-131 126s6 5 9 7c7 0 10 0 17-16 19-49 59-101 103-101 12 0 26 5 26 37 0 22-2 29-5 43-26 102-51 204-77 307-17 63-57 110-104 110-4 0-16 0-30-7 23-7 37-28 37-45 0-11-9-28-32-28-22 0-45 17-45 47 0 33 33 52 73 52 59 0 134-45 155-127 26-100 51-200 77-300 3-16 3-28 3-30z">
            <text:p/>
          </draw:path>
          <draw:path draw:style-name="gr4" draw:text-style-name="P5" draw:layer="layout" svg:width="0.156cm" svg:height="0.262cm" svg:x="12.635cm" svg:y="4.592cm" svg:viewBox="0 0 157 263" svg:d="M157 30c0-16-14-30-33-30-11 0-23 9-25 19-33 81-66 162-99 244 7 0 14 0 21 0 44-72 88-144 132-216 2-5 4-9 4-17z">
            <text:p/>
          </draw:path>
          <draw:path draw:style-name="gr4" draw:text-style-name="P5" draw:layer="layout" svg:width="0.187cm" svg:height="0.822cm" svg:x="12.915cm" svg:y="4.592cm" svg:viewBox="0 0 188 823" svg:d="M188 410c0-2 0-3 0-4-52-132-103-265-155-397-2-7-10-9-17-9s-16 7-16 16c0 3 0 3 2 5 50 130 101 260 151 389-50 130-101 260-151 390-2 2-2 2-2 7 0 7 9 16 16 16s15-5 17-12c52-132 103-264 155-396 0-2 0-2 0-5z">
            <text:p/>
          </draw:path>
          <draw:path draw:style-name="gr4" draw:text-style-name="P5" draw:layer="layout" svg:width="0.187cm" svg:height="0.822cm" svg:x="13.283cm" svg:y="4.592cm" svg:viewBox="0 0 188 823" svg:d="M188 807c0-5 0-5-2-7-51-130-101-260-151-390 50-129 100-259 151-389 2-2 2-2 2-5 0-9-10-16-17-16s-14 2-16 9c-51 132-102 265-153 397-2 0-2 2-2 4 0 3 0 5 2 5 51 132 102 264 153 396 2 7 9 12 16 12s17-9 17-16z">
            <text:p/>
          </draw:path>
          <draw:path draw:style-name="gr4" draw:text-style-name="P5" draw:layer="layout" svg:width="0.337cm" svg:height="0.712cm" svg:x="13.504cm" svg:y="4.664cm" svg:viewBox="0 0 338 713" svg:d="M338 28c0-14-12-28-33-28-19 0-42 19-42 42 0 17 12 31 31 31 21 0 44-21 44-45zM308 256c0-47-36-75-78-75-82 0-129 119-129 126s6 5 9 7c7 0 7 0 14-16 22-49 59-101 104-101 12 0 28 5 28 37 0 22-2 29-7 43-26 102-52 204-78 307-16 63-54 110-101 110-4 0-16 0-32-7 25-7 37-28 37-45 0-11-9-28-30-28-22 0-45 17-45 47 0 33 33 52 73 52 56 0 134-45 155-127 25-100 50-200 75-300 5-16 5-28 5-30z">
            <text:p/>
          </draw:path>
          <draw:path draw:style-name="gr4" draw:text-style-name="P5" draw:layer="layout" svg:width="0.156cm" svg:height="0.262cm" svg:x="13.903cm" svg:y="4.592cm" svg:viewBox="0 0 157 263" svg:d="M157 30c0-16-14-30-30-30-12 0-24 9-28 19-33 81-66 162-99 244 7 0 14 0 21 0 44-72 88-144 132-216 4-5 4-9 4-17z">
            <text:p/>
          </draw:path>
          <draw:path draw:style-name="gr4" draw:text-style-name="P5" draw:layer="layout" svg:width="0.032cm" svg:height="0.822cm" svg:x="14.239cm" svg:y="4.592cm" svg:viewBox="0 0 33 823" svg:d="M33 807c0-264 0-527 0-791 0-9-7-16-17-16-9 0-16 7-16 16 0 264 0 527 0 791 0 7 7 16 16 16 10 0 17-9 17-16z">
            <text:p/>
          </draw:path>
          <draw:path draw:style-name="gr4" draw:text-style-name="P5" draw:layer="layout" svg:width="0.548cm" svg:height="0.548cm" svg:x="14.601cm" svg:y="4.728cm" svg:viewBox="0 0 549 549" svg:d="M549 274c0-9-7-16-16-16-81 0-161 0-242 0 0-81 0-161 0-242 0-9-7-16-16-16-10 0-17 7-17 16 0 81 0 161 0 242-80 0-161 0-242 0-9 0-16 7-16 16 0 10 7 17 16 17 81 0 162 0 242 0 0 80 0 161 0 241 0 10 7 17 17 17 9 0 16-7 16-17 0-80 0-161 0-241 81 0 161 0 242 0 9 0 16-7 16-17z">
            <text:p/>
          </draw:path>
          <draw:path draw:style-name="gr4" draw:text-style-name="P5" draw:layer="layout" svg:width="0.253cm" svg:height="0.381cm" svg:x="15.599cm" svg:y="3.879cm" svg:viewBox="0 0 254 382" svg:d="M254 277c-7 0-13 0-19 0-3 14-7 47-14 54-5 2-50 2-59 2-35 0-70 0-106 0 61-54 80-70 115-96 43-35 83-71 83-124 0-71-61-113-134-113s-120 49-120 103c0 28 23 33 31 33 14 0 30-12 30-30 0-12-5-31-35-31 19-42 56-54 84-54 59 0 87 45 87 92 0 49-35 89-54 110-46 46-92 92-138 138-5 5-5 5-5 21 79 0 158 0 237 0 6-35 11-70 17-105z">
            <text:p/>
          </draw:path>
          <draw:path draw:style-name="gr4" draw:text-style-name="P5" draw:layer="layout" svg:width="0.288cm" svg:height="0.187cm" svg:x="15.928cm" svg:y="3.869cm" svg:viewBox="0 0 289 188" svg:d="M289 124c0-7-7-7-10-7-7 0-7 3-9 10-7 25-26 47-47 47-9 0-12-8-12-17s3-12 5-21c7-16 26-63 26-87 0-30-21-49-61-49-38 0-64 23-78 42-2-35-35-42-49-42-42 0-36 44-54 66 0 4 7 4 9 4 7 0 7-2 10-7 4-25 14-49 33-49 14 0 16 14 16 24 0 4-5 21-7 30-3 13-6 25-9 38-3 12-7 25-10 37-2 9-7 28-7 31 0 9 7 14 17 14 4 0 14-5 18-14 4-11 7-22 10-33 14-54 9-38 14-57 5-11 35-70 84-70 22 0 31 12 31 31 0 23-19 65-28 89-3 4-5 9-5 16 0 21 21 38 47 38 42 0 66-54 66-64z">
            <text:p/>
          </draw:path>
          <draw:path draw:style-name="gr4" draw:text-style-name="P5" draw:layer="layout" svg:width="0.274cm" svg:height="0.271cm" svg:x="16.277cm" svg:y="3.813cm" svg:viewBox="0 0 275 272" svg:d="M275 136c0-5-5-9-10-9-40 0-79 0-119 0 0-40 0-80 0-120 0-5-5-7-10-7-4 0-7 2-7 7 0 40 0 80 0 120-41 0-81 0-122 0-5 0-7 4-7 9s2 9 7 9c41 0 81 0 122 0 0 40 0 80 0 120 0 5 3 7 7 7 5 0 10-2 10-7 0-40 0-80 0-120 40 0 79 0 119 0 5 0 10-4 10-9z">
            <text:p/>
          </draw:path>
          <draw:path draw:style-name="gr4" draw:text-style-name="P5" draw:layer="layout" svg:width="0.168cm" svg:height="0.273cm" svg:x="16.634cm" svg:y="3.778cm" svg:viewBox="0 0 169 274" svg:d="M169 274c0-6 0-12 0-18-7 0-14 0-21 0-42 0-42-5-42-17 0-76 0-151 0-227 0-12-3-12-17-12-28 26-75 26-82 26-2 0-5 0-7 0 0 6 0 12 0 19 2 0 5 0 7 0 9 0 35-3 59-12 0 69 0 137 0 206 0 12 0 17-43 17-7 0-14 0-21 0 0 6 0 12 0 18 24-2 58-2 83-2 24 0 61 0 84 2z">
            <text:p/>
          </draw:path>
          <draw:path draw:style-name="gr4" draw:text-style-name="P5" draw:layer="layout" svg:width="0.382cm" svg:height="0.022cm" svg:x="16.93cm" svg:y="4.106cm" svg:viewBox="0 0 383 23" svg:d="M383 12c0-7-5-12-12-12-121 0-241 0-362 0-4 0-9 6-9 12s5 11 9 11c121 0 241 0 362 0 7 0 12-7 12-11z">
            <text:p/>
          </draw:path>
          <draw:path draw:style-name="gr4" draw:text-style-name="P5" draw:layer="layout" svg:width="0.21cm" svg:height="0.381cm" svg:x="17.409cm" svg:y="3.879cm" svg:viewBox="0 0 211 382" svg:d="M211 382c0-7 0-14 0-21-7 0-15 0-23 0-56 0-56-7-56-26 0-106 0-212 0-319 0-16-3-16-19-16-38 35-90 38-113 38 0 6 0 12 0 18 14 0 52 0 85-14 0 98 0 196 0 293 0 19 0 26-59 26-7 0-14 0-21 0 0 7 0 14 0 21 34-1 69-1 103-2 34 1 69 1 103 2z">
            <text:p/>
          </draw:path>
          <draw:path draw:style-name="gr4" draw:text-style-name="P5" draw:layer="layout" svg:width="1.098cm" svg:height="1.153cm" svg:x="16.068cm" svg:y="4.425cm" svg:viewBox="0 0 1099 1154" svg:d="M1099 889c-7 0-14 0-21 0-33 86-120 143-214 166-19 5-98 26-258 26-166 0-332 0-498 0 140-163 280-327 420-490 7-7 7-10 7-14-1-4 0-5-4-12-129-175-257-350-385-525 151 0 302 0 453 0 110 0 185 12 192 14 45 7 118 21 181 61 21 14 78 49 106 117 7 0 14 0 21 0-34-77-67-155-101-232-325 0-650 0-975 0-18 0-21 2-23 7 0 2 0 16 0 26 146 198 291 397 437 595-143 168-285 335-428 502-9 10-6 10-9 14 0 10 9 10 23 10 325 0 650 0 975 0 34-89 67-177 101-265z">
            <text:p/>
          </draw:path>
          <draw:path draw:style-name="gr4" draw:text-style-name="P5" draw:layer="layout" svg:width="0.253cm" svg:height="0.498cm" svg:x="15.38cm" svg:y="5.762cm" svg:viewBox="0 0 254 499" svg:d="M254 21c0-9-10-21-24-21-16 0-33 16-33 30 0 10 7 24 24 24 14 0 33-16 33-33zM232 181c0-31-28-54-63-54-63 0-101 79-101 89 0 7 6 4 9 7 8 0 10-3 12-10 14-35 45-70 78-70 16 0 21 9 21 28 0 7-2 14-2 19-19 73-38 147-57 220-9 40-40 73-73 73-7 0-14-2-21-5 14-7 19-18 19-28 0-14-9-21-21-21-19 0-33 14-33 33 0 23 21 37 56 37 36 0 104-21 120-91 17-69 35-138 52-206 2-7 4-12 4-21z">
            <text:p/>
          </draw:path>
          <draw:path draw:style-name="gr4" draw:text-style-name="P5" draw:layer="layout" svg:width="0.135cm" svg:height="0.222cm" svg:x="15.686cm" svg:y="5.715cm" svg:viewBox="0 0 136 223" svg:d="M136 28c0-16-14-28-28-28-9 0-21 7-23 16-29 69-57 138-85 207 6 0 13 0 19 0 37-61 75-122 113-183 2-2 4-7 4-12z">
            <text:p/>
          </draw:path>
          <draw:path draw:style-name="gr4" draw:text-style-name="P5" draw:layer="layout" svg:width="0.384cm" svg:height="0.135cm" svg:x="15.928cm" svg:y="5.93cm" svg:viewBox="0 0 385 136" svg:d="M385 12c0-5-5-12-12-12-120 0-241 0-361 0-7 0-12 6-12 12s5 11 12 11c120 0 241 0 361 0 7 0 12-4 12-11zM385 124c0-7-5-11-12-11-120 0-241 0-361 0-7 0-12 4-12 11s5 12 12 12c120 0 241 0 361 0 7 0 12-5 12-12z">
            <text:p/>
          </draw:path>
          <draw:path draw:style-name="gr4" draw:text-style-name="P5" draw:layer="layout" svg:width="0.255cm" svg:height="0.384cm" svg:x="16.381cm" svg:y="5.759cm" svg:viewBox="0 0 256 385" svg:d="M256 279c-6 0-13 0-19 0-2 12-7 47-16 52-5 4-50 4-57 4-35 0-70 0-105 0 61-54 80-70 115-98 42-33 82-68 82-124 0-68-61-113-134-113s-122 52-122 103c0 31 26 33 31 33 14 0 30-9 30-30 0-10-2-31-33-31 19-40 57-54 85-54 56 0 87 47 87 92 0 51-36 91-54 112-47 45-93 91-139 136-7 5-7 7-7 24 80 0 160 0 240 0 5-36 10-71 16-106z">
            <text:p/>
          </draw:path>
          <draw:path draw:style-name="gr4" draw:text-style-name="P5" draw:layer="layout" svg:width="0.288cm" svg:height="0.187cm" svg:x="16.712cm" svg:y="5.794cm" svg:viewBox="0 0 289 188" svg:d="M289 122c0-5-7-5-10-5-7 0-7 3-9 10-7 23-26 47-47 47-9 0-12-8-12-17s3-14 5-21c7-16 26-63 26-87 0-30-21-49-61-49-38 0-64 23-78 40-2-33-35-40-49-40-42 0-36 42-54 63 0 7 7 7 9 7 7 0 7-2 10-9 4-23 14-47 33-47 14 0 16 14 16 21s-5 21-7 33c-3 13-6 25-9 38-3 11-7 23-10 35-2 11-4 20-7 30 0 10 7 17 17 17 4 0 14-5 18-14 3-11 5-22 7-33 15-57 15-57 17-59 5-9 35-68 84-68 22 0 29 12 29 31 0 23-17 65-26 89-3 4-5 9-5 16 0 21 21 38 45 38 44 0 68-54 68-66z">
            <text:p/>
          </draw:path>
          <draw:path draw:style-name="gr4" draw:text-style-name="P5" draw:layer="layout" svg:width="0.384cm" svg:height="0.384cm" svg:x="17.111cm" svg:y="5.806cm" svg:viewBox="0 0 385 385" svg:d="M385 192c0-4-5-11-12-11-56 0-112 0-169 0 0-57 0-113 0-169 0-5-4-12-11-12s-12 7-12 12c0 56 0 112 0 169-57 0-113 0-169 0-7 0-12 5-12 11s5 12 12 12c56 0 112 0 169 0 0 56 0 113 0 169 0 7 5 12 12 12s11-5 11-12c0-56 0-113 0-169 57 0 113 0 169 0 7 0 12-5 12-12z">
            <text:p/>
          </draw:path>
          <draw:path draw:style-name="gr4" draw:text-style-name="P5" draw:layer="layout" svg:width="0.21cm" svg:height="0.384cm" svg:x="17.59cm" svg:y="5.759cm" svg:viewBox="0 0 211 385" svg:d="M211 385c0-8 0-15 0-22-7 0-14 0-21 0-58 0-58-7-58-25 0-107 0-215 0-322 0-14 0-16-17-16-38 38-89 38-115 38 0 7 0 14 0 21 14 0 54 0 85-17 0 99 0 197 0 296 0 18 0 25-57 25-8 0-15 0-23 0 0 7 0 14 0 22 34-1 69-2 103-3 34 1 69 2 103 3z">
            <text:p/>
          </draw:path>
          <draw:path draw:style-name="gr4" draw:text-style-name="P5" draw:layer="layout" svg:width="0.189cm" svg:height="0.82cm" svg:x="17.94cm" svg:y="4.592cm" svg:viewBox="0 0 190 821" svg:d="M190 811c0-2 0-4-2-4-87-66-143-230-143-362 0-23 0-46 0-70 0-131 56-295 143-359 2-2 2-4 2-7 0-4-2-9-7-9-2 0-3 2-5 2-91 68-178 232-178 373 0 24 0 47 0 70 0 141 87 305 178 373 2 1 3 3 5 3 5 0 7-5 7-10z">
            <text:p/>
          </draw:path>
          <draw:path draw:style-name="gr4" draw:text-style-name="P5" draw:layer="layout" svg:width="0.328cm" svg:height="0.548cm" svg:x="18.22cm" svg:y="4.66cm" svg:viewBox="0 0 329 549" svg:d="M329 406c-7 0-14 0-21 0-3 23-10 61-17 72-7 7-61 7-80 7-49 0-98 0-148 0 29-28 58-56 87-84 129-115 179-159 179-242 0-93-75-159-174-159-94 0-155 75-155 150 0 45 40 45 45 45 11 0 42-10 42-43 0-23-17-44-45-44-7 0-7 0-9 2 19-54 63-84 110-84 75 0 111 65 111 133 0 66-40 132-87 183-53 59-105 118-158 176-9 10-9 10-9 31 102 0 204 0 305 0 8-48 16-96 24-143z">
            <text:p/>
          </draw:path>
          <draw:path draw:style-name="gr4" draw:text-style-name="P5" draw:layer="layout" svg:width="0.351cm" svg:height="0.259cm" svg:x="18.619cm" svg:y="4.655cm" svg:viewBox="0 0 352 260" svg:d="M352 171c0-7-7-7-9-7-7 0-10 2-12 10-12 46-37 70-61 70-12 0-14-10-14-21 0-12 2-21 14-47 7-17 31-78 31-110 0-57-45-66-76-66-49 0-79 30-98 52-5-40-38-52-61-52-26 0-38 19-47 30-12 22-19 54-19 59 0 7 7 7 9 7 7 0 7-2 12-19 10-32 21-61 42-61 17 0 19 12 19 29 0 11-5 32-9 46-4 18-8 35-12 52-6 25-12 50-19 75-2 7-4 21-4 24 0 11 9 18 18 18 10 0 20-8 24-14 3-6 7-23 9-35 4-17 8-34 12-52 5-11 7-25 12-37 4-24 7-28 23-54 17-21 42-52 87-52 33 0 33 29 33 40 0 35-24 99-33 122-7 17-9 21-9 33 0 31 26 49 54 49 58 0 84-79 84-89z">
            <text:p/>
          </draw:path>
          <draw:path draw:style-name="gr4" draw:text-style-name="P5" draw:layer="layout" svg:width="0.548cm" svg:height="0.032cm" svg:x="19.269cm" svg:y="4.986cm" svg:viewBox="0 0 549 33" svg:d="M549 16c0-9-7-16-16-16-172 0-344 0-517 0-9 0-16 7-16 16 0 10 7 17 16 17 173 0 345 0 517 0 9 0 16-7 16-17z">
            <text:p/>
          </draw:path>
          <draw:path draw:style-name="gr4" draw:text-style-name="P5" draw:layer="layout" svg:width="0.337cm" svg:height="0.712cm" svg:x="20.037cm" svg:y="4.664cm" svg:viewBox="0 0 338 713" svg:d="M338 28c0-14-9-28-30-28-19 0-45 19-45 42 0 17 12 31 31 31 23 0 44-21 44-45zM308 256c0-47-33-75-76-75-84 0-131 119-131 126s6 5 9 7c10 0 10 0 17-16 21-49 59-101 103-101 12 0 26 5 26 37 0 22-2 29-5 43-26 102-51 204-77 307-17 63-57 110-101 110-7 0-19 0-33-7 23-7 37-28 37-45 0-11-9-28-32-28-19 0-45 17-45 47 0 33 33 52 73 52 59 0 136-45 155-127 26-100 51-200 77-300 3-16 3-28 3-30z">
            <text:p/>
          </draw:path>
          <draw:path draw:style-name="gr4" draw:text-style-name="P5" draw:layer="layout" svg:width="0.156cm" svg:height="0.262cm" svg:x="20.439cm" svg:y="4.592cm" svg:viewBox="0 0 157 263" svg:d="M157 30c0-16-14-30-30-30-14 0-26 9-28 19-33 81-66 162-99 244 7 0 14 0 21 0 44-72 88-144 132-216 2-5 4-9 4-17z">
            <text:p/>
          </draw:path>
          <draw:path draw:style-name="gr4" draw:text-style-name="P5" draw:layer="layout" svg:width="0.189cm" svg:height="0.82cm" svg:x="20.723cm" svg:y="4.592cm" svg:viewBox="0 0 190 821" svg:d="M190 445c0-23 0-46 0-70 0-141-87-305-176-373-2 0-3-1-5-2-4 0-9 5-9 9 0 3 2 5 2 7 87 64 144 228 144 359 0 24 0 47 0 70 0 132-57 296-144 362 0 1-2 2-2 4 0 5 5 10 9 10 2-1 3-3 5-3 89-68 176-232 176-373z">
            <text:p/>
          </draw:path>
          <draw:path draw:style-name="gr4" draw:text-style-name="P5" draw:layer="layout" svg:width="0.032cm" svg:height="0.822cm" svg:x="21.096cm" svg:y="4.592cm" svg:viewBox="0 0 33 823" svg:d="M33 807c0-264 0-527 0-791 0-9-8-16-17-16-8 0-16 7-16 16 0 264 0 527 0 791 0 7 8 16 16 16 9 0 17-9 17-16z">
            <text:p/>
          </draw:path>
          <draw:path draw:style-name="gr4" draw:text-style-name="P5" draw:layer="layout" svg:width="0.337cm" svg:height="0.712cm" svg:x="21.216cm" svg:y="4.664cm" svg:viewBox="0 0 338 713" svg:d="M338 28c0-14-12-28-30-28-22 0-45 19-45 42 0 17 12 31 31 31 21 0 44-21 44-45zM308 256c0-47-36-75-76-75-84 0-131 119-131 126s6 5 9 7c7 0 7 0 14-16 22-49 59-101 106-101 10 0 26 5 26 37 0 22-2 29-7 43-26 102-52 204-78 307-14 63-54 110-101 110-4 0-16 0-32-7 25-7 37-28 37-45 0-11-9-28-30-28-22 0-45 17-45 47 0 33 33 52 73 52 56 0 134-45 155-127 25-100 50-200 75-300 5-16 5-28 5-30z">
            <text:p/>
          </draw:path>
          <draw:path draw:style-name="gr4" draw:text-style-name="P5" draw:layer="layout" svg:width="0.156cm" svg:height="0.262cm" svg:x="21.615cm" svg:y="4.592cm" svg:viewBox="0 0 157 263" svg:d="M157 30c0-16-14-30-30-30-12 0-24 9-28 19-33 81-66 162-99 244 8 0 16 0 23 0 44-72 87-144 130-216 4-5 4-9 4-17z">
            <text:p/>
          </draw:path>
          <draw:path draw:style-name="gr4" draw:text-style-name="P5" draw:layer="layout" svg:width="0.185cm" svg:height="0.822cm" svg:x="21.897cm" svg:y="4.592cm" svg:viewBox="0 0 186 823" svg:d="M186 410c0-2 0-3 0-4-51-132-102-265-153-397-2-7-10-9-17-9-9 0-16 7-16 16 0 3 0 3 0 5 51 130 102 260 153 389-51 130-102 260-153 390 0 2 0 2 0 7 0 7 7 16 16 16 7 0 15-5 17-12 51-132 102-264 153-396 0-2 0-2 0-5z">
            <text:p/>
          </draw:path>
          <draw:path draw:style-name="gr4" draw:text-style-name="P5" draw:layer="layout" svg:width="0.185cm" svg:height="0.822cm" svg:x="22.266cm" svg:y="4.592cm" svg:viewBox="0 0 186 823" svg:d="M186 807c0-5 0-5 0-7-51-130-102-260-153-390 51-129 102-259 153-389 0-2 0-2 0-5 0-9-8-16-17-16-7 0-12 2-14 9-52 132-103 265-155 397 0 1 0 2 0 4 0 3 0 3 0 5 52 132 103 264 155 396 2 7 7 12 14 12 9 0 17-9 17-16z">
            <text:p/>
          </draw:path>
          <draw:path draw:style-name="gr4" draw:text-style-name="P5" draw:layer="layout" svg:width="0.337cm" svg:height="0.712cm" svg:x="22.484cm" svg:y="4.664cm" svg:viewBox="0 0 338 713" svg:d="M338 28c0-14-12-28-30-28-19 0-45 19-45 42 0 17 12 31 31 31 23 0 44-21 44-45zM308 256c0-47-33-75-76-75-84 0-131 119-131 126s6 5 9 7c10 0 10 0 17-16 19-49 59-101 103-101 12 0 26 5 26 37 0 22-2 29-5 43-26 102-51 204-77 307-17 63-57 110-101 110-7 0-19 0-33-7 23-7 37-28 37-45 0-11-9-28-32-28-22 0-45 17-45 47 0 33 33 52 73 52 59 0 134-45 155-127 26-100 51-200 77-300 3-16 3-28 3-30z">
            <text:p/>
          </draw:path>
          <draw:path draw:style-name="gr4" draw:text-style-name="P5" draw:layer="layout" svg:width="0.156cm" svg:height="0.262cm" svg:x="22.886cm" svg:y="4.592cm" svg:viewBox="0 0 157 263" svg:d="M157 30c0-16-14-30-30-30-14 0-26 9-28 19-33 81-66 162-99 244 7 0 14 0 21 0 44-72 88-144 132-216 2-5 4-9 4-17z">
            <text:p/>
          </draw:path>
          <draw:path draw:style-name="gr4" draw:text-style-name="P5" draw:layer="layout" svg:width="0.032cm" svg:height="0.822cm" svg:x="23.221cm" svg:y="4.592cm" svg:viewBox="0 0 33 823" svg:d="M33 807c0-264 0-527 0-791 0-9-7-16-17-16-9 0-16 7-16 16 0 264 0 527 0 791 0 7 7 16 16 16 10 0 17-9 17-16z">
            <text:p/>
          </draw:path>
          <draw:path draw:style-name="gr4" draw:text-style-name="P5" draw:layer="layout" svg:width="0.45cm" svg:height="2.461cm" svg:x="23.395cm" svg:y="3.771cm" svg:viewBox="0 0 451 2462" svg:d="M451 1437c0-137 0-275 0-412 0-404-202-854-425-1020-3-3-5-5-10-5-9 0-16 9-16 19 0 4 2 9 7 14 211 157 359 607 359 992 0 137 0 275 0 412 0 385-148 835-359 992-5 5-7 9-7 14 0 10 7 19 16 19 5 0 7-2 10-5 223-164 425-616 425-1020z">
            <text:p/>
          </draw:path>
        </draw:g>
        <draw:line draw:style-name="gr32" draw:text-style-name="P9" draw:layer="layout" svg:x1="4.6cm" svg:y1="13.11cm" svg:x2="24.6cm" svg:y2="13.11cm">
          <text:p/>
        </draw:line>
        <draw:custom-shape draw:style-name="gr33" draw:text-style-name="P27" draw:layer="layout" svg:width="1.5cm" svg:height="0.714cm" svg:x="6.6cm" svg:y="12.39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8.1cm" svg:y="12.3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8.1cm" svg:y="11.6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9.6cm" svg:y="11.6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9.6cm" svg:y="10.9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9.6cm" svg:y="12.3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1.1cm" svg:y="11.6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1.1cm" svg:y="10.9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1.1cm" svg:y="12.3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2.6cm" svg:y="11.6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2.6cm" svg:y="10.9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2.6cm" svg:y="12.39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1.1cm" svg:y="10.2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2.6cm" svg:y="10.2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2.6cm" svg:y="9.53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4.1cm" svg:y="11.6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4.1cm" svg:y="10.9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4.1cm" svg:y="12.39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4.1cm" svg:y="10.2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4.1cm" svg:y="9.53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5.6cm" svg:y="11.6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6cm" svg:y="10.9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6cm" svg:y="12.39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6cm" svg:y="10.2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6cm" svg:y="9.53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4.1cm" svg:y="8.8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5.6cm" svg:y="8.8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6cm" svg:y="8.11cm">
          <text:p/>
          <draw:enhanced-geometry svg:viewBox="0 0 21600 21600" draw:type="rectangle" draw:enhanced-path="M 0 0 L 21600 0 21600 21600 0 21600 0 0 Z N"/>
        </draw:custom-shape>
        <draw:frame draw:style-name="gr11" draw:text-style-name="P28" draw:layer="layout" svg:width="0.853cm" svg:height="1.093cm" svg:x="5.587cm" svg:y="13.097cm">
          <draw:text-box>
            <text:p text:style-name="P11">0</text:p>
          </draw:text-box>
        </draw:frame>
        <draw:frame draw:style-name="gr11" draw:text-style-name="P28" draw:layer="layout" svg:width="0.853cm" svg:height="1.093cm" svg:x="7.1cm" svg:y="13.11cm">
          <draw:text-box>
            <text:p text:style-name="P11">1</text:p>
          </draw:text-box>
        </draw:frame>
        <draw:frame draw:style-name="gr11" draw:text-style-name="P28" draw:layer="layout" svg:width="0.853cm" svg:height="1.093cm" svg:x="8.6cm" svg:y="13.11cm">
          <draw:text-box>
            <text:p text:style-name="P11">2</text:p>
          </draw:text-box>
        </draw:frame>
        <draw:frame draw:style-name="gr11" draw:text-style-name="P28" draw:layer="layout" svg:width="0.853cm" svg:height="1.093cm" svg:x="10.1cm" svg:y="13.11cm">
          <draw:text-box>
            <text:p text:style-name="P11">3</text:p>
          </draw:text-box>
        </draw:frame>
        <draw:frame draw:style-name="gr11" draw:text-style-name="P28" draw:layer="layout" svg:width="0.853cm" svg:height="1.093cm" svg:x="11.6cm" svg:y="13.11cm">
          <draw:text-box>
            <text:p text:style-name="P11">4</text:p>
          </draw:text-box>
        </draw:frame>
        <draw:frame draw:style-name="gr11" draw:text-style-name="P28" draw:layer="layout" svg:width="0.853cm" svg:height="1.093cm" svg:x="13.1cm" svg:y="13.11cm">
          <draw:text-box>
            <text:p text:style-name="P11">5</text:p>
          </draw:text-box>
        </draw:frame>
        <draw:frame draw:style-name="gr11" draw:text-style-name="P28" draw:layer="layout" svg:width="1.37cm" svg:height="1.093cm" svg:x="14.442cm" svg:y="12.898cm">
          <draw:text-box>
            <text:p text:style-name="P11">. . .</text:p>
          </draw:text-box>
        </draw:frame>
        <draw:custom-shape draw:style-name="gr33" draw:text-style-name="P27" draw:layer="layout" svg:width="1.5cm" svg:height="0.714cm" svg:x="17.1cm" svg:y="13.1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8.6cm" svg:y="13.8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8.6cm" svg:y="13.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20.1cm" svg:y="13.8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20.1cm" svg:y="13.1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20.1cm" svg:y="14.539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28§display§| k \rangle (- \hat{x})§svg§600§FALSE§</svg:desc>
          <draw:path draw:style-name="gr3" draw:text-style-name="P4" draw:layer="layout" svg:width="3.074cm" svg:height="0.879cm" svg:x="18.771cm" svg:y="8.375cm" svg:viewBox="0 0 3075 880" svg:d="M0 0c1025 0 2050 0 3075 0 0 293 0 586 0 880-1025 0-2050 0-3075 0 0-294 0-587 0-880z">
            <text:p/>
          </draw:path>
          <draw:path draw:style-name="gr4" draw:text-style-name="P5" draw:layer="layout" svg:width="0.038cm" svg:height="0.979cm" svg:x="18.838cm" svg:y="8.325cm" svg:viewBox="0 0 39 980" svg:d="M39 961c0-314 0-628 0-941 0-12-8-20-19-20-12 0-20 8-20 20 0 313 0 627 0 941 0 11 8 19 20 19 11 0 19-8 19-19z">
            <text:p/>
          </draw:path>
          <draw:path draw:style-name="gr4" draw:text-style-name="P5" draw:layer="layout" svg:width="0.444cm" svg:height="0.689cm" svg:x="19.048cm" svg:y="8.381cm" svg:viewBox="0 0 445 690" svg:d="M445 307c0-28-23-61-67-61-25 0-73 8-143 86-34 37-73 76-109 92 34-137 69-275 103-413-4-4 0-11-14-11-22 0-95 8-120 8-8 3-17 3-17 20 0 14 9 14 23 14 47 0 50 5 50 17-1 6-2 13-3 19-47 187-95 374-142 562-6 13-6 16-6 22 0 22 20 28 28 28 14 0 28-9 34-20 5-11 50-190 56-215 33 3 114 20 114 84 0 6 0 11-3 20-2 11-5 22-5 33 0 59 39 98 92 98 28 0 56-17 76-53 25-42 24-65 36-98 0-8-8-8-11-8-11 0-11 2-14 16-20 70-42 120-87 120-17 0-31-11-31-44 0-17 3-39 9-56 3-17 3-20 3-31 0-61-62-92-146-103 31-17 62-48 84-70 48-53 95-95 143-95 5 0 5 0 8 0 11 3 11 3 20 8 2 0 2 3 5 3-47 6-56 42-56 53 0 17 12 37 37 37s53-23 53-62z">
            <text:p/>
          </draw:path>
          <draw:path draw:style-name="gr4" draw:text-style-name="P5" draw:layer="layout" svg:width="0.22cm" svg:height="0.979cm" svg:x="19.574cm" svg:y="8.325cm" svg:viewBox="0 0 221 980" svg:d="M221 489c0-3 0-3 0-6-62-156-123-313-185-469-2-8-8-14-16-14-12 0-20 8-20 20 0 2 0 5 0 8 61 154 121 307 182 461-61 154-121 309-182 463 0 3 0 6 0 9 0 11 8 19 20 19 8 0 14-5 16-14 62-156 123-313 185-469 0-3 0-3 0-8z">
            <text:p/>
          </draw:path>
          <draw:path draw:style-name="gr4" draw:text-style-name="P5" draw:layer="layout" svg:width="0.226cm" svg:height="0.974cm" svg:x="20.002cm" svg:y="8.328cm" svg:viewBox="0 0 227 975" svg:d="M227 966c0-3 0-8-3-8-104-78-171-274-171-430 0-27 0-54 0-81 0-157 67-352 171-430 3 0 3-6 3-9 0-2-3-8-9-8-3 0-5 0-5 3-109 81-213 276-213 444 0 27 0 54 0 81 0 167 104 363 213 444 0 3 2 3 5 3 6 0 9-6 9-9z">
            <text:p/>
          </draw:path>
          <draw:path draw:style-name="gr4" draw:text-style-name="P5" draw:layer="layout" svg:width="0.654cm" svg:height="0.041cm" svg:x="20.34cm" svg:y="8.794cm" svg:viewBox="0 0 655 42" svg:d="M655 20c0-9-9-20-20-20-205 0-410 0-615 0-12 0-20 10-20 20 0 9 8 22 20 22 205 0 410 0 615 0 11 0 20-11 20-22z">
            <text:p/>
          </draw:path>
          <draw:path draw:style-name="gr4" draw:text-style-name="P5" draw:layer="layout" svg:width="0.357cm" svg:height="0.141cm" svg:x="21.194cm" svg:y="8.342cm" svg:viewBox="0 0 358 142" svg:d="M358 123c-53-48-115-89-179-123-64 34-123 75-179 123 5 6 9 13 14 19 56-22 112-53 165-81 56 28 112 59 168 81 4-6 7-13 11-19z">
            <text:p/>
          </draw:path>
          <draw:path draw:style-name="gr4" draw:text-style-name="P5" draw:layer="layout" svg:width="0.489cm" svg:height="0.443cm" svg:x="21.079cm" svg:y="8.627cm" svg:viewBox="0 0 490 444" svg:d="M490 64c0-50-59-64-93-64-56 0-92 53-103 75-25-64-76-75-107-75-100 0-156 126-156 151 0 11 7 7 11 11 8 0 11-3 14-11 31-104 98-129 131-129 17 0 54 9 54 65 0 30-17 97-54 234-16 62-50 101-95 101-5 0-28 0-47-11 22-6 45-26 45-54 0-27-23-33-37-33-28 0-53 25-53 56 0 44 48 64 92 64 65 0 101-70 104-75 11 36 47 75 106 75 101 0 157-126 157-151 0-8-9-8-11-8-9 0-12 3-14 8-31 106-98 129-132 129-36 0-53-31-53-65 0-22 6-41 17-86s22-89 33-134c6-25 28-115 98-115 6 0 28 0 48 12-25 5-48 30-48 53 0 16 11 36 39 36 23 0 54-20 54-59z">
            <text:p/>
          </draw:path>
          <draw:path draw:style-name="gr4" draw:text-style-name="P5" draw:layer="layout" svg:width="0.226cm" svg:height="0.974cm" svg:x="21.669cm" svg:y="8.328cm" svg:viewBox="0 0 227 975" svg:d="M227 528c0-27 0-54 0-81 0-168-104-363-213-444 0-3-3-3-6-3-5 0-8 6-8 8 0 3 0 9 3 9 103 78 170 273 170 430 0 27 0 54 0 81 0 156-67 352-170 430-3 0-3 5-3 8s3 9 8 9c3 0 6 0 6-3 109-81 213-277 213-444z">
            <text:p/>
          </draw:path>
        </draw:g>
        <draw:g draw:style-name="gr2">
          <svg:title>TexMaths</svg:title>
          <svg:desc>28§display§| k \rangle 
(+ \hat{x})§svg§600§FALSE§</svg:desc>
          <draw:path draw:style-name="gr3" draw:text-style-name="P4" draw:layer="layout" svg:width="3.074cm" svg:height="0.879cm" svg:x="8.536cm" svg:y="8.243cm" svg:viewBox="0 0 3075 880" svg:d="M0 0c1025 0 2050 0 3075 0 0 293 0 586 0 880-1025 0-2050 0-3075 0 0-294 0-587 0-880z">
            <text:p/>
          </draw:path>
          <draw:path draw:style-name="gr4" draw:text-style-name="P5" draw:layer="layout" svg:width="0.038cm" svg:height="0.979cm" svg:x="8.603cm" svg:y="8.193cm" svg:viewBox="0 0 39 980" svg:d="M39 961c0-314 0-628 0-941 0-12-8-20-19-20-12 0-20 8-20 20 0 313 0 627 0 941 0 11 8 19 20 19 11 0 19-8 19-19z">
            <text:p/>
          </draw:path>
          <draw:path draw:style-name="gr4" draw:text-style-name="P5" draw:layer="layout" svg:width="0.444cm" svg:height="0.689cm" svg:x="8.813cm" svg:y="8.249cm" svg:viewBox="0 0 445 690" svg:d="M445 307c0-28-23-61-67-61-25 0-73 8-143 86-34 37-73 76-109 92 34-137 69-275 103-413-4-4 0-11-14-11-22 0-95 8-120 8-8 3-17 3-17 20 0 14 9 14 23 14 47 0 50 5 50 17-1 6-2 13-3 19-47 187-95 374-142 562-6 13-6 16-6 22 0 22 20 28 28 28 14 0 28-9 34-20 5-11 50-190 56-215 33 3 114 20 114 84 0 6 0 11-3 20-2 11-5 22-5 33 0 59 39 98 92 98 28 0 56-17 76-53 25-42 24-65 36-98 0-8-8-8-11-8-11 0-11 2-14 16-20 70-42 120-87 120-17 0-31-11-31-44 0-17 3-39 9-56 3-17 3-20 3-31 0-61-62-92-146-103 31-17 62-48 84-70 48-53 95-95 143-95 5 0 5 0 8 0 11 3 11 3 20 8 2 0 2 3 5 3-47 6-56 42-56 53 0 17 12 37 37 37s53-23 53-62z">
            <text:p/>
          </draw:path>
          <draw:path draw:style-name="gr4" draw:text-style-name="P5" draw:layer="layout" svg:width="0.22cm" svg:height="0.979cm" svg:x="9.339cm" svg:y="8.193cm" svg:viewBox="0 0 221 980" svg:d="M221 489c0-3 0-3 0-6-62-156-123-313-185-469-2-8-8-14-16-14-12 0-20 8-20 20 0 2 0 5 0 8 61 154 121 307 182 461-61 154-121 309-182 463 0 3 0 6 0 9 0 11 8 19 20 19 8 0 14-5 16-14 62-156 123-313 185-469 0-3 0-3 0-8z">
            <text:p/>
          </draw:path>
          <draw:path draw:style-name="gr4" draw:text-style-name="P5" draw:layer="layout" svg:width="0.226cm" svg:height="0.974cm" svg:x="9.767cm" svg:y="8.196cm" svg:viewBox="0 0 227 975" svg:d="M227 966c0-3 0-8-3-8-104-78-171-274-171-430 0-27 0-54 0-81 0-157 67-352 171-430 3 0 3-6 3-9 0-2-3-8-9-8-3 0-5 0-5 3-109 81-213 276-213 444 0 27 0 54 0 81 0 167 104 363 213 444 0 3 2 3 5 3 6 0 9-6 9-9z">
            <text:p/>
          </draw:path>
          <draw:path draw:style-name="gr4" draw:text-style-name="P5" draw:layer="layout" svg:width="0.654cm" svg:height="0.65cm" svg:x="10.105cm" svg:y="8.358cm" svg:viewBox="0 0 655 651" svg:d="M655 324c0-8-9-20-20-20-96 0-192 0-288 0 0-95 0-190 0-284 0-12-8-20-20-20-11 0-19 8-19 20 0 94 0 189 0 284-96 0-192 0-288 0-12 0-20 10-20 20s8 22 20 22c96 0 192 0 288 0 0 95 0 190 0 285 0 11 8 20 19 20 12 0 20-9 20-20 0-95 0-190 0-285 96 0 192 0 288 0 11 0 20-11 20-22z">
            <text:p/>
          </draw:path>
          <draw:path draw:style-name="gr4" draw:text-style-name="P5" draw:layer="layout" svg:width="0.357cm" svg:height="0.141cm" svg:x="10.959cm" svg:y="8.21cm" svg:viewBox="0 0 358 142" svg:d="M358 123c-53-48-115-89-179-123-64 34-123 75-179 123 5 6 9 13 14 19 56-22 112-53 165-81 56 28 112 59 168 81 4-6 7-13 11-19z">
            <text:p/>
          </draw:path>
          <draw:path draw:style-name="gr4" draw:text-style-name="P5" draw:layer="layout" svg:width="0.489cm" svg:height="0.443cm" svg:x="10.844cm" svg:y="8.495cm" svg:viewBox="0 0 490 444" svg:d="M490 64c0-50-59-64-93-64-56 0-92 53-103 75-25-64-76-75-107-75-100 0-156 126-156 151 0 11 7 7 11 11 8 0 11-3 14-11 31-104 98-129 131-129 17 0 54 9 54 65 0 30-17 97-54 234-16 62-50 101-95 101-5 0-28 0-47-11 22-6 45-26 45-54 0-27-23-33-37-33-28 0-53 25-53 56 0 44 48 64 92 64 65 0 101-70 104-75 11 36 47 75 106 75 101 0 157-126 157-151 0-8-9-8-11-8-9 0-12 3-14 8-31 106-98 129-132 129-36 0-53-31-53-65 0-22 6-41 17-86s22-89 33-134c6-25 28-115 98-115 6 0 28 0 48 12-25 5-48 30-48 53 0 16 11 36 39 36 23 0 54-20 54-59z">
            <text:p/>
          </draw:path>
          <draw:path draw:style-name="gr4" draw:text-style-name="P5" draw:layer="layout" svg:width="0.226cm" svg:height="0.974cm" svg:x="11.434cm" svg:y="8.196cm" svg:viewBox="0 0 227 975" svg:d="M227 528c0-27 0-54 0-81 0-168-104-363-213-444 0-3-3-3-6-3-5 0-8 6-8 8 0 3 0 9 3 9 103 78 170 273 170 430 0 27 0 54 0 81 0 156-67 352-170 430-3 0-3 5-3 8s3 9 8 9c3 0 6 0 6-3 109-81 213-277 213-444z">
            <text:p/>
          </draw:path>
        </draw:g>
        <draw:frame draw:style-name="gr11" draw:text-style-name="P30" draw:layer="layout" svg:width="0.845cm" svg:height="1.11cm" svg:x="23.664cm" svg:y="13.248cm">
          <draw:text-box>
            <text:p text:style-name="P29"><text:span text:style-name="T14">k</text:span></text:p>
          </draw:text-box>
        </draw:frame>
        <draw:frame draw:style-name="gr35" draw:text-style-name="P32" draw:layer="layout" svg:width="15.403cm" svg:height="1.109cm" svg:x="1.961cm" svg:y="1.421cm">
          <draw:text-box>
            <text:p text:style-name="P31"><text:span text:style-name="T15">Quantum Tunneling</text:span><text:span text:style-name="T16"> </text:span></text:p>
          </draw:text-box>
        </draw:frame>
        <draw:line draw:style-name="gr12" draw:text-style-name="P9" draw:layer="layout" svg:x1="2.03cm" svg:y1="2.53cm" svg:x2="16.53cm" svg:y2="2.53cm">
          <text:p/>
        </draw:line>
        <draw:frame draw:style-name="gr11" draw:text-style-name="P26" draw:layer="layout" svg:width="5.946cm" svg:height="0.861cm" svg:x="2.295cm" svg:y="2.53cm">
          <draw:text-box>
            <text:p text:style-name="P25"><text:span text:style-name="T13">Momentum Operator n+1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>
        <draw:g draw:style-name="gr2">
          <svg:title>TexMaths</svg:title>
          <svg:desc>28§display§\mathbf{\hat{P}}|_{p, n} \otimes \mathbf{I} §svg§600§FALSE§</svg:desc>
          <draw:path draw:style-name="gr3" draw:text-style-name="P4" draw:layer="layout" svg:width="3.776cm" svg:height="1.206cm" svg:x="5.05cm" svg:y="4.55cm" svg:viewBox="0 0 3777 1207" svg:d="M0 0c1259 0 2518 0 3777 0 0 402 0 805 0 1207-1259 0-2518 0-3777 0 0-402 0-805 0-1207z">
            <text:p/>
          </draw:path>
          <draw:path draw:style-name="gr4" draw:text-style-name="P5" draw:layer="layout" svg:width="0.346cm" svg:height="0.203cm" svg:x="5cm" svg:y="4.5cm" svg:viewBox="0 0 347 204" svg:d="M347 182c-58-61-116-121-174-182-57 61-115 121-173 182 6 7 11 15 17 22 52-33 104-65 156-98 52 33 103 65 154 98 7-7 13-15 20-22z">
            <text:p/>
          </draw:path>
          <draw:path draw:style-name="gr4" draw:text-style-name="P5" draw:layer="layout" svg:width="0.668cm" svg:height="0.673cm" svg:x="5.101cm" svg:y="4.76cm" svg:viewBox="0 0 669 674" svg:d="M669 193c0-109-95-193-260-193-137 0-273 0-409 0 0 16 0 32 0 48 35 0 71 0 106 0 0 192 0 385 0 578-35 0-71 0-106 0 0 16 0 32 0 48 36-3 134-3 176-3s137 0 177 3c0-16 0-32 0-48-36 0-71 0-107 0 0-83 0-166 0-249 58 0 116 0 174 0 137 0 249-70 249-184zM520 193c0 70 0 145-148 145-44 0-88 0-131 0 0-97 0-194 0-290 43 0 87 0 131 0 148 0 148 72 148 145z">
            <text:p/>
          </draw:path>
          <draw:path draw:style-name="gr4" draw:text-style-name="P5" draw:layer="layout" svg:width="0.038cm" svg:height="0.977cm" svg:x="5.951cm" svg:y="4.698cm" svg:viewBox="0 0 39 978" svg:d="M39 959c0-313 0-626 0-939 0-12-8-20-19-20-12 0-20 8-20 20 0 313 0 626 0 939 0 11 8 19 20 19 11 0 19-8 19-19z">
            <text:p/>
          </draw:path>
          <draw:path draw:style-name="gr4" draw:text-style-name="P5" draw:layer="layout" svg:width="0.382cm" svg:height="0.435cm" svg:x="6.108cm" svg:y="5.372cm" svg:viewBox="0 0 383 436" svg:d="M383 115c0-81-56-115-103-115-42 0-79 28-98 48-11-40-50-48-70-48-28 0-45 20-56 36-14 25-25 65-25 70 0 9 11 9 14 9 8 0 8-3 14-20 11-42 22-75 50-75 17 0 23 14 23 33 0 8 0 17-3 20-26 104-53 208-79 313-2 19-5 25-33 25-9 0-17 0-17 14 0 8 6 11 8 11 17 0 42-3 59-3 25 0 51 3 73 3 5 0 14-3 14-14s-11-11-20-11c-14 0-33 0-33-9 0-2 5-19 8-30 9-35 17-69 25-104 9 14 31 42 73 42 84 0 176-92 176-195zM327 87c0 28-14 97-36 137-17 33-50 67-84 67-50 0-62-53-62-59 0-3 0-8 0-11 13-46 25-92 37-137 39-53 73-64 95-64 28 0 50 19 50 67z">
            <text:p/>
          </draw:path>
          <draw:path draw:style-name="gr4" draw:text-style-name="P5" draw:layer="layout" svg:width="0.086cm" svg:height="0.211cm" svg:x="6.589cm" svg:y="5.596cm" svg:viewBox="0 0 87 212" svg:d="M87 75c0-41-17-75-48-75-22 0-39 20-39 39 0 22 17 39 39 39 17 0 21-7 31-11 0 39-8 84-56 126-3 3-3 5-3 8 0 6 6 11 9 11 8 0 67-55 67-137z">
            <text:p/>
          </draw:path>
          <draw:path draw:style-name="gr4" draw:text-style-name="P5" draw:layer="layout" svg:width="0.419cm" svg:height="0.309cm" svg:x="6.78cm" svg:y="5.372cm" svg:viewBox="0 0 420 310" svg:d="M420 204c0-8-9-8-11-8-12 0-12 5-14 11-17 56-45 84-73 84-14 0-17-9-17-25 0-14 3-23 17-54 8-22 36-95 36-134 0-67-53-78-89-78-59 0-98 36-118 61-6-44-45-61-73-61-30 0-44 22-56 36-14 25-22 65-22 70 0 9 8 9 11 9 9 0 9-3 14-20 11-42 23-75 51-75 16 0 22 14 22 33 0 14-6 39-11 56-5 21-10 43-14 64-8 29-15 58-23 87-2 8-5 25-5 28 0 14 11 22 22 22s21-9 25-17c5-7 12-27 14-41 5-21 10-41 14-62 6-14 9-31 12-45 8-28 11-33 30-61 20-28 51-64 104-64 39 0 39 36 39 47 0 42-28 117-39 145-9 20-11 28-11 40 0 36 30 58 64 58 70 0 101-95 101-106z">
            <text:p/>
          </draw:path>
          <draw:path draw:style-name="gr4" draw:text-style-name="P5" draw:layer="layout" svg:width="0.671cm" svg:height="0.67cm" svg:x="7.546cm" svg:y="4.852cm" svg:viewBox="0 0 672 671" svg:d="M632 335c0 76-28 143-72 196-66-65-131-130-196-196 65-65 130-130 196-195 44 53 72 120 72 195zM532 115c-66 64-131 128-196 192-66-64-131-128-196-192 53-48 122-76 196-76s142 28 196 76zM308 335c-66 66-131 131-196 196-45-53-73-120-73-196 0-75 28-142 73-195 65 65 130 130 196 195zM532 559c-54 45-122 73-196 73s-143-28-196-73c65-65 130-130 196-196 65 66 130 131 196 196zM672 335c0-184-150-335-336-335s-336 151-336 335c0 185 150 336 336 336s336-151 336-336z">
            <text:p/>
          </draw:path>
          <draw:path draw:style-name="gr4" draw:text-style-name="P5" draw:layer="layout" svg:width="0.363cm" svg:height="0.673cm" svg:x="8.514cm" svg:y="4.76cm" svg:viewBox="0 0 364 674" svg:d="M364 674c0-16 0-32 0-48-38 0-75 0-112 0 0-193 0-386 0-578 37 0 74 0 112 0 0-16 0-32 0-48-39 3-137 3-182 3s-143 0-182-3c0 16 0 32 0 48 37 0 75 0 112 0 0 192 0 385 0 578-37 0-75 0-112 0 0 16 0 32 0 48 39-3 137-3 182-3s143 0 182 3z">
            <text:p/>
          </draw:path>
        </draw:g>
        <draw:line draw:style-name="gr32" draw:text-style-name="P9" draw:layer="layout" svg:x1="4cm" svg:y1="12.071cm" svg:x2="24cm" svg:y2="12.071cm">
          <text:p/>
        </draw:line>
        <draw:custom-shape draw:style-name="gr36" draw:text-style-name="P33" draw:layer="layout" svg:width="1.5cm" svg:height="0.714cm" svg:x="7.5cm" svg:y="11.3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7.5cm" svg:y="10.6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9cm" svg:y="10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9cm" svg:y="11.3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0.5cm" svg:y="10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0.5cm" svg:y="9.9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0.5cm" svg:y="11.3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2cm" svg:y="10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2cm" svg:y="9.9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2cm" svg:y="11.3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0.5cm" svg:y="9.2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2cm" svg:y="9.2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3.5cm" svg:y="10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3.5cm" svg:y="9.9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3.5cm" svg:y="11.3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3.5cm" svg:y="9.2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3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5cm" svg:y="10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5cm" svg:y="9.9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5cm" svg:y="11.3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5cm" svg:y="9.2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3.5cm" svg:y="7.7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5cm" svg:y="7.785cm">
          <text:p/>
          <draw:enhanced-geometry svg:viewBox="0 0 21600 21600" draw:type="rectangle" draw:enhanced-path="M 0 0 L 21600 0 21600 21600 0 21600 0 0 Z N"/>
        </draw:custom-shape>
        <draw:frame draw:style-name="gr11" draw:text-style-name="P28" draw:layer="layout" svg:width="0.853cm" svg:height="1.093cm" svg:x="4.987cm" svg:y="12.058cm">
          <draw:text-box>
            <text:p text:style-name="P11">0</text:p>
          </draw:text-box>
        </draw:frame>
        <draw:frame draw:style-name="gr11" draw:text-style-name="P28" draw:layer="layout" svg:width="0.853cm" svg:height="1.093cm" svg:x="6.5cm" svg:y="12.071cm">
          <draw:text-box>
            <text:p text:style-name="P11">1</text:p>
          </draw:text-box>
        </draw:frame>
        <draw:frame draw:style-name="gr11" draw:text-style-name="P28" draw:layer="layout" svg:width="0.853cm" svg:height="1.093cm" svg:x="8cm" svg:y="12.071cm">
          <draw:text-box>
            <text:p text:style-name="P11">2</text:p>
          </draw:text-box>
        </draw:frame>
        <draw:frame draw:style-name="gr11" draw:text-style-name="P28" draw:layer="layout" svg:width="0.853cm" svg:height="1.093cm" svg:x="9.5cm" svg:y="12.071cm">
          <draw:text-box>
            <text:p text:style-name="P11">3</text:p>
          </draw:text-box>
        </draw:frame>
        <draw:frame draw:style-name="gr11" draw:text-style-name="P28" draw:layer="layout" svg:width="0.853cm" svg:height="1.093cm" svg:x="11cm" svg:y="12.071cm">
          <draw:text-box>
            <text:p text:style-name="P11">4</text:p>
          </draw:text-box>
        </draw:frame>
        <draw:frame draw:style-name="gr11" draw:text-style-name="P28" draw:layer="layout" svg:width="0.853cm" svg:height="1.093cm" svg:x="12.5cm" svg:y="12.071cm">
          <draw:text-box>
            <text:p text:style-name="P11">5</text:p>
          </draw:text-box>
        </draw:frame>
        <draw:frame draw:style-name="gr11" draw:text-style-name="P28" draw:layer="layout" svg:width="1.37cm" svg:height="1.093cm" svg:x="13.842cm" svg:y="11.859cm">
          <draw:text-box>
            <text:p text:style-name="P11">. . .</text:p>
          </draw:text-box>
        </draw:frame>
        <draw:custom-shape draw:style-name="gr36" draw:text-style-name="P33" draw:layer="layout" svg:width="1.5cm" svg:height="0.714cm" svg:x="16.5cm" svg:y="12.07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8cm" svg:y="12.07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9.5cm" svg:y="12.7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9.5cm" svg:y="12.07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21cm" svg:y="12.7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21cm" svg:y="12.071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28§display§| k \rangle (- \hat{x})§svg§600§FALSE§</svg:desc>
          <draw:path draw:style-name="gr3" draw:text-style-name="P4" draw:layer="layout" svg:width="3.074cm" svg:height="0.879cm" svg:x="18.41cm" svg:y="7.566cm" svg:viewBox="0 0 3075 880" svg:d="M0 0c1025 0 2050 0 3075 0 0 293 0 586 0 880-1025 0-2050 0-3075 0 0-294 0-587 0-880z">
            <text:p/>
          </draw:path>
          <draw:path draw:style-name="gr4" draw:text-style-name="P5" draw:layer="layout" svg:width="0.038cm" svg:height="0.979cm" svg:x="18.477cm" svg:y="7.516cm" svg:viewBox="0 0 39 980" svg:d="M39 961c0-314 0-628 0-941 0-12-8-20-19-20-12 0-20 8-20 20 0 313 0 627 0 941 0 11 8 19 20 19 11 0 19-8 19-19z">
            <text:p/>
          </draw:path>
          <draw:path draw:style-name="gr4" draw:text-style-name="P5" draw:layer="layout" svg:width="0.444cm" svg:height="0.689cm" svg:x="18.687cm" svg:y="7.572cm" svg:viewBox="0 0 445 690" svg:d="M445 307c0-28-23-61-67-61-25 0-73 8-143 86-34 37-73 76-109 92 34-137 69-275 103-413-4-4 0-11-14-11-22 0-95 8-120 8-8 3-17 3-17 20 0 14 9 14 23 14 47 0 50 5 50 17-1 6-2 13-3 19-47 187-95 374-142 562-6 13-6 16-6 22 0 22 20 28 28 28 14 0 28-9 34-20 5-11 50-190 56-215 33 3 114 20 114 84 0 6 0 11-3 20-2 11-5 22-5 33 0 59 39 98 92 98 28 0 56-17 76-53 25-42 24-65 36-98 0-8-8-8-11-8-11 0-11 2-14 16-20 70-42 120-87 120-17 0-31-11-31-44 0-17 3-39 9-56 3-17 3-20 3-31 0-61-62-92-146-103 31-17 62-48 84-70 48-53 95-95 143-95 5 0 5 0 8 0 11 3 11 3 20 8 2 0 2 3 5 3-47 6-56 42-56 53 0 17 12 37 37 37s53-23 53-62z">
            <text:p/>
          </draw:path>
          <draw:path draw:style-name="gr4" draw:text-style-name="P5" draw:layer="layout" svg:width="0.22cm" svg:height="0.979cm" svg:x="19.213cm" svg:y="7.516cm" svg:viewBox="0 0 221 980" svg:d="M221 489c0-3 0-3 0-6-62-156-123-313-185-469-2-8-8-14-16-14-12 0-20 8-20 20 0 2 0 5 0 8 61 154 121 307 182 461-61 154-121 309-182 463 0 3 0 6 0 9 0 11 8 19 20 19 8 0 14-5 16-14 62-156 123-313 185-469 0-3 0-3 0-8z">
            <text:p/>
          </draw:path>
          <draw:path draw:style-name="gr4" draw:text-style-name="P5" draw:layer="layout" svg:width="0.226cm" svg:height="0.974cm" svg:x="19.641cm" svg:y="7.519cm" svg:viewBox="0 0 227 975" svg:d="M227 966c0-3 0-8-3-8-104-78-171-274-171-430 0-27 0-54 0-81 0-157 67-352 171-430 3 0 3-6 3-9 0-2-3-8-9-8-3 0-5 0-5 3-109 81-213 276-213 444 0 27 0 54 0 81 0 167 104 363 213 444 0 3 2 3 5 3 6 0 9-6 9-9z">
            <text:p/>
          </draw:path>
          <draw:path draw:style-name="gr4" draw:text-style-name="P5" draw:layer="layout" svg:width="0.654cm" svg:height="0.041cm" svg:x="19.979cm" svg:y="7.985cm" svg:viewBox="0 0 655 42" svg:d="M655 20c0-9-9-20-20-20-205 0-410 0-615 0-12 0-20 10-20 20 0 9 8 22 20 22 205 0 410 0 615 0 11 0 20-11 20-22z">
            <text:p/>
          </draw:path>
          <draw:path draw:style-name="gr4" draw:text-style-name="P5" draw:layer="layout" svg:width="0.357cm" svg:height="0.141cm" svg:x="20.833cm" svg:y="7.533cm" svg:viewBox="0 0 358 142" svg:d="M358 123c-53-48-115-89-179-123-64 34-123 75-179 123 5 6 9 13 14 19 56-22 112-53 165-81 56 28 112 59 168 81 4-6 7-13 11-19z">
            <text:p/>
          </draw:path>
          <draw:path draw:style-name="gr4" draw:text-style-name="P5" draw:layer="layout" svg:width="0.489cm" svg:height="0.443cm" svg:x="20.718cm" svg:y="7.818cm" svg:viewBox="0 0 490 444" svg:d="M490 64c0-50-59-64-93-64-56 0-92 53-103 75-25-64-76-75-107-75-100 0-156 126-156 151 0 11 7 7 11 11 8 0 11-3 14-11 31-104 98-129 131-129 17 0 54 9 54 65 0 30-17 97-54 234-16 62-50 101-95 101-5 0-28 0-47-11 22-6 45-26 45-54 0-27-23-33-37-33-28 0-53 25-53 56 0 44 48 64 92 64 65 0 101-70 104-75 11 36 47 75 106 75 101 0 157-126 157-151 0-8-9-8-11-8-9 0-12 3-14 8-31 106-98 129-132 129-36 0-53-31-53-65 0-22 6-41 17-86s22-89 33-134c6-25 28-115 98-115 6 0 28 0 48 12-25 5-48 30-48 53 0 16 11 36 39 36 23 0 54-20 54-59z">
            <text:p/>
          </draw:path>
          <draw:path draw:style-name="gr4" draw:text-style-name="P5" draw:layer="layout" svg:width="0.226cm" svg:height="0.974cm" svg:x="21.308cm" svg:y="7.519cm" svg:viewBox="0 0 227 975" svg:d="M227 528c0-27 0-54 0-81 0-168-104-363-213-444 0-3-3-3-6-3-5 0-8 6-8 8 0 3 0 9 3 9 103 78 170 273 170 430 0 27 0 54 0 81 0 156-67 352-170 430-3 0-3 5-3 8s3 9 8 9c3 0 6 0 6-3 109-81 213-277 213-444z">
            <text:p/>
          </draw:path>
        </draw:g>
        <draw:g draw:style-name="gr2">
          <svg:title>TexMaths</svg:title>
          <svg:desc>28§display§| k \rangle 
(+ \hat{x})§svg§600§FALSE§</svg:desc>
          <draw:path draw:style-name="gr3" draw:text-style-name="P4" draw:layer="layout" svg:width="3.074cm" svg:height="0.879cm" svg:x="8.365cm" svg:y="7.584cm" svg:viewBox="0 0 3075 880" svg:d="M0 0c1025 0 2050 0 3075 0 0 293 0 586 0 880-1025 0-2050 0-3075 0 0-294 0-587 0-880z">
            <text:p/>
          </draw:path>
          <draw:path draw:style-name="gr4" draw:text-style-name="P5" draw:layer="layout" svg:width="0.038cm" svg:height="0.979cm" svg:x="8.432cm" svg:y="7.534cm" svg:viewBox="0 0 39 980" svg:d="M39 961c0-314 0-628 0-941 0-12-8-20-19-20-12 0-20 8-20 20 0 313 0 627 0 941 0 11 8 19 20 19 11 0 19-8 19-19z">
            <text:p/>
          </draw:path>
          <draw:path draw:style-name="gr4" draw:text-style-name="P5" draw:layer="layout" svg:width="0.444cm" svg:height="0.689cm" svg:x="8.642cm" svg:y="7.59cm" svg:viewBox="0 0 445 690" svg:d="M445 307c0-28-23-61-67-61-25 0-73 8-143 86-34 37-73 76-109 92 34-137 69-275 103-413-4-4 0-11-14-11-22 0-95 8-120 8-8 3-17 3-17 20 0 14 9 14 23 14 47 0 50 5 50 17-1 6-2 13-3 19-47 187-95 374-142 562-6 13-6 16-6 22 0 22 20 28 28 28 14 0 28-9 34-20 5-11 50-190 56-215 33 3 114 20 114 84 0 6 0 11-3 20-2 11-5 22-5 33 0 59 39 98 92 98 28 0 56-17 76-53 25-42 24-65 36-98 0-8-8-8-11-8-11 0-11 2-14 16-20 70-42 120-87 120-17 0-31-11-31-44 0-17 3-39 9-56 3-17 3-20 3-31 0-61-62-92-146-103 31-17 62-48 84-70 48-53 95-95 143-95 5 0 5 0 8 0 11 3 11 3 20 8 2 0 2 3 5 3-47 6-56 42-56 53 0 17 12 37 37 37s53-23 53-62z">
            <text:p/>
          </draw:path>
          <draw:path draw:style-name="gr4" draw:text-style-name="P5" draw:layer="layout" svg:width="0.22cm" svg:height="0.979cm" svg:x="9.168cm" svg:y="7.534cm" svg:viewBox="0 0 221 980" svg:d="M221 489c0-3 0-3 0-6-62-156-123-313-185-469-2-8-8-14-16-14-12 0-20 8-20 20 0 2 0 5 0 8 61 154 121 307 182 461-61 154-121 309-182 463 0 3 0 6 0 9 0 11 8 19 20 19 8 0 14-5 16-14 62-156 123-313 185-469 0-3 0-3 0-8z">
            <text:p/>
          </draw:path>
          <draw:path draw:style-name="gr4" draw:text-style-name="P5" draw:layer="layout" svg:width="0.226cm" svg:height="0.974cm" svg:x="9.596cm" svg:y="7.537cm" svg:viewBox="0 0 227 975" svg:d="M227 966c0-3 0-8-3-8-104-78-171-274-171-430 0-27 0-54 0-81 0-157 67-352 171-430 3 0 3-6 3-9 0-2-3-8-9-8-3 0-5 0-5 3-109 81-213 276-213 444 0 27 0 54 0 81 0 167 104 363 213 444 0 3 2 3 5 3 6 0 9-6 9-9z">
            <text:p/>
          </draw:path>
          <draw:path draw:style-name="gr4" draw:text-style-name="P5" draw:layer="layout" svg:width="0.654cm" svg:height="0.65cm" svg:x="9.934cm" svg:y="7.699cm" svg:viewBox="0 0 655 651" svg:d="M655 324c0-8-9-20-20-20-96 0-192 0-288 0 0-95 0-190 0-284 0-12-8-20-20-20-11 0-19 8-19 20 0 94 0 189 0 284-96 0-192 0-288 0-12 0-20 10-20 20s8 22 20 22c96 0 192 0 288 0 0 95 0 190 0 285 0 11 8 20 19 20 12 0 20-9 20-20 0-95 0-190 0-285 96 0 192 0 288 0 11 0 20-11 20-22z">
            <text:p/>
          </draw:path>
          <draw:path draw:style-name="gr4" draw:text-style-name="P5" draw:layer="layout" svg:width="0.357cm" svg:height="0.141cm" svg:x="10.788cm" svg:y="7.551cm" svg:viewBox="0 0 358 142" svg:d="M358 123c-53-48-115-89-179-123-64 34-123 75-179 123 5 6 9 13 14 19 56-22 112-53 165-81 56 28 112 59 168 81 4-6 7-13 11-19z">
            <text:p/>
          </draw:path>
          <draw:path draw:style-name="gr4" draw:text-style-name="P5" draw:layer="layout" svg:width="0.489cm" svg:height="0.443cm" svg:x="10.673cm" svg:y="7.836cm" svg:viewBox="0 0 490 444" svg:d="M490 64c0-50-59-64-93-64-56 0-92 53-103 75-25-64-76-75-107-75-100 0-156 126-156 151 0 11 7 7 11 11 8 0 11-3 14-11 31-104 98-129 131-129 17 0 54 9 54 65 0 30-17 97-54 234-16 62-50 101-95 101-5 0-28 0-47-11 22-6 45-26 45-54 0-27-23-33-37-33-28 0-53 25-53 56 0 44 48 64 92 64 65 0 101-70 104-75 11 36 47 75 106 75 101 0 157-126 157-151 0-8-9-8-11-8-9 0-12 3-14 8-31 106-98 129-132 129-36 0-53-31-53-65 0-22 6-41 17-86s22-89 33-134c6-25 28-115 98-115 6 0 28 0 48 12-25 5-48 30-48 53 0 16 11 36 39 36 23 0 54-20 54-59z">
            <text:p/>
          </draw:path>
          <draw:path draw:style-name="gr4" draw:text-style-name="P5" draw:layer="layout" svg:width="0.226cm" svg:height="0.974cm" svg:x="11.263cm" svg:y="7.537cm" svg:viewBox="0 0 227 975" svg:d="M227 528c0-27 0-54 0-81 0-168-104-363-213-444 0-3-3-3-6-3-5 0-8 6-8 8 0 3 0 9 3 9 103 78 170 273 170 430 0 27 0 54 0 81 0 156-67 352-170 430-3 0-3 5-3 8s3 9 8 9c3 0 6 0 6-3 109-81 213-277 213-444z">
            <text:p/>
          </draw:path>
        </draw:g>
        <draw:frame draw:style-name="gr11" draw:text-style-name="P30" draw:layer="layout" svg:width="0.845cm" svg:height="1.11cm" svg:x="23.082cm" svg:y="12.307cm">
          <draw:text-box>
            <text:p text:style-name="P29"><text:span text:style-name="T14">k</text:span></text:p>
          </draw:text-box>
        </draw:frame>
        <draw:g draw:style-name="gr2">
          <svg:title>TexMaths</svg:title>
          <svg:desc>28§display§\mathbf{\hat{P}}|_p =  \frac{2 \pi}{2^n}\left(\sum_{j=0}^{2^{n-1}} j | j \rangle \langle j | +  \sum_{j=2^{n-1} + 1}^{2^{n}-1} (2^{n-1} - j )| j \rangle \langle j | \right)§svg§600§FALSE§</svg:desc>
          <draw:path draw:style-name="gr3" draw:text-style-name="P4" draw:layer="layout" svg:width="14.161cm" svg:height="1.932cm" svg:x="12.304cm" svg:y="4.191cm" svg:viewBox="0 0 14162 1933" svg:d="M0 0c4721 0 9442 0 14162 0 0 644 0 1288 0 1933-4720 0-9441 0-14162 0 0-645 0-1289 0-1933z">
            <text:p/>
          </draw:path>
          <draw:path draw:style-name="gr4" draw:text-style-name="P5" draw:layer="layout" svg:width="0.232cm" svg:height="0.136cm" svg:x="12.27cm" svg:y="4.681cm" svg:viewBox="0 0 233 137" svg:d="M233 122c-39-41-78-81-116-122-39 41-78 81-117 122 4 5 8 10 11 15 35-22 70-44 106-66 34 22 68 44 103 66 4-5 9-10 13-15z">
            <text:p/>
          </draw:path>
          <draw:path draw:style-name="gr4" draw:text-style-name="P5" draw:layer="layout" svg:width="0.45cm" svg:height="0.448cm" svg:x="12.338cm" svg:y="4.857cm" svg:viewBox="0 0 451 449" svg:d="M451 127c0-73-66-127-177-127-91 0-183 0-274 0 0 10 0 20 0 30 24 0 48 0 71 0 0 130 0 259 0 389-23 0-47 0-71 0 0 10 0 20 0 30 24-2 90-2 118-2 29 0 92 0 119 2 0-10 0-20 0-30-24 0-48 0-72 0 0-56 0-112 0-168 39 0 78 0 117 0 92 0 169-47 169-124zM350 127c0 47 0 98-100 98-29 0-59 0-88 0 0-65 0-130 0-195 29 0 59 0 88 0 100 0 100 50 100 97z">
            <text:p/>
          </draw:path>
          <draw:path draw:style-name="gr4" draw:text-style-name="P5" draw:layer="layout" svg:width="0.025cm" svg:height="0.656cm" svg:x="12.909cm" svg:y="4.814cm" svg:viewBox="0 0 26 657" svg:d="M26 644c0-211 0-421 0-631 0-7-5-13-13-13-7 0-13 6-13 13 0 210 0 420 0 631 0 7 6 13 13 13 8 0 13-6 13-13z">
            <text:p/>
          </draw:path>
          <draw:path draw:style-name="gr4" draw:text-style-name="P5" draw:layer="layout" svg:width="0.256cm" svg:height="0.291cm" svg:x="13.014cm" svg:y="5.266cm" svg:viewBox="0 0 257 292" svg:d="M257 77c0-55-37-77-69-77-28 0-53 19-66 32-7-26-34-32-47-32-19 0-30 11-37 24-8 15-15 43-15 45 0 6 5 6 7 6 6 0 6 0 9-13 8-26 17-49 34-49 13 0 15 9 15 23 0 3 0 11 0 13-18 69-36 139-54 209-2 13-4 17-23 17-5 0-11 0-11 9 0 6 4 8 6 8 13 0 28-2 39-2 17 0 34 2 49 2 4 0 9-2 9-11 0-6-5-6-11-6-11 0-22 0-22-6 0-1 1-15 3-20 6-23 12-46 17-69 6 9 21 28 49 28 56 0 118-64 118-131zM220 56c0 19-10 67-23 94-13 22-35 45-58 45-34 0-41-36-41-42 0-1 0-3 2-5 7-31 15-63 22-94 26-35 51-41 64-41 19 0 34 13 34 43z">
            <text:p/>
          </draw:path>
          <draw:path draw:style-name="gr4" draw:text-style-name="P5" draw:layer="layout" svg:width="0.439cm" svg:height="0.152cm" svg:x="13.54cm" svg:y="5.066cm" svg:viewBox="0 0 440 153" svg:d="M440 13c0-7-6-13-13-13-138 0-276 0-414 0-7 0-13 7-13 13 0 7 6 13 13 13 138 0 276 0 414 0 7 0 13-7 13-13zM440 140c0-7-6-13-13-13-138 0-276 0-414 0-7 0-13 7-13 13 0 7 6 13 13 13 138 0 276 0 414 0 7 0 13-7 13-13z">
            <text:p/>
          </draw:path>
          <draw:path draw:style-name="gr4" draw:text-style-name="P5" draw:layer="layout" svg:width="0.262cm" svg:height="0.437cm" svg:x="14.313cm" svg:y="4.425cm" svg:viewBox="0 0 263 438" svg:d="M263 324c-6 0-11 0-17 0-2 18-7 48-13 58-6 5-49 5-64 5-39 0-79 0-118 0 23-23 46-46 69-69 104-90 143-125 143-191 0-75-60-127-139-127-75 0-124 60-124 118 0 37 32 37 34 37 11 0 36-7 36-35 0-17-14-34-36-34-6 0-6 0-8 2 15-43 51-67 89-67 60 0 88 52 88 106 0 53-32 105-70 146-42 47-84 94-125 140-8 8-8 8-8 25 81 0 163 0 244 0 7-38 13-76 19-114z">
            <text:p/>
          </draw:path>
          <draw:path draw:style-name="gr4" draw:text-style-name="P5" draw:layer="layout" svg:width="0.356cm" svg:height="0.291cm" svg:x="14.627cm" svg:y="4.578cm" svg:viewBox="0 0 357 292" svg:d="M357 17c0-17-13-17-26-17-74 0-148 0-222 0-13 0-39 0-68 32-22 26-41 56-41 58 3 2 0 7 9 7 6 0 6-2 10-7 34-51 71-51 84-51s25 0 38 0c-21 79-56 159-85 219-5 10-5 11-5 15 0 13 11 19 19 19 20 0 26-19 33-43 10-30 10-32 17-66 13-48 25-96 38-144 25 0 50 0 75 0-23 98-28 126-28 169 0 11 0 28 5 50 6 28 14 34 25 34 13 0 26-13 26-26 0-4 0-6-4-15-18-47-18-90-18-107 0-35 3-71 11-105 25 0 50 0 75 0 10 0 32 0 32-22z">
            <text:p/>
          </draw:path>
          <draw:path draw:style-name="gr4" draw:text-style-name="P5" draw:layer="layout" svg:width="0.723cm" svg:height="0.025cm" svg:x="14.279cm" svg:y="5.13cm" svg:viewBox="0 0 724 26" svg:d="M0 0c241 0 482 0 724 0 0 9 0 17 0 26-242 0-483 0-724 0 0-9 0-17 0-26z">
            <text:p/>
          </draw:path>
          <draw:path draw:style-name="gr4" draw:text-style-name="P5" draw:layer="layout" svg:width="0.262cm" svg:height="0.437cm" svg:x="14.33cm" svg:y="5.319cm" svg:viewBox="0 0 263 438" svg:d="M263 324c-6 0-11 0-17 0-4 20-7 48-15 58-4 5-47 5-62 5-39 0-79 0-118 0 23-22 46-45 69-67 104-90 143-125 143-193 0-75-60-127-139-127-75 0-124 62-124 120 0 37 32 37 34 37 11 0 36-9 36-35 0-17-14-34-36-34-6 0-6 0-8 0 15-43 51-67 89-67 60 0 88 54 88 106 0 54-34 105-70 146-42 47-84 94-125 140-8 8-8 10-8 25 81 0 163 0 244 0 7-38 13-76 19-114z">
            <text:p/>
          </draw:path>
          <draw:path draw:style-name="gr4" draw:text-style-name="P5" draw:layer="layout" svg:width="0.283cm" svg:height="0.207cm" svg:x="14.647cm" svg:y="5.364cm" svg:viewBox="0 0 284 208" svg:d="M284 138c0-7-6-7-8-7-7 0-7 4-9 9-10 36-30 55-49 55-9 0-11-6-11-15 0-12 2-17 11-38 6-15 24-63 24-90 0-43-35-52-60-52-39 0-65 24-79 43-3-32-30-43-49-43-20 0-30 15-37 26-9 17-17 43-17 45 0 6 8 6 9 6 6 0 6-2 10-13 7-28 15-51 34-51 11 0 15 11 15 23 0 9-4 26-8 39-3 14-6 27-9 41-5 19-10 39-15 58-2 6-4 12-6 19 0 11 9 15 17 15 7 0 14-6 17-10 3-3 7-18 9-28 3-14 7-28 10-43 3-9 5-18 7-30 6-18 8-22 21-41s34-43 69-43c27 0 27 24 27 32 0 28-19 78-27 99-5 13-7 17-7 24 0 25 21 40 43 40 47 0 68-64 68-70z">
            <text:p/>
          </draw:path>
          <draw:path draw:style-name="gr4" draw:text-style-name="P5" draw:layer="layout" svg:width="0.36cm" svg:height="0.981cm" svg:x="15.375cm" svg:y="4.157cm" svg:viewBox="0 0 361 982" svg:d="M361 13c0-6-6-13-13-13-4 0-6 2-10 2-176 133-338 494-338 816 0 54 0 109 0 164 23 0 45 0 68 0 0-55 0-110 0-164 0-307 118-666 287-794 4-2 6-5 6-11z">
            <text:p/>
          </draw:path>
          <draw:path draw:style-name="gr4" draw:text-style-name="P5" draw:layer="layout" svg:width="0.067cm" svg:height="0.326cm" svg:x="15.375cm" svg:y="4.978cm" svg:viewBox="0 0 68 327" svg:d="M0 0c23 0 45 0 68 0 0 109 0 218 0 327-23 0-45 0-68 0 0-109 0-218 0-327z">
            <text:p/>
          </draw:path>
          <draw:path draw:style-name="gr4" draw:text-style-name="P5" draw:layer="layout" svg:width="0.36cm" svg:height="0.981cm" svg:x="15.375cm" svg:y="5.145cm" svg:viewBox="0 0 361 982" svg:d="M361 969c0-5-2-9-6-11-169-127-287-485-287-793 0-55 0-110 0-165-23 0-45 0-68 0 0 55 0 110 0 165 0 321 162 683 338 815 4 0 6 2 10 2 7 0 13-5 13-13z">
            <text:p/>
          </draw:path>
          <draw:path draw:style-name="gr4" draw:text-style-name="P5" draw:layer="layout" svg:width="0.204cm" svg:height="0.306cm" svg:x="15.799cm" svg:y="4.245cm" svg:viewBox="0 0 205 307" svg:d="M205 223c-6 0-11 0-17 0-2 9-6 37-11 41-4 4-40 4-47 4-29 0-57 0-85 0 49-43 66-57 92-79 36-26 68-54 68-99 0-54-51-90-109-90s-96 41-96 82c0 25 19 27 24 27 12 0 25-8 25-25 0-7-4-24-28-24 15-32 47-43 67-43 47 0 72 35 72 73 0 41-30 73-43 90-38 36-76 72-113 108-4 4-4 6-4 19 63 0 127 0 190 0 5-28 10-56 15-84z">
            <text:p/>
          </draw:path>
          <draw:path draw:style-name="gr4" draw:text-style-name="P5" draw:layer="layout" svg:width="0.23cm" svg:height="0.147cm" svg:x="16.062cm" svg:y="4.239cm" svg:viewBox="0 0 231 148" svg:d="M231 97c0-3-4-2-5-3-6 0-8 0-10 7-6 19-21 36-36 36-9 0-11-4-11-12 0-7 2-11 6-18 5-13 20-51 20-68 0-24-18-39-48-39s-51 17-64 32c0-26-29-32-40-32-34 0-29 34-43 51 0 3 6 3 8 3 5 0 5-2 7-5 6-19 13-38 26-38 12 0 13 10 13 17 0 6-1 17-5 26-2 10-4 20-6 30s-5 19-7 28c-4 10-6 23-6 25 0 7 6 11 11 11 6 0 13-2 15-10 3-8 5-17 8-26 11-45 11-45 11-47 4-9 28-54 70-54 15 0 22 10 22 23 0 18-15 54-22 73 0 3-2 7-2 13 0 17 15 28 36 28 35 0 52-41 52-51z">
            <text:p/>
          </draw:path>
          <draw:path draw:style-name="gr4" draw:text-style-name="P5" draw:layer="layout" svg:width="0.219cm" svg:height="0.012cm" svg:x="16.342cm" svg:y="4.295cm" svg:viewBox="0 0 220 13" svg:d="M220 7c0-3-4-7-8-7-69 0-137 0-206 0-2 0-6 5-6 7 0 3 4 6 6 6 69 0 137 0 206 0 4 0 8-4 8-6z">
            <text:p/>
          </draw:path>
          <draw:path draw:style-name="gr4" draw:text-style-name="P5" draw:layer="layout" svg:width="0.134cm" svg:height="0.216cm" svg:x="16.628cm" svg:y="4.166cm" svg:viewBox="0 0 135 217" svg:d="M135 217c0-4 0-9 0-13-5 0-11 0-17 0-33 0-33-4-33-15 0-60 0-120 0-180 0-9-2-9-14-9-22 21-60 21-65 21-2 0-4 0-6 0 0 4 0 8 0 13 2 0 4 0 6 0 7 0 28 0 48-8 0 54 0 109 0 163 0 11 0 15-35 15-6 0-11 0-17 0 0 4 0 9 0 13 19 0 48 0 68 0 19 0 47 0 65 0z">
            <text:p/>
          </draw:path>
          <draw:path draw:style-name="gr4" draw:text-style-name="P5" draw:layer="layout" svg:width="0.877cm" svg:height="0.918cm" svg:x="15.865cm" svg:y="4.683cm" svg:viewBox="0 0 878 919" svg:d="M878 709c-5 0-10 0-15 0-27 67-96 112-173 133-13 4-79 20-205 20-133 0-266 0-399 0 113-130 225-261 337-392 4-6 5-8 5-10-1-3 0-3-3-11-103-139-206-278-308-417 120 0 240 0 360 0 89 0 149 9 156 9 36 6 92 17 145 51 17 9 62 39 85 91 5 0 10 0 15 0-27-61-53-122-79-183-261 0-521 0-782 0-15 0-15 0-17 4 0 2 0 15 0 22 117 159 233 317 350 475-115 133-230 266-344 399-6 7-4 7-6 11 0 8 6 8 17 8 261 0 521 0 782 0 26-70 52-140 79-210z">
            <text:p/>
          </draw:path>
          <draw:path draw:style-name="gr4" draw:text-style-name="P5" draw:layer="layout" svg:width="0.202cm" svg:height="0.398cm" svg:x="15.884cm" svg:y="5.712cm" svg:viewBox="0 0 203 399" svg:d="M203 19c0-10-6-19-19-19s-26 13-26 26c0 8 5 17 19 17 13 0 26-11 26-24zM186 146c0-26-23-43-51-43-50 0-81 64-81 69 0 8 8 8 10 8 4 0 6-2 7-10 14-26 36-54 64-54 12 0 15 7 15 22 0 4 0 12-2 14-14 58-28 117-43 175-9 32-34 58-60 58-6 0-11 0-17-1 11-6 15-17 15-25 0-11-7-17-17-17-15 0-26 13-26 28 0 17 17 29 45 29s83-17 96-73c14-55 28-110 41-165 2-4 4-8 4-15z">
            <text:p/>
          </draw:path>
          <draw:path draw:style-name="gr4" draw:text-style-name="P5" draw:layer="layout" svg:width="0.307cm" svg:height="0.106cm" svg:x="16.128cm" svg:y="5.848cm" svg:viewBox="0 0 308 107" svg:d="M308 9c0-5-4-9-9-9-97 0-193 0-290 0-5 0-9 4-9 9 0 6 4 10 9 10 97 0 193 0 290 0 5 0 9-4 9-10zM308 99c0-5-4-9-9-9-97 0-193 0-290 0-5 0-9 4-9 9s4 8 9 8c97 0 193 0 290 0 5 0 9-4 9-8z">
            <text:p/>
          </draw:path>
          <draw:path draw:style-name="gr4" draw:text-style-name="P5" draw:layer="layout" svg:width="0.213cm" svg:height="0.313cm" svg:x="16.485cm" svg:y="5.712cm" svg:viewBox="0 0 214 314" svg:d="M214 159c0-50-5-88-26-120-15-20-43-39-81-39-107 0-107 126-107 159s0 155 107 155 107-123 107-155zM173 153c0 34 0 68-6 96-9 43-41 52-60 52-21 0-49-11-58-50-6-26-6-64-6-98 0-33 0-69 6-95 11-36 39-45 58-45 26 0 49 15 58 41 8 25 8 58 8 99z">
            <text:p/>
          </draw:path>
          <draw:path draw:style-name="gr4" draw:text-style-name="P5" draw:layer="layout" svg:width="0.27cm" svg:height="0.568cm" svg:x="16.94cm" svg:y="4.872cm" svg:viewBox="0 0 271 569" svg:d="M271 24c0-13-10-24-25-24s-36 15-36 36c0 13 10 24 25 24 19 0 36-19 36-36zM246 204c0-37-28-60-60-60-68 0-105 95-105 101 0 8 5 5 7 8 6 0 8-2 12-14 17-41 47-80 84-80 10 0 21 2 21 30 0 15-2 22-6 34-20 81-41 163-62 245-11 50-43 88-81 88-3 0-13 0-24-8 19-4 28-20 28-34 0-11-7-22-24-22s-36 13-36 37c0 27 26 40 58 40 47 0 107-34 124-99 20-81 40-161 60-242 4-13 4-20 4-24z">
            <text:p/>
          </draw:path>
          <draw:path draw:style-name="gr4" draw:text-style-name="P5" draw:layer="layout" svg:width="0.025cm" svg:height="0.656cm" svg:x="17.308cm" svg:y="4.814cm" svg:viewBox="0 0 26 657" svg:d="M26 644c0-211 0-421 0-631 0-7-5-13-13-13-7 0-13 6-13 13 0 210 0 420 0 631 0 7 6 13 13 13 8 0 13-6 13-13z">
            <text:p/>
          </draw:path>
          <draw:path draw:style-name="gr4" draw:text-style-name="P5" draw:layer="layout" svg:width="0.27cm" svg:height="0.568cm" svg:x="17.404cm" svg:y="4.872cm" svg:viewBox="0 0 271 569" svg:d="M271 24c0-13-10-24-25-24s-36 15-36 36c0 13 10 24 25 24 19 0 36-19 36-36zM246 204c0-37-28-60-60-60-68 0-105 95-105 101 0 8 5 5 7 8 6 0 8-2 12-14 17-41 47-80 84-80 10 0 21 2 21 30 0 15-2 22-4 34-21 81-43 163-64 245-11 50-43 88-81 88-3 0-13 0-24-8 19-4 28-20 28-34 0-11-6-22-24-22-17 0-36 13-36 37 0 27 26 40 58 40 47 0 107-34 124-99 20-81 40-161 60-242 4-13 4-20 4-24z">
            <text:p/>
          </draw:path>
          <draw:path draw:style-name="gr4" draw:text-style-name="P5" draw:layer="layout" svg:width="0.147cm" svg:height="0.656cm" svg:x="17.729cm" svg:y="4.814cm" svg:viewBox="0 0 148 657" svg:d="M148 329c0-2 0-3 0-5-41-105-82-210-124-315-1-5-7-9-11-9-7 0-13 6-13 13 0 2 0 4 0 6 41 103 81 207 122 310-41 104-81 207-122 311 0 1 0 2 0 4 0 7 6 13 13 13 4 0 10-4 11-8 42-105 83-211 124-316 0-2 0-2 0-4z">
            <text:p/>
          </draw:path>
          <draw:path draw:style-name="gr4" draw:text-style-name="P5" draw:layer="layout" svg:width="0.149cm" svg:height="0.656cm" svg:x="18.023cm" svg:y="4.814cm" svg:viewBox="0 0 150 657" svg:d="M150 644c0-2 0-4-2-4-40-104-80-207-120-311 40-103 80-207 120-310 2-2 2-4 2-6 0-7-5-13-13-13-5 0-11 4-13 9-41 105-81 210-122 315-2 2-2 3-2 5s0 2 2 4c41 105 81 211 122 316 2 4 8 8 13 8 8 0 13-6 13-13z">
            <text:p/>
          </draw:path>
          <draw:path draw:style-name="gr4" draw:text-style-name="P5" draw:layer="layout" svg:width="0.27cm" svg:height="0.568cm" svg:x="18.199cm" svg:y="4.872cm" svg:viewBox="0 0 271 569" svg:d="M271 24c0-13-10-24-25-24-17 0-36 15-36 36 0 13 10 24 25 24 17 0 36-19 36-36zM246 204c0-37-28-60-60-60-68 0-105 95-105 101 0 8 5 5 7 8 6 0 6-2 12-14 17-41 47-80 82-80 10 0 23 2 23 30 0 15-2 22-6 34-20 81-41 163-62 245-11 50-43 88-81 88-3 0-13 0-26-8 21-4 30-20 30-34 0-11-7-22-24-22s-36 13-36 37c0 27 26 40 58 40 45 0 107-34 124-99 20-81 40-161 60-242 4-13 4-20 4-24z">
            <text:p/>
          </draw:path>
          <draw:path draw:style-name="gr4" draw:text-style-name="P5" draw:layer="layout" svg:width="0.025cm" svg:height="0.656cm" svg:x="18.568cm" svg:y="4.814cm" svg:viewBox="0 0 26 657" svg:d="M26 644c0-211 0-421 0-631 0-7-6-13-13-13-6 0-13 6-13 13 0 210 0 420 0 631 0 7 7 13 13 13 7 0 13-6 13-13z">
            <text:p/>
          </draw:path>
          <draw:path draw:style-name="gr4" draw:text-style-name="P5" draw:layer="layout" svg:width="0.439cm" svg:height="0.435cm" svg:x="18.855cm" svg:y="4.924cm" svg:viewBox="0 0 440 436" svg:d="M440 219c0-8-6-13-13-13-65 0-129 0-194 0 0-64 0-129 0-193 0-7-6-13-13-13-8 0-13 6-13 13 0 64 0 129 0 193-65 0-129 0-194 0-7 0-13 6-13 13 0 6 6 13 13 13 65 0 129 0 194 0 0 64 0 127 0 191 0 7 5 13 13 13 7 0 13-6 13-13 0-64 0-127 0-191 65 0 129 0 194 0 7 0 13-7 13-13z">
            <text:p/>
          </draw:path>
          <draw:path draw:style-name="gr4" draw:text-style-name="P5" draw:layer="layout" svg:width="0.202cm" svg:height="0.306cm" svg:x="20.039cm" svg:y="4.245cm" svg:viewBox="0 0 203 307" svg:d="M203 223c-5 0-10 0-15 0-2 9-6 37-11 41-4 4-40 4-47 4-29 0-57 0-85 0 49-43 64-57 92-79 34-26 66-54 66-99 0-54-49-90-107-90s-96 41-96 82c0 25 19 27 24 27 10 0 25-8 25-25 0-7-4-24-28-24 15-32 45-43 67-43 47 0 70 35 70 73 0 41-28 73-43 90-37 36-74 72-111 108-4 4-4 6-4 19 63 0 127 0 190 0 4-28 9-56 13-84z">
            <text:p/>
          </draw:path>
          <draw:path draw:style-name="gr4" draw:text-style-name="P5" draw:layer="layout" svg:width="0.23cm" svg:height="0.147cm" svg:x="20.302cm" svg:y="4.239cm" svg:viewBox="0 0 231 148" svg:d="M231 97c0-3-5-3-7-3-6 0-6 0-8 7-6 19-21 36-37 36-8 0-10-4-10-12 0-7 2-11 4-18 6-13 21-51 21-68 0-24-17-39-49-39-30 0-51 17-62 32-2-26-29-32-40-32-34 0-29 34-43 51 0 3 6 3 8 3 5 0 5-2 7-5 4-19 11-38 26-38 12 0 13 10 13 17 0 6-3 17-5 26-3 10-5 20-8 30-2 10-5 19-7 28-2 10-6 23-6 25 0 7 6 11 13 11 4 0 12-2 15-10s5-17 8-26c11-45 11-45 11-47 4-9 28-54 68-54 17 0 24 10 24 23 0 18-15 54-22 73-2 3-4 7-4 13 0 17 17 28 38 28 33 0 52-41 52-51z">
            <text:p/>
          </draw:path>
          <draw:path draw:style-name="gr4" draw:text-style-name="P5" draw:layer="layout" svg:width="0.307cm" svg:height="0.018cm" svg:x="20.622cm" svg:y="4.426cm" svg:viewBox="0 0 308 19" svg:d="M308 9c0-5-4-9-9-9-97 0-193 0-290 0-5 0-9 4-9 9 0 6 4 10 9 10 97 0 193 0 290 0 5 0 9-4 9-10z">
            <text:p/>
          </draw:path>
          <draw:path draw:style-name="gr4" draw:text-style-name="P5" draw:layer="layout" svg:width="0.166cm" svg:height="0.306cm" svg:x="21.007cm" svg:y="4.245cm" svg:viewBox="0 0 167 307" svg:d="M167 307c0-6 0-11 0-17-5 0-11 0-17 0-47 0-47-6-47-22 0-85 0-170 0-255 0-11 0-13-13-13-30 30-71 30-90 30 0 6 0 11 0 17 9 0 41 0 66-13 0 78 0 156 0 234 0 16 0 22-45 22-7 0-13 0-19 0 0 6 0 11 0 17 27-1 55-1 83-2 27 1 55 1 82 2z">
            <text:p/>
          </draw:path>
          <draw:path draw:style-name="gr4" draw:text-style-name="P5" draw:layer="layout" svg:width="0.879cm" svg:height="0.918cm" svg:x="20.174cm" svg:y="4.683cm" svg:viewBox="0 0 880 919" svg:d="M880 709c-6 0-12 0-17 0-27 67-96 112-173 133-13 4-77 20-205 20-133 0-266 0-399 0 113-130 225-261 337-392 5-6 5-8 5-10-1-3 0-3-3-11-103-139-206-278-308-417 120 0 241 0 362 0 89 0 149 9 154 9 36 6 92 17 145 51 17 9 62 39 85 91 5 0 11 0 17 0-27-61-54-122-81-183-260 0-520 0-780 0-15 0-17 0-19 4 0 2 0 15 0 22 117 159 233 317 350 475-114 133-228 266-342 399-8 7-5 7-8 11 0 8 6 8 19 8 260 0 520 0 780 0 27-70 54-140 81-210z">
            <text:p/>
          </draw:path>
          <draw:path draw:style-name="gr4" draw:text-style-name="P5" draw:layer="layout" svg:width="0.202cm" svg:height="0.398cm" svg:x="19.479cm" svg:y="5.758cm" svg:viewBox="0 0 203 399" svg:d="M203 17c0-8-6-17-19-17s-26 13-26 24c0 8 5 19 19 19 13 0 26-13 26-26zM186 146c0-26-23-45-49-45-52 0-81 66-81 71 0 6 6 6 8 6 6 0 6 0 9-8 12-26 36-56 62-56 12 0 15 9 15 23 0 5 0 13-2 15-14 58-28 117-43 175-7 32-32 58-60 58-6 0-11 0-17-1 13-6 17-17 17-25 0-11-9-17-19-17-15 0-26 13-26 28 0 17 18 29 45 29s83-17 98-73c14-55 27-110 41-165 0-6 2-9 2-15z">
            <text:p/>
          </draw:path>
          <draw:path draw:style-name="gr4" draw:text-style-name="P5" draw:layer="layout" svg:width="0.307cm" svg:height="0.106cm" svg:x="19.723cm" svg:y="5.895cm" svg:viewBox="0 0 308 107" svg:d="M308 9c0-5-4-9-9-9-97 0-193 0-290 0-5 0-9 5-9 9 0 5 4 10 9 10 97 0 193 0 290 0 5 0 9-6 9-10zM308 97c0-3-4-9-9-9-97 0-193 0-290 0-5 0-9 5-9 9 0 5 4 10 9 10 97 0 193 0 290 0 5 0 9-4 9-10z">
            <text:p/>
          </draw:path>
          <draw:path draw:style-name="gr4" draw:text-style-name="P5" draw:layer="layout" svg:width="0.204cm" svg:height="0.304cm" svg:x="20.086cm" svg:y="5.758cm" svg:viewBox="0 0 205 305" svg:d="M205 221c-5 0-10 0-15 0-2 11-8 37-13 43-4 2-40 2-45 2-29 0-57 0-85 0 47-43 64-56 92-77 34-28 66-56 66-99 0-56-49-90-109-90-57 0-96 39-96 82 0 23 21 25 24 25 12 0 25-8 25-25 0-7-2-24-26-24 13-32 45-41 67-41 45 0 70 35 70 73 0 39-28 71-43 88-37 36-74 72-111 108-6 4-6 6-6 19 64 0 128 0 192 0 4-28 8-56 13-84z">
            <text:p/>
          </draw:path>
          <draw:path draw:style-name="gr4" draw:text-style-name="P5" draw:layer="layout" svg:width="0.23cm" svg:height="0.149cm" svg:x="20.351cm" svg:y="5.785cm" svg:viewBox="0 0 231 150" svg:d="M231 99c0-5-5-5-7-5-6 0-6 1-8 7-7 21-22 37-37 37-8 0-10-5-10-13 0-7 0-9 4-16 6-14 21-51 21-70 0-24-17-39-49-39-30 0-51 19-62 34-2-28-29-34-42-34-32 0-27 34-41 51 0 5 4 5 6 5 5 0 7-2 7-5 6-21 13-40 26-40 12 0 15 11 15 19 0 4-3 17-5 24-3 10-5 20-8 30-2 10-5 20-7 30-2 8-6 23-6 24 0 6 6 12 11 12 6 0 14-4 17-12 2-8 4-17 6-26 11-43 11-45 13-45 4-9 28-56 68-56 17 0 22 10 22 25 0 18-13 52-20 71-2 3-4 7-4 13 0 17 17 30 36 30 35 0 54-43 54-51z">
            <text:p/>
          </draw:path>
          <draw:path draw:style-name="gr4" draw:text-style-name="P5" draw:layer="layout" svg:width="0.219cm" svg:height="0.012cm" svg:x="20.629cm" svg:y="5.841cm" svg:viewBox="0 0 220 13" svg:d="M220 7c0-3-2-7-6-7-69 0-138 0-206 0-4 0-8 4-8 7 0 4 4 6 8 6 68 0 137 0 206 0 4 0 6-2 6-6z">
            <text:p/>
          </draw:path>
          <draw:path draw:style-name="gr4" draw:text-style-name="P5" draw:layer="layout" svg:width="0.136cm" svg:height="0.218cm" svg:x="20.915cm" svg:y="5.712cm" svg:viewBox="0 0 137 219" svg:d="M137 219c0-5 0-10 0-15-5 0-11 0-17 0-35 0-35-4-35-13 0-61 0-121 0-182 0-9 0-9-12-9-24 21-60 21-67 21-2 0-4 0-6 0 0 5 0 10 0 15 2 0 4 0 6 0 7 0 30-2 48-10 0 55 0 110 0 165 0 9 0 13-35 13-5 0-10 0-15 0 0 5 0 10 0 15 17-2 47-2 66-2 18 0 48 0 67 2z">
            <text:p/>
          </draw:path>
          <draw:path draw:style-name="gr4" draw:text-style-name="P5" draw:layer="layout" svg:width="0.307cm" svg:height="0.304cm" svg:x="21.152cm" svg:y="5.796cm" svg:viewBox="0 0 308 305" svg:d="M308 152c0-4-4-8-9-8-45 0-90 0-136 0 0-45 0-90 0-135 0-5-3-9-9-9s-9 4-9 9c0 45 0 90 0 135-45 0-91 0-136 0-5 0-9 3-9 8 0 4 4 9 9 9 45 0 91 0 136 0 0 45 0 90 0 135 0 5 3 9 9 9s9-4 9-9c0-45 0-90 0-135 46 0 91 0 136 0 5 0 9-4 9-9z">
            <text:p/>
          </draw:path>
          <draw:path draw:style-name="gr4" draw:text-style-name="P5" draw:layer="layout" svg:width="0.166cm" svg:height="0.304cm" svg:x="21.537cm" svg:y="5.758cm" svg:viewBox="0 0 167 305" svg:d="M167 305c0-6 0-11 0-17-5 0-11 0-17 0-47 0-47-5-47-20 0-85 0-170 0-255 0-13 0-13-13-13-30 28-71 28-90 28 0 6 0 11 0 17 11 0 41 0 66-13 0 78 0 157 0 236 0 15 0 20-45 20-7 0-13 0-19 0 0 6 0 11 0 17 27-1 55-1 83-2 27 1 55 1 82 2z">
            <text:p/>
          </draw:path>
          <draw:path draw:style-name="gr4" draw:text-style-name="P5" draw:layer="layout" svg:width="0.151cm" svg:height="0.652cm" svg:x="21.815cm" svg:y="4.816cm" svg:viewBox="0 0 152 653" svg:d="M152 647c0-2 0-3-2-5-69-51-114-184-114-288 0-18 0-37 0-55 0-104 45-237 114-288 2-2 2-4 2-5 0-2-2-6-5-6-2 0-2 0-4 0-73 56-143 187-143 299 0 18 0 37 0 55 0 112 70 245 143 299 2 0 2 0 4 0 3 0 5-2 5-6z">
            <text:p/>
          </draw:path>
          <draw:path draw:style-name="gr4" draw:text-style-name="P5" draw:layer="layout" svg:width="0.262cm" svg:height="0.435cm" svg:x="22.039cm" svg:y="4.87cm" svg:viewBox="0 0 263 436" svg:d="M263 322c-6 0-11 0-17 0-2 20-7 48-13 60-6 3-49 3-64 3-39 0-79 0-118 0 23-22 46-44 69-67 104-90 143-125 143-191 0-75-58-127-139-127-75 0-124 60-124 118 0 37 34 37 36 37 11 0 34-7 34-35 0-17-12-34-36-34-6 0-6 0-8 0 15-43 51-67 89-67 60 0 88 54 88 108 0 53-32 103-70 144-42 47-84 94-125 141-8 7-8 9-8 24 81 0 163 0 244 0 7-38 13-76 19-114z">
            <text:p/>
          </draw:path>
          <draw:path draw:style-name="gr4" draw:text-style-name="P5" draw:layer="layout" svg:width="0.281cm" svg:height="0.205cm" svg:x="22.358cm" svg:y="4.866cm" svg:viewBox="0 0 282 206" svg:d="M282 137c0-6-6-6-8-6-5 0-7 2-9 7-9 36-30 55-49 55-9 0-11-6-11-15 0-11 2-17 11-38 6-15 25-63 25-88 0-45-36-52-61-52-39 0-63 22-79 41-1-32-30-41-48-41-21 0-30 13-36 24-11 17-17 43-17 45 0 6 6 6 8 6 5 0 7 0 9-13 7-28 17-51 34-51 13 0 15 11 15 23 0 9-4 26-8 39-3 14-6 27-9 41-5 19-10 39-15 58-2 8-3 13-4 19 0 11 8 15 15 15 9 0 16-6 19-10 3-3 6-18 7-28 4-13 8-27 12-41 2-11 3-20 7-32 4-18 6-22 19-41 13-18 34-43 70-43 26 0 26 25 26 34 0 26-19 78-26 97-6 13-8 17-8 25 0 24 21 39 45 39 45 0 66-64 66-69z">
            <text:p/>
          </draw:path>
          <draw:path draw:style-name="gr4" draw:text-style-name="P5" draw:layer="layout" svg:width="0.305cm" svg:height="0.016cm" svg:x="22.689cm" svg:y="4.945cm" svg:viewBox="0 0 306 17" svg:d="M306 7c0-3-3-7-7-7-97 0-193 0-290 0-5 0-9 3-9 7 0 5 4 10 9 10 97 0 193 0 290 0 4 0 7-4 7-10z">
            <text:p/>
          </draw:path>
          <draw:path draw:style-name="gr4" draw:text-style-name="P5" draw:layer="layout" svg:width="0.168cm" svg:height="0.304cm" svg:x="23.072cm" svg:y="4.763cm" svg:viewBox="0 0 169 305" svg:d="M169 305c0-6 0-11 0-17-6 0-12 0-19 0-45 0-45-5-45-20 0-85 0-170 0-255 0-13-2-13-15-13-30 28-71 28-90 28 0 6 0 11 0 17 11 0 41 0 68-13 0 78 0 157 0 236 0 15 0 20-47 20-6 0-12 0-17 0 0 6 0 11 0 17 27-1 55-1 82-2 28 1 56 1 83 2z">
            <text:p/>
          </draw:path>
          <draw:path draw:style-name="gr4" draw:text-style-name="P5" draw:layer="layout" svg:width="0.439cm" svg:height="0.025cm" svg:x="23.503cm" svg:y="5.13cm" svg:viewBox="0 0 440 26" svg:d="M440 13c0-7-8-13-13-13-138 0-276 0-414 0-7 0-13 7-13 13 0 7 6 13 13 13 138 0 276 0 414 0 5 0 13-7 13-13z">
            <text:p/>
          </draw:path>
          <draw:path draw:style-name="gr4" draw:text-style-name="P5" draw:layer="layout" svg:width="0.27cm" svg:height="0.568cm" svg:x="24.117cm" svg:y="4.872cm" svg:viewBox="0 0 271 569" svg:d="M271 24c0-13-10-24-27-24-15 0-34 15-34 36 0 13 10 24 25 24 17 0 36-19 36-36zM246 204c0-37-28-60-60-60-68 0-105 95-105 101 0 8 5 5 7 8 6 0 6-2 12-14 17-41 47-80 82-80 10 0 23 2 23 30 0 15-2 22-6 34-20 81-41 163-62 245-11 50-43 88-81 88-3 0-13 0-26-8 21-4 30-20 30-34 0-11-7-22-24-22s-36 13-36 37c0 27 26 40 58 40 45 0 107-34 124-99 20-81 40-161 60-242 4-13 4-20 4-24z">
            <text:p/>
          </draw:path>
          <draw:path draw:style-name="gr4" draw:text-style-name="P5" draw:layer="layout" svg:width="0.151cm" svg:height="0.652cm" svg:x="24.444cm" svg:y="4.816cm" svg:viewBox="0 0 152 653" svg:d="M152 354c0-18 0-37 0-55 0-112-69-243-143-299-1 0-1 0-3 0-4 0-6 4-6 6 0 1 0 3 2 5 69 51 115 184 115 288 0 18 0 37 0 55 0 104-46 237-115 288-2 2-2 3-2 5 0 4 2 6 6 6 2 0 2 0 3 0 74-54 143-187 143-299z">
            <text:p/>
          </draw:path>
          <draw:path draw:style-name="gr4" draw:text-style-name="P5" draw:layer="layout" svg:width="0.025cm" svg:height="0.656cm" svg:x="24.741cm" svg:y="4.814cm" svg:viewBox="0 0 26 657" svg:d="M26 644c0-211 0-421 0-631 0-7-5-13-13-13-7 0-13 6-13 13 0 210 0 420 0 631 0 7 6 13 13 13 8 0 13-6 13-13z">
            <text:p/>
          </draw:path>
          <draw:path draw:style-name="gr4" draw:text-style-name="P5" draw:layer="layout" svg:width="0.27cm" svg:height="0.568cm" svg:x="24.839cm" svg:y="4.872cm" svg:viewBox="0 0 271 569" svg:d="M271 24c0-13-10-24-27-24-15 0-34 15-34 36 0 13 10 24 25 24 17 0 36-19 36-36zM246 204c0-37-28-60-62-60-67 0-105 95-105 101 0 8 6 5 9 8 6 0 6-2 12-14 17-41 47-80 82-80 10 0 21 2 21 30 0 15-2 22-4 34-20 81-41 163-62 245-13 50-45 88-81 88-3 0-15 0-26-8 21-4 30-20 30-34 0-11-7-22-26-22-15 0-34 13-34 37 0 27 26 40 56 40 47 0 109-34 124-99 21-81 42-161 62-242 4-13 4-20 4-24z">
            <text:p/>
          </draw:path>
          <draw:path draw:style-name="gr4" draw:text-style-name="P5" draw:layer="layout" svg:width="0.147cm" svg:height="0.656cm" svg:x="25.162cm" svg:y="4.814cm" svg:viewBox="0 0 148 657" svg:d="M148 329c0-2 0-3 0-5-40-105-81-210-122-315-2-5-7-9-13-9-7 0-13 6-13 13 0 2 0 4 0 6 41 103 81 207 122 310-41 104-81 207-122 311 0 1 0 2 0 4 0 7 6 13 13 13 6 0 11-4 13-8 41-105 82-211 122-316 0-2 0-2 0-4z">
            <text:p/>
          </draw:path>
          <draw:path draw:style-name="gr4" draw:text-style-name="P5" draw:layer="layout" svg:width="0.147cm" svg:height="0.656cm" svg:x="25.457cm" svg:y="4.814cm" svg:viewBox="0 0 148 657" svg:d="M148 644c0-2 0-3 0-4-40-104-81-207-122-311 41-103 82-207 122-310 0-2 0-4 0-6 0-7-5-13-13-13-5 0-9 4-13 9-41 105-81 210-122 315 0 2 0 3 0 5s0 2 0 4c41 105 81 211 122 316 4 4 8 8 13 8 8 0 13-6 13-13z">
            <text:p/>
          </draw:path>
          <draw:path draw:style-name="gr4" draw:text-style-name="P5" draw:layer="layout" svg:width="0.27cm" svg:height="0.568cm" svg:x="25.632cm" svg:y="4.872cm" svg:viewBox="0 0 271 569" svg:d="M271 24c0-13-10-24-25-24s-36 15-36 36c0 13 10 24 25 24 19 0 36-19 36-36zM246 204c0-37-26-60-60-60-68 0-105 95-105 101 0 8 5 5 7 8 6 0 8-2 13-14 16-41 47-80 83-80 10 0 21 2 21 30 0 15-2 22-4 34-21 81-41 163-62 245-13 50-45 88-83 88-3 0-13 0-24-8 19-4 30-20 30-34 0-11-8-22-26-22-17 0-36 13-36 37 0 27 26 40 58 40 47 0 107-34 124-99 21-81 42-161 62-242 2-13 2-20 2-24z">
            <text:p/>
          </draw:path>
          <draw:path draw:style-name="gr4" draw:text-style-name="P5" draw:layer="layout" svg:width="0.025cm" svg:height="0.656cm" svg:x="26cm" svg:y="4.814cm" svg:viewBox="0 0 26 657" svg:d="M26 644c0-211 0-421 0-631 0-7-5-13-13-13-7 0-13 6-13 13 0 210 0 420 0 631 0 7 6 13 13 13 8 0 13-6 13-13z">
            <text:p/>
          </draw:path>
          <draw:path draw:style-name="gr4" draw:text-style-name="P5" draw:layer="layout" svg:width="0.36cm" svg:height="0.981cm" svg:x="26.139cm" svg:y="4.157cm" svg:viewBox="0 0 361 982" svg:d="M361 982c0-55 0-110 0-164 0-322-162-683-338-816-2 0-6-2-8-2-7 0-15 7-15 13s2 9 6 11c169 128 287 487 287 794 0 54 0 109 0 164 23 0 45 0 68 0z">
            <text:p/>
          </draw:path>
          <draw:path draw:style-name="gr4" draw:text-style-name="P5" draw:layer="layout" svg:width="0.067cm" svg:height="0.326cm" svg:x="26.432cm" svg:y="4.978cm" svg:viewBox="0 0 68 327" svg:d="M0 0c23 0 45 0 68 0 0 109 0 218 0 327-23 0-45 0-68 0 0-109 0-218 0-327z">
            <text:p/>
          </draw:path>
          <draw:path draw:style-name="gr4" draw:text-style-name="P5" draw:layer="layout" svg:width="0.36cm" svg:height="0.981cm" svg:x="26.139cm" svg:y="5.145cm" svg:viewBox="0 0 361 982" svg:d="M361 165c0-55 0-110 0-165-23 0-45 0-68 0 0 55 0 110 0 165 0 308-118 666-287 793-4 2-6 6-6 11 0 8 8 13 15 13 2 0 6-2 8-2 176-132 338-494 338-815z">
            <text:p/>
          </draw:path>
        </draw:g>
        <draw:frame draw:style-name="gr38" draw:text-style-name="P32" draw:layer="layout" svg:width="15.403cm" svg:height="1.109cm" svg:x="1.962cm" svg:y="1.421cm">
          <draw:text-box>
            <text:p text:style-name="P31"><text:span text:style-name="T15">Quantum Tunneling</text:span><text:span text:style-name="T16"> </text:span></text:p>
          </draw:text-box>
        </draw:frame>
        <draw:line draw:style-name="gr12" draw:text-style-name="P9" draw:layer="layout" svg:x1="2.031cm" svg:y1="2.53cm" svg:x2="16.531cm" svg:y2="2.53cm">
          <text:p/>
        </draw:line>
        <draw:frame draw:style-name="gr11" draw:text-style-name="P26" draw:layer="layout" svg:width="7.474cm" svg:height="0.861cm" svg:x="2.296cm" svg:y="2.53cm">
          <draw:text-box>
            <text:p text:style-name="P25"><text:span text:style-name="T13">Momentum Operator n-extended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>
        <draw:custom-shape draw:style-name="gr33" draw:text-style-name="P27" draw:layer="layout" svg:width="1.5cm" svg:height="0.714cm" svg:x="21.103cm" svg:y="10.3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21.103cm" svg:y="11.07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21.103cm" svg:y="11.7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21.103cm" svg:y="12.475cm">
          <text:p/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4.103cm" svg:y1="10.332cm" svg:x2="24.103cm" svg:y2="10.332cm">
          <text:p/>
        </draw:line>
        <draw:custom-shape draw:style-name="gr33" draw:text-style-name="P27" draw:layer="layout" svg:width="1.5cm" svg:height="0.714cm" svg:x="6.103cm" svg:y="9.6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7.603cm" svg:y="9.6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7.603cm" svg:y="8.90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9.103cm" svg:y="8.9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9.103cm" svg:y="8.1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9.103cm" svg:y="9.6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0.603cm" svg:y="8.9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0.603cm" svg:y="8.1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0.603cm" svg:y="9.6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2.103cm" svg:y="8.9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2.103cm" svg:y="8.1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2.103cm" svg:y="9.6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0.603cm" svg:y="7.4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2.103cm" svg:y="7.4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2.103cm" svg:y="6.76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3.603cm" svg:y="8.9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3.603cm" svg:y="8.1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3.603cm" svg:y="9.6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3.603cm" svg:y="7.4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3.603cm" svg:y="6.76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5.103cm" svg:y="8.9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103cm" svg:y="8.1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103cm" svg:y="9.6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103cm" svg:y="7.4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103cm" svg:y="6.76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3.603cm" svg:y="6.04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5.103cm" svg:y="6.04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5.103cm" svg:y="5.332cm">
          <text:p/>
          <draw:enhanced-geometry svg:viewBox="0 0 21600 21600" draw:type="rectangle" draw:enhanced-path="M 0 0 L 21600 0 21600 21600 0 21600 0 0 Z N"/>
        </draw:custom-shape>
        <draw:frame draw:style-name="gr11" draw:text-style-name="P28" draw:layer="layout" svg:width="0.853cm" svg:height="1.093cm" svg:x="5.09cm" svg:y="10.319cm">
          <draw:text-box>
            <text:p text:style-name="P11">0</text:p>
          </draw:text-box>
        </draw:frame>
        <draw:frame draw:style-name="gr11" draw:text-style-name="P28" draw:layer="layout" svg:width="0.853cm" svg:height="1.093cm" svg:x="6.603cm" svg:y="10.332cm">
          <draw:text-box>
            <text:p text:style-name="P11">1</text:p>
          </draw:text-box>
        </draw:frame>
        <draw:frame draw:style-name="gr11" draw:text-style-name="P28" draw:layer="layout" svg:width="0.853cm" svg:height="1.093cm" svg:x="8.103cm" svg:y="10.332cm">
          <draw:text-box>
            <text:p text:style-name="P11">2</text:p>
          </draw:text-box>
        </draw:frame>
        <draw:frame draw:style-name="gr11" draw:text-style-name="P28" draw:layer="layout" svg:width="0.853cm" svg:height="1.093cm" svg:x="9.603cm" svg:y="10.332cm">
          <draw:text-box>
            <text:p text:style-name="P11">3</text:p>
          </draw:text-box>
        </draw:frame>
        <draw:frame draw:style-name="gr11" draw:text-style-name="P28" draw:layer="layout" svg:width="0.853cm" svg:height="1.093cm" svg:x="11.103cm" svg:y="10.332cm">
          <draw:text-box>
            <text:p text:style-name="P11">4</text:p>
          </draw:text-box>
        </draw:frame>
        <draw:frame draw:style-name="gr11" draw:text-style-name="P28" draw:layer="layout" svg:width="0.853cm" svg:height="1.093cm" svg:x="12.603cm" svg:y="10.332cm">
          <draw:text-box>
            <text:p text:style-name="P11">5</text:p>
          </draw:text-box>
        </draw:frame>
        <draw:frame draw:style-name="gr11" draw:text-style-name="P28" draw:layer="layout" svg:width="1.37cm" svg:height="1.093cm" svg:x="13.945cm" svg:y="10.12cm">
          <draw:text-box>
            <text:p text:style-name="P11">. . .</text:p>
          </draw:text-box>
        </draw:frame>
        <draw:frame draw:style-name="gr11" draw:text-style-name="P28" draw:layer="layout" svg:width="0.853cm" svg:height="1.093cm" svg:x="15.603cm" svg:y="10.332cm">
          <draw:text-box>
            <text:p text:style-name="P11">7</text:p>
          </draw:text-box>
        </draw:frame>
        <draw:custom-shape draw:style-name="gr33" draw:text-style-name="P27" draw:layer="layout" svg:width="1.5cm" svg:height="0.714cm" svg:x="16.603cm" svg:y="10.33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8.103cm" svg:y="11.04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8.103cm" svg:y="10.33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.5cm" svg:height="0.715cm" svg:x="19.603cm" svg:y="11.04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9.603cm" svg:y="10.33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9.603cm" svg:y="11.7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7.603cm" svg:y="9.64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1.5cm" svg:height="0.715cm" svg:x="7.603cm" svg:y="8.9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1.5cm" svg:height="0.715cm" svg:x="9.103cm" svg:y="8.9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9.103cm" svg:y="9.64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1.5cm" svg:height="0.715cm" svg:x="10.603cm" svg:y="8.9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0.603cm" svg:y="8.2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0.603cm" svg:y="9.64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1.5cm" svg:height="0.715cm" svg:x="12.103cm" svg:y="8.9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2.103cm" svg:y="8.2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2.103cm" svg:y="9.6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0.603cm" svg:y="7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2.103cm" svg:y="7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1.5cm" svg:height="0.715cm" svg:x="13.603cm" svg:y="8.9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3.603cm" svg:y="8.2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3.603cm" svg:y="9.6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3.603cm" svg:y="7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3.603cm" svg:y="6.78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1.5cm" svg:height="0.715cm" svg:x="15.103cm" svg:y="8.9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5.103cm" svg:y="8.2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5.103cm" svg:y="9.6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5.103cm" svg:y="7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1.5cm" svg:height="0.714cm" svg:x="15.103cm" svg:y="6.78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1.5cm" svg:height="0.715cm" svg:x="13.603cm" svg:y="6.07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1.5cm" svg:height="0.715cm" svg:x="15.103cm" svg:y="6.07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9.603cm" svg:y="10.3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21.103cm" svg:y="10.3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6.603cm" svg:y="11.04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6.603cm" svg:y="10.3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18.103cm" svg:y="11.04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8.103cm" svg:y="10.332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28§display§| k \rangle (- \hat{x})§svg§600§FALSE§</svg:desc>
          <draw:path draw:style-name="gr3" draw:text-style-name="P4" draw:layer="layout" svg:width="3.074cm" svg:height="0.879cm" svg:x="18.226cm" svg:y="4.427cm" svg:viewBox="0 0 3075 880" svg:d="M0 0c1025 0 2050 0 3075 0 0 293 0 586 0 880-1025 0-2050 0-3075 0 0-294 0-587 0-880z">
            <text:p/>
          </draw:path>
          <draw:path draw:style-name="gr4" draw:text-style-name="P5" draw:layer="layout" svg:width="0.038cm" svg:height="0.979cm" svg:x="18.293cm" svg:y="4.377cm" svg:viewBox="0 0 39 980" svg:d="M39 961c0-314 0-628 0-941 0-12-8-20-19-20-12 0-20 8-20 20 0 313 0 627 0 941 0 11 8 19 20 19 11 0 19-8 19-19z">
            <text:p/>
          </draw:path>
          <draw:path draw:style-name="gr4" draw:text-style-name="P5" draw:layer="layout" svg:width="0.444cm" svg:height="0.689cm" svg:x="18.503cm" svg:y="4.433cm" svg:viewBox="0 0 445 690" svg:d="M445 307c0-28-23-61-67-61-25 0-73 8-143 86-34 37-73 76-109 92 34-137 69-275 103-413-4-4 0-11-14-11-22 0-95 8-120 8-8 3-17 3-17 20 0 14 9 14 23 14 47 0 50 5 50 17-1 6-2 13-3 19-47 187-95 374-142 562-6 13-6 16-6 22 0 22 20 28 28 28 14 0 28-9 34-20 5-11 50-190 56-215 33 3 114 20 114 84 0 6 0 11-3 20-2 11-5 22-5 33 0 59 39 98 92 98 28 0 56-17 76-53 25-42 24-65 36-98 0-8-8-8-11-8-11 0-11 2-14 16-20 70-42 120-87 120-17 0-31-11-31-44 0-17 3-39 9-56 3-17 3-20 3-31 0-61-62-92-146-103 31-17 62-48 84-70 48-53 95-95 143-95 5 0 5 0 8 0 11 3 11 3 20 8 2 0 2 3 5 3-47 6-56 42-56 53 0 17 12 37 37 37s53-23 53-62z">
            <text:p/>
          </draw:path>
          <draw:path draw:style-name="gr4" draw:text-style-name="P5" draw:layer="layout" svg:width="0.22cm" svg:height="0.979cm" svg:x="19.029cm" svg:y="4.377cm" svg:viewBox="0 0 221 980" svg:d="M221 489c0-3 0-3 0-6-62-156-123-313-185-469-2-8-8-14-16-14-12 0-20 8-20 20 0 2 0 5 0 8 61 154 121 307 182 461-61 154-121 309-182 463 0 3 0 6 0 9 0 11 8 19 20 19 8 0 14-5 16-14 62-156 123-313 185-469 0-3 0-3 0-8z">
            <text:p/>
          </draw:path>
          <draw:path draw:style-name="gr4" draw:text-style-name="P5" draw:layer="layout" svg:width="0.226cm" svg:height="0.974cm" svg:x="19.457cm" svg:y="4.38cm" svg:viewBox="0 0 227 975" svg:d="M227 966c0-3 0-8-3-8-104-78-171-274-171-430 0-27 0-54 0-81 0-157 67-352 171-430 3 0 3-6 3-9 0-2-3-8-9-8-3 0-5 0-5 3-109 81-213 276-213 444 0 27 0 54 0 81 0 167 104 363 213 444 0 3 2 3 5 3 6 0 9-6 9-9z">
            <text:p/>
          </draw:path>
          <draw:path draw:style-name="gr4" draw:text-style-name="P5" draw:layer="layout" svg:width="0.654cm" svg:height="0.041cm" svg:x="19.795cm" svg:y="4.846cm" svg:viewBox="0 0 655 42" svg:d="M655 20c0-9-9-20-20-20-205 0-410 0-615 0-12 0-20 10-20 20 0 9 8 22 20 22 205 0 410 0 615 0 11 0 20-11 20-22z">
            <text:p/>
          </draw:path>
          <draw:path draw:style-name="gr4" draw:text-style-name="P5" draw:layer="layout" svg:width="0.357cm" svg:height="0.141cm" svg:x="20.649cm" svg:y="4.394cm" svg:viewBox="0 0 358 142" svg:d="M358 123c-53-48-115-89-179-123-64 34-123 75-179 123 5 6 9 13 14 19 56-22 112-53 165-81 56 28 112 59 168 81 4-6 7-13 11-19z">
            <text:p/>
          </draw:path>
          <draw:path draw:style-name="gr4" draw:text-style-name="P5" draw:layer="layout" svg:width="0.489cm" svg:height="0.443cm" svg:x="20.534cm" svg:y="4.679cm" svg:viewBox="0 0 490 444" svg:d="M490 64c0-50-59-64-93-64-56 0-92 53-103 75-25-64-76-75-107-75-100 0-156 126-156 151 0 11 7 7 11 11 8 0 11-3 14-11 31-104 98-129 131-129 17 0 54 9 54 65 0 30-17 97-54 234-16 62-50 101-95 101-5 0-28 0-47-11 22-6 45-26 45-54 0-27-23-33-37-33-28 0-53 25-53 56 0 44 48 64 92 64 65 0 101-70 104-75 11 36 47 75 106 75 101 0 157-126 157-151 0-8-9-8-11-8-9 0-12 3-14 8-31 106-98 129-132 129-36 0-53-31-53-65 0-22 6-41 17-86s22-89 33-134c6-25 28-115 98-115 6 0 28 0 48 12-25 5-48 30-48 53 0 16 11 36 39 36 23 0 54-20 54-59z">
            <text:p/>
          </draw:path>
          <draw:path draw:style-name="gr4" draw:text-style-name="P5" draw:layer="layout" svg:width="0.226cm" svg:height="0.974cm" svg:x="21.124cm" svg:y="4.38cm" svg:viewBox="0 0 227 975" svg:d="M227 528c0-27 0-54 0-81 0-168-104-363-213-444 0-3-3-3-6-3-5 0-8 6-8 8 0 3 0 9 3 9 103 78 170 273 170 430 0 27 0 54 0 81 0 156-67 352-170 430-3 0-3 5-3 8s3 9 8 9c3 0 6 0 6-3 109-81 213-277 213-444z">
            <text:p/>
          </draw:path>
        </draw:g>
        <draw:g draw:style-name="gr2">
          <svg:title>TexMaths</svg:title>
          <svg:desc>28§display§\mathbf{\hat{P}}|_{p, n} \otimes \mathbf{I} §svg§600§FALSE§</svg:desc>
          <draw:path draw:style-name="gr3" draw:text-style-name="P4" draw:layer="layout" svg:width="3.776cm" svg:height="1.206cm" svg:x="2.881cm" svg:y="13.521cm" svg:viewBox="0 0 3777 1207" svg:d="M0 0c1259 0 2518 0 3777 0 0 402 0 805 0 1207-1259 0-2518 0-3777 0 0-402 0-805 0-1207z">
            <text:p/>
          </draw:path>
          <draw:path draw:style-name="gr4" draw:text-style-name="P5" draw:layer="layout" svg:width="0.346cm" svg:height="0.203cm" svg:x="2.831cm" svg:y="13.471cm" svg:viewBox="0 0 347 204" svg:d="M347 182c-58-61-116-121-174-182-57 61-115 121-173 182 6 7 11 15 17 22 52-33 104-65 156-98 52 33 103 65 154 98 7-7 13-15 20-22z">
            <text:p/>
          </draw:path>
          <draw:path draw:style-name="gr4" draw:text-style-name="P5" draw:layer="layout" svg:width="0.668cm" svg:height="0.673cm" svg:x="2.932cm" svg:y="13.731cm" svg:viewBox="0 0 669 674" svg:d="M669 193c0-109-95-193-260-193-137 0-273 0-409 0 0 16 0 32 0 48 35 0 71 0 106 0 0 192 0 385 0 578-35 0-71 0-106 0 0 16 0 32 0 48 36-3 134-3 176-3s137 0 177 3c0-16 0-32 0-48-36 0-71 0-107 0 0-83 0-166 0-249 58 0 116 0 174 0 137 0 249-70 249-184zM520 193c0 70 0 145-148 145-44 0-88 0-131 0 0-97 0-194 0-290 43 0 87 0 131 0 148 0 148 72 148 145z">
            <text:p/>
          </draw:path>
          <draw:path draw:style-name="gr4" draw:text-style-name="P5" draw:layer="layout" svg:width="0.038cm" svg:height="0.977cm" svg:x="3.782cm" svg:y="13.669cm" svg:viewBox="0 0 39 978" svg:d="M39 959c0-313 0-626 0-939 0-12-8-20-19-20-12 0-20 8-20 20 0 313 0 626 0 939 0 11 8 19 20 19 11 0 19-8 19-19z">
            <text:p/>
          </draw:path>
          <draw:path draw:style-name="gr4" draw:text-style-name="P5" draw:layer="layout" svg:width="0.382cm" svg:height="0.435cm" svg:x="3.939cm" svg:y="14.343cm" svg:viewBox="0 0 383 436" svg:d="M383 115c0-81-56-115-103-115-42 0-79 28-98 48-11-40-50-48-70-48-28 0-45 20-56 36-14 25-25 65-25 70 0 9 11 9 14 9 8 0 8-3 14-20 11-42 22-75 50-75 17 0 23 14 23 33 0 8 0 17-3 20-26 104-53 208-79 313-2 19-5 25-33 25-9 0-17 0-17 14 0 8 6 11 8 11 17 0 42-3 59-3 25 0 51 3 73 3 5 0 14-3 14-14s-11-11-20-11c-14 0-33 0-33-9 0-2 5-19 8-30 9-35 17-69 25-104 9 14 31 42 73 42 84 0 176-92 176-195zM327 87c0 28-14 97-36 137-17 33-50 67-84 67-50 0-62-53-62-59 0-3 0-8 0-11 13-46 25-92 37-137 39-53 73-64 95-64 28 0 50 19 50 67z">
            <text:p/>
          </draw:path>
          <draw:path draw:style-name="gr4" draw:text-style-name="P5" draw:layer="layout" svg:width="0.086cm" svg:height="0.211cm" svg:x="4.42cm" svg:y="14.567cm" svg:viewBox="0 0 87 212" svg:d="M87 75c0-41-17-75-48-75-22 0-39 20-39 39 0 22 17 39 39 39 17 0 21-7 31-11 0 39-8 84-56 126-3 3-3 5-3 8 0 6 6 11 9 11 8 0 67-55 67-137z">
            <text:p/>
          </draw:path>
          <draw:path draw:style-name="gr4" draw:text-style-name="P5" draw:layer="layout" svg:width="0.419cm" svg:height="0.309cm" svg:x="4.611cm" svg:y="14.343cm" svg:viewBox="0 0 420 310" svg:d="M420 204c0-8-9-8-11-8-12 0-12 5-14 11-17 56-45 84-73 84-14 0-17-9-17-25 0-14 3-23 17-54 8-22 36-95 36-134 0-67-53-78-89-78-59 0-98 36-118 61-6-44-45-61-73-61-30 0-44 22-56 36-14 25-22 65-22 70 0 9 8 9 11 9 9 0 9-3 14-20 11-42 23-75 51-75 16 0 22 14 22 33 0 14-6 39-11 56-5 21-10 43-14 64-8 29-15 58-23 87-2 8-5 25-5 28 0 14 11 22 22 22s21-9 25-17c5-7 12-27 14-41 5-21 10-41 14-62 6-14 9-31 12-45 8-28 11-33 30-61 20-28 51-64 104-64 39 0 39 36 39 47 0 42-28 117-39 145-9 20-11 28-11 40 0 36 30 58 64 58 70 0 101-95 101-106z">
            <text:p/>
          </draw:path>
          <draw:path draw:style-name="gr4" draw:text-style-name="P5" draw:layer="layout" svg:width="0.671cm" svg:height="0.67cm" svg:x="5.377cm" svg:y="13.823cm" svg:viewBox="0 0 672 671" svg:d="M632 335c0 76-28 143-72 196-66-65-131-130-196-196 65-65 130-130 196-195 44 53 72 120 72 195zM532 115c-66 64-131 128-196 192-66-64-131-128-196-192 53-48 122-76 196-76s142 28 196 76zM308 335c-66 66-131 131-196 196-45-53-73-120-73-196 0-75 28-142 73-195 65 65 130 130 196 195zM532 559c-54 45-122 73-196 73s-143-28-196-73c65-65 130-130 196-196 65 66 130 131 196 196zM672 335c0-184-150-335-336-335s-336 151-336 335c0 185 150 336 336 336s336-151 336-336z">
            <text:p/>
          </draw:path>
          <draw:path draw:style-name="gr4" draw:text-style-name="P5" draw:layer="layout" svg:width="0.363cm" svg:height="0.673cm" svg:x="6.345cm" svg:y="13.731cm" svg:viewBox="0 0 364 674" svg:d="M364 674c0-16 0-32 0-48-38 0-75 0-112 0 0-193 0-386 0-578 37 0 74 0 112 0 0-16 0-32 0-48-39 3-137 3-182 3s-143 0-182-3c0 16 0 32 0 48 37 0 75 0 112 0 0 192 0 385 0 578-37 0-75 0-112 0 0 16 0 32 0 48 39-3 137-3 182-3s143 0 182 3z">
            <text:p/>
          </draw:path>
        </draw:g>
        <draw:g draw:style-name="gr2">
          <svg:title>TexMaths</svg:title>
          <svg:desc>28§display§\mathbf{\hat{P}}|_{p, n+1} §svg§600§FALSE§</svg:desc>
          <draw:path draw:style-name="gr3" draw:text-style-name="P4" draw:layer="layout" svg:width="2.989cm" svg:height="1.206cm" svg:x="2.881cm" svg:y="11.829cm" svg:viewBox="0 0 2990 1207" svg:d="M0 0c997 0 1994 0 2990 0 0 402 0 805 0 1207-996 0-1993 0-2990 0 0-402 0-805 0-1207z">
            <text:p/>
          </draw:path>
          <draw:path draw:style-name="gr4" draw:text-style-name="P5" draw:layer="layout" svg:width="0.346cm" svg:height="0.203cm" svg:x="2.831cm" svg:y="11.779cm" svg:viewBox="0 0 347 204" svg:d="M347 182c-58-61-116-121-174-182-57 61-115 121-173 182 6 7 11 15 17 22 52-33 104-65 156-98 52 33 103 65 154 98 7-7 13-15 20-22z">
            <text:p/>
          </draw:path>
          <draw:path draw:style-name="gr4" draw:text-style-name="P5" draw:layer="layout" svg:width="0.668cm" svg:height="0.673cm" svg:x="2.932cm" svg:y="12.039cm" svg:viewBox="0 0 669 674" svg:d="M669 193c0-109-96-193-261-193-136 0-272 0-408 0 0 16 0 32 0 48 35 0 71 0 106 0 0 192 0 385 0 578-35 0-71 0-106 0 0 16 0 32 0 48 36-3 134-3 176-3s137 0 176 3c0-16 0-32 0-48-35 0-70 0-106 0 0-83 0-166 0-249 58 0 116 0 174 0 137 0 249-70 249-184zM520 193c0 70 0 145-148 145-44 0-88 0-131 0 0-97 0-194 0-290 43 0 87 0 131 0 148 0 148 72 148 145z">
            <text:p/>
          </draw:path>
          <draw:path draw:style-name="gr4" draw:text-style-name="P5" draw:layer="layout" svg:width="0.038cm" svg:height="0.977cm" svg:x="3.782cm" svg:y="11.977cm" svg:viewBox="0 0 39 978" svg:d="M39 959c0-313 0-626 0-939 0-12-8-20-19-20-12 0-20 8-20 20 0 313 0 626 0 939 0 11 8 19 20 19 11 0 19-8 19-19z">
            <text:p/>
          </draw:path>
          <draw:path draw:style-name="gr4" draw:text-style-name="P5" draw:layer="layout" svg:width="0.382cm" svg:height="0.435cm" svg:x="3.939cm" svg:y="12.651cm" svg:viewBox="0 0 383 436" svg:d="M383 115c0-81-56-115-103-115-42 0-79 28-98 48-11-40-51-48-70-48-28 0-45 20-56 36-14 25-25 65-25 70 0 9 11 9 14 9 8 0 8-3 14-20 11-42 22-75 50-75 17 0 22 14 22 33 0 8-2 17-2 20-26 104-53 208-79 313-2 19-5 25-33 25-9 0-17 0-17 14 0 8 6 11 8 11 17 0 40-3 59-3 23 0 50 3 73 3 5 0 14-3 14-14s-11-11-20-11c-14 0-33 0-33-9 0-2 5-19 8-30 8-35 17-69 25-104 9 14 31 42 73 42 84 0 176-92 176-195zM327 87c0 28-14 97-36 137-17 33-50 67-84 67-50 0-62-53-62-59 0-3 0-8 0-11 13-46 25-92 37-137 39-53 73-64 95-64 28 0 50 19 50 67z">
            <text:p/>
          </draw:path>
          <draw:path draw:style-name="gr4" draw:text-style-name="P5" draw:layer="layout" svg:width="0.086cm" svg:height="0.211cm" svg:x="4.42cm" svg:y="12.875cm" svg:viewBox="0 0 87 212" svg:d="M87 75c0-41-17-75-48-75-22 0-39 20-39 39 0 22 17 39 39 39 17 0 19-7 28-11 0 39-5 84-53 126-3 3-3 5-3 8 0 6 6 11 9 11 8 0 67-55 67-137z">
            <text:p/>
          </draw:path>
          <draw:path draw:style-name="gr4" draw:text-style-name="P5" draw:layer="layout" svg:width="0.421cm" svg:height="0.309cm" svg:x="4.607cm" svg:y="12.651cm" svg:viewBox="0 0 422 310" svg:d="M422 204c0-8-7-6-11-8-11 0-11 5-14 11-17 56-45 84-73 84-14 0-16-9-16-25 0-14 2-23 16-54 6-22 37-95 37-134 0-67-53-78-90-78-58 0-98 36-117 61-6-44-45-61-73-61-31 0-45 22-56 36-14 25-25 65-25 70 0 9 11 9 14 9 8 0 8-3 14-20 11-42 22-75 50-75 17 0 23 14 23 33 0 14-6 39-11 56-5 21-10 43-14 64-8 29-15 58-23 87-3 8-8 25-8 28 0 14 14 22 25 22s21-9 25-17c4-7 11-27 14-41 5-21 9-41 14-62 6-14 8-31 11-45 9-28 11-33 31-61s50-64 104-64c39 0 39 36 39 47 0 42-28 117-39 145-9 20-12 28-12 40 0 36 31 58 65 58 70 0 100-95 100-106z">
            <text:p/>
          </draw:path>
          <draw:path draw:style-name="gr4" draw:text-style-name="P5" draw:layer="layout" svg:width="0.458cm" svg:height="0.457cm" svg:x="5.1cm" svg:y="12.553cm" svg:viewBox="0 0 459 458" svg:d="M459 229c0-8-6-14-14-14-67 0-135 0-202 0 0-67 0-134 0-201 0-6-5-14-14-14-8 0-14 8-14 14 0 67 0 134 0 201-67 0-134 0-201 0-8 0-14 6-14 14 0 9 6 14 14 14 67 0 134 0 201 0 0 67 0 134 0 201 0 9 6 14 14 14 9 0 14-5 14-14 0-67 0-134 0-201 67 0 135 0 202 0 8 0 14-5 14-14z">
            <text:p/>
          </draw:path>
          <draw:path draw:style-name="gr4" draw:text-style-name="P5" draw:layer="layout" svg:width="0.248cm" svg:height="0.455cm" svg:x="5.673cm" svg:y="12.497cm" svg:viewBox="0 0 249 456" svg:d="M249 456c0-8 0-15 0-23-8 0-17 0-25 0-70 0-70-11-70-33 0-127 0-254 0-380 0-17 0-20-20-20-44 45-106 45-134 45 0 8 0 16 0 25 14 0 62 0 98-20 0 117 0 233 0 350 0 22 0 33-67 33-10 0-19 0-28 0 0 8 0 15 0 23 41-1 82-2 123-3 41 1 82 2 123 3z">
            <text:p/>
          </draw:path>
        </draw:g>
        <draw:custom-shape draw:style-name="gr40" draw:text-style-name="P33" draw:layer="layout" svg:width="1.5cm" svg:height="0.715cm" svg:x="7.77cm" svg:y="13.9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7.77cm" svg:y="12.0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.5cm" svg:height="0.714cm" svg:x="19.603cm" svg:y="11.7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9.603cm" svg:y="11.04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21.103cm" svg:y="11.04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9.603cm" svg:y="11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21.103cm" svg:y="11.7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1.5cm" svg:height="0.714cm" svg:x="19.603cm" svg:y="12.4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1.5cm" svg:height="0.715cm" svg:x="21.103cm" svg:y="12.475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28§display§| k \rangle 
(+ \hat{x})§svg§600§FALSE§</svg:desc>
          <draw:path draw:style-name="gr3" draw:text-style-name="P4" draw:layer="layout" svg:width="3.074cm" svg:height="0.879cm" svg:x="7.901cm" svg:y="4.407cm" svg:viewBox="0 0 3075 880" svg:d="M0 0c1025 0 2050 0 3075 0 0 293 0 586 0 880-1025 0-2050 0-3075 0 0-294 0-587 0-880z">
            <text:p/>
          </draw:path>
          <draw:path draw:style-name="gr4" draw:text-style-name="P5" draw:layer="layout" svg:width="0.038cm" svg:height="0.979cm" svg:x="7.968cm" svg:y="4.357cm" svg:viewBox="0 0 39 980" svg:d="M39 961c0-314 0-628 0-941 0-12-8-20-19-20-12 0-20 8-20 20 0 313 0 627 0 941 0 11 8 19 20 19 11 0 19-8 19-19z">
            <text:p/>
          </draw:path>
          <draw:path draw:style-name="gr4" draw:text-style-name="P5" draw:layer="layout" svg:width="0.444cm" svg:height="0.689cm" svg:x="8.178cm" svg:y="4.413cm" svg:viewBox="0 0 445 690" svg:d="M445 307c0-28-23-61-67-61-25 0-73 8-143 86-34 37-73 76-109 92 34-137 69-275 103-413-4-4 0-11-14-11-22 0-95 8-120 8-8 3-17 3-17 20 0 14 9 14 23 14 47 0 50 5 50 17-1 6-2 13-3 19-47 187-95 374-142 562-6 13-6 16-6 22 0 22 20 28 28 28 14 0 28-9 34-20 5-11 50-190 56-215 33 3 114 20 114 84 0 6 0 11-3 20-2 11-5 22-5 33 0 59 39 98 92 98 28 0 56-17 76-53 25-42 24-65 36-98 0-8-8-8-11-8-11 0-11 2-14 16-20 70-42 120-87 120-17 0-31-11-31-44 0-17 3-39 9-56 3-17 3-20 3-31 0-61-62-92-146-103 31-17 62-48 84-70 48-53 95-95 143-95 5 0 5 0 8 0 11 3 11 3 20 8 2 0 2 3 5 3-47 6-56 42-56 53 0 17 12 37 37 37s53-23 53-62z">
            <text:p/>
          </draw:path>
          <draw:path draw:style-name="gr4" draw:text-style-name="P5" draw:layer="layout" svg:width="0.22cm" svg:height="0.979cm" svg:x="8.704cm" svg:y="4.357cm" svg:viewBox="0 0 221 980" svg:d="M221 489c0-3 0-3 0-6-62-156-123-313-185-469-2-8-8-14-16-14-12 0-20 8-20 20 0 2 0 5 0 8 61 154 121 307 182 461-61 154-121 309-182 463 0 3 0 6 0 9 0 11 8 19 20 19 8 0 14-5 16-14 62-156 123-313 185-469 0-3 0-3 0-8z">
            <text:p/>
          </draw:path>
          <draw:path draw:style-name="gr4" draw:text-style-name="P5" draw:layer="layout" svg:width="0.226cm" svg:height="0.974cm" svg:x="9.132cm" svg:y="4.36cm" svg:viewBox="0 0 227 975" svg:d="M227 966c0-3 0-8-3-8-104-78-171-274-171-430 0-27 0-54 0-81 0-157 67-352 171-430 3 0 3-6 3-9 0-2-3-8-9-8-3 0-5 0-5 3-109 81-213 276-213 444 0 27 0 54 0 81 0 167 104 363 213 444 0 3 2 3 5 3 6 0 9-6 9-9z">
            <text:p/>
          </draw:path>
          <draw:path draw:style-name="gr4" draw:text-style-name="P5" draw:layer="layout" svg:width="0.654cm" svg:height="0.65cm" svg:x="9.47cm" svg:y="4.522cm" svg:viewBox="0 0 655 651" svg:d="M655 324c0-8-9-20-20-20-96 0-192 0-288 0 0-95 0-190 0-284 0-12-8-20-20-20-11 0-19 8-19 20 0 94 0 189 0 284-96 0-192 0-288 0-12 0-20 10-20 20s8 22 20 22c96 0 192 0 288 0 0 95 0 190 0 285 0 11 8 20 19 20 12 0 20-9 20-20 0-95 0-190 0-285 96 0 192 0 288 0 11 0 20-11 20-22z">
            <text:p/>
          </draw:path>
          <draw:path draw:style-name="gr4" draw:text-style-name="P5" draw:layer="layout" svg:width="0.357cm" svg:height="0.141cm" svg:x="10.324cm" svg:y="4.374cm" svg:viewBox="0 0 358 142" svg:d="M358 123c-53-48-115-89-179-123-64 34-123 75-179 123 5 6 9 13 14 19 56-22 112-53 165-81 56 28 112 59 168 81 4-6 7-13 11-19z">
            <text:p/>
          </draw:path>
          <draw:path draw:style-name="gr4" draw:text-style-name="P5" draw:layer="layout" svg:width="0.489cm" svg:height="0.443cm" svg:x="10.209cm" svg:y="4.659cm" svg:viewBox="0 0 490 444" svg:d="M490 64c0-50-59-64-93-64-56 0-92 53-103 75-25-64-76-75-107-75-100 0-156 126-156 151 0 11 7 7 11 11 8 0 11-3 14-11 31-104 98-129 131-129 17 0 54 9 54 65 0 30-17 97-54 234-16 62-50 101-95 101-5 0-28 0-47-11 22-6 45-26 45-54 0-27-23-33-37-33-28 0-53 25-53 56 0 44 48 64 92 64 65 0 101-70 104-75 11 36 47 75 106 75 101 0 157-126 157-151 0-8-9-8-11-8-9 0-12 3-14 8-31 106-98 129-132 129-36 0-53-31-53-65 0-22 6-41 17-86s22-89 33-134c6-25 28-115 98-115 6 0 28 0 48 12-25 5-48 30-48 53 0 16 11 36 39 36 23 0 54-20 54-59z">
            <text:p/>
          </draw:path>
          <draw:path draw:style-name="gr4" draw:text-style-name="P5" draw:layer="layout" svg:width="0.226cm" svg:height="0.974cm" svg:x="10.799cm" svg:y="4.36cm" svg:viewBox="0 0 227 975" svg:d="M227 528c0-27 0-54 0-81 0-168-104-363-213-444 0-3-3-3-6-3-5 0-8 6-8 8 0 3 0 9 3 9 103 78 170 273 170 430 0 27 0 54 0 81 0 156-67 352-170 430-3 0-3 5-3 8s3 9 8 9c3 0 6 0 6-3 109-81 213-277 213-444z">
            <text:p/>
          </draw:path>
        </draw:g>
        <draw:frame draw:style-name="gr41" draw:text-style-name="P32" draw:layer="layout" svg:width="15.403cm" svg:height="1.109cm" svg:x="1.963cm" svg:y="1.421cm">
          <draw:text-box>
            <text:p text:style-name="P31"><text:span text:style-name="T15">Quantum Tunneling</text:span><text:span text:style-name="T16"> </text:span></text:p>
          </draw:text-box>
        </draw:frame>
        <draw:line draw:style-name="gr12" draw:text-style-name="P9" draw:layer="layout" svg:x1="2.032cm" svg:y1="2.53cm" svg:x2="16.532cm" svg:y2="2.53cm">
          <text:p/>
        </draw:line>
        <draw:frame draw:style-name="gr11" draw:text-style-name="P26" draw:layer="layout" svg:width="5.154cm" svg:height="0.861cm" svg:x="2.297cm" svg:y="2.53cm">
          <draw:text-box>
            <text:p text:style-name="P25"><text:span text:style-name="T13">Momentum Operator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>
        <draw:g draw:style-name="gr2">
          <svg:title>TexMaths</svg:title>
          <svg:desc>28§display§\langle \psi |\mathbf{\hat{P}|_{p, n}} | \psi \rangle_{n} 
= \langle \psi |\mathbf{\hat{P}|_{p, n}} \otimes \mathbf{I} | \psi \rangle_{n+1} §svg§600§FALSE§</svg:desc>
          <draw:path draw:style-name="gr3" draw:text-style-name="P4" draw:layer="layout" svg:width="14.674cm" svg:height="1.206cm" svg:x="2.5cm" svg:y="4.05cm" svg:viewBox="0 0 14675 1207" svg:d="M0 0c4892 0 9783 0 14675 0 0 402 0 805 0 1207-4892 0-9783 0-14675 0 0-402 0-805 0-1207z">
            <text:p/>
          </draw:path>
          <draw:path draw:style-name="gr4" draw:text-style-name="P5" draw:layer="layout" svg:width="0.22cm" svg:height="0.977cm" svg:x="2.559cm" svg:y="4.198cm" svg:viewBox="0 0 221 978" svg:d="M221 959c0-3 0-3 0-6-60-155-121-309-182-464 61-155 122-309 182-464 0-2 0-3 0-5 0-12-8-20-19-20-9 0-17 6-20 11-61 158-121 315-182 473 0 1 0 2 0 5s0 6 0 8c61 157 121 314 182 470 3 8 11 11 20 11 11 0 19-8 19-19z">
            <text:p/>
          </draw:path>
          <draw:path draw:style-name="gr4" draw:text-style-name="P5" draw:layer="layout" svg:width="0.595cm" svg:height="0.882cm" svg:x="2.861cm" svg:y="4.252cm" svg:viewBox="0 0 596 883" svg:d="M596 316c0-53-28-67-45-67-22 0-47 25-47 47 0 11 5 17 14 25 11 12 36 37 36 84 0 62-53 143-86 179-87 87-149 87-185 87 54-215 108-429 162-643 0-6 3-11 3-17 0-8-6-11-11-11-11 0-11 3-14 20-55 216-110 432-165 648-73-8-112-45-112-109 0-20 0-45 53-182 5-11 11-28 11-47 0-45-31-81-81-81-93 0-129 142-129 151 0 8 7 5 11 8 11 0 11 0 17-17 25-92 64-120 98-120 8 0 25 0 25 31 0 25-11 50-22 84-48 123-48 148-48 165 0 92 76 134 171 139-8 37-8 37-22 90-3 11-23 89-23 92 5 4 0 11 14 11 3-2 6 0 9-5 2 0 8-26 11-40 12-48 24-96 36-145 37 0 123 0 216-106 42-45 61-87 72-117 9-26 31-109 31-154z">
            <text:p/>
          </draw:path>
          <draw:path draw:style-name="gr4" draw:text-style-name="P5" draw:layer="layout" svg:width="0.041cm" svg:height="0.977cm" svg:x="3.6cm" svg:y="4.198cm" svg:viewBox="0 0 42 978" svg:d="M42 959c0-313 0-626 0-939 0-12-13-20-22-20-10 0-20 8-20 20 0 313 0 626 0 939 0 11 10 19 20 19 9 0 22-8 22-19z">
            <text:p/>
          </draw:path>
          <draw:path draw:style-name="gr4" draw:text-style-name="P5" draw:layer="layout" svg:width="0.349cm" svg:height="0.203cm" svg:x="3.695cm" svg:y="4cm" svg:viewBox="0 0 350 204" svg:d="M350 182c-59-61-118-121-176-182-58 61-116 121-174 182 7 7 13 15 20 22 51-33 102-65 154-98 52 33 104 65 156 98 7-7 13-15 20-22z">
            <text:p/>
          </draw:path>
          <draw:path draw:style-name="gr4" draw:text-style-name="P5" draw:layer="layout" svg:width="0.671cm" svg:height="0.673cm" svg:x="3.796cm" svg:y="4.26cm" svg:viewBox="0 0 672 674" svg:d="M672 193c0-109-98-193-260-193-138 0-275 0-412 0 0 16 0 32 0 48 35 0 71 0 106 0 0 192 0 385 0 578-35 0-71 0-106 0 0 16 0 32 0 48 36-3 134-3 176-3s138 0 177 3c0-16 0-32 0-48-36 0-71 0-107 0 0-83 0-166 0-249 58 0 116 0 174 0 137 0 252-70 252-184zM521 193c0 70 0 145-149 145-44 0-87 0-131 0 0-97 0-194 0-290 44 0 87 0 131 0 149 0 149 72 149 145z">
            <text:p/>
          </draw:path>
          <draw:path draw:style-name="gr4" draw:text-style-name="P5" draw:layer="layout" svg:width="0.058cm" svg:height="0.977cm" svg:x="4.658cm" svg:y="4.198cm" svg:viewBox="0 0 59 978" svg:d="M59 936c0-298 0-596 0-894 0-14 0-42-28-42-31 0-31 28-31 42 0 298 0 596 0 894 0 14 0 42 28 42 31 0 31-28 31-42z">
            <text:p/>
          </draw:path>
          <draw:path draw:style-name="gr4" draw:text-style-name="P5" draw:layer="layout" svg:width="0.422cm" svg:height="0.441cm" svg:x="4.882cm" svg:y="4.866cm" svg:viewBox="0 0 423 442" svg:d="M423 157c0-84-59-157-177-157-36 0-78 6-117 31 0-11 0-21 0-31-43 2-86 4-129 6 0 13 0 26 0 39 11 0 25 0 34 0 14 3 14 11 14 22 0 112 0 224 0 335-16 0-32 0-48 0 0 14 0 27 0 40 30-1 56-3 90-3 33 0 59 2 89 3 0-13 0-26 0-40-15 0-30 0-45 0 0-40 0-80 0-120 17 11 51 31 98 31 121 0 191-67 191-156zM328 157c0 89-51 125-104 125s-81-39-90-50c0-48 0-95 0-143 0-14 0-14 12-22 30-31 72-33 86-33 59 0 96 47 96 123z">
            <text:p/>
          </draw:path>
          <draw:path draw:style-name="gr4" draw:text-style-name="P5" draw:layer="layout" svg:width="0.086cm" svg:height="0.211cm" svg:x="5.417cm" svg:y="5.096cm" svg:viewBox="0 0 87 212" svg:d="M87 75c0-41-17-75-48-75-22 0-39 20-39 39 0 22 14 39 39 39 17 0 19-7 28-11 0 39-5 84-53 126-3 3-6 5-6 8 0 6 6 11 12 11 8 0 67-55 67-137z">
            <text:p/>
          </draw:path>
          <draw:path draw:style-name="gr4" draw:text-style-name="P5" draw:layer="layout" svg:width="0.425cm" svg:height="0.306cm" svg:x="5.616cm" svg:y="4.866cm" svg:viewBox="0 0 426 307" svg:d="M426 307c0-12 0-24 0-36-16 0-32 0-48 0 0-56 0-112 0-168 0-86-53-103-118-103-84 0-123 50-134 70 0-23 0-47 0-70-42 2-84 4-126 6 0 13 0 26 0 39 42 0 48 0 48 25 0 67 0 134 0 201-16 0-32 0-48 0 0 12 0 24 0 36 30 0 56-2 90-2 33 0 61 2 92 2 0-12 0-24 0-36-16 0-32 0-48 0 0-45 0-89 0-134 0-78 73-106 112-106 31 0 45 17 45 67 0 58 0 115 0 173-16 0-32 0-47 0 0 12 0 24 0 36 29 0 58-2 89-2 34 0 62 2 93 2z">
            <text:p/>
          </draw:path>
          <draw:path draw:style-name="gr4" draw:text-style-name="P5" draw:layer="layout" svg:width="0.038cm" svg:height="0.977cm" svg:x="6.234cm" svg:y="4.198cm" svg:viewBox="0 0 39 978" svg:d="M39 959c0-313 0-626 0-939 0-12-10-20-19-20-10 0-20 8-20 20 0 313 0 626 0 939 0 11 10 19 20 19 9 0 19-8 19-19z">
            <text:p/>
          </draw:path>
          <draw:path draw:style-name="gr4" draw:text-style-name="P5" draw:layer="layout" svg:width="0.595cm" svg:height="0.882cm" svg:x="6.419cm" svg:y="4.252cm" svg:viewBox="0 0 596 883" svg:d="M596 316c0-53-28-67-45-67-25 0-47 25-47 47 0 11 5 17 14 25 11 12 33 37 33 84 0 62-50 143-83 179-87 87-152 87-185 87 54-215 108-429 162-643 0-6 3-11 3-17 0-8-8-11-11-11-11 0-11 3-17 20-54 216-108 432-162 648-76-8-112-45-112-109 0-20 0-45 53-182 3-11 11-28 11-47 0-45-31-81-81-81-93 0-129 142-129 151 0 8 7 5 11 8 9 0 11 0 14-17 28-92 67-120 101-120 8 0 25 0 25 31 0 25-11 50-22 84-48 123-48 148-48 165 0 92 76 134 171 139-8 37-8 37-22 90-3 11-23 89-23 92 4 4 0 11 11 11 3-2 9 0 9-5 5 0 11-26 14-40 12-48 24-96 36-145 37 0 123 0 216-106 39-45 61-87 72-117 9-26 31-109 31-154z">
            <text:p/>
          </draw:path>
          <draw:path draw:style-name="gr4" draw:text-style-name="P5" draw:layer="layout" svg:width="0.22cm" svg:height="0.977cm" svg:x="7.094cm" svg:y="4.198cm" svg:viewBox="0 0 221 978" svg:d="M221 489c0-3 0-4 0-5-60-158-121-315-182-473-3-5-11-11-19-11-12 0-20 8-20 20 0 2 0 3 0 5 61 155 121 309 182 464-61 155-121 309-182 464 0 3 0 3 0 6 0 11 8 19 20 19 8 0 16-3 19-11 61-156 122-313 182-470 0-2 0-5 0-8z">
            <text:p/>
          </draw:path>
          <draw:path draw:style-name="gr4" draw:text-style-name="P5" draw:layer="layout" svg:width="0.419cm" svg:height="0.309cm" svg:x="7.458cm" svg:y="4.872cm" svg:viewBox="0 0 420 310" svg:d="M420 204c0-8-8-8-11-8-9 0-11 5-14 11-14 56-45 84-73 84-14 0-17-9-17-25 0-14 3-23 17-54 8-22 36-95 36-134 0-67-53-78-89-78-59 0-95 36-118 61-5-44-45-61-73-61-30 0-44 22-56 36-14 25-22 65-22 70 0 9 8 9 11 9 9 0 9-3 14-20 11-42 25-75 51-75 19 0 22 14 22 33 0 14-6 39-11 56-5 21-10 43-14 64-8 29-15 58-23 87-2 8-5 25-5 28 0 14 11 22 22 22s24-10 28-17 9-27 11-41c5-21 10-41 14-62 6-14 9-31 14-45 6-28 9-33 28-61 20-28 51-64 104-64 39 0 39 36 39 47 0 42-28 117-39 145-8 20-11 28-11 40 0 36 31 58 64 58 70 0 101-95 101-106z">
            <text:p/>
          </draw:path>
          <draw:path draw:style-name="gr4" draw:text-style-name="P5" draw:layer="layout" svg:width="0.654cm" svg:height="0.228cm" svg:x="8.289cm" svg:y="4.573cm" svg:viewBox="0 0 655 229" svg:d="M655 20c0-12-11-20-20-20-205 0-410 0-615 0-12 0-20 8-20 20 0 11 8 19 20 19 205 0 410 0 615 0 9 0 20-8 20-19zM655 210c0-12-11-20-20-20-205 0-410 0-615 0-12 0-20 8-20 20 0 11 8 19 20 19 205 0 410 0 615 0 9 0 20-8 20-19z">
            <text:p/>
          </draw:path>
          <draw:path draw:style-name="gr4" draw:text-style-name="P5" draw:layer="layout" svg:width="0.22cm" svg:height="0.977cm" svg:x="9.381cm" svg:y="4.198cm" svg:viewBox="0 0 221 978" svg:d="M221 959c0-3 0-3 0-6-60-155-121-309-182-464 61-155 122-309 182-464 0-2 0-3 0-5 0-12-8-20-19-20-9 0-17 6-20 11-61 158-121 315-182 473 0 1 0 2 0 5s0 6 0 8c61 157 121 314 182 470 3 8 11 11 20 11 11 0 19-8 19-19z">
            <text:p/>
          </draw:path>
          <draw:path draw:style-name="gr4" draw:text-style-name="P5" draw:layer="layout" svg:width="0.595cm" svg:height="0.882cm" svg:x="9.683cm" svg:y="4.252cm" svg:viewBox="0 0 596 883" svg:d="M596 316c0-53-28-67-45-67-25 0-47 25-47 47 0 11 5 17 14 25 11 12 36 37 36 84 0 62-53 143-86 179-87 87-149 87-185 87 54-215 108-429 162-643 0-6 3-11 3-17 0-8-8-11-11-11-11 0-11 3-17 20-54 216-108 432-162 648-76-8-112-45-112-109 0-20 0-45 53-182 3-11 11-28 11-47 0-45-31-81-81-81-93 0-129 142-129 151 0 8 7 5 11 8 9 0 11 0 17-17 25-92 64-120 98-120 8 0 25 0 25 31 0 25-11 50-22 84-48 123-48 148-48 165 0 92 76 134 171 139-8 37-8 37-22 90-3 11-23 89-23 92 4 4 0 11 11 11 4-2 9 0 12-5 2 0 8-26 11-40 12-48 24-96 36-145 37 0 123 0 216-106 42-45 61-87 72-117 9-26 31-109 31-154z">
            <text:p/>
          </draw:path>
          <draw:path draw:style-name="gr4" draw:text-style-name="P5" draw:layer="layout" svg:width="0.038cm" svg:height="0.977cm" svg:x="10.422cm" svg:y="4.198cm" svg:viewBox="0 0 39 978" svg:d="M39 959c0-313 0-626 0-939 0-12-8-20-19-20-12 0-20 8-20 20 0 313 0 626 0 939 0 11 8 19 20 19 11 0 19-8 19-19z">
            <text:p/>
          </draw:path>
          <draw:path draw:style-name="gr4" draw:text-style-name="P5" draw:layer="layout" svg:width="0.346cm" svg:height="0.203cm" svg:x="10.518cm" svg:y="4cm" svg:viewBox="0 0 347 204" svg:d="M347 182c-58-61-116-121-173-182-58 61-116 121-174 182 6 7 11 15 17 22 52-33 104-65 157-98 51 33 102 65 154 98 6-7 13-15 19-22z">
            <text:p/>
          </draw:path>
          <draw:path draw:style-name="gr4" draw:text-style-name="P5" draw:layer="layout" svg:width="0.671cm" svg:height="0.673cm" svg:x="10.618cm" svg:y="4.26cm" svg:viewBox="0 0 672 674" svg:d="M672 193c0-109-98-193-263-193-137 0-273 0-409 0 0 16 0 32 0 48 35 0 71 0 106 0 0 192 0 385 0 578-35 0-71 0-106 0 0 16 0 32 0 48 36-3 134-3 176-3s138 0 177 3c0-16 0-32 0-48-36 0-71 0-107 0 0-83 0-166 0-249 58 0 116 0 174 0 137 0 252-70 252-184zM521 193c0 70 0 145-149 145-44 0-87 0-131 0 0-97 0-194 0-290 44 0 87 0 131 0 149 0 149 72 149 145z">
            <text:p/>
          </draw:path>
          <draw:path draw:style-name="gr4" draw:text-style-name="P5" draw:layer="layout" svg:width="0.058cm" svg:height="0.977cm" svg:x="11.481cm" svg:y="4.198cm" svg:viewBox="0 0 59 978" svg:d="M59 936c0-298 0-596 0-894 0-14 0-42-28-42-31 0-31 28-31 42 0 298 0 596 0 894 0 14 0 42 28 42 31 0 31-28 31-42z">
            <text:p/>
          </draw:path>
          <draw:path draw:style-name="gr4" draw:text-style-name="P5" draw:layer="layout" svg:width="0.422cm" svg:height="0.441cm" svg:x="11.705cm" svg:y="4.866cm" svg:viewBox="0 0 423 442" svg:d="M423 157c0-84-59-157-177-157-36 0-78 6-117 31 0-11 0-21 0-31-43 2-86 4-129 6 0 13 0 26 0 39 11 0 25 0 34 0 11 3 11 11 11 22 0 112 0 224 0 335-15 0-30 0-45 0 0 14 0 27 0 40 30-1 56-3 90-3 33 0 59 2 89 3 0-13 0-26 0-40-15 0-30 0-45 0 0-40 0-80 0-120 17 11 51 31 98 31 118 0 191-67 191-156zM328 157c0 89-51 125-104 125s-81-39-90-50c0-48 0-95 0-143 0-14 0-14 9-22 33-31 75-33 89-33 59 0 96 47 96 123z">
            <text:p/>
          </draw:path>
          <draw:path draw:style-name="gr4" draw:text-style-name="P5" draw:layer="layout" svg:width="0.086cm" svg:height="0.211cm" svg:x="12.239cm" svg:y="5.096cm" svg:viewBox="0 0 87 212" svg:d="M87 75c0-41-17-75-48-75-25 0-39 20-39 39 0 22 14 39 39 39 17 0 19-7 28-11 0 39-8 84-53 126-3 3-6 5-6 8 0 6 6 11 9 11 11 0 70-55 70-137z">
            <text:p/>
          </draw:path>
          <draw:path draw:style-name="gr4" draw:text-style-name="P5" draw:layer="layout" svg:width="0.422cm" svg:height="0.306cm" svg:x="12.438cm" svg:y="4.866cm" svg:viewBox="0 0 423 307" svg:d="M423 307c0-12 0-24 0-36-15 0-30 0-45 0 0-56 0-112 0-168 0-86-53-103-118-103-84 0-123 50-134 70 0-23 0-47 0-70-42 2-84 4-126 6 0 13 0 26 0 39 42 0 48 0 48 25 0 67 0 134 0 201-16 0-32 0-48 0 0 12 0 24 0 36 30 0 56-2 90-2 33 0 59 2 89 2 0-12 0-24 0-36-15 0-30 0-45 0 0-45 0-89 0-134 0-78 70-106 112-106 31 0 45 17 45 67 0 58 0 115 0 173-16 0-32 0-47 0 0 12 0 24 0 36 29 0 56-2 89-2 34 0 60 2 90 2z">
            <text:p/>
          </draw:path>
          <draw:path draw:style-name="gr4" draw:text-style-name="P5" draw:layer="layout" svg:width="0.674cm" svg:height="0.67cm" svg:x="13.202cm" svg:y="4.352cm" svg:viewBox="0 0 675 671" svg:d="M633 335c0 76-26 143-73 196-65-65-131-130-196-196 65-65 131-130 196-195 47 53 73 120 73 195zM532 115c-65 64-131 128-196 192-65-64-131-128-196-192 53-48 122-76 196-76s146 28 196 76zM311 335c-66 66-131 131-196 196-48-53-76-120-76-196 0-75 28-142 76-195 65 65 130 130 196 195zM532 559c-50 45-122 73-196 73s-143-28-196-73c65-65 131-130 196-196 65 66 131 131 196 196zM675 335c0-184-153-335-339-335s-336 151-336 335c0 185 150 336 336 336s339-151 339-336z">
            <text:p/>
          </draw:path>
          <draw:path draw:style-name="gr4" draw:text-style-name="P5" draw:layer="layout" svg:width="0.363cm" svg:height="0.673cm" svg:x="14.174cm" svg:y="4.26cm" svg:viewBox="0 0 364 674" svg:d="M364 674c0-16 0-32 0-48-37 0-75 0-112 0 0-193 0-386 0-578 37 0 75 0 112 0 0-16 0-32 0-48-42 3-137 3-182 3s-143 0-182-3c0 16 0 32 0 48 37 0 75 0 112 0 0 192 0 385 0 578-37 0-75 0-112 0 0 16 0 32 0 48 39-3 137-3 182-3s140 0 182 3z">
            <text:p/>
          </draw:path>
          <draw:path draw:style-name="gr4" draw:text-style-name="P5" draw:layer="layout" svg:width="0.038cm" svg:height="0.977cm" svg:x="14.686cm" svg:y="4.198cm" svg:viewBox="0 0 39 978" svg:d="M39 959c0-313 0-626 0-939 0-12-8-20-19-20-12 0-20 8-20 20 0 313 0 626 0 939 0 11 8 19 20 19 11 0 19-8 19-19z">
            <text:p/>
          </draw:path>
          <draw:path draw:style-name="gr4" draw:text-style-name="P5" draw:layer="layout" svg:width="0.595cm" svg:height="0.882cm" svg:x="14.871cm" svg:y="4.252cm" svg:viewBox="0 0 596 883" svg:d="M596 316c0-53-25-67-42-67-25 0-50 25-50 47 0 11 5 17 14 25 11 12 36 37 36 84 0 62-50 143-86 179-84 87-149 87-185 87 54-215 108-429 162-643 3-6 3-11 3-17 0-8-6-11-11-11-9 0-11 3-14 20-54 216-109 432-163 648-75-8-112-45-112-109 0-20 0-45 54-182 2-11 8-28 8-47 0-45-31-81-78-81-96 0-132 142-132 151 0 8 7 5 11 8 11 0 11 0 17-17 28-92 67-120 101-120 5 0 22 0 22 31 0 25-8 50-22 84-48 123-48 148-48 165 0 92 79 134 174 139-9 37-9 37-23 90-2 11-22 89-22 92 4 4 0 11 11 11 3-2 6 0 9-5 2 0 8-26 11-40 13-48 26-96 39-145 36 0 123 0 215-106 40-45 59-87 70-117 9-26 31-109 31-154z">
            <text:p/>
          </draw:path>
          <draw:path draw:style-name="gr4" draw:text-style-name="P5" draw:layer="layout" svg:width="0.22cm" svg:height="0.977cm" svg:x="15.548cm" svg:y="4.198cm" svg:viewBox="0 0 221 978" svg:d="M221 489c0-3 0-4 0-5-61-158-123-315-185-473-2-5-11-11-16-11-12 0-20 8-20 20 0 2 0 3 0 5 61 155 121 309 182 464-61 155-121 309-182 464 0 3 0 3 0 6 0 11 8 19 20 19 5 0 14-3 16-11 62-156 124-313 185-470 0-2 0-5 0-8z">
            <text:p/>
          </draw:path>
          <draw:path draw:style-name="gr4" draw:text-style-name="P5" draw:layer="layout" svg:width="0.419cm" svg:height="0.309cm" svg:x="15.909cm" svg:y="4.872cm" svg:viewBox="0 0 420 310" svg:d="M420 204c0-8-6-6-8-8-12 0-12 5-14 11-17 56-45 84-73 84-14 0-17-9-17-25 0-14 3-23 14-54 8-22 36-95 36-134 0-67-53-78-89-78-56 0-95 36-115 61-6-44-45-61-73-61-31 0-47 22-56 36-14 25-25 65-25 70 0 9 7 6 11 9 11 0 11-3 17-20 8-42 22-75 50-75 17 0 23 14 23 33 0 14-6 39-11 56-5 21-10 43-14 64-8 29-15 58-23 87-3 8-8 25-8 28 0 14 14 22 25 22s22-10 25-17 9-27 14-41c5-21 10-41 14-62 3-14 9-31 11-45 9-28 9-33 31-61 17-28 51-64 101-64 42 0 42 36 42 47 0 42-31 117-42 145-6 20-8 28-8 40 0 36 30 58 64 58 70 0 98-95 98-106z">
            <text:p/>
          </draw:path>
          <draw:path draw:style-name="gr4" draw:text-style-name="P5" draw:layer="layout" svg:width="0.458cm" svg:height="0.457cm" svg:x="16.402cm" svg:y="4.774cm" svg:viewBox="0 0 459 458" svg:d="M459 229c0-8-5-14-14-14-67 0-134 0-201 0 0-67 0-134 0-201 0-6-6-14-14-14-9 0-14 8-14 14 0 67 0 134 0 201-68 0-135 0-202 0-8 0-14 6-14 14 0 9 6 14 14 14 67 0 134 0 202 0 0 67 0 134 0 201 0 9 5 14 14 14 8 0 14-5 14-14 0-67 0-134 0-201 67 0 134 0 201 0 9 0 14-5 14-14z">
            <text:p/>
          </draw:path>
          <draw:path draw:style-name="gr4" draw:text-style-name="P5" draw:layer="layout" svg:width="0.251cm" svg:height="0.455cm" svg:x="16.973cm" svg:y="4.718cm" svg:viewBox="0 0 252 456" svg:d="M252 456c0-8 0-15 0-23-8 0-17 0-25 0-70 0-70-11-70-33 0-127 0-254 0-380 0-17 0-20-20-20-45 45-106 45-137 45 0 8 0 16 0 25 17 0 64 0 101-20 0 117 0 233 0 350 0 22 0 33-67 33-10 0-19 0-28 0 0 8 0 15 0 23 41-1 82-2 123-3 41 1 82 2 123 3z">
            <text:p/>
          </draw:path>
        </draw:g>
        <draw:g draw:style-name="gr2">
          <svg:title>TexMaths</svg:title>
          <svg:desc>28§display§\langle \psi |\mathbf{\hat{P}|_{p, n}} | \psi \rangle_{n} 
= \langle \psi |\mathbf{\hat{P}|_{p, n}} \otimes \mathbf{I} | \psi \rangle_{n+1} §svg§600§FALSE§</svg:desc>
          <draw:path draw:style-name="gr3" draw:text-style-name="P4" draw:layer="layout" svg:width="14.674cm" svg:height="1.206cm" svg:x="2.5cm" svg:y="6.242cm" svg:viewBox="0 0 14675 1207" svg:d="M0 0c4892 0 9783 0 14675 0 0 402 0 805 0 1207-4892 0-9783 0-14675 0 0-402 0-805 0-1207z">
            <text:p/>
          </draw:path>
          <draw:path draw:style-name="gr4" draw:text-style-name="P5" draw:layer="layout" svg:width="0.22cm" svg:height="0.977cm" svg:x="2.559cm" svg:y="6.39cm" svg:viewBox="0 0 221 978" svg:d="M221 959c0-3 0-3 0-6-60-155-121-309-182-464 61-155 122-309 182-464 0-2 0-3 0-5 0-12-8-20-19-20-9 0-17 6-20 11-61 158-121 315-182 473 0 1 0 2 0 5s0 6 0 8c61 157 121 314 182 470 3 8 11 11 20 11 11 0 19-8 19-19z">
            <text:p/>
          </draw:path>
          <draw:path draw:style-name="gr4" draw:text-style-name="P5" draw:layer="layout" svg:width="0.595cm" svg:height="0.882cm" svg:x="2.861cm" svg:y="6.444cm" svg:viewBox="0 0 596 883" svg:d="M596 316c0-53-28-67-45-67-22 0-47 25-47 47 0 11 5 17 14 25 11 12 36 37 36 84 0 62-53 143-86 179-87 87-149 87-185 87 54-215 108-429 162-643 0-6 3-11 3-17 0-8-6-11-11-11-11 0-11 3-14 20-55 216-110 432-165 648-73-8-112-45-112-109 0-20 0-45 53-182 5-11 11-28 11-47 0-45-31-81-81-81-93 0-129 142-129 151 0 8 7 5 11 8 11 0 11 0 17-17 25-92 64-120 98-120 8 0 25 0 25 31 0 25-11 50-22 84-48 123-48 148-48 165 0 92 76 134 171 139-8 37-8 37-22 90-3 11-23 89-23 92 5 4 0 11 14 11 3-2 6 0 9-5 2 0 8-26 11-40 12-48 24-96 36-145 37 0 123 0 216-106 42-45 61-87 72-117 9-26 31-109 31-154z">
            <text:p/>
          </draw:path>
          <draw:path draw:style-name="gr4" draw:text-style-name="P5" draw:layer="layout" svg:width="0.041cm" svg:height="0.977cm" svg:x="3.6cm" svg:y="6.39cm" svg:viewBox="0 0 42 978" svg:d="M42 959c0-313 0-626 0-939 0-12-13-20-22-20-10 0-20 8-20 20 0 313 0 626 0 939 0 11 10 19 20 19 9 0 22-8 22-19z">
            <text:p/>
          </draw:path>
          <draw:path draw:style-name="gr4" draw:text-style-name="P5" draw:layer="layout" svg:width="0.349cm" svg:height="0.203cm" svg:x="3.695cm" svg:y="6.192cm" svg:viewBox="0 0 350 204" svg:d="M350 182c-59-61-118-121-176-182-58 61-116 121-174 182 7 7 13 15 20 22 51-33 102-65 154-98 52 33 104 65 156 98 7-7 13-15 20-22z">
            <text:p/>
          </draw:path>
          <draw:path draw:style-name="gr4" draw:text-style-name="P5" draw:layer="layout" svg:width="0.671cm" svg:height="0.673cm" svg:x="3.796cm" svg:y="6.452cm" svg:viewBox="0 0 672 674" svg:d="M672 193c0-109-98-193-260-193-138 0-275 0-412 0 0 16 0 32 0 48 35 0 71 0 106 0 0 192 0 385 0 578-35 0-71 0-106 0 0 16 0 32 0 48 36-3 134-3 176-3s138 0 177 3c0-16 0-32 0-48-36 0-71 0-107 0 0-83 0-166 0-249 58 0 116 0 174 0 137 0 252-70 252-184zM521 193c0 70 0 145-149 145-44 0-87 0-131 0 0-97 0-194 0-290 44 0 87 0 131 0 149 0 149 72 149 145z">
            <text:p/>
          </draw:path>
          <draw:path draw:style-name="gr4" draw:text-style-name="P5" draw:layer="layout" svg:width="0.058cm" svg:height="0.977cm" svg:x="4.658cm" svg:y="6.39cm" svg:viewBox="0 0 59 978" svg:d="M59 936c0-298 0-596 0-894 0-14 0-42-28-42-31 0-31 28-31 42 0 298 0 596 0 894 0 14 0 42 28 42 31 0 31-28 31-42z">
            <text:p/>
          </draw:path>
          <draw:path draw:style-name="gr4" draw:text-style-name="P5" draw:layer="layout" svg:width="0.422cm" svg:height="0.441cm" svg:x="4.882cm" svg:y="7.058cm" svg:viewBox="0 0 423 442" svg:d="M423 157c0-84-59-157-177-157-36 0-78 6-117 31 0-11 0-21 0-31-43 2-86 4-129 6 0 13 0 26 0 39 11 0 25 0 34 0 14 3 14 11 14 22 0 112 0 224 0 335-16 0-32 0-48 0 0 14 0 27 0 40 30-1 56-3 90-3 33 0 59 2 89 3 0-13 0-26 0-40-15 0-30 0-45 0 0-40 0-80 0-120 17 11 51 31 98 31 121 0 191-67 191-156zM328 157c0 89-51 125-104 125s-81-39-90-50c0-48 0-95 0-143 0-14 0-14 12-22 30-31 72-33 86-33 59 0 96 47 96 123z">
            <text:p/>
          </draw:path>
          <draw:path draw:style-name="gr4" draw:text-style-name="P5" draw:layer="layout" svg:width="0.086cm" svg:height="0.211cm" svg:x="5.417cm" svg:y="7.288cm" svg:viewBox="0 0 87 212" svg:d="M87 75c0-41-17-75-48-75-22 0-39 20-39 39 0 22 14 39 39 39 17 0 19-7 28-11 0 39-5 84-53 126-3 3-6 5-6 8 0 6 6 11 12 11 8 0 67-55 67-137z">
            <text:p/>
          </draw:path>
          <draw:path draw:style-name="gr4" draw:text-style-name="P5" draw:layer="layout" svg:width="0.425cm" svg:height="0.306cm" svg:x="5.616cm" svg:y="7.058cm" svg:viewBox="0 0 426 307" svg:d="M426 307c0-12 0-24 0-36-16 0-32 0-48 0 0-56 0-112 0-168 0-86-53-103-118-103-84 0-123 50-134 70 0-23 0-47 0-70-42 2-84 4-126 6 0 13 0 26 0 39 42 0 48 0 48 25 0 67 0 134 0 201-16 0-32 0-48 0 0 12 0 24 0 36 30 0 56-2 90-2 33 0 61 2 92 2 0-12 0-24 0-36-16 0-32 0-48 0 0-45 0-89 0-134 0-78 73-106 112-106 31 0 45 17 45 67 0 58 0 115 0 173-16 0-32 0-47 0 0 12 0 24 0 36 29 0 58-2 89-2 34 0 62 2 93 2z">
            <text:p/>
          </draw:path>
          <draw:path draw:style-name="gr4" draw:text-style-name="P5" draw:layer="layout" svg:width="0.038cm" svg:height="0.977cm" svg:x="6.234cm" svg:y="6.39cm" svg:viewBox="0 0 39 978" svg:d="M39 959c0-313 0-626 0-939 0-12-10-20-19-20-10 0-20 8-20 20 0 313 0 626 0 939 0 11 10 19 20 19 9 0 19-8 19-19z">
            <text:p/>
          </draw:path>
          <draw:path draw:style-name="gr4" draw:text-style-name="P5" draw:layer="layout" svg:width="0.595cm" svg:height="0.882cm" svg:x="6.419cm" svg:y="6.444cm" svg:viewBox="0 0 596 883" svg:d="M596 316c0-53-28-67-45-67-25 0-47 25-47 47 0 11 5 17 14 25 11 12 33 37 33 84 0 62-50 143-83 179-87 87-152 87-185 87 54-215 108-429 162-643 0-6 3-11 3-17 0-8-8-11-11-11-11 0-11 3-17 20-54 216-108 432-162 648-76-8-112-45-112-109 0-20 0-45 53-182 3-11 11-28 11-47 0-45-31-81-81-81-93 0-129 142-129 151 0 8 7 5 11 8 9 0 11 0 14-17 28-92 67-120 101-120 8 0 25 0 25 31 0 25-11 50-22 84-48 123-48 148-48 165 0 92 76 134 171 139-8 37-8 37-22 90-3 11-23 89-23 92 4 4 0 11 11 11 3-2 9 0 9-5 5 0 11-26 14-40 12-48 24-96 36-145 37 0 123 0 216-106 39-45 61-87 72-117 9-26 31-109 31-154z">
            <text:p/>
          </draw:path>
          <draw:path draw:style-name="gr4" draw:text-style-name="P5" draw:layer="layout" svg:width="0.22cm" svg:height="0.977cm" svg:x="7.094cm" svg:y="6.39cm" svg:viewBox="0 0 221 978" svg:d="M221 489c0-3 0-4 0-5-60-158-121-315-182-473-3-5-11-11-19-11-12 0-20 8-20 20 0 2 0 3 0 5 61 155 121 309 182 464-61 155-121 309-182 464 0 3 0 3 0 6 0 11 8 19 20 19 8 0 16-3 19-11 61-156 122-313 182-470 0-2 0-5 0-8z">
            <text:p/>
          </draw:path>
          <draw:path draw:style-name="gr4" draw:text-style-name="P5" draw:layer="layout" svg:width="0.419cm" svg:height="0.309cm" svg:x="7.458cm" svg:y="7.064cm" svg:viewBox="0 0 420 310" svg:d="M420 204c0-8-8-8-11-8-9 0-11 5-14 11-14 56-45 84-73 84-14 0-17-9-17-25 0-14 3-23 17-54 8-22 36-95 36-134 0-67-53-78-89-78-59 0-95 36-118 61-5-44-45-61-73-61-30 0-44 22-56 36-14 25-22 65-22 70 0 9 8 9 11 9 9 0 9-3 14-20 11-42 25-75 51-75 19 0 22 14 22 33 0 14-6 39-11 56-5 21-10 43-14 64-8 29-15 58-23 87-2 8-5 25-5 28 0 14 11 22 22 22s24-10 28-17 9-27 11-41c5-21 10-41 14-62 6-14 9-31 14-45 6-28 9-33 28-61 20-28 51-64 104-64 39 0 39 36 39 47 0 42-28 117-39 145-8 20-11 28-11 40 0 36 31 58 64 58 70 0 101-95 101-106z">
            <text:p/>
          </draw:path>
          <draw:path draw:style-name="gr4" draw:text-style-name="P5" draw:layer="layout" svg:width="0.654cm" svg:height="0.228cm" svg:x="8.289cm" svg:y="6.765cm" svg:viewBox="0 0 655 229" svg:d="M655 20c0-12-11-20-20-20-205 0-410 0-615 0-12 0-20 8-20 20 0 11 8 19 20 19 205 0 410 0 615 0 9 0 20-8 20-19zM655 210c0-12-11-20-20-20-205 0-410 0-615 0-12 0-20 8-20 20 0 11 8 19 20 19 205 0 410 0 615 0 9 0 20-8 20-19z">
            <text:p/>
          </draw:path>
          <draw:path draw:style-name="gr4" draw:text-style-name="P5" draw:layer="layout" svg:width="0.22cm" svg:height="0.977cm" svg:x="9.381cm" svg:y="6.39cm" svg:viewBox="0 0 221 978" svg:d="M221 959c0-3 0-3 0-6-60-155-121-309-182-464 61-155 122-309 182-464 0-2 0-3 0-5 0-12-8-20-19-20-9 0-17 6-20 11-61 158-121 315-182 473 0 1 0 2 0 5s0 6 0 8c61 157 121 314 182 470 3 8 11 11 20 11 11 0 19-8 19-19z">
            <text:p/>
          </draw:path>
          <draw:path draw:style-name="gr4" draw:text-style-name="P5" draw:layer="layout" svg:width="0.595cm" svg:height="0.882cm" svg:x="9.683cm" svg:y="6.444cm" svg:viewBox="0 0 596 883" svg:d="M596 316c0-53-28-67-45-67-25 0-47 25-47 47 0 11 5 17 14 25 11 12 36 37 36 84 0 62-53 143-86 179-87 87-149 87-185 87 54-215 108-429 162-643 0-6 3-11 3-17 0-8-8-11-11-11-11 0-11 3-17 20-54 216-108 432-162 648-76-8-112-45-112-109 0-20 0-45 53-182 3-11 11-28 11-47 0-45-31-81-81-81-93 0-129 142-129 151 0 8 7 5 11 8 9 0 11 0 17-17 25-92 64-120 98-120 8 0 25 0 25 31 0 25-11 50-22 84-48 123-48 148-48 165 0 92 76 134 171 139-8 37-8 37-22 90-3 11-23 89-23 92 4 4 0 11 11 11 4-2 9 0 12-5 2 0 8-26 11-40 12-48 24-96 36-145 37 0 123 0 216-106 42-45 61-87 72-117 9-26 31-109 31-154z">
            <text:p/>
          </draw:path>
          <draw:path draw:style-name="gr4" draw:text-style-name="P5" draw:layer="layout" svg:width="0.038cm" svg:height="0.977cm" svg:x="10.422cm" svg:y="6.39cm" svg:viewBox="0 0 39 978" svg:d="M39 959c0-313 0-626 0-939 0-12-8-20-19-20-12 0-20 8-20 20 0 313 0 626 0 939 0 11 8 19 20 19 11 0 19-8 19-19z">
            <text:p/>
          </draw:path>
          <draw:path draw:style-name="gr4" draw:text-style-name="P5" draw:layer="layout" svg:width="0.346cm" svg:height="0.203cm" svg:x="10.518cm" svg:y="6.192cm" svg:viewBox="0 0 347 204" svg:d="M347 182c-58-61-116-121-173-182-58 61-116 121-174 182 6 7 11 15 17 22 52-33 104-65 157-98 51 33 102 65 154 98 6-7 13-15 19-22z">
            <text:p/>
          </draw:path>
          <draw:path draw:style-name="gr4" draw:text-style-name="P5" draw:layer="layout" svg:width="0.671cm" svg:height="0.673cm" svg:x="10.618cm" svg:y="6.452cm" svg:viewBox="0 0 672 674" svg:d="M672 193c0-109-98-193-263-193-137 0-273 0-409 0 0 16 0 32 0 48 35 0 71 0 106 0 0 192 0 385 0 578-35 0-71 0-106 0 0 16 0 32 0 48 36-3 134-3 176-3s138 0 177 3c0-16 0-32 0-48-36 0-71 0-107 0 0-83 0-166 0-249 58 0 116 0 174 0 137 0 252-70 252-184zM521 193c0 70 0 145-149 145-44 0-87 0-131 0 0-97 0-194 0-290 44 0 87 0 131 0 149 0 149 72 149 145z">
            <text:p/>
          </draw:path>
          <draw:path draw:style-name="gr4" draw:text-style-name="P5" draw:layer="layout" svg:width="0.058cm" svg:height="0.977cm" svg:x="11.481cm" svg:y="6.39cm" svg:viewBox="0 0 59 978" svg:d="M59 936c0-298 0-596 0-894 0-14 0-42-28-42-31 0-31 28-31 42 0 298 0 596 0 894 0 14 0 42 28 42 31 0 31-28 31-42z">
            <text:p/>
          </draw:path>
          <draw:path draw:style-name="gr4" draw:text-style-name="P5" draw:layer="layout" svg:width="0.422cm" svg:height="0.441cm" svg:x="11.705cm" svg:y="7.058cm" svg:viewBox="0 0 423 442" svg:d="M423 157c0-84-59-157-177-157-36 0-78 6-117 31 0-11 0-21 0-31-43 2-86 4-129 6 0 13 0 26 0 39 11 0 25 0 34 0 11 3 11 11 11 22 0 112 0 224 0 335-15 0-30 0-45 0 0 14 0 27 0 40 30-1 56-3 90-3 33 0 59 2 89 3 0-13 0-26 0-40-15 0-30 0-45 0 0-40 0-80 0-120 17 11 51 31 98 31 118 0 191-67 191-156zM328 157c0 89-51 125-104 125s-81-39-90-50c0-48 0-95 0-143 0-14 0-14 9-22 33-31 75-33 89-33 59 0 96 47 96 123z">
            <text:p/>
          </draw:path>
          <draw:path draw:style-name="gr4" draw:text-style-name="P5" draw:layer="layout" svg:width="0.086cm" svg:height="0.211cm" svg:x="12.239cm" svg:y="7.288cm" svg:viewBox="0 0 87 212" svg:d="M87 75c0-41-17-75-48-75-25 0-39 20-39 39 0 22 14 39 39 39 17 0 19-7 28-11 0 39-8 84-53 126-3 3-6 5-6 8 0 6 6 11 9 11 11 0 70-55 70-137z">
            <text:p/>
          </draw:path>
          <draw:path draw:style-name="gr4" draw:text-style-name="P5" draw:layer="layout" svg:width="0.422cm" svg:height="0.306cm" svg:x="12.438cm" svg:y="7.058cm" svg:viewBox="0 0 423 307" svg:d="M423 307c0-12 0-24 0-36-15 0-30 0-45 0 0-56 0-112 0-168 0-86-53-103-118-103-84 0-123 50-134 70 0-23 0-47 0-70-42 2-84 4-126 6 0 13 0 26 0 39 42 0 48 0 48 25 0 67 0 134 0 201-16 0-32 0-48 0 0 12 0 24 0 36 30 0 56-2 90-2 33 0 59 2 89 2 0-12 0-24 0-36-15 0-30 0-45 0 0-45 0-89 0-134 0-78 70-106 112-106 31 0 45 17 45 67 0 58 0 115 0 173-16 0-32 0-47 0 0 12 0 24 0 36 29 0 56-2 89-2 34 0 60 2 90 2z">
            <text:p/>
          </draw:path>
          <draw:path draw:style-name="gr4" draw:text-style-name="P5" draw:layer="layout" svg:width="0.674cm" svg:height="0.67cm" svg:x="13.202cm" svg:y="6.544cm" svg:viewBox="0 0 675 671" svg:d="M633 335c0 76-26 143-73 196-65-65-131-130-196-196 65-65 131-130 196-195 47 53 73 120 73 195zM532 115c-65 64-131 128-196 192-65-64-131-128-196-192 53-48 122-76 196-76s146 28 196 76zM311 335c-66 66-131 131-196 196-48-53-76-120-76-196 0-75 28-142 76-195 65 65 130 130 196 195zM532 559c-50 45-122 73-196 73s-143-28-196-73c65-65 131-130 196-196 65 66 131 131 196 196zM675 335c0-184-153-335-339-335s-336 151-336 335c0 185 150 336 336 336s339-151 339-336z">
            <text:p/>
          </draw:path>
          <draw:path draw:style-name="gr4" draw:text-style-name="P5" draw:layer="layout" svg:width="0.363cm" svg:height="0.673cm" svg:x="14.174cm" svg:y="6.452cm" svg:viewBox="0 0 364 674" svg:d="M364 674c0-16 0-32 0-48-37 0-75 0-112 0 0-193 0-386 0-578 37 0 75 0 112 0 0-16 0-32 0-48-42 3-137 3-182 3s-143 0-182-3c0 16 0 32 0 48 37 0 75 0 112 0 0 192 0 385 0 578-37 0-75 0-112 0 0 16 0 32 0 48 39-3 137-3 182-3s140 0 182 3z">
            <text:p/>
          </draw:path>
          <draw:path draw:style-name="gr4" draw:text-style-name="P5" draw:layer="layout" svg:width="0.038cm" svg:height="0.977cm" svg:x="14.686cm" svg:y="6.39cm" svg:viewBox="0 0 39 978" svg:d="M39 959c0-313 0-626 0-939 0-12-8-20-19-20-12 0-20 8-20 20 0 313 0 626 0 939 0 11 8 19 20 19 11 0 19-8 19-19z">
            <text:p/>
          </draw:path>
          <draw:path draw:style-name="gr4" draw:text-style-name="P5" draw:layer="layout" svg:width="0.595cm" svg:height="0.882cm" svg:x="14.871cm" svg:y="6.444cm" svg:viewBox="0 0 596 883" svg:d="M596 316c0-53-25-67-42-67-25 0-50 25-50 47 0 11 5 17 14 25 11 12 36 37 36 84 0 62-50 143-86 179-84 87-149 87-185 87 54-215 108-429 162-643 3-6 3-11 3-17 0-8-6-11-11-11-9 0-11 3-14 20-54 216-109 432-163 648-75-8-112-45-112-109 0-20 0-45 54-182 2-11 8-28 8-47 0-45-31-81-78-81-96 0-132 142-132 151 0 8 7 5 11 8 11 0 11 0 17-17 28-92 67-120 101-120 5 0 22 0 22 31 0 25-8 50-22 84-48 123-48 148-48 165 0 92 79 134 174 139-9 37-9 37-23 90-2 11-22 89-22 92 4 4 0 11 11 11 3-2 6 0 9-5 2 0 8-26 11-40 13-48 26-96 39-145 36 0 123 0 215-106 40-45 59-87 70-117 9-26 31-109 31-154z">
            <text:p/>
          </draw:path>
          <draw:path draw:style-name="gr4" draw:text-style-name="P5" draw:layer="layout" svg:width="0.22cm" svg:height="0.977cm" svg:x="15.548cm" svg:y="6.39cm" svg:viewBox="0 0 221 978" svg:d="M221 489c0-3 0-4 0-5-61-158-123-315-185-473-2-5-11-11-16-11-12 0-20 8-20 20 0 2 0 3 0 5 61 155 121 309 182 464-61 155-121 309-182 464 0 3 0 3 0 6 0 11 8 19 20 19 5 0 14-3 16-11 62-156 124-313 185-470 0-2 0-5 0-8z">
            <text:p/>
          </draw:path>
          <draw:path draw:style-name="gr4" draw:text-style-name="P5" draw:layer="layout" svg:width="0.419cm" svg:height="0.309cm" svg:x="15.909cm" svg:y="7.064cm" svg:viewBox="0 0 420 310" svg:d="M420 204c0-8-6-6-8-8-12 0-12 5-14 11-17 56-45 84-73 84-14 0-17-9-17-25 0-14 3-23 14-54 8-22 36-95 36-134 0-67-53-78-89-78-56 0-95 36-115 61-6-44-45-61-73-61-31 0-47 22-56 36-14 25-25 65-25 70 0 9 7 6 11 9 11 0 11-3 17-20 8-42 22-75 50-75 17 0 23 14 23 33 0 14-6 39-11 56-5 21-10 43-14 64-8 29-15 58-23 87-3 8-8 25-8 28 0 14 14 22 25 22s22-10 25-17 9-27 14-41c5-21 10-41 14-62 3-14 9-31 11-45 9-28 9-33 31-61 17-28 51-64 101-64 42 0 42 36 42 47 0 42-31 117-42 145-6 20-8 28-8 40 0 36 30 58 64 58 70 0 98-95 98-106z">
            <text:p/>
          </draw:path>
          <draw:path draw:style-name="gr4" draw:text-style-name="P5" draw:layer="layout" svg:width="0.458cm" svg:height="0.457cm" svg:x="16.402cm" svg:y="6.966cm" svg:viewBox="0 0 459 458" svg:d="M459 229c0-8-5-14-14-14-67 0-134 0-201 0 0-67 0-134 0-201 0-6-6-14-14-14-9 0-14 8-14 14 0 67 0 134 0 201-68 0-135 0-202 0-8 0-14 6-14 14 0 9 6 14 14 14 67 0 134 0 202 0 0 67 0 134 0 201 0 9 5 14 14 14 8 0 14-5 14-14 0-67 0-134 0-201 67 0 134 0 201 0 9 0 14-5 14-14z">
            <text:p/>
          </draw:path>
          <draw:path draw:style-name="gr4" draw:text-style-name="P5" draw:layer="layout" svg:width="0.251cm" svg:height="0.455cm" svg:x="16.973cm" svg:y="6.91cm" svg:viewBox="0 0 252 456" svg:d="M252 456c0-8 0-15 0-23-8 0-17 0-25 0-70 0-70-11-70-33 0-127 0-254 0-380 0-17 0-20-20-20-45 45-106 45-137 45 0 8 0 16 0 25 17 0 64 0 101-20 0 117 0 233 0 350 0 22 0 33-67 33-10 0-19 0-28 0 0 8 0 15 0 23 41-1 82-2 123-3 41 1 82 2 123 3z">
            <text:p/>
          </draw:path>
        </draw:g>
        <draw:g draw:style-name="gr2">
          <svg:title>TexMaths</svg:title>
          <svg:desc>28§display§|\psi\rangle_{n} = \sum_{k=0}^{2^n-1} \lambda_k | k \rangle§svg§600§FALSE§</svg:desc>
          <draw:path draw:style-name="gr3" draw:text-style-name="P4" draw:layer="layout" svg:width="7.134cm" svg:height="2.592cm" svg:x="19cm" svg:y="4.356cm" svg:viewBox="0 0 7135 2593" svg:d="M0 0c2378 0 4756 0 7135 0 0 864 0 1729 0 2593-2379 0-4757 0-7135 0 0-864 0-1729 0-2593z">
            <text:p/>
          </draw:path>
          <draw:path draw:style-name="gr4" draw:text-style-name="P5" draw:layer="layout" svg:width="0.038cm" svg:height="0.984cm" svg:x="19.067cm" svg:y="5.165cm" svg:viewBox="0 0 39 985" svg:d="M39 962c0-314 0-628 0-942 0-9-8-20-19-20-12 0-20 11-20 20 0 314 0 628 0 942 0 12 8 23 20 23 11 0 19-11 19-23z">
            <text:p/>
          </draw:path>
          <draw:path draw:style-name="gr4" draw:text-style-name="P5" draw:layer="layout" svg:width="0.595cm" svg:height="0.883cm" svg:x="19.252cm" svg:y="5.221cm" svg:viewBox="0 0 596 884" svg:d="M596 316c0-56-28-67-42-67-25 0-50 25-50 45 0 14 5 19 14 28 11 11 36 36 36 84 0 61-50 142-87 179-86 86-148 86-184 86 54-215 108-430 162-646 3-3 3-8 3-14 0-11-6-11-11-11-9 0-12 3-14 20-55 216-110 432-165 649-73-9-112-45-112-109 0-20 0-45 53-182 5-14 11-31 11-51 0-42-31-78-81-78-93 0-129 140-129 151 0 8 7 6 11 8 11 0 11-2 17-16 25-95 64-123 98-123 8 0 25 0 25 33 0 25-8 48-22 84-48 123-48 148-48 165 0 92 79 134 171 140-6 36-6 36-20 90-2 11-22 89-22 92 4 4 0 11 11 11 3-2 6 0 9-6 2 0 8-25 11-39 12-48 24-97 36-145 36 0 123 0 216-107 42-44 61-89 72-117 9-25 31-109 31-154z">
            <text:p/>
          </draw:path>
          <draw:path draw:style-name="gr4" draw:text-style-name="P5" draw:layer="layout" svg:width="0.223cm" svg:height="0.984cm" svg:x="19.926cm" svg:y="5.165cm" svg:viewBox="0 0 224 985" svg:d="M224 492c0-2 0-5-3-5-61-158-121-315-182-473-3-8-11-14-19-14-9 0-20 11-20 20 0 5 0 5 3 8 60 155 119 310 179 464-60 155-119 310-179 465-3 3-3 3-3 5 0 12 11 23 20 23 8 0 16-6 19-14 61-158 121-315 182-473 3 0 3-3 3-6z">
            <text:p/>
          </draw:path>
          <draw:path draw:style-name="gr4" draw:text-style-name="P5" draw:layer="layout" svg:width="0.419cm" svg:height="0.31cm" svg:x="20.29cm" svg:y="5.842cm" svg:viewBox="0 0 420 311" svg:d="M420 204c0-8-9-8-11-8-9 0-9 5-12 11-16 56-47 84-72 84-17 0-20-8-20-25 0-14 6-23 17-53 8-23 36-96 36-135 0-67-53-78-89-78-56 0-95 36-115 62-6-48-48-62-76-62s-44 22-53 36c-17 26-25 65-25 70 0 9 8 9 11 9 11 0 11-3 17-20 8-42 22-75 50-75 17 0 23 14 23 33 0 14-9 39-11 56-6 22-12 43-17 64-8 29-15 58-23 87-2 9-5 25-5 28 0 14 11 23 22 23 14 0 25-7 28-14s9-31 11-45c6-21 12-41 17-62 3-14 9-31 11-45 9-28 9-33 28-61 20-28 54-64 104-64 39 0 42 33 42 47 0 42-31 118-42 148-8 17-11 26-11 37 0 36 30 59 67 59 67 0 98-96 98-107z">
            <text:p/>
          </draw:path>
          <draw:path draw:style-name="gr4" draw:text-style-name="P5" draw:layer="layout" svg:width="0.654cm" svg:height="0.228cm" svg:x="21.122cm" svg:y="5.542cm" svg:viewBox="0 0 655 229" svg:d="M655 20c0-12-8-20-20-20-205 0-410 0-615 0-12 0-20 8-20 20 0 11 8 19 20 19 205 0 410 0 615 0 12 0 20-8 20-19zM655 210c0-11-8-20-20-20-205 0-410 0-615 0-12 0-20 9-20 20s8 19 20 19c205 0 410 0 615 0 12 0 20-8 20-19z">
            <text:p/>
          </draw:path>
          <draw:path draw:style-name="gr4" draw:text-style-name="P5" draw:layer="layout" svg:width="0.301cm" svg:height="0.455cm" svg:x="22.149cm" svg:y="4.317cm" svg:viewBox="0 0 302 456" svg:d="M302 330c-7 0-15 0-22 0-3 17-8 56-17 64-5 3-59 3-70 3-42 0-84 0-126 0 73-64 95-84 137-114 51-42 98-84 98-149 0-84-72-134-159-134s-143 59-143 123c0 34 28 39 36 39 17 0 37-14 37-36 0-14-6-36-42-36 22-51 70-65 101-65 70 0 103 53 103 109 0 59-42 107-64 132-55 54-110 108-165 162-6 8-6 8-6 28 94 0 188 0 283 0 6-42 13-84 19-126z">
            <text:p/>
          </draw:path>
          <draw:path draw:style-name="gr4" draw:text-style-name="P5" draw:layer="layout" svg:width="0.343cm" svg:height="0.223cm" svg:x="22.541cm" svg:y="4.306cm" svg:viewBox="0 0 344 224" svg:d="M344 148c0-8-8-8-11-8-8 0-8 3-11 11-9 31-31 56-56 56-11 0-14-8-14-20 0-11 3-14 6-25 8-19 30-75 30-103 0-37-25-59-72-59-45 0-76 28-93 50-3-42-42-50-59-50-50 0-43 50-64 76 0 8 8 8 11 8 9 0 9-3 11-8 6-31 17-59 40-59 16 0 19 17 19 25s-5 28-8 39c-4 15-8 30-11 45-4 15-8 30-12 45-2 11-8 33-8 36 0 8 8 17 20 17 5 0 16-6 22-17 4-13 7-26 11-39 17-64 17-67 17-70 6-11 42-81 101-81 25 0 36 14 36 36 0 28-22 78-33 106-3 6-6 12-6 20 0 25 25 45 56 45 50 0 78-65 78-76z">
            <text:p/>
          </draw:path>
          <draw:path draw:style-name="gr4" draw:text-style-name="P5" draw:layer="layout" svg:width="0.458cm" svg:height="0.024cm" svg:x="23.017cm" svg:y="4.589cm" svg:viewBox="0 0 459 25" svg:d="M459 14c0-8-6-14-14-14-144 0-287 0-431 0-8 0-14 7-14 14s6 11 14 11c144 0 287 0 431 0 8 0 14-5 14-11z">
            <text:p/>
          </draw:path>
          <draw:path draw:style-name="gr4" draw:text-style-name="P5" draw:layer="layout" svg:width="0.251cm" svg:height="0.455cm" svg:x="23.588cm" svg:y="4.317cm" svg:viewBox="0 0 252 456" svg:d="M252 456c0-8 0-17 0-25-8 0-17 0-25 0-70 0-70-9-70-31 0-127 0-254 0-380 0-20 0-20-20-20-45 42-106 45-137 45 0 7 0 15 0 22 17 0 64 0 101-17 0 117 0 233 0 350 0 22 0 31-67 31-10 0-19 0-28 0 0 8 0 17 0 25 41-1 82-2 123-3 41 1 82 2 123 3z">
            <text:p/>
          </draw:path>
          <draw:path draw:style-name="gr4" draw:text-style-name="P5" draw:layer="layout" svg:width="1.306cm" svg:height="1.375cm" svg:x="22.35cm" svg:y="4.969cm" svg:viewBox="0 0 1307 1376" svg:d="M1307 1060c-7 0-15 0-22 0-39 104-143 171-258 199-19 6-115 31-305 31-198 0-395 0-593 0 167-195 334-390 501-585 8-8 8-11 8-17-2-4 0-5-5-14-153-209-306-418-459-626 180 0 360 0 540 0 131 0 221 14 229 16 53 6 137 23 216 73 25 17 92 59 126 140 7 0 15 0 22 0-39-92-78-185-117-277-388 0-775 0-1162 0-22 0-25 3-28 8 0 3 0 20 0 31 174 237 347 474 521 711-170 199-340 399-510 598-11 12-7 12-11 17 0 11 8 11 28 11 387 0 774 0 1162 0 39-105 78-210 117-316z">
            <text:p/>
          </draw:path>
          <draw:path draw:style-name="gr4" draw:text-style-name="P5" draw:layer="layout" svg:width="0.338cm" svg:height="0.483cm" svg:x="22.384cm" svg:y="6.508cm" svg:viewBox="0 0 339 484" svg:d="M339 224c0-23-17-51-54-51-39 0-75 31-109 62-30 28-53 50-81 62 23-92 47-183 70-275 0-2 2-7 3-11 0-3-3-11-11-11-14 0-73 6-90 8-5 0-14 0-14 14 0 12 9 12 17 12 34 0 34 5 34 11 0 3-3 8-3 14-33 129-66 259-98 389-3 11-2 9-3 14 0 11 8 22 22 22 20 0 28-14 34-28 0-3 31-123 34-134 47 5 86 22 86 56 0 5 0 8 0 14-2 11-2 14-2 22 0 48 39 70 72 70 67 0 58-69 87-104 0-8-8-8-11-8-9 0-11 3-14 14-9 31-25 78-59 78-19 0-25-16-25-33 0-14 0-14 3-31 3-3 5-14 5-22 0-62-84-70-112-73 20-11 45-36 56-45 37-33 70-67 109-67 9 0 17 3 23 11-31 3-36 28-36 37 0 16 11 25 27 25 20 0 40-14 40-42z">
            <text:p/>
          </draw:path>
          <draw:path draw:style-name="gr4" draw:text-style-name="P5" draw:layer="layout" svg:width="0.455cm" svg:height="0.158cm" svg:x="22.79cm" svg:y="6.734cm" svg:viewBox="0 0 456 159" svg:d="M456 14c0-8-5-14-11-14-144 0-287 0-431 0-8 0-14 7-14 14s6 14 14 14c144 0 287 0 431 0 6 0 11-8 11-14zM456 145c0-5-5-14-11-14-144 0-287 0-431 0-8 0-14 7-14 14s6 14 14 14c144 0 287 0 431 0 6 0 11-5 11-14z">
            <text:p/>
          </draw:path>
          <draw:path draw:style-name="gr4" draw:text-style-name="P5" draw:layer="layout" svg:width="0.318cm" svg:height="0.469cm" svg:x="23.322cm" svg:y="6.53cm" svg:viewBox="0 0 319 470" svg:d="M319 235c0-76-8-129-39-176-22-31-64-59-120-59-160 0-160 186-160 235s0 235 160 235c159 0 159-185 159-235zM258 227c0 50 0 103-9 145-14 62-61 78-89 78-31 0-73-19-87-75-11-39-11-98-11-148 0-51 0-101 11-140 14-53 59-67 87-67 36 0 72 22 86 61 9 36 12 87 12 146z">
            <text:p/>
          </draw:path>
          <draw:path draw:style-name="gr4" draw:text-style-name="P5" draw:layer="layout" svg:width="0.486cm" svg:height="0.693cm" svg:x="24.122cm" svg:y="5.221cm" svg:viewBox="0 0 487 694" svg:d="M487 683c0-3-3-6-6-9-11-11-16-25-22-45-67-186-134-373-201-559-20-56-73-70-121-70-3 0-17 0-17 11 0 9 6 6 9 9 33 8 39 14 64 81 32 88 64 177 95 265-90 90-181 180-271 269-11 11-17 20-17 31 0 17 13 28 28 28s25-11 34-20c79-93 158-186 237-280 40 104 87 255 101 277 17 23 28 23 53 23 8 0 15 0 23 0 8-3 11-9 11-11z">
            <text:p/>
          </draw:path>
          <draw:path draw:style-name="gr4" draw:text-style-name="P5" draw:layer="layout" svg:width="0.338cm" svg:height="0.483cm" svg:x="24.693cm" svg:y="5.668cm" svg:viewBox="0 0 339 484" svg:d="M339 221c0-22-14-48-54-48-39 0-72 28-109 62-28 28-50 48-78 59 22-92 45-183 67-274 1-4 2-8 3-12 0-2-3-8-11-8-14 0-70 6-87 6-6 2-17 2-17 16 0 9 11 9 17 9 34 0 34 5 34 11s0 8-3 17c-32 129-64 259-95 389-6 11-4 9-6 14 0 11 8 22 25 22s28-14 31-28c3-3 31-126 34-134 50 5 89 19 89 56 0 2 0 8-3 14-2 11-2 14-2 22 0 48 39 70 72 70 67 0 58-71 87-106 0-9-6-6-8-9-12 0-12 3-14 17-9 31-28 78-62 78-19 0-25-16-25-36 0-11 0-11 6-31 0-3 2-14 2-19 0-62-81-73-112-73 20-14 45-36 59-48 34-30 67-64 106-64 9 0 17 3 23 8-28 6-34 28-34 40 0 14 11 25 25 25 20 0 40-14 40-45z">
            <text:p/>
          </draw:path>
          <draw:path draw:style-name="gr4" draw:text-style-name="P5" draw:layer="layout" svg:width="0.038cm" svg:height="0.984cm" svg:x="25.228cm" svg:y="5.165cm" svg:viewBox="0 0 39 985" svg:d="M39 962c0-314 0-628 0-942 0-9-10-20-19-20-10 0-20 11-20 20 0 314 0 628 0 942 0 12 10 23 20 23 9 0 19-11 19-23z">
            <text:p/>
          </draw:path>
          <draw:path draw:style-name="gr4" draw:text-style-name="P5" draw:layer="layout" svg:width="0.444cm" svg:height="0.693cm" svg:x="25.438cm" svg:y="5.221cm" svg:viewBox="0 0 445 694" svg:d="M445 311c0-31-22-62-67-62-28 0-73 6-143 84-33 39-73 78-109 92 34-138 67-276 101-414-4-4 0-11-11-11-23 0-96 8-121 11-8 0-19 0-19 20 0 11 8 11 25 11 45 0 47 6 47 17-1 6-2 13-2 19-48 189-96 377-143 565-3 14-3 17-3 23 0 22 20 28 28 28 14 0 28-11 34-23 5-8 47-190 56-215 33 3 112 20 112 84 0 8 0 11-3 22 0 12-3 23-3 34 0 59 39 98 89 98 31 0 56-17 79-53 25-42 24-66 36-98 0-11-11-11-14-11-8 0-8 2-14 16-19 73-42 123-84 123-19 0-31-11-31-47 0-17 3-39 6-53 6-17 6-23 6-31 0-64-62-92-146-104 31-16 62-50 84-72 48-53 92-95 140-95 6 0 8 0 8 2 14 0 14 0 23 6 3 3 3 3 3 6-48 2-56 42-56 53 0 14 11 33 39 33 25 0 53-22 53-58z">
            <text:p/>
          </draw:path>
          <draw:path draw:style-name="gr4" draw:text-style-name="P5" draw:layer="layout" svg:width="0.223cm" svg:height="0.984cm" svg:x="25.961cm" svg:y="5.165cm" svg:viewBox="0 0 224 985" svg:d="M224 492c0-2 0-5-3-5-61-158-121-315-182-473-3-8-11-14-19-14-9 0-20 11-20 20 0 5 0 5 3 8 60 155 119 310 179 464-60 155-119 310-179 465-3 3-3 3-3 5 0 12 11 23 20 23 8 0 16-6 19-14 61-158 121-315 182-473 3 0 3-3 3-6z">
            <text:p/>
          </draw:path>
        </draw:g>
        <draw:g draw:style-name="gr22">
          <draw:g draw:style-name="gr2">
            <svg:title>TexMaths</svg:title>
            <svg:desc>28§latex§\, \lambda_k = 0, \, k &gt; 2^{n-1}  §svg§600§FALSE§</svg:desc>
            <draw:path draw:style-name="gr3" draw:text-style-name="P4" draw:layer="layout" svg:width="6.722cm" svg:height="0.957cm" svg:x="19.134cm" svg:y="11.158cm" svg:viewBox="0 0 6723 958" svg:d="M0 0c2241 0 4482 0 6723 0 0 319 0 638 0 958-2241 0-4482 0-6723 0 0-320 0-639 0-958z">
              <text:p/>
            </draw:path>
            <draw:path draw:style-name="gr4" draw:text-style-name="P5" draw:layer="layout" svg:width="0.338cm" svg:height="0.482cm" svg:x="19.411cm" svg:y="11.683cm" svg:viewBox="0 0 339 483" svg:d="M339 223c0-25-17-50-54-50-39 0-75 28-109 61-30 28-53 48-81 62 23-91 45-182 67-274 3-2 2-7 3-11 0-3-3-11-11-11-14 0-70 6-87 8-5 0-14 0-14 14 0 11 9 11 17 11 34 0 34 6 34 12 0 2-3 8-3 14-33 129-66 258-98 388-3 11-2 9-3 14 0 11 8 22 22 22 20 0 28-14 31-28 3-3 34-123 37-134 47 6 86 20 86 56 0 3 0 8 0 14-2 11-2 14-2 22 0 48 39 70 72 70 65 0 58-71 87-106 0-9-8-9-11-9-11 0-11 6-14 17-9 31-28 78-62 78-17 0-22-16-22-36 0-11 0-11 3-31 1-6 2-14 2-19 0-62-81-73-109-73 20-14 45-36 56-44 37-34 70-67 109-67 9 0 17 2 23 8-31 6-37 31-37 39 0 17 12 25 28 25 17 0 40-14 40-42z">
              <text:p/>
            </draw:path>
            <draw:path draw:style-name="gr4" draw:text-style-name="P5" draw:layer="layout" svg:width="0.654cm" svg:height="0.228cm" svg:x="20.153cm" svg:y="11.557cm" svg:viewBox="0 0 655 229" svg:d="M655 20c0-9-8-20-20-20-204 0-408 0-613 0-11 0-22 10-22 20 0 9 11 19 22 19 205 0 409 0 613 0 12 0 20-8 20-19zM655 209c0-8-8-19-20-19-204 0-408 0-613 0-11 0-22 10-22 19 0 10 11 20 22 20 205 0 409 0 613 0 12 0 20-8 20-20z">
              <text:p/>
            </draw:path>
            <draw:path draw:style-name="gr4" draw:text-style-name="P5" draw:layer="layout" svg:width="0.413cm" svg:height="0.672cm" svg:x="21.174cm" svg:y="11.267cm" svg:viewBox="0 0 414 673" svg:d="M414 338c0-78-3-157-39-229-45-95-126-109-165-109-59 0-132 25-174 114-30 70-36 146-36 224 0 72 6 162 45 234 42 81 115 101 162 101 53 0 129-23 171-115 33-67 36-142 36-220zM333 327c0 72 0 139-11 201-14 92-70 122-115 122-36 0-95-25-115-117-8-58-8-151-8-206 0-65 0-129 6-182 19-114 92-125 117-125 34 0 98 19 118 114 8 56 8 131 8 193z">
              <text:p/>
            </draw:path>
            <draw:path draw:style-name="gr4" draw:text-style-name="P5" draw:layer="layout" svg:width="0.114cm" svg:height="0.292cm" svg:x="21.714cm" svg:y="11.814cm" svg:viewBox="0 0 115 293" svg:d="M115 103c0-64-25-103-65-103-30 0-50 25-50 50 0 28 20 53 50 53 12 0 26-3 37-14 3 0 2-2 3-2 0 5 2 2 2 16 0 73-34 131-67 162-11 11-11 14-11 17 0 6 6 11 11 11 11 0 90-75 90-190z">
              <text:p/>
            </draw:path>
            <draw:path draw:style-name="gr4" draw:text-style-name="P5" draw:layer="layout" svg:width="0.444cm" svg:height="0.689cm" svg:x="22.285cm" svg:y="11.239cm" svg:viewBox="0 0 445 690" svg:d="M445 307c0-28-22-61-67-61-28 0-73 8-146 86-30 36-70 76-109 92 35-137 69-275 104-413-5-4 0-11-14-11-23 0-93 8-118 8-8 3-19 3-19 20 0 14 8 14 22 14 48 0 50 5 50 17-1 6-2 13-2 19-48 187-96 374-143 561-3 14-3 17-3 23 0 22 20 28 28 28 11 0 28-9 34-20 2-11 47-190 53-215 33 3 114 17 114 84 0 5 0 8-2 19-3 11-3 23-3 34 0 58 39 98 89 98 28 0 56-17 79-54 22-41 22-65 33-97 0-11-8-11-11-11-8 0-11 5-14 19-19 70-42 120-84 120-19 0-33-11-33-44 0-17 5-40 8-56 6-17 6-20 6-31 0-64-65-92-146-103 31-17 62-48 84-70 48-53 92-95 140-95 6 0 6 0 8 0 12 3 14 3 23 8 1 1 0 3 3 3-48 3-56 42-56 53 0 17 11 36 36 36s56-22 56-61z">
              <text:p/>
            </draw:path>
            <draw:path draw:style-name="gr4" draw:text-style-name="P5" draw:layer="layout" svg:width="0.613cm" svg:height="0.581cm" svg:x="23.106cm" svg:y="11.382cm" svg:viewBox="0 0 614 582" svg:d="M601 309c17-5 17-31 0-39-190-89-381-179-571-268-25-11-42 25-20 36 181 84 361 168 541 252-180 84-360 169-541 254-22 11-5 47 20 36 190-90 381-181 571-271z">
              <text:p/>
            </draw:path>
            <draw:path draw:style-name="gr4" draw:text-style-name="P5" draw:layer="layout" svg:width="0.391cm" svg:height="0.649cm" svg:x="24.119cm" svg:y="11.267cm" svg:viewBox="0 0 392 650" svg:d="M392 480c-9 0-17 0-25 0-6 31-12 73-23 87-5 8-70 8-92 8-59 0-118 0-176 0 34-33 69-67 103-100 154-134 213-187 213-285 0-112-90-190-210-190-109 0-182 89-182 176 0 56 48 56 50 56 17 0 54-11 54-53 0-25-20-51-54-51-8 0-11 0-14 0 23-61 76-97 135-97 89 0 131 78 131 159 0 78-50 153-103 215-64 70-127 139-191 209-8 11-8 14-8 36 121 0 243 0 364 0 9-56 18-113 28-170z">
              <text:p/>
            </draw:path>
            <draw:path draw:style-name="gr4" draw:text-style-name="P5" draw:layer="layout" svg:width="0.422cm" svg:height="0.306cm" svg:x="24.592cm" svg:y="11.262cm" svg:viewBox="0 0 423 307" svg:d="M423 204c0-9-8-6-12-9-11 0-11 3-14 12-16 53-44 81-72 81-14 0-17-9-17-23 0-17 3-25 14-56 8-22 36-95 36-131 0-67-53-78-89-78-56 0-95 33-115 61-6-47-45-61-73-61-31 0-47 20-56 36-14 25-25 64-25 67 0 9 7 6 11 9 11 0 11 0 17-20 11-39 22-72 50-72 17 0 23 13 23 33 0 11-6 36-11 56s-10 41-14 61c-8 29-15 58-23 87-3 11-5 18-8 28 0 16 14 22 25 22s22-8 25-14c3-5 9-28 14-42 5-20 9-41 14-61 6-17 9-31 11-48 9-28 9-33 31-61 17-28 51-61 101-61 42 0 42 33 42 47 0 39-31 117-42 145-6 20-9 25-9 36 0 37 31 59 65 59 70 0 101-95 101-103z">
              <text:p/>
            </draw:path>
            <draw:path draw:style-name="gr4" draw:text-style-name="P5" draw:layer="layout" svg:width="0.458cm" svg:height="0.024cm" svg:x="25.084cm" svg:y="11.379cm" svg:viewBox="0 0 459 25" svg:d="M459 14c0-8-6-14-14-14-144 0-287 0-431 0-8 0-14 7-14 14s6 11 14 11c144 0 287 0 431 0 8 0 14-5 14-11z">
              <text:p/>
            </draw:path>
            <draw:path draw:style-name="gr4" draw:text-style-name="P5" draw:layer="layout" svg:width="0.251cm" svg:height="0.454cm" svg:x="25.655cm" svg:y="11.108cm" svg:viewBox="0 0 252 455" svg:d="M252 455c0-8 0-17 0-25-9 0-17 0-25 0-70 0-70-8-70-31 0-126 0-253 0-379 0-20 0-20-20-20-45 42-106 45-137 45 0 8 0 16 0 25 17 0 64 0 101-20 0 117 0 233 0 349 0 23 0 31-67 31-10 0-19 0-28 0 0 8 0 17 0 25 41-1 82-2 123-3 41 1 82 2 123 3z">
              <text:p/>
            </draw:path>
          </draw:g>
          <draw:path draw:style-name="gr4" draw:text-style-name="P5" draw:layer="layout" svg:width="0.486cm" svg:height="0.693cm" svg:x="18.779cm" svg:y="11.3cm" svg:viewBox="0 0 487 694" svg:d="M487 683c0-3-3-6-6-9-11-11-16-25-22-45-67-186-134-373-201-559-20-56-73-70-121-70-3 0-17 0-17 11 0 9 6 6 9 9 33 8 39 14 64 81 32 88 64 177 95 265-90 90-181 180-271 269-11 11-17 20-17 31 0 17 13 28 28 28s25-11 34-20c79-93 158-186 237-280 40 104 87 255 101 277 17 23 28 23 53 23 8 0 15 0 23 0 8-3 11-9 11-11z">
            <text:p/>
          </draw:path>
        </draw:g>
        <draw:g draw:style-name="gr2">
          <svg:title>TexMaths</svg:title>
          <svg:desc>28§display§ \langle \psi |\mathbf{\hat{P}|_{p, n}} \otimes \mathbf{I} | \psi \rangle_{n+1} \leq \langle \psi | \mathbf{\hat{P}}|_{p, n+1} | \psi \rangle_{n+1}§svg§600§FALSE§</svg:desc>
          <draw:path draw:style-name="gr3" draw:text-style-name="P4" draw:layer="layout" svg:width="16.393cm" svg:height="1.206cm" svg:x="2.598cm" svg:y="9.212cm" svg:viewBox="0 0 16394 1207" svg:d="M0 0c5465 0 10929 0 16394 0 0 402 0 805 0 1207-5465 0-10929 0-16394 0 0-402 0-805 0-1207z">
            <text:p/>
          </draw:path>
          <draw:path draw:style-name="gr4" draw:text-style-name="P5" draw:layer="layout" svg:width="0.22cm" svg:height="0.977cm" svg:x="2.657cm" svg:y="9.36cm" svg:viewBox="0 0 221 978" svg:d="M221 959c0-3 0-3 0-6-60-155-121-309-182-464 61-155 122-309 182-464 0-2 0-3 0-5 0-12-8-20-19-20-9 0-17 6-20 11-61 158-121 315-182 473 0 1 0 2 0 5s0 6 0 8c61 157 121 314 182 470 3 8 11 11 20 11 11 0 19-8 19-19z">
            <text:p/>
          </draw:path>
          <draw:path draw:style-name="gr4" draw:text-style-name="P5" draw:layer="layout" svg:width="0.595cm" svg:height="0.882cm" svg:x="2.959cm" svg:y="9.414cm" svg:viewBox="0 0 596 883" svg:d="M596 316c0-53-28-67-45-67-22 0-47 25-47 47 0 11 6 17 14 25 11 12 36 37 36 84 0 62-53 143-86 179-87 87-149 87-185 87 54-215 108-429 162-643 0-6 3-11 3-17 0-8-6-11-11-11-11 0-11 3-14 20-55 216-110 432-165 648-73-8-112-45-112-109 0-20 0-45 53-182 5-11 11-28 11-47 0-45-31-81-81-81-93 0-129 142-129 151 0 8 7 5 11 8 11 0 11 0 17-17 25-92 64-120 98-120 8 0 25 0 25 31 0 25-11 50-22 84-48 123-48 148-48 165 0 92 76 134 171 139-8 37-8 37-22 90-3 11-23 89-23 92 5 4 0 11 14 11 3-2 6 0 9-5 2 0 8-26 11-40 12-48 24-96 36-145 37 0 123 0 216-106 42-45 61-87 72-117 9-26 31-109 31-154z">
            <text:p/>
          </draw:path>
          <draw:path draw:style-name="gr4" draw:text-style-name="P5" draw:layer="layout" svg:width="0.041cm" svg:height="0.977cm" svg:x="3.698cm" svg:y="9.36cm" svg:viewBox="0 0 42 978" svg:d="M42 959c0-313 0-626 0-939 0-12-10-20-20-20-9 0-22 8-22 20 0 313 0 626 0 939 0 11 13 19 22 19 10 0 20-8 20-19z">
            <text:p/>
          </draw:path>
          <draw:path draw:style-name="gr4" draw:text-style-name="P5" draw:layer="layout" svg:width="0.349cm" svg:height="0.203cm" svg:x="3.793cm" svg:y="9.162cm" svg:viewBox="0 0 350 204" svg:d="M350 182c-59-61-118-121-176-182-58 61-116 121-174 182 7 7 13 15 20 22 51-33 102-65 154-98 52 33 104 65 156 98 7-7 13-15 20-22z">
            <text:p/>
          </draw:path>
          <draw:path draw:style-name="gr4" draw:text-style-name="P5" draw:layer="layout" svg:width="0.671cm" svg:height="0.673cm" svg:x="3.894cm" svg:y="9.422cm" svg:viewBox="0 0 672 674" svg:d="M672 193c0-109-98-193-260-193-138 0-275 0-412 0 0 16 0 32 0 48 35 0 71 0 106 0 0 192 0 385 0 578-35 0-71 0-106 0 0 16 0 32 0 48 36-3 134-3 176-3s140 0 177 3c0-16 0-32 0-48-36 0-71 0-107 0 0-83 0-166 0-249 58 0 116 0 174 0 137 0 252-70 252-184zM521 193c0 70 0 145-149 145-44 0-87 0-131 0 0-97 0-194 0-290 44 0 87 0 131 0 149 0 149 72 149 145z">
            <text:p/>
          </draw:path>
          <draw:path draw:style-name="gr4" draw:text-style-name="P5" draw:layer="layout" svg:width="0.058cm" svg:height="0.977cm" svg:x="4.756cm" svg:y="9.36cm" svg:viewBox="0 0 59 978" svg:d="M59 936c0-298 0-596 0-894 0-14 0-42-28-42-31 0-31 28-31 42 0 298 0 596 0 894 0 14 0 42 28 42 31 0 31-28 31-42z">
            <text:p/>
          </draw:path>
          <draw:path draw:style-name="gr4" draw:text-style-name="P5" draw:layer="layout" svg:width="0.422cm" svg:height="0.441cm" svg:x="4.98cm" svg:y="10.028cm" svg:viewBox="0 0 423 442" svg:d="M423 157c0-84-59-157-177-157-36 0-78 6-117 31 0-11 0-21 0-31-43 2-86 4-129 6 0 13 0 26 0 39 11 0 25 0 34 0 14 3 14 11 14 22 0 112 0 224 0 335-16 0-32 0-48 0 0 14 0 27 0 40 30-1 56-3 90-3 33 0 59 2 89 3 0-13 0-26 0-40-15 0-30 0-45 0 0-40 0-80 0-120 17 11 51 31 98 31 121 0 191-67 191-156zM328 157c0 89-51 125-104 125s-81-39-90-50c0-48 0-95 0-143 0-14 0-14 12-22 30-31 72-33 86-33 59 0 96 47 96 123z">
            <text:p/>
          </draw:path>
          <draw:path draw:style-name="gr4" draw:text-style-name="P5" draw:layer="layout" svg:width="0.086cm" svg:height="0.211cm" svg:x="5.515cm" svg:y="10.258cm" svg:viewBox="0 0 87 212" svg:d="M87 75c0-41-17-75-48-75-22 0-39 20-39 39 0 22 14 39 39 39 17 0 19-7 28-11 0 39-5 84-53 126-3 3-6 5-6 8 0 6 6 11 12 11 8 0 67-55 67-137z">
            <text:p/>
          </draw:path>
          <draw:path draw:style-name="gr4" draw:text-style-name="P5" draw:layer="layout" svg:width="0.425cm" svg:height="0.306cm" svg:x="5.714cm" svg:y="10.028cm" svg:viewBox="0 0 426 307" svg:d="M426 307c0-12 0-24 0-36-16 0-32 0-48 0 0-56 0-112 0-168 0-86-53-103-118-103-84 0-120 50-134 70 0-23 0-47 0-70-42 2-84 4-126 6 0 13 0 26 0 39 42 0 48 0 48 25 0 67 0 134 0 201-16 0-32 0-48 0 0 12 0 24 0 36 30 0 59-2 90-2 33 0 61 2 92 2 0-12 0-24 0-36-16 0-32 0-48 0 0-45 0-89 0-134 0-78 73-106 112-106 31 0 45 17 45 67 0 58 0 115 0 173-16 0-32 0-47 0 0 12 0 24 0 36 29 0 58-2 89-2 37 0 62 2 93 2z">
            <text:p/>
          </draw:path>
          <draw:path draw:style-name="gr4" draw:text-style-name="P5" draw:layer="layout" svg:width="0.674cm" svg:height="0.67cm" svg:x="6.478cm" svg:y="9.514cm" svg:viewBox="0 0 675 671" svg:d="M635 335c0 76-28 143-75 196-65-65-131-130-196-196 65-65 131-130 196-195 47 53 75 120 75 195zM535 115c-66 64-131 128-196 192-66-64-131-128-196-192 50-48 122-76 196-76s143 28 196 76zM311 335c-66 66-131 131-196 196-48-53-73-120-73-196 0-75 25-142 73-195 65 65 130 130 196 195zM535 559c-53 45-122 73-196 73s-146-28-196-73c65-65 130-130 196-196 65 66 130 131 196 196zM675 335c0-184-150-335-336-335s-339 151-339 335c0 185 153 336 339 336s336-151 336-336z">
            <text:p/>
          </draw:path>
          <draw:path draw:style-name="gr4" draw:text-style-name="P5" draw:layer="layout" svg:width="0.363cm" svg:height="0.673cm" svg:x="7.449cm" svg:y="9.422cm" svg:viewBox="0 0 364 674" svg:d="M364 674c0-16 0-32 0-48-37 0-75 0-112 0 0-193 0-386 0-578 37 0 75 0 112 0 0-16 0-32 0-48-39 3-137 3-182 3s-143 0-182-3c0 16 0 32 0 48 37 0 75 0 112 0 0 192 0 385 0 578-37 0-75 0-112 0 0 16 0 32 0 48 39-3 137-3 182-3s143 0 182 3z">
            <text:p/>
          </draw:path>
          <draw:path draw:style-name="gr4" draw:text-style-name="P5" draw:layer="layout" svg:width="0.038cm" svg:height="0.977cm" svg:x="7.962cm" svg:y="9.36cm" svg:viewBox="0 0 39 978" svg:d="M39 959c0-313 0-626 0-939 0-12-10-20-19-20-10 0-20 8-20 20 0 313 0 626 0 939 0 11 10 19 20 19 9 0 19-8 19-19z">
            <text:p/>
          </draw:path>
          <draw:path draw:style-name="gr4" draw:text-style-name="P5" draw:layer="layout" svg:width="0.592cm" svg:height="0.882cm" svg:x="8.149cm" svg:y="9.414cm" svg:viewBox="0 0 593 883" svg:d="M593 316c0-53-25-67-42-67-25 0-50 25-50 47 0 11 9 17 17 25 11 12 33 37 33 84 0 62-50 143-83 179-87 87-152 87-185 87 54-215 108-429 162-643 0-6 3-11 3-17 0-8-8-11-11-11-11 0-11 3-17 20-54 216-108 432-162 648-76-8-112-45-112-109 0-20 0-45 53-182 3-11 11-28 11-47 0-45-34-81-81-81-93 0-129 142-129 151 0 8 7 5 11 8 9 0 11 0 14-17 28-92 67-120 101-120 8 0 25 0 25 31 0 25-11 50-22 84-48 123-48 148-48 165 0 92 76 134 171 139-8 37-8 37-22 90-3 11-23 89-23 92 4 4 0 11 11 11 3-2 9 0 9-5 3 0 11-26 14-40 12-48 24-96 36-145 37 0 123 0 216-106 39-45 61-87 72-117 9-26 28-109 28-154z">
            <text:p/>
          </draw:path>
          <draw:path draw:style-name="gr4" draw:text-style-name="P5" draw:layer="layout" svg:width="0.22cm" svg:height="0.977cm" svg:x="8.824cm" svg:y="9.36cm" svg:viewBox="0 0 221 978" svg:d="M221 489c0-3 0-4 0-5-60-158-121-315-182-473-3-5-11-11-19-11-12 0-20 8-20 20 0 2 0 3 0 5 61 155 121 309 182 464-61 155-121 309-182 464 0 3 0 3 0 6 0 11 8 19 20 19 8 0 16-3 19-11 61-156 122-313 182-470 0-2 0-5 0-8z">
            <text:p/>
          </draw:path>
          <draw:path draw:style-name="gr4" draw:text-style-name="P5" draw:layer="layout" svg:width="0.419cm" svg:height="0.309cm" svg:x="9.188cm" svg:y="10.034cm" svg:viewBox="0 0 420 310" svg:d="M420 204c0-8-8-8-11-8-11 0-11 5-14 11-14 56-45 84-73 84-14 0-17-9-17-25 0-14 3-23 17-54 8-22 36-95 36-134 0-67-53-78-89-78-59 0-95 36-118 61-5-44-45-61-73-61-30 0-44 22-56 36-14 25-22 65-22 70 0 9 8 9 11 9 9 0 9-3 14-20 11-42 25-75 51-75 16 0 22 14 22 33 0 14-6 39-11 56-5 21-10 43-14 64-8 29-15 58-23 87-2 8-5 25-5 28 0 14 11 22 22 22s21-9 25-17c5-7 12-27 14-41 5-21 10-41 14-62 6-14 9-31 14-45 6-28 9-33 28-61 20-28 51-64 104-64 39 0 39 36 39 47 0 42-28 117-39 145-8 20-11 28-11 40 0 36 31 58 64 58 70 0 101-95 101-106z">
            <text:p/>
          </draw:path>
          <draw:path draw:style-name="gr4" draw:text-style-name="P5" draw:layer="layout" svg:width="0.458cm" svg:height="0.457cm" svg:x="9.678cm" svg:y="9.936cm" svg:viewBox="0 0 459 458" svg:d="M459 229c0-8-5-14-14-14-67 0-134 0-201 0 0-67 0-134 0-201 0-6-7-14-14-14s-14 8-14 14c0 67 0 134 0 201-68 0-135 0-202 0-6 0-14 6-14 14 0 9 8 14 14 14 67 0 134 0 202 0 0 67 0 134 0 201 0 9 7 14 14 14s14-5 14-14c0-67 0-134 0-201 67 0 134 0 201 0 9 0 14-5 14-14z">
            <text:p/>
          </draw:path>
          <draw:path draw:style-name="gr4" draw:text-style-name="P5" draw:layer="layout" svg:width="0.248cm" svg:height="0.455cm" svg:x="10.252cm" svg:y="9.88cm" svg:viewBox="0 0 249 456" svg:d="M249 456c0-8 0-15 0-23-8 0-17 0-25 0-70 0-70-11-70-33 0-127 0-254 0-380 0-17 0-20-20-20-44 45-106 45-134 45 0 8 0 16 0 25 17 0 62 0 98-20 0 117 0 233 0 350 0 22 0 33-67 33-9 0-17 0-25 0 0 8 0 15 0 23 40-1 80-2 120-3 41 1 82 2 123 3z">
            <text:p/>
          </draw:path>
          <draw:path draw:style-name="gr4" draw:text-style-name="P5" draw:layer="layout" svg:width="0.615cm" svg:height="0.736cm" svg:x="10.966cm" svg:y="9.476cm" svg:viewBox="0 0 616 737" svg:d="M605 544c-180-84-361-167-541-251 180-85 361-170 541-255 22-11 5-47-17-36-191 90-383 181-574 271-14 6-14 31 0 39 191 90 383 179 574 269 22 11 39-26 17-37zM616 715c0-9-9-20-20-20-192 0-384 0-576 0-12 0-20 10-20 20s8 22 20 22c192 0 384 0 576 0 11 0 20-11 20-22z">
            <text:p/>
          </draw:path>
          <draw:path draw:style-name="gr4" draw:text-style-name="P5" draw:layer="layout" svg:width="0.22cm" svg:height="0.977cm" svg:x="12.038cm" svg:y="9.36cm" svg:viewBox="0 0 221 978" svg:d="M221 959c0-3 0-3 0-6-60-155-121-309-182-464 61-155 122-309 182-464 0-2 0-3 0-5 0-12-8-20-19-20-9 0-14 6-17 11-62 158-123 315-185 473 0 1 0 2 0 5s0 6 0 8c62 157 123 314 185 470 3 8 8 11 17 11 11 0 19-8 19-19z">
            <text:p/>
          </draw:path>
          <draw:path draw:style-name="gr4" draw:text-style-name="P5" draw:layer="layout" svg:width="0.595cm" svg:height="0.882cm" svg:x="12.34cm" svg:y="9.414cm" svg:viewBox="0 0 596 883" svg:d="M596 316c0-53-25-67-42-67-25 0-50 25-50 47 0 11 6 17 14 25 11 12 36 37 36 84 0 62-50 143-86 179-87 87-149 87-185 87 54-215 108-429 162-643 3-6 3-11 3-17 0-8-6-11-11-11-9 0-11 3-14 20-55 216-110 432-165 648-73-8-112-45-112-109 0-20 0-45 53-182 5-11 11-28 11-47 0-45-31-81-81-81-93 0-129 142-129 151 0 8 7 5 11 8 11 0 11 0 17-17 25-92 64-120 98-120 8 0 25 0 25 31 0 25-8 50-22 84-48 123-48 148-48 165 0 92 79 134 171 139-6 37-6 37-20 90-2 11-22 89-22 92 4 4 0 11 11 11 3-2 6 0 9-5 2 0 8-26 11-40 13-48 26-96 39-145 36 0 120 0 213-106 42-45 61-87 72-117 9-26 31-109 31-154z">
            <text:p/>
          </draw:path>
          <draw:path draw:style-name="gr4" draw:text-style-name="P5" draw:layer="layout" svg:width="0.038cm" svg:height="0.977cm" svg:x="13.082cm" svg:y="9.36cm" svg:viewBox="0 0 39 978" svg:d="M39 959c0-313 0-626 0-939 0-12-8-20-19-20-12 0-20 8-20 20 0 313 0 626 0 939 0 11 8 19 20 19 11 0 19-8 19-19z">
            <text:p/>
          </draw:path>
          <draw:path draw:style-name="gr4" draw:text-style-name="P5" draw:layer="layout" svg:width="0.349cm" svg:height="0.203cm" svg:x="13.174cm" svg:y="9.162cm" svg:viewBox="0 0 350 204" svg:d="M350 182c-58-61-116-121-174-182-58 61-117 121-176 182 7 7 13 15 20 22 51-33 102-65 154-98 52 33 104 65 156 98 7-7 13-15 20-22z">
            <text:p/>
          </draw:path>
          <draw:path draw:style-name="gr4" draw:text-style-name="P5" draw:layer="layout" svg:width="0.671cm" svg:height="0.673cm" svg:x="13.275cm" svg:y="9.422cm" svg:viewBox="0 0 672 674" svg:d="M672 193c0-109-98-193-260-193-138 0-275 0-412 0 0 16 0 32 0 48 35 0 71 0 106 0 0 192 0 385 0 578-35 0-71 0-106 0 0 16 0 32 0 48 39-3 134-3 176-3s140 0 177 3c0-16 0-32 0-48-36 0-71 0-107 0 0-83 0-166 0-249 58 0 116 0 174 0 137 0 252-70 252-184zM521 193c0 70 0 145-149 145-44 0-87 0-131 0 0-97 0-194 0-290 44 0 87 0 131 0 149 0 149 72 149 145z">
            <text:p/>
          </draw:path>
          <draw:path draw:style-name="gr4" draw:text-style-name="P5" draw:layer="layout" svg:width="0.038cm" svg:height="0.977cm" svg:x="14.129cm" svg:y="9.36cm" svg:viewBox="0 0 39 978" svg:d="M39 959c0-313 0-626 0-939 0-12-10-20-19-20-10 0-20 8-20 20 0 313 0 626 0 939 0 11 10 19 20 19 9 0 19-8 19-19z">
            <text:p/>
          </draw:path>
          <draw:path draw:style-name="gr4" draw:text-style-name="P5" draw:layer="layout" svg:width="0.383cm" svg:height="0.435cm" svg:x="14.283cm" svg:y="10.034cm" svg:viewBox="0 0 384 436" svg:d="M384 115c0-81-54-115-101-115-45 0-81 28-98 48-14-40-51-48-73-48-25 0-42 20-53 36-14 25-25 65-25 70 0 9 8 9 11 9 11 0 11-3 17-20 8-42 22-75 50-75 17 0 22 14 22 33 0 8-2 17-2 20-27 104-53 208-79 313-5 19-5 25-33 25-9 0-20 0-20 14 0 8 6 11 11 11 17 0 39-3 59-3 22 0 48 3 73 3 5 0 14-3 14-14s-11-11-20-11c-14 0-33 0-33-9 0-2 5-19 8-30 8-35 17-69 25-104 9 14 28 42 70 42 84 0 177-92 177-195zM330 87c0 28-16 97-36 137-17 33-50 67-87 67-47 0-61-53-61-59 0-3 2-8 2-11 12-46 23-92 34-137 42-53 76-64 98-64 25 0 50 19 50 67z">
            <text:p/>
          </draw:path>
          <draw:path draw:style-name="gr4" draw:text-style-name="P5" draw:layer="layout" svg:width="0.086cm" svg:height="0.211cm" svg:x="14.767cm" svg:y="10.258cm" svg:viewBox="0 0 87 212" svg:d="M87 75c0-41-17-75-48-75-22 0-39 20-39 39 0 22 17 39 39 39 17 0 19-7 28-11 0 39-5 84-53 126-3 3-6 5-6 8 0 6 6 11 12 11 8 0 67-55 67-137z">
            <text:p/>
          </draw:path>
          <draw:path draw:style-name="gr4" draw:text-style-name="P5" draw:layer="layout" svg:width="0.422cm" svg:height="0.309cm" svg:x="14.955cm" svg:y="10.034cm" svg:viewBox="0 0 423 310" svg:d="M423 204c0-8-8-6-11-8-12 0-12 5-14 11-17 56-45 84-73 84-14 0-17-9-17-25 0-14 3-23 14-54 8-22 36-95 36-134 0-67-53-78-89-78-56 0-95 36-115 61-6-44-45-61-73-61-31 0-47 22-56 36-14 25-25 65-25 70 0 9 7 6 11 9 11 0 11-3 17-20 11-42 22-75 50-75 17 0 23 14 23 33 0 14-6 39-11 56-5 21-10 43-14 64-8 29-15 58-23 87-3 8-8 25-8 28 0 14 14 22 25 22s22-10 25-17 9-27 14-41c5-21 10-41 14-62 6-14 9-31 11-45 9-28 9-33 31-61 17-28 51-64 101-64 42 0 42 36 42 47 0 42-31 117-42 145-6 20-8 28-8 40 0 36 30 58 64 58 70 0 101-95 101-106z">
            <text:p/>
          </draw:path>
          <draw:path draw:style-name="gr4" draw:text-style-name="P5" draw:layer="layout" svg:width="0.458cm" svg:height="0.457cm" svg:x="15.447cm" svg:y="9.936cm" svg:viewBox="0 0 459 458" svg:d="M459 229c0-8-5-14-14-14-67 0-134 0-201 0 0-67 0-134 0-201 0-6-6-14-14-14-9 0-14 8-14 14 0 67 0 134 0 201-68 0-135 0-202 0-8 0-14 6-14 14 0 9 6 14 14 14 67 0 134 0 202 0 0 67 0 134 0 201 0 9 5 14 14 14 8 0 14-5 14-14 0-67 0-134 0-201 67 0 134 0 201 0 9 0 14-5 14-14z">
            <text:p/>
          </draw:path>
          <draw:path draw:style-name="gr4" draw:text-style-name="P5" draw:layer="layout" svg:width="0.248cm" svg:height="0.455cm" svg:x="16.021cm" svg:y="9.88cm" svg:viewBox="0 0 249 456" svg:d="M249 456c0-8 0-15 0-23-8 0-17 0-25 0-70 0-70-11-70-33 0-127 0-254 0-380 0-17 0-20-20-20-44 45-106 45-134 45 0 8 0 16 0 25 14 0 62 0 98-20 0 117 0 233 0 350 0 22 0 33-67 33-10 0-19 0-28 0 0 8 0 15 0 23 41-1 82-2 123-3 41 1 82 2 123 3z">
            <text:p/>
          </draw:path>
          <draw:path draw:style-name="gr4" draw:text-style-name="P5" draw:layer="layout" svg:width="0.038cm" svg:height="0.977cm" svg:x="16.503cm" svg:y="9.36cm" svg:viewBox="0 0 39 978" svg:d="M39 959c0-313 0-626 0-939 0-12-8-20-19-20-12 0-20 8-20 20 0 313 0 626 0 939 0 11 8 19 20 19 11 0 19-8 19-19z">
            <text:p/>
          </draw:path>
          <draw:path draw:style-name="gr4" draw:text-style-name="P5" draw:layer="layout" svg:width="0.595cm" svg:height="0.882cm" svg:x="16.688cm" svg:y="9.414cm" svg:viewBox="0 0 596 883" svg:d="M596 316c0-53-25-67-42-67-25 0-50 25-50 47 0 11 6 17 14 25 11 12 36 37 36 84 0 62-50 143-86 179-87 87-149 87-185 87 54-215 108-429 162-643 3-6 3-11 3-17 0-8-6-11-11-11-9 0-11 3-14 20-54 216-109 432-163 648-75-8-114-45-114-109 0-20 0-45 53-182 5-11 11-28 11-47 0-45-31-81-78-81-96 0-132 142-132 151 0 8 7 5 11 8 11 0 11 0 17-17 25-92 67-120 98-120 8 0 25 0 25 31 0 25-8 50-22 84-48 123-48 148-48 165 0 92 79 134 171 139-6 37-6 37-20 90-2 11-22 89-22 92 4 4 0 11 11 11 3-2 6 0 9-5 2 0 8-26 11-40 13-48 26-96 39-145 36 0 123 0 216-106 39-45 58-87 69-117 9-26 31-109 31-154z">
            <text:p/>
          </draw:path>
          <draw:path draw:style-name="gr4" draw:text-style-name="P5" draw:layer="layout" svg:width="0.22cm" svg:height="0.977cm" svg:x="17.365cm" svg:y="9.36cm" svg:viewBox="0 0 221 978" svg:d="M221 489c0-3 0-4 0-5-61-158-123-315-185-473-2-5-11-11-16-11-12 0-20 8-20 20 0 2 0 3 0 5 61 155 121 309 182 464-61 155-121 309-182 464 0 3 0 3 0 6 0 11 8 19 20 19 5 0 14-3 16-11 62-156 124-313 185-470 0-2 0-5 0-8z">
            <text:p/>
          </draw:path>
          <draw:path draw:style-name="gr4" draw:text-style-name="P5" draw:layer="layout" svg:width="0.419cm" svg:height="0.309cm" svg:x="17.726cm" svg:y="10.034cm" svg:viewBox="0 0 420 310" svg:d="M420 204c0-8-6-6-8-8-12 0-12 5-14 11-17 56-45 84-73 84-14 0-17-9-17-25 0-14 3-23 14-54 8-22 36-95 36-134 0-67-53-78-89-78-56 0-95 36-115 61-6-44-45-61-76-61-28 0-44 22-53 36-14 25-25 65-25 70 0 9 7 6 11 9 11 0 11-3 17-20 8-42 22-75 50-75 17 0 23 14 23 33 0 14-6 39-11 56-6 21-12 43-17 64-7 29-13 58-20 87-3 8-8 25-8 28 0 14 14 22 25 22s22-10 25-17 9-27 14-41c5-21 10-41 14-62 3-14 9-31 11-45 9-28 9-33 28-61 20-28 54-64 104-64 42 0 42 36 42 47 0 42-31 117-42 145-6 20-8 28-8 40 0 36 30 58 64 58 70 0 98-95 98-106z">
            <text:p/>
          </draw:path>
          <draw:path draw:style-name="gr4" draw:text-style-name="P5" draw:layer="layout" svg:width="0.458cm" svg:height="0.457cm" svg:x="18.219cm" svg:y="9.936cm" svg:viewBox="0 0 459 458" svg:d="M459 229c0-8-5-14-14-14-67 0-134 0-201 0 0-67 0-134 0-201 0-6-6-14-14-14-9 0-14 8-14 14 0 67 0 134 0 201-68 0-135 0-202 0-8 0-14 6-14 14 0 9 6 14 14 14 67 0 134 0 202 0 0 67 0 134 0 201 0 9 5 14 14 14 8 0 14-5 14-14 0-67 0-134 0-201 67 0 134 0 201 0 9 0 14-5 14-14z">
            <text:p/>
          </draw:path>
          <draw:path draw:style-name="gr4" draw:text-style-name="P5" draw:layer="layout" svg:width="0.251cm" svg:height="0.455cm" svg:x="18.79cm" svg:y="9.88cm" svg:viewBox="0 0 252 456" svg:d="M252 456c0-8 0-15 0-23-8 0-17 0-25 0-70 0-70-11-70-33 0-127 0-254 0-380 0-17 0-20-20-20-45 45-106 45-137 45 0 8 0 16 0 25 17 0 64 0 101-20 0 117 0 233 0 350 0 22 0 33-67 33-10 0-19 0-28 0 0 8 0 15 0 23 41-1 82-2 123-3 41 1 82 2 123 3z">
            <text:p/>
          </draw:path>
        </draw:g>
        <draw:frame draw:style-name="gr11" draw:text-style-name="P6" draw:layer="layout" svg:width="2.043cm" svg:height="1.093cm" svg:x="16.487cm" svg:y="11.113cm">
          <draw:text-box>
            <text:p>when</text:p>
          </draw:text-box>
        </draw:frame>
        <draw:frame draw:style-name="gr11" draw:text-style-name="P6" draw:layer="layout" svg:width="13.744cm" svg:height="1.093cm" svg:x="2.647cm" svg:y="12.818cm">
          <draw:text-box>
            <text:p>The above inequality becomes reversed when</text:p>
          </draw:text-box>
        </draw:frame>
        <draw:g draw:style-name="gr22">
          <draw:g draw:style-name="gr2">
            <svg:title>TexMaths</svg:title>
            <svg:desc>28§latex§\, \lambda_k = 0, \, k &gt; 2^{n-1}  §svg§600§FALSE§</svg:desc>
            <draw:path draw:style-name="gr3" draw:text-style-name="P4" draw:layer="layout" svg:width="6.722cm" svg:height="0.957cm" svg:x="19.135cm" svg:y="11.158cm" svg:viewBox="0 0 6723 958" svg:d="M0 0c2241 0 4482 0 6723 0 0 319 0 638 0 958-2241 0-4482 0-6723 0 0-320 0-639 0-958z">
              <text:p/>
            </draw:path>
            <draw:path draw:style-name="gr4" draw:text-style-name="P5" draw:layer="layout" svg:width="0.338cm" svg:height="0.482cm" svg:x="19.412cm" svg:y="11.683cm" svg:viewBox="0 0 339 483" svg:d="M339 223c0-25-17-50-54-50-39 0-75 28-109 61-30 28-53 48-81 62 23-91 45-182 67-274 3-2 2-7 3-11 0-3-3-11-11-11-14 0-70 6-87 8-5 0-14 0-14 14 0 11 9 11 17 11 34 0 34 6 34 12 0 2-3 8-3 14-33 129-66 258-98 388-3 11-2 9-3 14 0 11 8 22 22 22 20 0 28-14 31-28 3-3 34-123 37-134 47 6 86 20 86 56 0 3 0 8 0 14-2 11-2 14-2 22 0 48 39 70 72 70 65 0 58-71 87-106 0-9-8-9-11-9-11 0-11 6-14 17-9 31-28 78-62 78-17 0-22-16-22-36 0-11 0-11 3-31 1-6 2-14 2-19 0-62-81-73-109-73 20-14 45-36 56-44 37-34 70-67 109-67 9 0 17 2 23 8-31 6-37 31-37 39 0 17 12 25 28 25 17 0 40-14 40-42z">
              <text:p/>
            </draw:path>
            <draw:path draw:style-name="gr4" draw:text-style-name="P5" draw:layer="layout" svg:width="0.654cm" svg:height="0.228cm" svg:x="20.154cm" svg:y="11.557cm" svg:viewBox="0 0 655 229" svg:d="M655 20c0-9-8-20-20-20-204 0-408 0-613 0-11 0-22 10-22 20 0 9 11 19 22 19 205 0 409 0 613 0 12 0 20-8 20-19zM655 209c0-8-8-19-20-19-204 0-408 0-613 0-11 0-22 10-22 19 0 10 11 20 22 20 205 0 409 0 613 0 12 0 20-8 20-20z">
              <text:p/>
            </draw:path>
            <draw:path draw:style-name="gr4" draw:text-style-name="P5" draw:layer="layout" svg:width="0.413cm" svg:height="0.672cm" svg:x="21.175cm" svg:y="11.267cm" svg:viewBox="0 0 414 673" svg:d="M414 338c0-78-3-157-39-229-45-95-126-109-165-109-59 0-132 25-174 114-30 70-36 146-36 224 0 72 6 162 45 234 42 81 115 101 162 101 53 0 129-23 171-115 33-67 36-142 36-220zM333 327c0 72 0 139-11 201-14 92-70 122-115 122-36 0-95-25-115-117-8-58-8-151-8-206 0-65 0-129 6-182 19-114 92-125 117-125 34 0 98 19 118 114 8 56 8 131 8 193z">
              <text:p/>
            </draw:path>
            <draw:path draw:style-name="gr4" draw:text-style-name="P5" draw:layer="layout" svg:width="0.114cm" svg:height="0.292cm" svg:x="21.715cm" svg:y="11.814cm" svg:viewBox="0 0 115 293" svg:d="M115 103c0-64-25-103-65-103-30 0-50 25-50 50 0 28 20 53 50 53 12 0 26-3 37-14 3 0 2-2 3-2 0 5 2 2 2 16 0 73-34 131-67 162-11 11-11 14-11 17 0 6 6 11 11 11 11 0 90-75 90-190z">
              <text:p/>
            </draw:path>
            <draw:path draw:style-name="gr4" draw:text-style-name="P5" draw:layer="layout" svg:width="0.444cm" svg:height="0.689cm" svg:x="22.286cm" svg:y="11.239cm" svg:viewBox="0 0 445 690" svg:d="M445 307c0-28-22-61-67-61-28 0-73 8-146 86-30 36-70 76-109 92 35-137 69-275 104-413-5-4 0-11-14-11-23 0-93 8-118 8-8 3-19 3-19 20 0 14 8 14 22 14 48 0 50 5 50 17-1 6-2 13-2 19-48 187-96 374-143 561-3 14-3 17-3 23 0 22 20 28 28 28 11 0 28-9 34-20 2-11 47-190 53-215 33 3 114 17 114 84 0 5 0 8-2 19-3 11-3 23-3 34 0 58 39 98 89 98 28 0 56-17 79-54 22-41 22-65 33-97 0-11-8-11-11-11-8 0-11 5-14 19-19 70-42 120-84 120-19 0-33-11-33-44 0-17 5-40 8-56 6-17 6-20 6-31 0-64-65-92-146-103 31-17 62-48 84-70 48-53 92-95 140-95 6 0 6 0 8 0 12 3 14 3 23 8 1 1 0 3 3 3-48 3-56 42-56 53 0 17 11 36 36 36s56-22 56-61z">
              <text:p/>
            </draw:path>
            <draw:path draw:style-name="gr4" draw:text-style-name="P5" draw:layer="layout" svg:width="0.613cm" svg:height="0.581cm" svg:x="23.107cm" svg:y="11.382cm" svg:viewBox="0 0 614 582" svg:d="M601 309c17-5 17-31 0-39-190-89-381-179-571-268-25-11-42 25-20 36 181 84 361 168 541 252-180 84-360 169-541 254-22 11-5 47 20 36 190-90 381-181 571-271z">
              <text:p/>
            </draw:path>
            <draw:path draw:style-name="gr4" draw:text-style-name="P5" draw:layer="layout" svg:width="0.391cm" svg:height="0.649cm" svg:x="24.12cm" svg:y="11.267cm" svg:viewBox="0 0 392 650" svg:d="M392 480c-9 0-17 0-25 0-6 31-12 73-23 87-5 8-70 8-92 8-59 0-118 0-176 0 34-33 69-67 103-100 154-134 213-187 213-285 0-112-90-190-210-190-109 0-182 89-182 176 0 56 48 56 50 56 17 0 54-11 54-53 0-25-20-51-54-51-8 0-11 0-14 0 23-61 76-97 135-97 89 0 131 78 131 159 0 78-50 153-103 215-64 70-127 139-191 209-8 11-8 14-8 36 121 0 243 0 364 0 9-56 18-113 28-170z">
              <text:p/>
            </draw:path>
            <draw:path draw:style-name="gr4" draw:text-style-name="P5" draw:layer="layout" svg:width="0.422cm" svg:height="0.306cm" svg:x="24.593cm" svg:y="11.262cm" svg:viewBox="0 0 423 307" svg:d="M423 204c0-9-8-6-12-9-11 0-11 3-14 12-16 53-44 81-72 81-14 0-17-9-17-23 0-17 3-25 14-56 8-22 36-95 36-131 0-67-53-78-89-78-56 0-95 33-115 61-6-47-45-61-73-61-31 0-47 20-56 36-14 25-25 64-25 67 0 9 7 6 11 9 11 0 11 0 17-20 11-39 22-72 50-72 17 0 23 13 23 33 0 11-6 36-11 56s-10 41-14 61c-8 29-15 58-23 87-3 11-5 18-8 28 0 16 14 22 25 22s22-8 25-14c3-5 9-28 14-42 5-20 9-41 14-61 6-17 9-31 11-48 9-28 9-33 31-61 17-28 51-61 101-61 42 0 42 33 42 47 0 39-31 117-42 145-6 20-9 25-9 36 0 37 31 59 65 59 70 0 101-95 101-103z">
              <text:p/>
            </draw:path>
            <draw:path draw:style-name="gr4" draw:text-style-name="P5" draw:layer="layout" svg:width="0.458cm" svg:height="0.024cm" svg:x="25.085cm" svg:y="11.379cm" svg:viewBox="0 0 459 25" svg:d="M459 14c0-8-6-14-14-14-144 0-287 0-431 0-8 0-14 7-14 14s6 11 14 11c144 0 287 0 431 0 8 0 14-5 14-11z">
              <text:p/>
            </draw:path>
            <draw:path draw:style-name="gr4" draw:text-style-name="P5" draw:layer="layout" svg:width="0.251cm" svg:height="0.454cm" svg:x="25.656cm" svg:y="11.108cm" svg:viewBox="0 0 252 455" svg:d="M252 455c0-8 0-17 0-25-9 0-17 0-25 0-70 0-70-8-70-31 0-126 0-253 0-379 0-20 0-20-20-20-45 42-106 45-137 45 0 8 0 16 0 25 17 0 64 0 101-20 0 117 0 233 0 349 0 23 0 31-67 31-10 0-19 0-28 0 0 8 0 17 0 25 41-1 82-2 123-3 41 1 82 2 123 3z">
              <text:p/>
            </draw:path>
          </draw:g>
          <draw:path draw:style-name="gr4" draw:text-style-name="P5" draw:layer="layout" svg:width="0.486cm" svg:height="0.693cm" svg:x="18.78cm" svg:y="11.3cm" svg:viewBox="0 0 487 694" svg:d="M487 683c0-3-3-6-6-9-11-11-16-25-22-45-67-186-134-373-201-559-20-56-73-70-121-70-3 0-17 0-17 11 0 9 6 6 9 9 33 8 39 14 64 81 32 88 64 177 95 265-90 90-181 180-271 269-11 11-17 20-17 31 0 17 13 28 28 28s25-11 34-20c79-93 158-186 237-280 40 104 87 255 101 277 17 23 28 23 53 23 8 0 15 0 23 0 8-3 11-9 11-11z">
            <text:p/>
          </draw:path>
        </draw:g>
        <draw:g draw:style-name="gr2">
          <svg:title>TexMaths</svg:title>
          <svg:desc>28§display§\lambda_k =0, k &lt; 2^{n-1}§svg§600§FALSE§</svg:desc>
          <draw:path draw:style-name="gr3" draw:text-style-name="P4" draw:layer="layout" svg:width="6.857cm" svg:height="0.957cm" svg:x="16.647cm" svg:y="12.934cm" svg:viewBox="0 0 6858 958" svg:d="M0 0c2286 0 4572 0 6858 0 0 319 0 638 0 958-2286 0-4572 0-6858 0 0-320 0-639 0-958z">
            <text:p/>
          </draw:path>
          <draw:path draw:style-name="gr4" draw:text-style-name="P5" draw:layer="layout" svg:width="0.486cm" svg:height="0.691cm" svg:x="16.65cm" svg:y="13.015cm" svg:viewBox="0 0 487 692" svg:d="M487 678c0-2-3-2-6-8-11-11-16-25-22-45-67-185-134-370-201-555-20-59-73-70-121-70-5 0-17 0-17 11 0 9 6 6 9 9 33 5 39 11 64 78 32 89 64 178 95 268-90 89-181 178-271 268-11 11-17 16-17 28 0 16 13 30 28 30s25-11 34-22c78-92 156-184 235-276 42 100 89 251 103 273 17 23 25 23 53 23 8 0 15 0 23 0s11-9 11-12z">
            <text:p/>
          </draw:path>
          <draw:path draw:style-name="gr4" draw:text-style-name="P5" draw:layer="layout" svg:width="0.338cm" svg:height="0.482cm" svg:x="17.221cm" svg:y="13.459cm" svg:viewBox="0 0 339 483" svg:d="M339 223c0-25-17-50-53-50-40 0-73 28-110 61-28 28-50 48-81 62 23-91 47-182 70-274 0-2 2-7 3-11 0-3-3-11-11-11-14 0-70 6-90 8-5 0-14 0-14 14 0 11 9 11 17 11 34 0 34 6 34 12 0 2 0 8-3 14-32 129-64 258-95 388-6 11-4 9-6 14 0 11 8 22 25 22s25-14 31-28c0-3 31-123 34-134 47 6 86 20 86 56 0 3 0 8 0 14-2 11-2 14-2 22 0 48 39 70 72 70 67 0 58-71 87-106 0-9-8-9-11-9-9 0-9 6-14 17-6 31-25 78-59 78-19 0-25-16-25-36 0-11 0-11 6-31 0-6 2-14 2-19 0-62-84-73-112-73 20-14 45-36 56-44 37-34 70-67 110-67 8 0 16 2 22 8-28 6-36 31-36 39 0 17 14 25 27 25 20 0 40-14 40-42z">
            <text:p/>
          </draw:path>
          <draw:path draw:style-name="gr4" draw:text-style-name="P5" draw:layer="layout" svg:width="0.654cm" svg:height="0.228cm" svg:x="17.965cm" svg:y="13.333cm" svg:viewBox="0 0 655 229" svg:d="M655 20c0-9-8-20-20-20-205 0-410 0-615 0-12 0-20 10-20 20 0 9 8 19 20 19 205 0 410 0 615 0 12 0 20-8 20-19zM655 209c0-8-8-19-20-19-205 0-410 0-615 0-12 0-20 10-20 19 0 10 8 20 20 20 205 0 410 0 615 0 12 0 20-8 20-20z">
            <text:p/>
          </draw:path>
          <draw:path draw:style-name="gr4" draw:text-style-name="P5" draw:layer="layout" svg:width="0.413cm" svg:height="0.672cm" svg:x="18.987cm" svg:y="13.043cm" svg:viewBox="0 0 414 673" svg:d="M414 338c0-78-5-157-39-229-45-95-126-109-168-109-59 0-131 25-171 114-30 70-36 146-36 224 0 72 3 162 45 234 42 81 115 101 162 101 53 0 126-23 171-115 31-67 36-142 36-220zM333 327c0 72 0 139-11 201-14 92-70 122-115 122-39 0-98-25-115-117-11-58-11-151-11-206 0-65 0-129 9-182 19-114 92-125 117-125 31 0 98 19 115 114 11 56 11 131 11 193z">
            <text:p/>
          </draw:path>
          <draw:path draw:style-name="gr4" draw:text-style-name="P5" draw:layer="layout" svg:width="0.114cm" svg:height="0.292cm" svg:x="19.524cm" svg:y="13.59cm" svg:viewBox="0 0 115 293" svg:d="M115 103c0-64-25-103-62-103-33 0-53 25-53 50 0 28 20 53 53 53 11 0 25-3 34-14 3 0 4-2 5-2 1 5 3 2 3 16 0 73-36 131-67 162-11 11-11 14-11 17 0 6 5 11 8 11 11 0 90-75 90-190z">
            <text:p/>
          </draw:path>
          <draw:path draw:style-name="gr4" draw:text-style-name="P5" draw:layer="layout" svg:width="0.447cm" svg:height="0.689cm" svg:x="19.93cm" svg:y="13.015cm" svg:viewBox="0 0 448 690" svg:d="M448 307c0-28-23-61-67-61-28 0-73 8-146 86-33 36-70 76-109 92 34-137 69-275 104-413-5-4 0-11-14-11-23 0-93 8-118 8-8 3-20 3-20 20 0 14 9 14 23 14 47 0 50 5 50 17-1 6-2 13-3 19-47 187-95 374-142 561-6 14-6 17-6 23 0 22 20 28 31 28s25-9 33-20c3-11 48-190 54-215 33 3 114 17 114 84 0 5 0 8-2 19-3 11-3 23-3 34 0 58 39 98 89 98 28 0 56-17 79-54 22-41 22-65 33-97 0-11-8-11-11-11-8 0-11 5-14 19-20 70-42 120-84 120-20 0-33-11-33-44 0-17 5-40 8-56 5-17 5-20 5-31 0-64-64-92-145-103 28-17 62-48 84-70 48-53 92-95 140-95 5 0 5 0 8 0 11 3 14 3 23 8 1 1 0 3 2 3-47 3-56 42-56 53 0 17 12 36 37 36s56-22 56-61z">
            <text:p/>
          </draw:path>
          <draw:path draw:style-name="gr4" draw:text-style-name="P5" draw:layer="layout" svg:width="0.612cm" svg:height="0.581cm" svg:x="20.755cm" svg:y="13.158cm" svg:viewBox="0 0 613 582" svg:d="M600 544c-179-85-358-170-537-254 179-84 358-168 537-252 26-11 9-47-16-36-191 89-381 179-571 268-17 8-17 34 0 39 190 90 380 181 571 271 25 11 42-25 16-36z">
            <text:p/>
          </draw:path>
          <draw:path draw:style-name="gr4" draw:text-style-name="P5" draw:layer="layout" svg:width="0.391cm" svg:height="0.649cm" svg:x="21.766cm" svg:y="13.043cm" svg:viewBox="0 0 392 650" svg:d="M392 480c-9 0-17 0-25 0-6 31-12 73-23 87-5 8-70 8-92 8-59 0-118 0-176 0 34-33 69-67 103-100 154-134 213-187 213-285 0-112-90-190-210-190-109 0-182 89-182 176 0 56 48 56 50 56 17 0 51-11 51-53 0-25-17-51-51-51-8 0-11 0-14 0 23-61 76-97 135-97 89 0 131 78 131 159 0 78-50 153-103 215-64 70-127 139-191 209-8 11-8 14-8 36 121 0 243 0 364 0 9-56 19-113 28-170z">
            <text:p/>
          </draw:path>
          <draw:path draw:style-name="gr4" draw:text-style-name="P5" draw:layer="layout" svg:width="0.422cm" svg:height="0.306cm" svg:x="22.239cm" svg:y="13.038cm" svg:viewBox="0 0 423 307" svg:d="M423 204c0-9-8-6-12-9-11 0-11 3-14 12-16 53-44 81-72 81-14 0-17-9-17-23 0-17 3-25 14-56 8-22 36-95 36-131 0-67-53-78-89-78-56 0-95 33-115 61-6-47-45-61-73-61-31 0-47 20-56 36-14 25-25 64-25 67 0 9 7 6 11 9 11 0 11 0 17-20 11-39 22-72 50-72 17 0 23 13 23 33 0 11-6 36-11 56s-10 41-14 61c-8 29-15 58-23 87-3 11-5 18-8 28 0 16 14 22 25 22s22-8 25-14c3-5 9-28 14-42 5-20 9-41 14-61 6-17 9-31 11-48 9-28 9-33 31-61 17-28 51-61 101-61 42 0 42 33 42 47 0 39-31 117-42 145-6 20-8 25-8 36 0 37 30 59 64 59 70 0 101-95 101-103z">
            <text:p/>
          </draw:path>
          <draw:path draw:style-name="gr4" draw:text-style-name="P5" draw:layer="layout" svg:width="0.458cm" svg:height="0.024cm" svg:x="22.732cm" svg:y="13.155cm" svg:viewBox="0 0 459 25" svg:d="M459 14c0-8-6-14-14-14-144 0-287 0-431 0-8 0-14 7-14 14s6 11 14 11c144 0 287 0 431 0 8 0 14-5 14-11z">
            <text:p/>
          </draw:path>
          <draw:path draw:style-name="gr4" draw:text-style-name="P5" draw:layer="layout" svg:width="0.251cm" svg:height="0.454cm" svg:x="23.303cm" svg:y="12.884cm" svg:viewBox="0 0 252 455" svg:d="M252 455c0-8 0-17 0-25-8 0-17 0-25 0-70 0-70-8-70-31 0-126 0-253 0-379 0-20 0-20-20-20-45 42-106 45-137 45 0 8 0 16 0 25 17 0 64 0 101-20 0 117 0 233 0 349 0 23 0 31-67 31-10 0-19 0-28 0 0 8 0 17 0 25 41-1 82-2 123-3 41 1 82 2 123 3z">
            <text:p/>
          </draw:path>
        </draw:g>
        <draw:frame draw:style-name="gr42" draw:text-style-name="P32" draw:layer="layout" svg:width="15.403cm" svg:height="1.109cm" svg:x="1.964cm" svg:y="1.421cm">
          <draw:text-box>
            <text:p text:style-name="P31"><text:span text:style-name="T15">Quantum Tunneling</text:span><text:span text:style-name="T16"> </text:span></text:p>
          </draw:text-box>
        </draw:frame>
        <draw:line draw:style-name="gr12" draw:text-style-name="P9" draw:layer="layout" svg:x1="2.033cm" svg:y1="2.53cm" svg:x2="16.533cm" svg:y2="2.53cm">
          <text:p/>
        </draw:line>
        <draw:frame draw:style-name="gr11" draw:text-style-name="P26" draw:layer="layout" svg:width="4.363cm" svg:height="0.861cm" svg:x="2.298cm" svg:y="2.53cm">
          <draw:text-box>
            <text:p text:style-name="P25"><text:span text:style-name="T13">Expectation Valu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0">
        <draw:g draw:style-name="gr2">
          <svg:title>TexMaths</svg:title>
          <svg:desc>28§display§ \langle \psi | \mathbf{\hat{P}}|_{p, n+1} | \psi \rangle_{n+1}
= \sum_{k=0} [ \lambda_{2k}^2 2k + \lambda_{2k+1}^2 (2k+1) ]§svg§600§FALSE§</svg:desc>
          <draw:path draw:style-name="gr3" draw:text-style-name="P4" draw:layer="layout" svg:width="19.795cm" svg:height="1.928cm" svg:x="2.623cm" svg:y="5.123cm" svg:viewBox="0 0 19796 1929" svg:d="M0 0c6599 0 13197 0 19796 0 0 643 0 1286 0 1929-6599 0-13197 0-19796 0 0-643 0-1286 0-1929z">
            <text:p/>
          </draw:path>
          <draw:path draw:style-name="gr4" draw:text-style-name="P5" draw:layer="layout" svg:width="0.22cm" svg:height="0.98cm" svg:x="2.682cm" svg:y="5.272cm" svg:viewBox="0 0 221 981" svg:d="M221 962c0-3 0-6 0-9-60-154-121-309-182-464 61-154 122-309 182-464 0-2 0-3 0-5 0-12-8-20-19-20-9 0-17 6-20 11-61 158-121 315-182 473 0 3 0 3 0 5 0 3 0 6 0 9 61 156 121 313 182 469 3 9 11 14 20 14 11 0 19-8 19-19z">
            <text:p/>
          </draw:path>
          <draw:path draw:style-name="gr4" draw:text-style-name="P5" draw:layer="layout" svg:width="0.595cm" svg:height="0.88cm" svg:x="2.984cm" svg:y="5.327cm" svg:viewBox="0 0 596 881" svg:d="M596 316c0-56-28-70-44-70-23 0-48 25-48 48 0 11 6 16 14 25 11 11 36 36 36 84 0 64-53 142-86 179-87 86-149 86-185 86 54-214 108-428 162-643 0-5 3-11 3-17 0-8-6-8-11-8-11 0-11 0-14 20-55 216-110 432-165 648-73-11-112-47-112-112 0-19 0-44 53-181 5-12 11-28 11-48 0-45-31-81-81-81-93 0-129 143-129 151 0 11 7 8 11 11 11 0 11-3 17-19 25-93 64-121 98-121 8 0 25 0 25 31 0 25-11 51-22 84-48 123-48 148-48 165 0 95 76 134 171 140-8 36-8 39-22 89-3 12-23 90-23 95 5 3 0 9 14 9 3-1 6 0 9-3 2-3 8-28 11-42 12-48 24-97 36-145 37 0 123 0 216-107 42-44 61-86 73-117 8-22 30-109 30-151z">
            <text:p/>
          </draw:path>
          <draw:path draw:style-name="gr4" draw:text-style-name="P5" draw:layer="layout" svg:width="0.038cm" svg:height="0.98cm" svg:x="3.726cm" svg:y="5.272cm" svg:viewBox="0 0 39 981" svg:d="M39 962c0-314 0-628 0-942 0-12-10-20-19-20-10 0-20 8-20 20 0 314 0 628 0 942 0 11 10 19 20 19 9 0 19-8 19-19z">
            <text:p/>
          </draw:path>
          <draw:path draw:style-name="gr4" draw:text-style-name="P5" draw:layer="layout" svg:width="0.349cm" svg:height="0.203cm" svg:x="3.818cm" svg:y="5.073cm" svg:viewBox="0 0 350 204" svg:d="M350 182c-59-61-118-121-176-182-58 61-116 121-174 182 7 7 13 15 20 22 51-33 102-65 154-98 52 33 104 65 156 98 7-7 13-15 20-22z">
            <text:p/>
          </draw:path>
          <draw:path draw:style-name="gr4" draw:text-style-name="P5" draw:layer="layout" svg:width="0.671cm" svg:height="0.673cm" svg:x="3.919cm" svg:y="5.333cm" svg:viewBox="0 0 672 674" svg:d="M672 193c0-109-98-193-260-193-138 0-275 0-412 0 0 16 0 32 0 48 35 0 71 0 106 0 0 193 0 387 0 581-35 0-71 0-106 0 0 15 0 30 0 45 36-3 134-3 176-3s140 0 177 3c0-15 0-30 0-45-36 0-71 0-107 0 0-84 0-168 0-252 58 0 116 0 174 0 137 0 252-69 252-184zM521 193c0 70 0 145-149 145-44 0-87 0-131 0 0-97 0-194 0-290 44 0 87 0 131 0 149 0 149 75 149 145z">
            <text:p/>
          </draw:path>
          <draw:path draw:style-name="gr4" draw:text-style-name="P5" draw:layer="layout" svg:width="0.038cm" svg:height="0.98cm" svg:x="4.77cm" svg:y="5.272cm" svg:viewBox="0 0 39 981" svg:d="M39 962c0-314 0-628 0-942 0-12-10-20-19-20-10 0-20 8-20 20 0 314 0 628 0 942 0 11 10 19 20 19 9 0 19-8 19-19z">
            <text:p/>
          </draw:path>
          <draw:path draw:style-name="gr4" draw:text-style-name="P5" draw:layer="layout" svg:width="0.383cm" svg:height="0.435cm" svg:x="4.927cm" svg:y="5.945cm" svg:viewBox="0 0 384 436" svg:d="M384 115c0-79-56-115-104-115-42 0-78 31-98 50-11-39-48-50-70-50-25 0-42 20-53 36-14 26-25 67-25 70 0 9 8 9 11 9 8 0 11-3 14-20 11-39 25-75 50-75 20 0 25 16 25 33 0 9-2 17-2 22-27 105-53 209-79 314-5 19-5 25-33 25-12 0-20 0-20 14 0 5 6 8 8 8 20 0 42-3 62-3 22 0 48 3 70 3 8 0 14 0 14-14 0-8-8-8-17-8-14 0-33 0-33-9 0-5 5-22 8-33 8-34 17-67 25-101 9 14 28 39 70 39 84 0 177-92 177-195zM330 87c0 28-16 98-36 139-17 34-50 65-87 65-47 0-61-53-61-59 0-3 2-8 2-11 12-46 23-91 34-137 42-53 76-64 98-64 25 0 50 19 50 67z">
            <text:p/>
          </draw:path>
          <draw:path draw:style-name="gr4" draw:text-style-name="P5" draw:layer="layout" svg:width="0.086cm" svg:height="0.209cm" svg:x="5.411cm" svg:y="6.172cm" svg:viewBox="0 0 87 210" svg:d="M87 73c0-42-17-73-48-73-22 0-39 17-39 39 0 20 14 39 39 39 17 0 19-7 28-11 0 36-5 81-53 126-3 3-6 6-6 8 0 3 6 9 12 9 8 0 67-53 67-137z">
            <text:p/>
          </draw:path>
          <draw:path draw:style-name="gr4" draw:text-style-name="P5" draw:layer="layout" svg:width="0.419cm" svg:height="0.309cm" svg:x="5.599cm" svg:y="5.945cm" svg:viewBox="0 0 420 310" svg:d="M420 207c0-11-6-8-8-11-12 0-12 5-14 14-17 53-45 81-73 81-14 0-17-9-17-23 0-16 3-25 14-55 8-23 36-96 36-135 0-64-53-78-89-78-56 0-95 36-115 64-6-47-45-64-76-64-28 0-44 22-53 39-14 25-25 64-25 67 0 9 7 6 11 9 11 0 11-3 17-20 8-42 22-75 50-75 17 0 23 16 23 33 0 14-6 39-11 59-6 20-12 41-17 61-7 29-13 58-20 87-3 8-5 19-8 28 0 17 14 22 22 22 14 0 25-8 28-14 3-5 9-28 14-42 5-21 10-42 14-64 3-14 9-28 11-45 9-28 9-33 28-61 20-28 54-64 104-64 42 0 42 36 42 50 0 39-31 117-42 145-6 20-8 25-8 37 0 36 28 58 64 58 70 0 98-95 98-103z">
            <text:p/>
          </draw:path>
          <draw:path draw:style-name="gr4" draw:text-style-name="P5" draw:layer="layout" svg:width="0.458cm" svg:height="0.455cm" svg:x="6.092cm" svg:y="5.85cm" svg:viewBox="0 0 459 456" svg:d="M459 226c0-5-5-13-14-13-67 0-134 0-201 0 0-68 0-135 0-202 0-5-6-11-14-11-9 0-14 6-14 11 0 67 0 134 0 202-68 0-135 0-202 0-8 0-14 6-14 13s6 14 14 14c67 0 134 0 202 0 0 68 0 135 0 202 0 8 5 14 14 14 8 0 14-6 14-14 0-67 0-134 0-202 67 0 134 0 201 0 9 0 14-5 14-14z">
            <text:p/>
          </draw:path>
          <draw:path draw:style-name="gr4" draw:text-style-name="P5" draw:layer="layout" svg:width="0.251cm" svg:height="0.455cm" svg:x="6.663cm" svg:y="5.794cm" svg:viewBox="0 0 252 456" svg:d="M252 456c0-9 0-17 0-25-8 0-17 0-25 0-70 0-70-9-70-31 0-127 0-254 0-380 0-20 0-20-20-20-45 42-106 42-137 42 0 8 0 17 0 25 17 0 64 0 101-19 0 117 0 234 0 352 0 22 0 31-67 31-10 0-19 0-28 0 0 8 0 16 0 25 41-1 82-2 123-3 41 1 82 2 123 3z">
            <text:p/>
          </draw:path>
          <draw:path draw:style-name="gr4" draw:text-style-name="P5" draw:layer="layout" svg:width="0.038cm" svg:height="0.98cm" svg:x="7.147cm" svg:y="5.272cm" svg:viewBox="0 0 39 981" svg:d="M39 962c0-314 0-628 0-942 0-12-8-20-19-20-12 0-20 8-20 20 0 314 0 628 0 942 0 11 8 19 20 19 11 0 19-8 19-19z">
            <text:p/>
          </draw:path>
          <draw:path draw:style-name="gr4" draw:text-style-name="P5" draw:layer="layout" svg:width="0.595cm" svg:height="0.88cm" svg:x="7.332cm" svg:y="5.327cm" svg:viewBox="0 0 596 881" svg:d="M596 316c0-56-25-70-42-70-25 0-50 25-50 48 0 11 6 16 14 25 11 11 36 36 36 84 0 64-50 142-86 179-87 86-149 86-185 86 54-214 108-428 162-643 3-5 3-11 3-17 0-8-6-8-11-8-9 0-11 0-14 20-55 216-110 432-165 648-73-11-112-47-112-112 0-19 0-44 53-181 5-12 11-28 11-48 0-45-31-81-81-81-93 0-129 143-129 151 0 11 7 8 11 11 11 0 11-3 17-19 25-93 64-121 98-121 8 0 25 0 25 31 0 25-8 51-22 84-48 123-48 148-48 165 0 95 79 134 171 140-6 36-6 39-20 89-2 12-22 90-22 95 4 3 0 9 11 9 3-1 6 0 9-3 2-3 8-28 11-42 13-48 26-97 39-145 36 0 120 0 213-107 42-44 61-86 73-117 8-22 30-109 30-151z">
            <text:p/>
          </draw:path>
          <draw:path draw:style-name="gr4" draw:text-style-name="P5" draw:layer="layout" svg:width="0.223cm" svg:height="0.98cm" svg:x="8.007cm" svg:y="5.272cm" svg:viewBox="0 0 224 981" svg:d="M224 489c0-2 0-2 0-5-62-158-123-315-185-473-3-5-11-11-17-11-11 0-22 8-22 20 0 2 0 5 3 5 60 155 121 310 182 464-61 155-122 310-182 464-3 3-3 6-3 9 0 11 11 19 22 19 6 0 14-5 17-14 62-156 123-313 185-469 0-3 0-6 0-9z">
            <text:p/>
          </draw:path>
          <draw:path draw:style-name="gr4" draw:text-style-name="P5" draw:layer="layout" svg:width="0.419cm" svg:height="0.309cm" svg:x="8.37cm" svg:y="5.945cm" svg:viewBox="0 0 420 310" svg:d="M420 207c0-11-8-11-11-11-9 0-9 5-11 14-17 53-45 81-73 81-14 0-17-9-17-23 0-16 3-25 14-55 8-23 36-96 36-135 0-64-53-78-89-78-56 0-95 36-115 64-6-47-45-64-76-64-28 0-44 22-53 39-14 25-25 64-25 67 0 9 7 6 11 9 11 0 11-3 17-20 8-42 22-75 50-75 17 0 23 16 23 33 0 14-6 39-11 59-6 20-12 41-17 61-7 29-13 58-20 87-3 8-5 19-8 28 0 17 14 22 22 22 14 0 25-8 28-14 3-5 9-28 14-42 5-21 10-42 14-64 3-14 9-28 11-45 9-28 9-33 28-61 20-28 54-64 104-64 42 0 42 36 42 50 0 39-31 117-42 145-6 20-8 25-8 37 0 36 28 58 64 58 70 0 98-95 98-103z">
            <text:p/>
          </draw:path>
          <draw:path draw:style-name="gr4" draw:text-style-name="P5" draw:layer="layout" svg:width="0.458cm" svg:height="0.455cm" svg:x="8.863cm" svg:y="5.85cm" svg:viewBox="0 0 459 456" svg:d="M459 226c0-5-5-13-14-13-67 0-134 0-201 0 0-68 0-135 0-202 0-5-6-11-14-11-9 0-14 6-14 11 0 67 0 134 0 202-68 0-135 0-202 0-8 0-14 6-14 13s6 14 14 14c67 0 134 0 202 0 0 68 0 135 0 202 0 8 5 14 14 14 8 0 14-6 14-14 0-67 0-134 0-202 67 0 134 0 201 0 9 0 14-5 14-14z">
            <text:p/>
          </draw:path>
          <draw:path draw:style-name="gr4" draw:text-style-name="P5" draw:layer="layout" svg:width="0.251cm" svg:height="0.455cm" svg:x="9.434cm" svg:y="5.794cm" svg:viewBox="0 0 252 456" svg:d="M252 456c0-9 0-17 0-25-8 0-17 0-25 0-70 0-70-9-70-31 0-127 0-254 0-380 0-20 0-20-20-20-45 42-106 42-137 42 0 8 0 17 0 25 17 0 64 0 101-19 0 117 0 234 0 352 0 22 0 31-67 31-10 0-19 0-28 0 0 8 0 16 0 25 41-1 82-2 123-3 41 1 82 2 123 3z">
            <text:p/>
          </draw:path>
          <draw:path draw:style-name="gr4" draw:text-style-name="P5" draw:layer="layout" svg:width="0.657cm" svg:height="0.228cm" svg:x="10.129cm" svg:y="5.646cm" svg:viewBox="0 0 658 229" svg:d="M658 20c0-12-11-20-23-20-205 0-410 0-615 0-9 0-20 8-20 20 0 11 11 19 20 19 205 0 410 0 615 0 12 0 23-8 23-19zM658 210c0-9-11-20-23-20-205 0-410 0-615 0-9 0-20 10-20 20 0 9 11 19 20 19 205 0 410 0 615 0 12 0 23-8 23-19z">
            <text:p/>
          </draw:path>
          <draw:path draw:style-name="gr4" draw:text-style-name="P5" draw:layer="layout" svg:width="1.309cm" svg:height="1.372cm" svg:x="11.167cm" svg:y="5.076cm" svg:viewBox="0 0 1310 1373" svg:d="M1310 1060c-8 0-17 0-25 0-36 100-143 168-255 198-19 3-117 28-305 28-198 0-396 0-593 0 167-195 334-389 501-584 5-9 8-11 8-17-3-5 0-3-8-14-152-208-305-416-457-623 180 0 359 0 538 0 131 0 221 11 232 14 51 8 137 25 216 72 25 17 92 62 123 140 8 0 17 0 25 0-39-91-78-183-117-274-389 0-777 0-1165 0-22 0-22 0-25 6-3 2-3 22-3 33 174 237 347 474 521 710-170 199-340 397-510 596-8 11-5 11-8 17 0 11 8 11 25 11 388 0 776 0 1165 0 39-104 78-209 117-313z">
            <text:p/>
          </draw:path>
          <draw:path draw:style-name="gr4" draw:text-style-name="P5" draw:layer="layout" svg:width="0.338cm" svg:height="0.483cm" svg:x="11.204cm" svg:y="6.614cm" svg:viewBox="0 0 339 484" svg:d="M339 221c0-22-17-48-53-48-40 0-76 28-112 59-28 28-51 50-79 62 23-92 45-183 67-274 0-3 2-8 3-12 0-2-3-8-11-8-14 0-70 6-87 6-5 0-17 2-17 16 0 9 12 9 20 9 34 0 34 5 34 11s-3 8-3 14c-33 129-66 259-98 389-3 14-2 11-3 16 0 9 8 23 22 23 20 0 28-14 31-31 3-3 31-123 34-131 50 2 89 19 89 55 0 3 0 6-2 14-3 9-3 14-3 20 0 50 42 73 73 73 67 0 59-71 89-107 0-8-8-8-11-8-11 0-11 3-14 17-8 28-28 78-62 78-16 0-22-17-22-36 0-11 0-14 3-31 0-3 3-14 3-22 0-62-82-70-112-73 22-11 47-34 58-45 34-33 70-64 107-64 8 0 19 0 25 8-31 6-36 28-36 39 0 14 11 26 28 26 16 0 39-17 39-45z">
            <text:p/>
          </draw:path>
          <draw:path draw:style-name="gr4" draw:text-style-name="P5" draw:layer="layout" svg:width="0.458cm" svg:height="0.158cm" svg:x="11.607cm" svg:y="6.837cm" svg:viewBox="0 0 459 159" svg:d="M459 14c0-8-5-14-14-14-144 0-287 0-431 0-6 0-14 6-14 14s8 14 14 14c144 0 287 0 431 0 9 0 14-6 14-14zM459 148c0-8-5-14-14-14-144 0-287 0-431 0-6 0-14 7-14 14s8 11 14 11c144 0 287 0 431 0 9 0 14-5 14-11z">
            <text:p/>
          </draw:path>
          <draw:path draw:style-name="gr4" draw:text-style-name="P5" draw:layer="layout" svg:width="0.318cm" svg:height="0.469cm" svg:x="12.141cm" svg:y="6.633cm" svg:viewBox="0 0 319 470" svg:d="M319 238c0-76-8-132-42-179-19-31-64-59-117-59-160 0-160 189-160 238s0 232 160 232c159 0 159-185 159-232zM255 229c0 51 0 101-9 143-14 64-58 78-86 78-34 0-76-19-87-75-11-39-11-95-11-146 0-50 0-103 11-142 14-53 59-67 87-67 36 0 72 22 84 61 11 36 11 87 11 148z">
            <text:p/>
          </draw:path>
          <draw:path draw:style-name="gr4" draw:text-style-name="P5" draw:layer="layout" svg:width="0.139cm" svg:height="0.98cm" svg:x="12.645cm" svg:y="5.272cm" svg:viewBox="0 0 140 981" svg:d="M140 962c0-11-8-20-20-20-27 0-54 0-81 0 0-301 0-602 0-903 27 0 54 0 81 0 12 0 20-8 20-19 0-12-8-20-20-20-40 0-80 0-120 0 0 327 0 654 0 981 40 0 80 0 120 0 12 0 20-8 20-19z">
            <text:p/>
          </draw:path>
          <draw:path draw:style-name="gr4" draw:text-style-name="P5" draw:layer="layout" svg:width="0.486cm" svg:height="0.692cm" svg:x="12.867cm" svg:y="5.327cm" svg:viewBox="0 0 487 693" svg:d="M487 679c0-2-3-2-5-8-12-11-17-25-23-45-67-186-134-372-201-559-20-56-73-67-121-67-5 0-17 0-17 8 0 9 6 8 9 12 33 5 39 11 64 78 32 88 64 177 95 265-90 91-181 181-271 272-11 11-17 17-17 28 0 16 13 30 28 30s25-11 34-22c79-92 158-184 238-277 39 101 86 252 100 274 17 23 28 23 54 23 7 0 14 0 22 0s11-9 11-12z">
            <text:p/>
          </draw:path>
          <draw:path draw:style-name="gr4" draw:text-style-name="P5" draw:layer="layout" svg:width="0.304cm" svg:height="0.455cm" svg:x="13.429cm" svg:y="5.196cm" svg:viewBox="0 0 305 456" svg:d="M305 330c-7 0-15 0-22 0-3 14-9 56-20 61-5 6-56 6-67 6-42 0-84 0-126 0 73-64 95-84 137-115 51-42 98-83 98-151 0-81-73-131-159-131-87 0-146 59-146 123 0 34 31 36 36 36 17 0 40-11 40-36 0-11-6-36-42-36 22-48 67-65 100-65 70 0 104 56 104 109 0 62-42 109-64 135-55 54-111 108-166 162-8 5-8 8-8 28 95 0 190 0 286 0 6-42 13-84 19-126z">
            <text:p/>
          </draw:path>
          <draw:path draw:style-name="gr4" draw:text-style-name="P5" draw:layer="layout" svg:width="0.304cm" svg:height="0.455cm" svg:x="13.429cm" svg:y="5.828cm" svg:viewBox="0 0 305 456" svg:d="M305 333c-7 0-15 0-22 0-3 14-9 56-20 61-5 3-56 3-67 3-42 0-84 0-126 0 73-61 95-81 137-115 51-39 98-83 98-148 0-84-73-134-159-134-87 0-146 62-146 123 0 36 31 39 36 39 17 0 40-11 40-36 0-14-6-37-42-37 22-50 67-64 100-64 70 0 104 53 104 109 0 59-42 106-64 132-55 55-111 110-166 165-8 5-8 5-8 25 95 0 190 0 286 0 6-41 13-82 19-123z">
            <text:p/>
          </draw:path>
          <draw:path draw:style-name="gr4" draw:text-style-name="P5" draw:layer="layout" svg:width="0.338cm" svg:height="0.483cm" svg:x="13.83cm" svg:y="5.808cm" svg:viewBox="0 0 339 484" svg:d="M339 221c0-22-17-48-53-48-40 0-73 28-110 62-28 25-50 47-78 59 22-92 45-183 67-274 1-4 2-8 3-12 0-2-3-8-11-8-14 0-70 6-90 6-3 2-14 2-14 16 0 9 11 9 17 9 34 0 34 5 34 11s0 8-3 14c-32 130-64 261-95 391-6 12-4 10-6 14 0 12 8 23 25 23s28-14 31-31c3-3 31-123 34-131 50 5 89 19 89 55 0 3 0 6-3 14-2 12-2 14-2 20 0 50 39 73 72 73 68 0 58-71 87-107 0-8-8-8-11-8-8 0-8 3-11 17-9 28-28 78-62 78-19 0-25-17-25-36 0-11 0-14 6-31 0-3 2-14 2-22 0-59-81-70-112-73 20-11 45-34 59-45 34-33 67-64 107-64 8 0 16 3 22 8-28 6-34 28-34 39 0 14 12 26 26 26 19 0 39-14 39-45z">
            <text:p/>
          </draw:path>
          <draw:path draw:style-name="gr4" draw:text-style-name="P5" draw:layer="layout" svg:width="0.394cm" svg:height="0.653cm" svg:x="14.294cm" svg:y="5.353cm" svg:viewBox="0 0 395 654" svg:d="M395 484c-9 0-17 0-25 0-6 30-12 72-23 86-5 9-73 9-92 9-60 0-120 0-179 0 35-34 71-67 106-101 154-137 213-187 213-288 0-112-90-190-210-190-112 0-185 92-185 179 0 56 50 56 53 56 17 0 51-14 51-53 0-25-17-51-51-51-8 0-11 0-14 0 23-64 76-100 135-100 89 0 131 81 131 159 0 81-50 157-103 218-64 70-127 140-191 210-11 11-11 14-11 36 122 0 244 0 367 0 9-57 18-113 28-170z">
            <text:p/>
          </draw:path>
          <draw:path draw:style-name="gr4" draw:text-style-name="P5" draw:layer="layout" svg:width="0.444cm" svg:height="0.69cm" svg:x="14.793cm" svg:y="5.327cm" svg:viewBox="0 0 445 691" svg:d="M445 308c0-28-22-62-67-62-28 0-73 8-143 87-33 36-73 75-109 89 34-138 67-276 101-414-4-2 0-8-11-8-23 0-96 6-121 8-8 0-19 3-19 20 0 11 8 11 25 11 47 0 47 9 47 17-1 6-1 13-2 19-48 189-96 377-143 565-3 14-3 17-3 23 0 22 20 28 28 28 14 0 28-9 34-20 5-11 50-193 56-215 33 3 112 17 112 84 0 5 0 8-3 19 0 11-3 23-3 34 0 59 39 98 90 98 30 0 56-17 78-53 25-42 24-66 36-98 0-12-8-12-14-12-8 0-8 6-11 20-19 70-45 120-87 120-19 0-30-11-30-44 0-17 2-40 8-56 3-17 3-20 3-31 0-64-62-92-146-104 31-16 62-47 84-72 48-51 93-93 140-93 9 0 9 0 11 0 12 3 12 3 20 9 3 0 2 2 3 3-45 2-56 42-56 53 0 17 11 33 39 33 25 0 53-19 53-58z">
            <text:p/>
          </draw:path>
          <draw:path draw:style-name="gr4" draw:text-style-name="P5" draw:layer="layout" svg:width="0.654cm" svg:height="0.653cm" svg:x="15.54cm" svg:y="5.434cm" svg:viewBox="0 0 655 654" svg:d="M655 327c0-11-8-19-20-19-96 0-192 0-288 0 0-95 0-191 0-286 0-11-8-22-19-22-12 0-20 11-20 22 0 95 0 191 0 286-96 0-192 0-288 0-12 0-20 8-20 19s8 20 20 20c96 0 192 0 288 0 0 96 0 192 0 288 0 11 8 19 20 19 11 0 19-8 19-19 0-96 0-192 0-288 96 0 192 0 288 0 12 0 20-9 20-20z">
            <text:p/>
          </draw:path>
          <draw:path draw:style-name="gr4" draw:text-style-name="P5" draw:layer="layout" svg:width="0.486cm" svg:height="0.692cm" svg:x="16.52cm" svg:y="5.327cm" svg:viewBox="0 0 487 693" svg:d="M487 679c0-2-3-2-5-8-9-11-14-25-23-45-66-186-132-372-199-559-22-56-75-67-120-67-6 0-20 0-20 8 0 9 6 8 9 12 33 5 42 11 64 78 32 88 64 177 95 265-90 91-181 181-271 272-11 11-17 17-17 28 0 16 15 30 31 30 15 0 22-11 31-22 79-92 158-184 238-277 39 101 86 252 103 274 14 23 25 23 51 23 7 0 14 0 22 0 11 0 11-9 11-12z">
            <text:p/>
          </draw:path>
          <draw:path draw:style-name="gr4" draw:text-style-name="P5" draw:layer="layout" svg:width="0.304cm" svg:height="0.455cm" svg:x="17.085cm" svg:y="5.196cm" svg:viewBox="0 0 305 456" svg:d="M305 330c-8 0-17 0-25 0-3 14-8 56-17 61-5 6-59 6-70 6-42 0-84 0-126 0 73-64 98-84 137-115 54-42 101-83 101-151 0-81-73-131-162-131-84 0-143 59-143 123 0 34 28 36 36 36 17 0 37-11 37-36 0-11-6-36-42-36 22-48 70-65 101-65 70 0 106 56 106 109 0 62-45 109-64 135-56 54-112 108-168 162-6 5-6 8-6 28 94 0 189 0 283 0 7-42 15-84 22-126z">
            <text:p/>
          </draw:path>
          <draw:path draw:style-name="gr4" draw:text-style-name="P5" draw:layer="layout" svg:width="0.304cm" svg:height="0.455cm" svg:x="17.085cm" svg:y="5.828cm" svg:viewBox="0 0 305 456" svg:d="M305 333c-8 0-17 0-25 0-3 14-8 56-17 61-5 3-59 3-70 3-42 0-84 0-126 0 73-61 98-81 137-115 54-39 101-83 101-148 0-84-73-134-162-134-84 0-143 62-143 123 0 36 28 39 36 39 17 0 37-11 37-36 0-14-6-37-42-37 22-50 70-64 101-64 70 0 106 53 106 109 0 59-45 106-64 132-56 55-112 110-168 165-6 5-6 5-6 25 94 0 189 0 283 0 7-41 15-82 22-123z">
            <text:p/>
          </draw:path>
          <draw:path draw:style-name="gr4" draw:text-style-name="P5" draw:layer="layout" svg:width="0.338cm" svg:height="0.483cm" svg:x="17.486cm" svg:y="5.808cm" svg:viewBox="0 0 339 484" svg:d="M339 221c0-22-17-48-53-48-40 0-76 28-110 62-30 25-53 47-81 59 23-92 45-183 67-274 3 0 2-8 3-12 0-2-3-8-11-8-14 0-70 6-87 6-5 2-17 2-17 16 0 9 12 9 20 9 34 0 34 5 34 11s-3 8-3 14c-33 130-66 261-98 391-3 12-2 10-3 14 0 12 8 23 22 23 20 0 28-14 31-31 3-3 34-123 37-131 47 5 86 19 86 55 0 3 0 6 0 14-2 12-2 14-2 20 0 50 39 73 72 73 65 0 58-71 87-107 0-8-8-8-11-8-11 0-11 3-14 17-8 28-28 78-62 78-16 0-22-17-22-36 0-11 0-14 3-31 0-3 3-14 3-22 0-59-82-70-110-73 20-11 45-34 56-45 37-33 70-64 110-64 8 0 16 3 22 8-31 6-36 28-36 39 0 14 11 26 28 26 16 0 39-14 39-45z">
            <text:p/>
          </draw:path>
          <draw:path draw:style-name="gr4" draw:text-style-name="P5" draw:layer="layout" svg:width="0.458cm" svg:height="0.458cm" svg:x="17.889cm" svg:y="5.884cm" svg:viewBox="0 0 459 459" svg:d="M459 229c0-8-5-14-14-14-67 0-134 0-201 0 0-67 0-134 0-201 0-8-7-14-14-14s-14 6-14 14c0 67 0 134 0 201-68 0-135 0-202 0-6 0-14 6-14 14 0 9 8 14 14 14 67 0 134 0 202 0 0 67 0 134 0 202 0 8 7 14 14 14s14-6 14-14c0-68 0-135 0-202 67 0 134 0 201 0 9 0 14-5 14-14z">
            <text:p/>
          </draw:path>
          <draw:path draw:style-name="gr4" draw:text-style-name="P5" draw:layer="layout" svg:width="0.248cm" svg:height="0.455cm" svg:x="18.463cm" svg:y="5.828cm" svg:viewBox="0 0 249 456" svg:d="M249 456c0-9 0-17 0-25-8 0-17 0-25 0-70 0-70-9-70-31 0-127 0-254 0-380 0-20 0-20-20-20-44 45-106 45-134 45 0 8 0 17 0 25 17 0 62 0 101-20 0 117 0 233 0 350 0 22 0 31-70 31-9 0-17 0-25 0 0 8 0 16 0 25 40-1 80-2 120-3 41 1 82 2 123 3z">
            <text:p/>
          </draw:path>
          <draw:path draw:style-name="gr4" draw:text-style-name="P5" draw:layer="layout" svg:width="0.226cm" svg:height="0.975cm" svg:x="18.928cm" svg:y="5.274cm" svg:viewBox="0 0 227 976" svg:d="M227 967c0-2 0-5-3-8-104-78-171-274-171-431 0-27 0-54 0-81 0-159 67-355 171-430 3-3 3-6 3-9 0-5-6-8-9-8-2 0-3 0-5 0-109 81-213 280-213 447 0 27 0 54 0 81 0 168 104 364 213 445 0 3 3 3 5 3 3 0 9-6 9-9z">
            <text:p/>
          </draw:path>
          <draw:path draw:style-name="gr4" draw:text-style-name="P5" draw:layer="layout" svg:width="0.391cm" svg:height="0.653cm" svg:x="19.261cm" svg:y="5.353cm" svg:viewBox="0 0 392 654" svg:d="M392 484c-8 0-17 0-25 0-3 30-11 72-20 86-8 9-73 9-95 9-59 0-118 0-176 0 34-34 69-67 103-101 154-137 213-187 213-288 0-112-90-190-207-190-112 0-185 92-185 179 0 56 48 56 50 56 17 0 54-14 54-53 0-25-20-51-54-51-8 0-8 0-11 0 23-64 76-100 132-100 89 0 131 81 131 159 0 81-47 157-103 218-63 70-125 140-188 210-11 11-11 14-11 36 121 0 243 0 364 0 9-57 19-113 28-170z">
            <text:p/>
          </draw:path>
          <draw:path draw:style-name="gr4" draw:text-style-name="P5" draw:layer="layout" svg:width="0.447cm" svg:height="0.69cm" svg:x="19.756cm" svg:y="5.327cm" svg:viewBox="0 0 448 691" svg:d="M448 308c0-28-25-62-67-62-28 0-73 8-146 87-33 36-70 75-109 89 35-138 69-276 104-414-5-2 0-8-14-8-23 0-93 6-121 8-5 0-17 3-17 20 0 11 9 11 23 11 47 0 50 9 50 17-1 6-2 13-3 19-47 189-95 377-142 565-6 14-6 17-6 23 0 22 20 28 31 28s25-9 31-20c5-11 50-193 56-215 33 3 114 17 114 84 0 5 0 8-2 19-3 11-6 23-6 34 0 59 39 98 92 98 28 0 56-17 79-53 22-42 22-66 33-98 0-12-8-12-11-12-11 0-11 6-14 20-19 70-42 120-87 120-16 0-30-11-30-44 0-17 5-40 8-56 3-17 3-20 3-31 0-64-62-92-146-104 31-16 65-47 87-72 48-51 92-93 140-93 6 0 6 0 8 0 12 3 14 3 20 9 3 0 3 3 6 3-48 2-56 42-56 53 0 17 11 33 36 33s56-19 56-58z">
            <text:p/>
          </draw:path>
          <draw:path draw:style-name="gr4" draw:text-style-name="P5" draw:layer="layout" svg:width="0.654cm" svg:height="0.653cm" svg:x="20.504cm" svg:y="5.434cm" svg:viewBox="0 0 655 654" svg:d="M655 327c0-11-8-19-20-19-96 0-192 0-288 0 0-95 0-191 0-286 0-11-8-22-19-22-12 0-20 11-20 22 0 95 0 191 0 286-96 0-192 0-288 0-12 0-20 8-20 19s8 20 20 20c96 0 192 0 288 0 0 96 0 192 0 288 0 11 8 19 20 19 11 0 19-8 19-19 0-96 0-192 0-288 96 0 192 0 288 0 12 0 20-9 20-20z">
            <text:p/>
          </draw:path>
          <draw:path draw:style-name="gr4" draw:text-style-name="P5" draw:layer="layout" svg:width="0.324cm" svg:height="0.653cm" svg:x="21.52cm" svg:y="5.353cm" svg:viewBox="0 0 325 654" svg:d="M325 654c0-10 0-20 0-30-11 0-21 0-31 0-90 0-92-12-92-48 0-184 0-367 0-551 0-22 0-25-23-25-61 64-148 64-179 64 0 11 0 21 0 31 20 0 78 0 129-25 0 169 0 337 0 506 0 36-3 48-90 48-11 0-22 0-33 0 0 10 0 20 0 30 36-2 120-2 159-2s126 0 160 2z">
            <text:p/>
          </draw:path>
          <draw:path draw:style-name="gr4" draw:text-style-name="P5" draw:layer="layout" svg:width="0.226cm" svg:height="0.975cm" svg:x="21.982cm" svg:y="5.274cm" svg:viewBox="0 0 227 976" svg:d="M227 528c0-27 0-54 0-81 0-167-104-366-213-447-2 0-3 0-6 0-5 0-8 3-8 8 0 3 0 6 3 9 103 75 171 271 171 430 0 27 0 54 0 81 0 157-68 353-171 431-3 3-3 6-3 8 0 3 3 9 8 9 3 0 6 0 6-3 109-81 213-277 213-445z">
            <text:p/>
          </draw:path>
          <draw:path draw:style-name="gr4" draw:text-style-name="P5" draw:layer="layout" svg:width="0.139cm" svg:height="0.98cm" svg:x="22.329cm" svg:y="5.272cm" svg:viewBox="0 0 140 981" svg:d="M140 981c0-327 0-654 0-981-40 0-80 0-120 0-12 0-20 8-20 20 0 11 8 19 20 19 27 0 54 0 81 0 0 301 0 602 0 903-27 0-54 0-81 0-12 0-20 9-20 20s8 19 20 19c40 0 80 0 120 0z">
            <text:p/>
          </draw:path>
        </draw:g>
        <draw:g draw:style-name="gr2">
          <svg:title>TexMaths</svg:title>
          <svg:desc>28§display§ \langle \psi | \mathbf{\hat{P}}|_{p, n} \otimes \mathbf{I} | \psi \rangle_{n+1}
= \sum_{k=0} [ \lambda_{2k}^2 + \lambda_{2k+1}^2  ] 2k§svg§600§FALSE§</svg:desc>
          <draw:path draw:style-name="gr3" draw:text-style-name="P4" draw:layer="layout" svg:width="17.105cm" svg:height="1.928cm" svg:x="2.507cm" svg:y="7.407cm" svg:viewBox="0 0 17106 1929" svg:d="M0 0c5702 0 11404 0 17106 0 0 643 0 1286 0 1929-5702 0-11404 0-17106 0 0-643 0-1286 0-1929z">
            <text:p/>
          </draw:path>
          <draw:path draw:style-name="gr4" draw:text-style-name="P5" draw:layer="layout" svg:width="0.22cm" svg:height="0.98cm" svg:x="2.566cm" svg:y="7.556cm" svg:viewBox="0 0 221 981" svg:d="M221 962c0-3 0-6 0-9-60-154-121-309-182-464 61-154 122-309 182-464 0-2 0-3 0-5 0-12-8-20-19-20-9 0-17 6-20 11-61 158-121 315-182 473 0 3 0 3 0 5 0 3 0 6 0 9 61 156 121 313 182 469 3 9 11 14 20 14 11 0 19-8 19-19z">
            <text:p/>
          </draw:path>
          <draw:path draw:style-name="gr4" draw:text-style-name="P5" draw:layer="layout" svg:width="0.595cm" svg:height="0.88cm" svg:x="2.868cm" svg:y="7.611cm" svg:viewBox="0 0 596 881" svg:d="M596 316c0-56-28-70-44-70-23 0-48 25-48 48 0 11 6 16 14 25 11 11 36 36 36 84 0 64-53 142-86 179-87 86-149 86-185 86 54-214 108-428 162-643 0-5 3-11 3-17 0-8-6-8-11-8-11 0-11 0-14 20-55 216-110 432-165 648-73-11-112-47-112-112 0-19 0-44 53-181 5-12 11-28 11-48 0-45-31-81-81-81-93 0-129 143-129 151 0 11 7 8 11 11 11 0 11-3 17-19 25-93 64-121 98-121 8 0 25 0 25 31 0 25-8 51-22 84-48 123-48 148-48 165 0 95 76 134 171 140-8 36-8 39-22 89-3 12-23 90-23 95 5 3 0 9 14 9 3-1 6 0 9-3 2-3 8-28 11-42 12-48 24-97 36-145 37 0 123 0 216-107 42-44 61-86 73-117 8-22 30-109 30-151z">
            <text:p/>
          </draw:path>
          <draw:path draw:style-name="gr4" draw:text-style-name="P5" draw:layer="layout" svg:width="0.038cm" svg:height="0.98cm" svg:x="3.61cm" svg:y="7.556cm" svg:viewBox="0 0 39 981" svg:d="M39 962c0-314 0-628 0-942 0-12-10-20-19-20-10 0-20 8-20 20 0 314 0 628 0 942 0 11 10 19 20 19 9 0 19-8 19-19z">
            <text:p/>
          </draw:path>
          <draw:path draw:style-name="gr4" draw:text-style-name="P5" draw:layer="layout" svg:width="0.349cm" svg:height="0.203cm" svg:x="3.702cm" svg:y="7.357cm" svg:viewBox="0 0 350 204" svg:d="M350 182c-59-61-118-121-176-182-58 61-116 121-174 182 7 7 13 15 20 22 51-33 102-65 154-98 52 33 104 65 156 98 7-7 13-15 20-22z">
            <text:p/>
          </draw:path>
          <draw:path draw:style-name="gr4" draw:text-style-name="P5" draw:layer="layout" svg:width="0.671cm" svg:height="0.673cm" svg:x="3.803cm" svg:y="7.617cm" svg:viewBox="0 0 672 674" svg:d="M672 193c0-109-98-193-260-193-138 0-275 0-412 0 0 16 0 32 0 48 35 0 71 0 106 0 0 193 0 387 0 581-35 0-71 0-106 0 0 15 0 30 0 45 36-3 134-3 176-3s140 0 177 3c0-15 0-30 0-45-36 0-71 0-107 0 0-84 0-168 0-252 58 0 116 0 174 0 137 0 252-69 252-184zM521 193c0 70 0 145-149 145-44 0-87 0-131 0 0-97 0-194 0-290 44 0 87 0 131 0 149 0 149 75 149 145z">
            <text:p/>
          </draw:path>
          <draw:path draw:style-name="gr4" draw:text-style-name="P5" draw:layer="layout" svg:width="0.038cm" svg:height="0.98cm" svg:x="4.654cm" svg:y="7.556cm" svg:viewBox="0 0 39 981" svg:d="M39 962c0-314 0-628 0-942 0-12-10-20-19-20-10 0-20 8-20 20 0 314 0 628 0 942 0 11 10 19 20 19 9 0 19-8 19-19z">
            <text:p/>
          </draw:path>
          <draw:path draw:style-name="gr4" draw:text-style-name="P5" draw:layer="layout" svg:width="0.383cm" svg:height="0.435cm" svg:x="4.811cm" svg:y="8.229cm" svg:viewBox="0 0 384 436" svg:d="M384 115c0-79-56-115-104-115-42 0-78 31-95 50-14-39-51-50-73-50-25 0-42 20-53 36-14 26-25 67-25 70 0 9 8 9 11 9 11 0 11-3 14-20 11-39 25-75 50-75 20 0 25 16 25 33 0 9-2 17-2 22-27 105-53 209-79 314-5 19-5 25-33 25-9 0-20 0-20 14 0 5 6 8 11 8 17 0 39-3 59-3 22 0 48 3 70 3 8 0 14 0 14-14 0-8-8-8-17-8-14 0-33 0-33-9 0-5 5-22 8-33 8-34 17-67 25-101 9 14 28 39 70 39 84 0 177-92 177-195zM330 87c0 28-16 98-36 139-17 34-50 65-87 65-47 0-61-53-61-59 0-3 2-8 2-11 12-46 23-91 34-137 42-53 76-64 98-64 25 0 50 19 50 67z">
            <text:p/>
          </draw:path>
          <draw:path draw:style-name="gr4" draw:text-style-name="P5" draw:layer="layout" svg:width="0.086cm" svg:height="0.209cm" svg:x="5.295cm" svg:y="8.456cm" svg:viewBox="0 0 87 210" svg:d="M87 73c0-42-17-73-48-73-22 0-39 17-39 39 0 20 14 39 39 39 17 0 19-7 28-11 0 36-5 81-53 126-3 3-6 6-6 8 0 3 6 9 12 9 8 0 67-53 67-137z">
            <text:p/>
          </draw:path>
          <draw:path draw:style-name="gr4" draw:text-style-name="P5" draw:layer="layout" svg:width="0.419cm" svg:height="0.309cm" svg:x="5.483cm" svg:y="8.229cm" svg:viewBox="0 0 420 310" svg:d="M420 207c0-11-6-8-8-11-12 0-12 5-14 14-17 53-45 81-73 81-14 0-17-9-17-23 0-16 3-25 14-55 8-23 36-96 36-135 0-64-53-78-89-78-56 0-95 36-115 64-6-47-45-64-76-64-28 0-44 22-53 39-14 25-25 64-25 67 0 9 7 6 11 9 11 0 11-3 17-20 8-42 22-75 50-75 17 0 23 16 23 33 0 14-6 39-11 59-6 20-12 41-17 61-7 29-13 58-20 87-3 8-5 19-8 28 0 17 14 22 25 22s22-8 25-14c3-5 9-28 14-42 5-21 10-42 14-64 3-14 9-28 11-45 9-28 9-33 28-61 20-28 54-64 104-64 42 0 42 36 42 50 0 39-31 117-42 145-6 20-8 25-8 37 0 36 28 58 64 58 70 0 98-95 98-103z">
            <text:p/>
          </draw:path>
          <draw:path draw:style-name="gr4" draw:text-style-name="P5" draw:layer="layout" svg:width="0.674cm" svg:height="0.67cm" svg:x="6.25cm" svg:y="7.709cm" svg:viewBox="0 0 675 671" svg:d="M636 336c0 75-28 145-76 195-65-65-131-130-196-195 65-65 131-129 196-193 48 50 76 120 76 193zM535 115c-66 65-131 130-196 195-66-65-131-130-196-195 50-48 122-76 196-76s143 28 196 76zM311 336c-66 65-131 130-196 195-48-50-73-121-73-195 0-75 25-143 73-193 65 64 130 128 196 193zM535 559c-53 48-122 73-196 73s-146-25-196-73c65-65 130-130 196-196 65 66 130 131 196 196zM675 336c0-185-150-336-336-336s-339 150-339 336c0 185 153 335 339 335s336-148 336-335z">
            <text:p/>
          </draw:path>
          <draw:path draw:style-name="gr4" draw:text-style-name="P5" draw:layer="layout" svg:width="0.363cm" svg:height="0.673cm" svg:x="7.222cm" svg:y="7.617cm" svg:viewBox="0 0 364 674" svg:d="M364 674c0-15 0-30 0-45-37 0-75 0-112 0 0-194 0-388 0-581 37 0 75 0 112 0 0-16 0-32 0-48-39 3-137 3-182 3s-143 0-182-3c0 16 0 32 0 48 37 0 75 0 112 0 0 193 0 387 0 581-37 0-75 0-112 0 0 15 0 30 0 45 39-3 137-3 182-3s143 0 182 3z">
            <text:p/>
          </draw:path>
          <draw:path draw:style-name="gr4" draw:text-style-name="P5" draw:layer="layout" svg:width="0.041cm" svg:height="0.98cm" svg:x="7.734cm" svg:y="7.556cm" svg:viewBox="0 0 42 981" svg:d="M42 962c0-314 0-628 0-942 0-12-10-20-20-20-9 0-22 8-22 20 0 314 0 628 0 942 0 11 13 19 22 19 10 0 20-8 20-19z">
            <text:p/>
          </draw:path>
          <draw:path draw:style-name="gr4" draw:text-style-name="P5" draw:layer="layout" svg:width="0.595cm" svg:height="0.88cm" svg:x="7.921cm" svg:y="7.611cm" svg:viewBox="0 0 596 881" svg:d="M596 316c0-56-28-70-44-70-26 0-51 25-51 48 0 11 9 16 17 25 11 11 34 36 34 84 0 64-51 142-84 179-87 86-152 86-185 86 54-214 108-428 162-643 0-5 3-11 3-17 0-8-8-8-11-8-11 0-11 0-17 20-54 216-108 432-162 648-76-11-112-47-112-112 0-19 0-44 53-181 3-12 11-28 11-48 0-45-31-81-81-81-93 0-129 143-129 151 0 11 7 8 11 11 9 0 11-3 14-19 28-93 67-121 101-121 8 0 25 0 25 31 0 25-11 51-22 84-48 123-48 148-48 165 0 95 76 134 171 140-8 36-8 39-22 89-3 12-23 90-23 95 4 3 0 9 11 9 3-1 9 0 9-3 5-3 11-28 14-42 12-48 24-97 36-145 37 0 123 0 216-107 39-44 61-86 73-117 8-22 30-109 30-151z">
            <text:p/>
          </draw:path>
          <draw:path draw:style-name="gr4" draw:text-style-name="P5" draw:layer="layout" svg:width="0.22cm" svg:height="0.98cm" svg:x="8.596cm" svg:y="7.556cm" svg:viewBox="0 0 221 981" svg:d="M221 489c0-2 0-2 0-5-60-158-121-315-182-473-3-5-11-11-19-11-12 0-20 8-20 20 0 2 0 3 0 5 61 155 121 310 182 464-61 155-121 310-182 464 0 3 0 6 0 9 0 11 8 19 20 19 8 0 16-5 19-14 61-156 122-313 182-469 0-3 0-6 0-9z">
            <text:p/>
          </draw:path>
          <draw:path draw:style-name="gr4" draw:text-style-name="P5" draw:layer="layout" svg:width="0.419cm" svg:height="0.309cm" svg:x="8.96cm" svg:y="8.229cm" svg:viewBox="0 0 420 310" svg:d="M420 207c0-11-8-11-11-11-9 0-11 5-14 14-14 53-45 81-73 81-14 0-17-9-17-23 0-16 3-25 17-55 8-23 36-96 36-135 0-64-53-78-89-78-59 0-95 36-118 64-3-47-45-64-73-64-30 0-44 22-56 39-14 25-22 64-22 67 0 9 8 9 11 9 9 0 11-3 14-20 11-42 25-75 51-75 19 0 22 16 22 33 0 14-6 39-11 59s-10 41-14 61c-8 29-15 58-23 87-2 8-3 19-5 28 0 17 11 22 22 22s24-8 28-14c4-5 9-28 11-42 5-21 10-42 14-64 6-14 9-28 14-45 6-28 9-33 28-61 20-28 51-64 104-64 39 0 39 36 39 50 0 39-28 117-39 145-8 20-11 25-11 37 0 36 31 58 67 58 67 0 98-95 98-103z">
            <text:p/>
          </draw:path>
          <draw:path draw:style-name="gr4" draw:text-style-name="P5" draw:layer="layout" svg:width="0.455cm" svg:height="0.455cm" svg:x="9.453cm" svg:y="8.134cm" svg:viewBox="0 0 456 456" svg:d="M456 226c0-5-5-13-14-13-67 0-134 0-201 0 0-68 0-135 0-202 0-5-7-11-14-11s-11 6-11 11c0 67 0 134 0 202-69 0-137 0-205 0-5 0-11 6-11 13s6 14 11 14c68 0 136 0 205 0 0 68 0 135 0 202 0 8 4 14 11 14s14-6 14-14c0-67 0-134 0-202 67 0 134 0 201 0 9 0 14-5 14-14z">
            <text:p/>
          </draw:path>
          <draw:path draw:style-name="gr4" draw:text-style-name="P5" draw:layer="layout" svg:width="0.248cm" svg:height="0.455cm" svg:x="10.024cm" svg:y="8.078cm" svg:viewBox="0 0 249 456" svg:d="M249 456c0-9 0-17 0-25-8 0-17 0-25 0-67 0-67-9-67-31 0-127 0-254 0-380 0-20-3-20-23-20-44 42-106 42-134 42 0 8 0 17 0 25 17 0 62 0 101-19 0 117 0 234 0 352 0 22 0 31-70 31-9 0-17 0-25 0 0 8 0 16 0 25 40-1 80-2 120-3 41 1 82 2 123 3z">
            <text:p/>
          </draw:path>
          <draw:path draw:style-name="gr4" draw:text-style-name="P5" draw:layer="layout" svg:width="0.654cm" svg:height="0.228cm" svg:x="10.718cm" svg:y="7.93cm" svg:viewBox="0 0 655 229" svg:d="M655 20c0-12-8-20-19-20-206 0-411 0-616 0-12 0-20 8-20 20 0 11 8 19 20 19 205 0 410 0 616 0 11 0 19-8 19-19zM655 210c0-9-8-20-19-20-206 0-411 0-616 0-12 0-20 10-20 20 0 9 8 19 20 19 205 0 410 0 616 0 11 0 19-8 19-19z">
            <text:p/>
          </draw:path>
          <draw:path draw:style-name="gr4" draw:text-style-name="P5" draw:layer="layout" svg:width="1.309cm" svg:height="1.372cm" svg:x="11.757cm" svg:y="7.36cm" svg:viewBox="0 0 1310 1373" svg:d="M1310 1060c-8 0-17 0-25 0-39 100-143 168-255 198-22 3-117 28-308 28-198 0-395 0-593 0 167-195 334-389 501-584 8-9 8-11 8-17-2-5 0-3-5-14-153-208-306-416-459-623 180 0 360 0 540 0 131 0 221 11 229 14 54 8 140 25 216 72 25 17 92 62 126 140 8 0 17 0 25 0-40-91-80-183-120-274-387 0-775 0-1162 0-22 0-25 0-28 6 0 2 0 22 0 33 174 237 347 474 521 710-170 199-340 397-510 596-11 11-7 11-11 17 0 11 11 11 28 11 387 0 775 0 1162 0 40-104 80-209 120-313z">
            <text:p/>
          </draw:path>
          <draw:path draw:style-name="gr4" draw:text-style-name="P5" draw:layer="layout" svg:width="0.338cm" svg:height="0.483cm" svg:x="11.79cm" svg:y="8.898cm" svg:viewBox="0 0 339 484" svg:d="M339 221c0-22-17-48-53-48-40 0-76 28-110 59-28 28-53 50-81 62 24-92 47-183 70-274 0-3 2-8 3-12 0-2-3-8-11-8-14 0-73 6-90 6-5 0-14 2-14 16 0 9 9 9 17 9 34 0 34 5 34 11s0 8-3 14c-33 129-66 259-98 389-3 14-2 11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z">
            <text:p/>
          </draw:path>
          <draw:path draw:style-name="gr4" draw:text-style-name="P5" draw:layer="layout" svg:width="0.458cm" svg:height="0.158cm" svg:x="12.196cm" svg:y="9.121cm" svg:viewBox="0 0 459 159" svg:d="M459 14c0-8-8-14-14-14-144 0-287 0-431 0-8 0-14 6-14 14s6 14 14 14c144 0 287 0 431 0 6 0 14-6 14-14zM459 148c0-8-8-14-14-14-144 0-287 0-431 0-8 0-14 7-14 14s6 11 14 11c144 0 287 0 431 0 6 0 14-5 14-11z">
            <text:p/>
          </draw:path>
          <draw:path draw:style-name="gr4" draw:text-style-name="P5" draw:layer="layout" svg:width="0.318cm" svg:height="0.469cm" svg:x="12.728cm" svg:y="8.917cm" svg:viewBox="0 0 319 470" svg:d="M319 238c0-76-8-132-39-179-22-31-64-59-120-59-160 0-160 189-160 238s0 232 160 232c159 0 159-185 159-232zM258 229c0 51 0 101-9 143-14 64-61 78-89 78-31 0-73-19-87-75-9-39-9-95-9-146 0-50 0-103 9-142 14-53 59-67 87-67 39 0 72 22 86 61 12 36 12 87 12 148z">
            <text:p/>
          </draw:path>
          <draw:path draw:style-name="gr4" draw:text-style-name="P5" draw:layer="layout" svg:width="0.139cm" svg:height="0.98cm" svg:x="13.235cm" svg:y="7.556cm" svg:viewBox="0 0 140 981" svg:d="M140 962c0-11-8-20-20-20-27 0-54 0-81 0 0-301 0-602 0-903 27 0 54 0 81 0 12 0 20-8 20-19 0-12-8-20-20-20-40 0-80 0-120 0 0 327 0 654 0 981 40 0 80 0 120 0 12 0 20-8 20-19z">
            <text:p/>
          </draw:path>
          <draw:path draw:style-name="gr4" draw:text-style-name="P5" draw:layer="layout" svg:width="0.486cm" svg:height="0.692cm" svg:x="13.453cm" svg:y="7.611cm" svg:viewBox="0 0 487 693" svg:d="M487 679c0-2-3-2-5-8-9-11-14-25-23-45-66-186-132-372-199-559-22-56-75-67-120-67-6 0-20 0-20 8 0 9 8 8 12 12 30 5 39 11 61 78 33 88 65 177 98 265-90 91-181 181-271 272-14 11-20 17-20 28 0 16 15 30 31 30 15 0 25-11 31-22 79-92 158-184 238-277 39 101 86 252 103 274 17 23 25 23 53 23 7 0 13 0 20 0 11 0 11-9 11-12z">
            <text:p/>
          </draw:path>
          <draw:path draw:style-name="gr4" draw:text-style-name="P5" draw:layer="layout" svg:width="0.304cm" svg:height="0.455cm" svg:x="14.019cm" svg:y="7.48cm" svg:viewBox="0 0 305 456" svg:d="M305 330c-8 0-17 0-25 0 0 14-8 56-17 61-5 6-59 6-67 6-43 0-86 0-129 0 73-64 98-84 140-115 51-42 98-83 98-151 0-81-73-131-162-131-84 0-143 59-143 123 0 34 31 36 36 36 17 0 37-11 37-36 0-11-6-36-39-36 19-48 67-65 98-65 70 0 106 56 106 109 0 62-42 109-64 135-56 54-112 108-168 162-6 5-6 8-6 28 94 0 189 0 283 0 7-42 15-84 22-126z">
            <text:p/>
          </draw:path>
          <draw:path draw:style-name="gr4" draw:text-style-name="P5" draw:layer="layout" svg:width="0.304cm" svg:height="0.455cm" svg:x="14.019cm" svg:y="8.112cm" svg:viewBox="0 0 305 456" svg:d="M305 333c-8 0-17 0-25 0 0 14-8 56-17 61-5 3-59 3-67 3-43 0-86 0-129 0 73-61 98-81 140-115 51-39 98-83 98-148 0-84-73-134-162-134-84 0-143 62-143 123 0 36 31 39 36 39 17 0 37-11 37-36 0-14-6-37-39-37 19-50 67-64 98-64 70 0 106 53 106 109 0 59-42 106-64 132-56 55-112 110-168 165-6 5-6 5-6 25 94 0 189 0 283 0 7-41 15-82 22-123z">
            <text:p/>
          </draw:path>
          <draw:path draw:style-name="gr4" draw:text-style-name="P5" draw:layer="layout" svg:width="0.338cm" svg:height="0.483cm" svg:x="14.419cm" svg:y="8.092cm" svg:viewBox="0 0 339 484" svg:d="M339 221c0-22-17-48-53-48-40 0-76 28-110 62-30 25-53 47-81 59 23-92 45-183 67-274 3 0 2-8 3-12 0-2-3-8-8-8-14 0-73 6-90 6-5 2-14 2-14 16 0 9 9 9 17 9 34 0 34 5 34 11s-3 8-3 14c-33 130-66 261-98 391-3 12-2 10-3 14 0 12 8 23 22 23 20 0 28-14 34-31 0-3 31-123 34-131 47 5 86 19 86 55 0 3 0 6 0 14-2 12-2 14-2 20 0 50 39 73 72 73 68 0 58-71 87-107 0-8-8-8-11-8-8 0-11 3-14 17-8 28-25 78-62 78-16 0-22-17-22-36 0-11 0-14 3-31 3-3 5-14 5-22 0-59-84-70-112-73 20-11 45-34 56-45 37-33 70-64 110-64 8 0 16 3 22 8-31 6-36 28-36 39 0 14 11 26 28 26 19 0 39-14 39-45z">
            <text:p/>
          </draw:path>
          <draw:path draw:style-name="gr4" draw:text-style-name="P5" draw:layer="layout" svg:width="0.654cm" svg:height="0.653cm" svg:x="15.108cm" svg:y="7.718cm" svg:viewBox="0 0 655 654" svg:d="M655 327c0-11-8-19-19-19-97 0-193 0-289 0 0-95 0-191 0-286 0-11-8-22-19-22-12 0-20 11-20 22 0 95 0 191 0 286-96 0-192 0-288 0-12 0-20 8-20 19s8 20 20 20c96 0 192 0 288 0 0 96 0 192 0 288 0 11 8 19 20 19 11 0 19-8 19-19 0-96 0-192 0-288 96 0 192 0 289 0 11 0 19-9 19-20z">
            <text:p/>
          </draw:path>
          <draw:path draw:style-name="gr4" draw:text-style-name="P5" draw:layer="layout" svg:width="0.486cm" svg:height="0.692cm" svg:x="16.091cm" svg:y="7.611cm" svg:viewBox="0 0 487 693" svg:d="M487 679c0-2-3-2-5-8-12-11-17-25-23-45-67-186-134-372-201-559-20-56-73-67-121-67-5 0-17 0-17 8 0 9 6 8 9 12 33 5 39 11 64 78 32 88 64 177 95 265-90 91-181 181-271 272-11 11-17 17-17 28 0 16 13 30 28 30s25-11 34-22c78-92 156-184 235-277 42 101 89 252 103 274 17 23 26 23 54 23 7 0 14 0 22 0s11-9 11-12z">
            <text:p/>
          </draw:path>
          <draw:path draw:style-name="gr4" draw:text-style-name="P5" draw:layer="layout" svg:width="0.304cm" svg:height="0.455cm" svg:x="16.653cm" svg:y="7.48cm" svg:viewBox="0 0 305 456" svg:d="M305 330c-7 0-15 0-22 0-3 14-9 56-20 61-5 6-59 6-67 6-42 0-84 0-126 0 73-64 95-84 137-115 51-42 98-83 98-151 0-81-73-131-159-131-87 0-146 59-146 123 0 34 31 36 36 36 17 0 37-11 37-36 0-11-3-36-39-36 22-48 67-65 100-65 68 0 104 56 104 109 0 62-42 109-64 135-55 54-111 108-166 162-8 5-8 8-8 28 95 0 190 0 286 0 6-42 13-84 19-126z">
            <text:p/>
          </draw:path>
          <draw:path draw:style-name="gr4" draw:text-style-name="P5" draw:layer="layout" svg:width="0.304cm" svg:height="0.455cm" svg:x="16.653cm" svg:y="8.112cm" svg:viewBox="0 0 305 456" svg:d="M305 333c-7 0-15 0-22 0-3 14-9 56-20 61-5 3-59 3-67 3-42 0-84 0-126 0 73-61 95-81 137-115 51-39 98-83 98-148 0-84-73-134-159-134-87 0-146 62-146 123 0 36 31 39 36 39 17 0 37-11 37-36 0-14-3-37-39-37 22-50 67-64 100-64 68 0 104 53 104 109 0 59-42 106-64 132-55 55-111 110-166 165-8 5-8 5-8 25 95 0 190 0 286 0 6-41 13-82 19-123z">
            <text:p/>
          </draw:path>
          <draw:path draw:style-name="gr4" draw:text-style-name="P5" draw:layer="layout" svg:width="0.338cm" svg:height="0.483cm" svg:x="17.054cm" svg:y="8.092cm" svg:viewBox="0 0 339 484" svg:d="M339 221c0-22-17-48-53-48-40 0-73 28-110 62-28 25-50 47-81 59 24-92 47-183 70-274 1-4 2-8 3-12 0-2-3-8-11-8-14 0-70 6-90 6-5 2-14 2-14 16 0 9 9 9 17 9 34 0 34 5 34 11s0 8-3 14c-33 130-66 261-98 391-3 12-2 10-3 14 0 12 8 23 25 23s25-14 31-31c0-3 31-123 34-131 47 5 86 19 86 55 0 3 0 6 0 14-2 12-2 14-2 20 0 50 39 73 72 73 68 0 58-71 87-107 0-8-8-8-11-8-8 0-8 3-14 17-6 28-25 78-59 78-19 0-25-17-25-36 0-11 0-14 6-31 0-3 2-14 2-22 0-59-84-70-112-73 20-11 45-34 56-45 37-33 70-64 110-64 8 0 16 3 22 8-28 6-36 28-36 39 0 14 14 26 28 26 19 0 39-14 39-45z">
            <text:p/>
          </draw:path>
          <draw:path draw:style-name="gr4" draw:text-style-name="P5" draw:layer="layout" svg:width="0.458cm" svg:height="0.458cm" svg:x="17.46cm" svg:y="8.168cm" svg:viewBox="0 0 459 459" svg:d="M459 229c0-8-5-14-14-14-67 0-134 0-201 0 0-67 0-134 0-201 0-8-6-14-14-14-9 0-14 6-14 14 0 67 0 134 0 201-68 0-135 0-202 0-8 0-14 6-14 14 0 9 6 14 14 14 67 0 134 0 202 0 0 67 0 134 0 202 0 8 5 14 14 14 8 0 14-6 14-14 0-68 0-135 0-202 67 0 134 0 201 0 9 0 14-5 14-14z">
            <text:p/>
          </draw:path>
          <draw:path draw:style-name="gr4" draw:text-style-name="P5" draw:layer="layout" svg:width="0.251cm" svg:height="0.455cm" svg:x="18.031cm" svg:y="8.112cm" svg:viewBox="0 0 252 456" svg:d="M252 456c0-9 0-17 0-25-8 0-17 0-25 0-70 0-70-9-70-31 0-127 0-254 0-380 0-20-3-20-20-20-45 45-109 45-137 45 0 8 0 17 0 25 17 0 62 0 101-20 0 117 0 233 0 350 0 22 0 31-70 31-9 0-17 0-25 0 0 8 0 16 0 25 41-1 82-2 123-3 41 1 82 2 123 3z">
            <text:p/>
          </draw:path>
          <draw:path draw:style-name="gr4" draw:text-style-name="P5" draw:layer="layout" svg:width="0.139cm" svg:height="0.98cm" svg:x="18.42cm" svg:y="7.556cm" svg:viewBox="0 0 140 981" svg:d="M140 981c0-327 0-654 0-981-40 0-80 0-120 0-12 0-20 8-20 20 0 11 8 19 20 19 27 0 54 0 81 0 0 301 0 602 0 903-27 0-54 0-81 0-12 0-20 9-20 20s8 19 20 19c40 0 80 0 120 0z">
            <text:p/>
          </draw:path>
          <draw:path draw:style-name="gr4" draw:text-style-name="P5" draw:layer="layout" svg:width="0.394cm" svg:height="0.653cm" svg:x="18.72cm" svg:y="7.637cm" svg:viewBox="0 0 395 654" svg:d="M395 484c-9 0-17 0-25 0-6 30-12 72-23 86-5 9-73 9-92 9-60 0-120 0-179 0 35-34 71-67 106-101 151-137 213-187 213-288 0-112-90-190-210-190-112 0-185 92-185 179 0 56 50 56 53 56 17 0 51-14 51-53 0-25-17-51-51-51-8 0-11 0-14 0 23-64 76-100 132-100 89 0 134 81 134 159 0 81-50 157-103 218-64 70-127 140-191 210-11 11-11 14-11 36 122 0 244 0 367 0 9-57 18-113 28-170z">
            <text:p/>
          </draw:path>
          <draw:path draw:style-name="gr4" draw:text-style-name="P5" draw:layer="layout" svg:width="0.444cm" svg:height="0.69cm" svg:x="19.218cm" svg:y="7.611cm" svg:viewBox="0 0 445 691" svg:d="M445 308c0-28-22-62-67-62-28 0-73 8-143 87-33 36-73 75-109 89 34-138 67-276 101-414-4-2 0-8-11-8-23 0-96 6-121 8-8 0-19 3-19 20 0 11 8 11 25 11 47 0 47 9 47 17-1 6-1 13-2 19-48 189-96 377-143 565-3 14-3 17-3 23 0 22 20 28 28 28 14 0 28-9 34-20 5-11 50-193 56-215 33 3 112 17 112 84 0 5 0 8-3 19 0 11-3 23-3 34 0 59 39 98 90 98 30 0 56-17 78-53 25-42 24-66 36-98 0-12-8-12-14-12-8 0-8 6-11 20-19 70-45 120-87 120-19 0-30-11-30-44 0-17 2-40 8-56 3-17 3-20 3-31 0-64-62-92-146-104 31-16 62-47 84-72 48-51 93-93 140-93 9 0 9 0 11 0 12 3 12 3 20 9 3 0 2 2 3 3-48 2-56 42-56 53 0 17 11 33 39 33 25 0 53-19 53-58z">
            <text:p/>
          </draw:path>
        </draw:g>
        <draw:g draw:style-name="gr2">
          <svg:title>TexMaths</svg:title>
          <svg:desc>28§display§\Delta &lt;K&gt;_{n \rightarrow n+1} = C \sum_{k=0} \lambda_{2k+1}^2 (4k +1)§svg§600§FALSE§</svg:desc>
          <draw:path draw:style-name="gr3" draw:text-style-name="P4" draw:layer="layout" svg:width="15.912cm" svg:height="1.925cm" svg:x="5.803cm" svg:y="11.076cm" svg:viewBox="0 0 15913 1926" svg:d="M0 0c5304 0 10609 0 15913 0 0 642 0 1284 0 1926-5304 0-10609 0-15913 0 0-642 0-1284 0-1926z">
            <text:p/>
          </draw:path>
          <draw:path draw:style-name="gr4" draw:text-style-name="P5" draw:layer="layout" svg:width="0.724cm" svg:height="0.701cm" svg:x="5.8cm" svg:y="11.255cm" svg:viewBox="0 0 725 702" svg:d="M725 693c-2-3 0-2-6-11-111-222-222-443-333-665-5-11-8-17-25-17s-17 6-25 17c-111 222-222 443-333 665-3 9-2 8-3 11 0 9 6 9 20 9 227 0 455 0 683 0 16 0 22 0 22-9zM594 629c-177 0-353 0-530 0 89-177 178-354 266-531 88 177 176 354 264 531z">
            <text:p/>
          </draw:path>
          <draw:path draw:style-name="gr4" draw:text-style-name="P5" draw:layer="layout" svg:width="0.613cm" svg:height="0.582cm" svg:x="6.921cm" svg:y="11.421cm" svg:viewBox="0 0 614 583" svg:d="M603 545c-180-84-360-168-540-252 180-85 360-170 540-255 23-11 6-47-19-36-191 91-381 181-571 271-17 6-17 31 0 39 190 90 380 179 571 269 25 11 42-25 19-36z">
            <text:p/>
          </draw:path>
          <draw:path draw:style-name="gr4" draw:text-style-name="P5" draw:layer="layout" svg:width="0.836cm" svg:height="0.667cm" svg:x="7.922cm" svg:y="11.289cm" svg:viewBox="0 0 837 668" svg:d="M837 11c0-5-3-11-11-11-23 0-48 3-70 3-37 0-73-3-109-3-6 0-20 0-20 20 0 5 6 8 14 11 20 0 28 5 28 19 0 17-28 39-33 45-128 98-256 196-384 294 26-105 52-209 78-314 9-36 12-44 82-44 25 0 33 0 33-20 0-11-8-11-14-11-42 1-84 2-126 3-42-1-84-2-126-3-5 0-19 0-19 17 0 14 8 14 28 14 14 0 30 0 42 0 16 3 22 5 22 17 0 2 0 5-3 19-44 175-88 351-131 526-12 39-14 44-90 44-17 0-28 0-28 20 0 11 11 11 14 11 42-1 84-2 126-3 21 1 41 2 62 3 22 0 44 0 64 0 6 0 20 0 20-19 0-12-9-12-28-12-37 0-65 0-65-16 0-6 6-28 11-42 13-52 26-103 40-154 48-38 97-76 145-115 38 88 77 176 115 263 11 28 11 28 11 36 0 28-42 28-50 28-11 0-23 0-23 20 0 11 10 7 14 11 40 0 82-3 121-3 19 0 73 3 95 3 5 0 17 0 17-19 0-12-9-12-20-12-39 0-53-8-67-41-47-108-93-215-140-322 0-6-3-11-3-14 9-7 17-17 28-22 57-45 114-90 171-135 92-67 131-69 159-72 9-3 20-3 20-20z">
            <text:p/>
          </draw:path>
          <draw:path draw:style-name="gr4" draw:text-style-name="P5" draw:layer="layout" svg:width="0.612cm" svg:height="0.582cm" svg:x="9.136cm" svg:y="11.421cm" svg:viewBox="0 0 613 583" svg:d="M600 312c17-8 17-33 0-39-190-90-380-180-571-271-25-11-42 25-17 36 180 85 359 170 538 255-179 84-358 168-538 252-25 11-8 47 17 36 191-90 381-179 571-269z">
            <text:p/>
          </draw:path>
          <draw:path draw:style-name="gr4" draw:text-style-name="P5" draw:layer="layout" svg:width="0.422cm" svg:height="0.307cm" svg:x="9.857cm" svg:y="11.898cm" svg:viewBox="0 0 423 308" svg:d="M423 204c0-8-8-5-11-8-12 0-12 3-14 11-17 53-45 81-73 81-14 0-17-8-17-22 0-17 3-26 14-56 8-23 36-95 36-132 0-67-53-78-89-78-56 0-95 34-115 62-6-48-45-62-73-62-31 0-47 20-56 36-14 26-25 65-25 67 0 9 7 6 11 9 11 0 11 0 17-20 11-39 22-75 50-75 17 0 23 17 23 36 0 11-6 36-11 56-5 21-10 41-14 62-8 28-15 57-23 86-3 11-8 28-8 31 0 14 14 20 25 20s22-9 25-14c3-6 9-28 14-42 5-21 10-41 14-62 6-17 9-31 11-47 9-28 9-34 31-62 17-28 51-64 101-64 42 0 42 36 42 50 0 39-31 118-42 145-6 20-8 26-8 37 0 36 30 59 64 59 70 0 101-96 101-104z">
            <text:p/>
          </draw:path>
          <draw:path draw:style-name="gr4" draw:text-style-name="P5" draw:layer="layout" svg:width="0.607cm" svg:height="0.354cm" svg:x="10.352cm" svg:y="11.851cm" svg:viewBox="0 0 608 355" svg:d="M608 179c0-6-3-8-6-11-39-11-70-39-95-70-17-25-34-56-39-87 0-8-6-11-14-11-6 0-14 6-14 14 0 1 2 0 2 3 6 36 23 70 45 98 14 19 34 36 53 50-175 0-351 0-526 0-8 0-14 7-14 14s6 11 14 11c175 0 351 0 526 0-19 14-39 31-53 50-22 28-39 62-45 98 0 3-2 2-2 3 0 8 8 14 14 14 8 0 14-3 14-11 5-31 22-62 39-87 25-31 56-58 95-70 3-2 6-5 6-8z">
            <text:p/>
          </draw:path>
          <draw:path draw:style-name="gr4" draw:text-style-name="P5" draw:layer="layout" svg:width="0.419cm" svg:height="0.307cm" svg:x="11.032cm" svg:y="11.898cm" svg:viewBox="0 0 420 308" svg:d="M420 204c0-8-8-8-11-8-9 0-9 3-11 11-17 53-48 81-73 81-17 0-20-8-20-22 0-17 6-26 17-56 8-23 36-95 36-132 0-67-53-78-89-78-56 0-95 34-115 62-6-48-48-62-76-62s-44 20-53 36c-17 26-25 65-25 67 0 9 8 9 11 9 11 0 11 0 17-20 8-39 22-75 48-75 19 0 25 17 25 36 0 11-9 36-11 56-6 21-12 41-17 62-8 28-15 57-23 86-2 11-5 28-5 31 0 14 11 20 22 20 14 0 25-9 28-14 3-6 9-28 11-42 6-21 12-41 17-62 3-17 9-31 11-47 9-28 9-34 28-62 20-28 54-64 104-64 39 0 42 36 42 50 0 39-31 118-42 145-8 20-11 26-11 37 0 36 31 59 67 59 67 0 98-96 98-104z">
            <text:p/>
          </draw:path>
          <draw:path draw:style-name="gr4" draw:text-style-name="P5" draw:layer="layout" svg:width="0.458cm" svg:height="0.455cm" svg:x="11.525cm" svg:y="11.8cm" svg:viewBox="0 0 459 456" svg:d="M459 229c0-8-8-14-14-14-67 0-134 0-201 0 0-67 0-134 0-201 0-8-7-14-14-14s-14 6-14 14c0 67 0 134 0 201-68 0-135 0-202 0-8 0-14 7-14 14s6 11 14 11c67 0 134 0 202 0 0 68 0 135 0 202 0 8 7 14 14 14s14-6 14-14c0-67 0-134 0-202 67 0 134 0 201 0 6 0 14-5 14-11z">
            <text:p/>
          </draw:path>
          <draw:path draw:style-name="gr4" draw:text-style-name="P5" draw:layer="layout" svg:width="0.251cm" svg:height="0.455cm" svg:x="12.096cm" svg:y="11.745cm" svg:viewBox="0 0 252 456" svg:d="M252 456c0-9 0-17 0-25-9 0-19 0-28 0-67 0-67-9-67-31 0-127 0-254 0-380 0-20-3-20-23-20-42 42-106 45-134 45 0 7 0 15 0 22 17 0 62 0 101-17 0 117 0 233 0 350 0 22 0 31-70 31-9 0-17 0-25 0 0 8 0 16 0 25 41-1 82-2 123-3 41 1 82 2 123 3z">
            <text:p/>
          </draw:path>
          <draw:path draw:style-name="gr4" draw:text-style-name="P5" draw:layer="layout" svg:width="0.654cm" svg:height="0.228cm" svg:x="12.519cm" svg:y="11.599cm" svg:viewBox="0 0 655 229" svg:d="M655 20c0-12-8-20-19-20-206 0-411 0-616 0-12 0-20 10-20 20 0 9 8 19 20 19 205 0 410 0 616 0 11 0 19-11 19-19zM655 210c0-11-8-20-19-20-206 0-411 0-616 0-12 0-20 10-20 20 0 9 8 19 20 19 205 0 410 0 616 0 11 0 19-11 19-19z">
            <text:p/>
          </draw:path>
          <draw:path draw:style-name="gr4" draw:text-style-name="P5" draw:layer="layout" svg:width="0.696cm" svg:height="0.712cm" svg:x="13.552cm" svg:y="11.266cm" svg:viewBox="0 0 697 713" svg:d="M697 8c0-2-3-8-11-8-3 0-3 0-14 11-23 25-47 51-70 76-8-14-53-87-162-87-219 0-440 215-440 445 0 162 115 268 266 268 84 0 160-39 213-84 89-81 106-170 106-173 0-9-7-6-11-9-6 0-11 0-11 9-11 28-34 98-101 153-67 56-129 73-182 73-87 0-190-50-190-204 0-56 19-215 117-330 62-70 154-117 241-117 101 0 157 75 157 190 0 39-3 38-3 47 0 10 11 12 17 12 11 0 11-3 17-20 20-84 41-168 61-252z">
            <text:p/>
          </draw:path>
          <draw:path draw:style-name="gr4" draw:text-style-name="P5" draw:layer="layout" svg:width="1.309cm" svg:height="1.372cm" svg:x="14.495cm" svg:y="11.026cm" svg:viewBox="0 0 1310 1373" svg:d="M1310 1060c-8 0-17 0-25 0-39 100-143 167-255 198-22 3-117 31-305 31-198 0-396 0-593 0 166-196 332-392 498-587 8-9 11-11 11-14-3-6 0-6-8-17-153-208-306-416-459-623 180 0 360 0 540 0 131 0 221 14 229 14 54 8 140 25 219 75 22 14 89 59 123 140 8 0 17 0 25 0-40-92-80-185-120-277-387 0-775 0-1162 0-22 0-22 0-25 6-3 5-3 22-3 33 174 237 347 474 521 710-170 199-340 397-510 596-8 11-5 11-8 17 0 11 8 11 25 11 387 0 775 0 1162 0 40-105 80-209 120-313z">
            <text:p/>
          </draw:path>
          <draw:path draw:style-name="gr4" draw:text-style-name="P5" draw:layer="layout" svg:width="0.338cm" svg:height="0.483cm" svg:x="14.529cm" svg:y="12.564cm" svg:viewBox="0 0 339 484" svg:d="M339 221c0-22-17-48-53-48-40 0-73 28-110 59-28 28-50 50-78 62 22-92 45-183 67-274 1-4 2-8 3-12 0-2-3-8-11-8-14 0-70 6-90 6-3 0-14 2-14 16 0 9 11 9 17 9 34 0 34 5 34 11s0 8-3 14c-32 129-64 259-95 389-6 14-4 11-6 16 0 9 8 23 25 23s28-14 31-31c3-3 31-123 34-131 50 2 89 19 89 55 0 3 0 6-3 14-2 9-2 14-2 20 0 50 39 73 72 73 68 0 58-71 87-107 0-8-8-8-11-8-8 0-8 3-11 17-9 28-28 78-62 78-19 0-25-17-25-36 0-11 0-14 6-31 0-3 2-14 2-22 0-62-81-70-112-73 20-11 45-34 59-45 34-33 67-64 107-64 8 0 16 0 22 8-28 6-34 28-34 39 0 14 12 26 26 26 19 0 39-17 39-45z">
            <text:p/>
          </draw:path>
          <draw:path draw:style-name="gr4" draw:text-style-name="P5" draw:layer="layout" svg:width="0.458cm" svg:height="0.158cm" svg:x="14.935cm" svg:y="12.787cm" svg:viewBox="0 0 459 159" svg:d="M459 14c0-8-5-14-14-14-144 0-287 0-431 0-8 0-14 6-14 14s6 14 14 14c144 0 287 0 431 0 9 0 14-6 14-14zM459 148c0-8-5-14-14-14-144 0-287 0-431 0-8 0-14 7-14 14s6 11 14 11c144 0 287 0 431 0 9 0 14-5 14-11z">
            <text:p/>
          </draw:path>
          <draw:path draw:style-name="gr4" draw:text-style-name="P5" draw:layer="layout" svg:width="0.321cm" svg:height="0.469cm" svg:x="15.467cm" svg:y="12.583cm" svg:viewBox="0 0 322 470" svg:d="M322 238c0-76-11-132-42-179-22-31-64-59-120-59-160 0-160 189-160 238s-1 232 160 232 162-185 162-232zM258 229c0 51 0 101-9 143-14 64-61 78-89 78-31 0-73-19-87-75-9-39-9-95-9-146 0-50 0-103 9-142 17-53 59-67 87-67 39 0 75 22 86 61 12 39 12 87 12 148z">
            <text:p/>
          </draw:path>
          <draw:path draw:style-name="gr4" draw:text-style-name="P5" draw:layer="layout" svg:width="0.486cm" svg:height="0.692cm" svg:x="16.077cm" svg:y="11.278cm" svg:viewBox="0 0 487 693" svg:d="M487 682c0-3-3-5-5-11-9-8-14-25-23-45-66-185-132-371-199-556-22-59-75-70-120-70-6 0-20 0-20 11 0 6 8 6 12 9 30 5 39 11 61 78 33 89 65 179 98 268-90 90-181 179-271 269-14 11-20 16-20 30 0 17 15 28 31 28 15 0 25-11 31-22 79-92 158-185 238-277 39 104 86 252 103 274 17 23 25 23 53 23 7 0 13 0 20 0 11 0 11-6 11-9z">
            <text:p/>
          </draw:path>
          <draw:path draw:style-name="gr4" draw:text-style-name="P5" draw:layer="layout" svg:width="0.304cm" svg:height="0.455cm" svg:x="16.643cm" svg:y="11.146cm" svg:viewBox="0 0 305 456" svg:d="M305 330c-8 0-17 0-25 0 0 17-8 56-17 64-5 3-59 3-67 3-43 0-86 0-129 0 73-64 98-84 137-115 54-42 101-83 101-148 0-84-73-134-162-134-84 0-143 59-143 123 0 34 31 39 36 39 17 0 37-14 37-36 0-14-6-37-39-37 19-50 67-64 98-64 70 0 106 53 106 109 0 59-42 106-64 132-56 54-112 108-168 162-6 8-6 8-6 28 94 0 189 0 283 0 7-42 15-84 22-126z">
            <text:p/>
          </draw:path>
          <draw:path draw:style-name="gr4" draw:text-style-name="P5" draw:layer="layout" svg:width="0.304cm" svg:height="0.455cm" svg:x="16.643cm" svg:y="11.778cm" svg:viewBox="0 0 305 456" svg:d="M305 333c-8 0-17 0-25 0 0 14-8 56-17 61-5 6-59 6-67 6-43 0-86 0-129 0 73-64 98-84 137-118 54-39 101-81 101-148 0-81-73-134-162-134-84 0-143 62-143 123 0 36 31 39 36 39 17 0 37-11 37-36 0-11-6-37-39-37 19-47 67-64 98-64 70 0 106 53 106 109 0 62-42 109-64 132-56 55-112 110-168 165-6 5-6 8-6 25 94 0 189 0 283 0 7-41 15-82 22-123z">
            <text:p/>
          </draw:path>
          <draw:path draw:style-name="gr4" draw:text-style-name="P5" draw:layer="layout" svg:width="0.338cm" svg:height="0.483cm" svg:x="17.043cm" svg:y="11.759cm" svg:viewBox="0 0 339 484" svg:d="M339 221c0-22-17-48-53-48-40 0-76 28-110 62-30 28-53 47-81 59 23-92 45-183 67-274 3 0 2-8 3-12 0-2-3-8-11-8-11 0-70 6-87 6-5 2-14 2-14 16 0 12 9 12 17 12 34 0 34 2 34 8s-3 8-3 17c-33 129-66 259-98 388-3 12-2 10-3 14 0 12 8 23 22 23 20 0 28-14 34-28 0-3 31-126 34-134 47 5 86 19 86 55 0 3 0 9 0 14-2 12-2 14-2 23 0 47 39 70 72 70 68 0 58-71 87-107 0-8-8-8-11-8-8 0-11 3-14 17-8 31-28 78-62 78-16 0-22-17-22-36 0-11 0-11 3-31 3-3 5-14 5-20 0-61-84-72-112-72 20-14 45-37 56-48 37-31 70-64 110-64 8 0 16 3 22 8-31 6-36 28-36 39 0 14 11 26 28 26 19 0 39-14 39-45z">
            <text:p/>
          </draw:path>
          <draw:path draw:style-name="gr4" draw:text-style-name="P5" draw:layer="layout" svg:width="0.455cm" svg:height="0.458cm" svg:x="17.449cm" svg:y="11.834cm" svg:viewBox="0 0 456 459" svg:d="M456 229c0-8-5-14-14-14-67 0-134 0-201 0 0-67 0-134 0-201 0-6-7-14-14-14s-11 8-11 14c0 67 0 134 0 201-69 0-137 0-205 0-5 0-11 6-11 14 0 9 6 14 11 14 68 0 136 0 205 0 0 67 0 134 0 202 0 8 4 14 11 14s14-6 14-14c0-68 0-135 0-202 67 0 134 0 201 0 9 0 14-5 14-14z">
            <text:p/>
          </draw:path>
          <draw:path draw:style-name="gr4" draw:text-style-name="P5" draw:layer="layout" svg:width="0.248cm" svg:height="0.455cm" svg:x="18.02cm" svg:y="11.778cm" svg:viewBox="0 0 249 456" svg:d="M249 456c0-8 0-15 0-23-8 0-17 0-25 0-67 0-67-11-67-33 0-127 0-254 0-380 0-17-3-20-23-20-44 45-106 45-134 45 0 8 0 17 0 25 17 0 62 0 101-20 0 117 0 233 0 350 0 22 0 33-70 33-9 0-17 0-25 0 0 8 0 15 0 23 40-1 80-2 120-3 41 1 82 2 123 3z">
            <text:p/>
          </draw:path>
          <draw:path draw:style-name="gr4" draw:text-style-name="P5" draw:layer="layout" svg:width="0.226cm" svg:height="0.975cm" svg:x="18.485cm" svg:y="11.225cm" svg:viewBox="0 0 227 976" svg:d="M227 967c0-2 0-5-3-8-104-76-171-274-171-431 0-27 0-54 0-81 0-156 67-352 171-430 3-3 3-6 3-9 0-2-3-8-9-8-2 0-5 0-5 3-109 81-213 277-213 444 0 27 0 54 0 81 0 168 104 364 213 448 2 0 3 0 5 0 6 0 9-6 9-9z">
            <text:p/>
          </draw:path>
          <draw:path draw:style-name="gr4" draw:text-style-name="P5" draw:layer="layout" svg:width="0.436cm" svg:height="0.662cm" svg:x="18.796cm" svg:y="11.294cm" svg:viewBox="0 0 437 663" svg:d="M437 500c0-9 0-18 0-27-33 0-66 0-98 0 0-150 0-299 0-448 0-19 0-25-17-25-8 0-11 0-20 11-100 154-201 308-302 462 0 9 0 18 0 27 88 0 175 0 263 0 0 29 0 58 0 87 0 36-3 45-75 45-7 0-13 0-20 0 0 10 0 20 0 31 39-3 90-3 132-3s92 0 134 3c0-11 0-21 0-31-8 0-15 0-22 0-73 0-73-9-73-45 0-29 0-58 0-87 32 0 65 0 98 0zM269 473c-80 0-161 0-241 0 80-123 161-245 241-367 0 122 0 244 0 367z">
            <text:p/>
          </draw:path>
          <draw:path draw:style-name="gr4" draw:text-style-name="P5" draw:layer="layout" svg:width="0.447cm" svg:height="0.69cm" svg:x="19.314cm" svg:y="11.278cm" svg:viewBox="0 0 448 691" svg:d="M448 308c0-28-22-62-67-62-28 0-73 8-146 87-33 36-70 75-109 92 35-138 69-276 104-414-5-4 0-11-14-11-23 0-93 8-118 8-8 3-20 3-20 20 0 14 9 14 23 14 47 0 50 6 50 17-1 6-2 13-3 19-47 189-95 377-142 565-6 11-6 14-6 20 0 22 20 28 31 28s25-9 33-20c3-8 48-190 54-215 33 3 114 19 114 84 0 5 0 11-2 19-3 11-3 25-3 34 0 58 39 98 89 98 28 0 56-14 79-51 22-44 22-67 33-100 0-9-8-9-11-9-8 0-11 3-14 17-19 73-42 120-84 120-19 0-33-8-33-45 0-16 5-39 8-55 6-17 6-20 6-31 0-62-65-92-146-101 28-19 62-50 84-73 48-53 92-95 140-95 6 0 6 0 8 0 12 3 14 3 23 9 1 1 0 3 3 3-48 5-56 42-56 53 0 16 11 36 36 36s56-22 56-61z">
            <text:p/>
          </draw:path>
          <draw:path draw:style-name="gr4" draw:text-style-name="P5" draw:layer="layout" svg:width="0.654cm" svg:height="0.65cm" svg:x="20.061cm" svg:y="11.387cm" svg:viewBox="0 0 655 651" svg:d="M655 327c0-11-8-19-19-19-97 0-193 0-289 0 0-96 0-192 0-288 0-12-8-20-19-20-12 0-20 8-20 20 0 96 0 192 0 288-96 0-192 0-288 0-12 0-20 9-20 19s8 20 20 20c96 0 192 0 288 0 0 95 0 190 0 285 0 11 8 19 20 19 11 0 19-8 19-19 0-95 0-190 0-285 96 0 192 0 289 0 11 0 19-11 19-20z">
            <text:p/>
          </draw:path>
          <draw:path draw:style-name="gr4" draw:text-style-name="P5" draw:layer="layout" svg:width="0.324cm" svg:height="0.65cm" svg:x="21.077cm" svg:y="11.306cm" svg:viewBox="0 0 325 651" svg:d="M325 651c0-10 0-20 0-30-11 0-21 0-31 0-90 0-92-9-92-45 0-184 0-367 0-551 0-25 0-25-23-25-59 62-145 62-179 62 0 10 0 20 0 30 20 0 78 0 129-25 0 170 0 339 0 509 0 33-3 45-90 45-11 0-22 0-33 0 0 10 0 20 0 30 36-2 120-2 159-2s126 0 160 2z">
            <text:p/>
          </draw:path>
          <draw:path draw:style-name="gr4" draw:text-style-name="P5" draw:layer="layout" svg:width="0.226cm" svg:height="0.975cm" svg:x="21.539cm" svg:y="11.225cm" svg:viewBox="0 0 227 976" svg:d="M227 528c0-27 0-54 0-81 0-167-104-363-213-444 0-3-3-3-6-3-2 0-8 6-8 8 0 3 3 6 3 9 103 78 171 274 171 430 0 27 0 54 0 81 0 157-68 355-171 431 0 3-3 6-3 8 0 3 6 9 8 9 3 0 4 0 6 0 109-84 213-280 213-448z">
            <text:p/>
          </draw:path>
        </draw:g>
        <draw:g draw:style-name="gr22">
          <draw:g draw:style-name="gr2">
            <svg:title>TexMaths</svg:title>
            <svg:desc>28§latex§\, \lambda_k = 0, \, k &gt; 2^{n-1}  §svg§600§FALSE§</svg:desc>
            <draw:path draw:style-name="gr3" draw:text-style-name="P4" draw:layer="layout" svg:width="6.722cm" svg:height="0.957cm" svg:x="19.549cm" svg:y="2.559cm" svg:viewBox="0 0 6723 958" svg:d="M0 0c2241 0 4482 0 6723 0 0 319 0 638 0 958-2241 0-4482 0-6723 0 0-320 0-639 0-958z">
              <text:p/>
            </draw:path>
            <draw:path draw:style-name="gr4" draw:text-style-name="P5" draw:layer="layout" svg:width="0.338cm" svg:height="0.482cm" svg:x="19.826cm" svg:y="3.084cm" svg:viewBox="0 0 339 483" svg:d="M339 223c0-25-17-50-54-50-39 0-75 28-109 61-30 28-53 48-81 62 23-91 45-182 67-274 3-2 2-7 3-11 0-3-3-11-11-11-14 0-70 6-87 8-5 0-14 0-14 14 0 11 9 11 17 11 34 0 34 6 34 12 0 2-3 8-3 14-33 129-66 258-98 388-3 11-2 9-3 14 0 11 8 22 22 22 20 0 28-14 31-28 3-3 34-123 37-134 47 6 86 20 86 56 0 3 0 8 0 14-2 11-2 14-2 22 0 48 39 70 72 70 65 0 58-71 87-106 0-9-8-9-11-9-11 0-11 6-14 17-9 31-28 78-62 78-17 0-22-16-22-36 0-11 0-11 3-31 1-6 2-14 2-19 0-62-81-73-109-73 20-14 45-36 56-44 37-34 70-67 109-67 9 0 17 2 23 8-31 6-37 31-37 39 0 17 12 25 28 25 17 0 40-14 40-42z">
              <text:p/>
            </draw:path>
            <draw:path draw:style-name="gr4" draw:text-style-name="P5" draw:layer="layout" svg:width="0.654cm" svg:height="0.228cm" svg:x="20.568cm" svg:y="2.958cm" svg:viewBox="0 0 655 229" svg:d="M655 20c0-9-8-20-20-20-204 0-408 0-613 0-11 0-22 10-22 20 0 9 11 19 22 19 205 0 409 0 613 0 12 0 20-8 20-19zM655 209c0-8-8-19-20-19-204 0-408 0-613 0-11 0-22 10-22 19 0 10 11 20 22 20 205 0 409 0 613 0 12 0 20-8 20-20z">
              <text:p/>
            </draw:path>
            <draw:path draw:style-name="gr4" draw:text-style-name="P5" draw:layer="layout" svg:width="0.413cm" svg:height="0.672cm" svg:x="21.589cm" svg:y="2.668cm" svg:viewBox="0 0 414 673" svg:d="M414 338c0-78-3-157-39-229-45-95-126-109-165-109-59 0-132 25-174 114-30 70-36 146-36 224 0 72 6 162 45 234 42 81 115 101 162 101 53 0 129-23 171-115 33-67 36-142 36-220zM333 327c0 72 0 139-11 201-14 92-70 122-115 122-36 0-95-25-115-117-8-58-8-151-8-206 0-65 0-129 6-182 19-114 92-125 117-125 34 0 98 19 118 114 8 56 8 131 8 193z">
              <text:p/>
            </draw:path>
            <draw:path draw:style-name="gr4" draw:text-style-name="P5" draw:layer="layout" svg:width="0.114cm" svg:height="0.292cm" svg:x="22.129cm" svg:y="3.215cm" svg:viewBox="0 0 115 293" svg:d="M115 103c0-64-25-103-65-103-30 0-50 25-50 50 0 28 20 53 50 53 12 0 26-3 37-14 3 0 2-2 3-2 0 5 2 2 2 16 0 73-34 131-67 162-11 11-11 14-11 17 0 6 6 11 11 11 11 0 90-75 90-190z">
              <text:p/>
            </draw:path>
            <draw:path draw:style-name="gr4" draw:text-style-name="P5" draw:layer="layout" svg:width="0.444cm" svg:height="0.689cm" svg:x="22.7cm" svg:y="2.64cm" svg:viewBox="0 0 445 690" svg:d="M445 307c0-28-22-61-67-61-28 0-73 8-146 86-30 36-70 76-109 92 35-137 69-275 104-413-5-4 0-11-14-11-23 0-93 8-118 8-8 3-19 3-19 20 0 14 8 14 22 14 48 0 50 5 50 17-1 6-2 13-2 19-48 187-96 374-143 561-3 14-3 17-3 23 0 22 20 28 28 28 11 0 28-9 34-20 2-11 47-190 53-215 33 3 114 17 114 84 0 5 0 8-2 19-3 11-3 23-3 34 0 58 39 98 89 98 28 0 56-17 79-54 22-41 22-65 33-97 0-11-8-11-11-11-8 0-11 5-14 19-19 70-42 120-84 120-19 0-33-11-33-44 0-17 5-40 8-56 6-17 6-20 6-31 0-64-65-92-146-103 31-17 62-48 84-70 48-53 92-95 140-95 6 0 6 0 8 0 12 3 14 3 23 8 1 1 0 3 3 3-48 3-56 42-56 53 0 17 11 36 36 36s56-22 56-61z">
              <text:p/>
            </draw:path>
            <draw:path draw:style-name="gr4" draw:text-style-name="P5" draw:layer="layout" svg:width="0.613cm" svg:height="0.581cm" svg:x="23.521cm" svg:y="2.783cm" svg:viewBox="0 0 614 582" svg:d="M601 309c17-5 17-31 0-39-190-89-381-179-571-268-25-11-42 25-20 36 181 84 361 168 541 252-180 84-360 169-541 254-22 11-5 47 20 36 190-90 381-181 571-271z">
              <text:p/>
            </draw:path>
            <draw:path draw:style-name="gr4" draw:text-style-name="P5" draw:layer="layout" svg:width="0.391cm" svg:height="0.649cm" svg:x="24.534cm" svg:y="2.668cm" svg:viewBox="0 0 392 650" svg:d="M392 480c-9 0-17 0-25 0-6 31-12 73-23 87-5 8-70 8-92 8-59 0-118 0-176 0 34-33 69-67 103-100 154-134 213-187 213-285 0-112-90-190-210-190-109 0-182 89-182 176 0 56 48 56 50 56 17 0 54-11 54-53 0-25-20-51-54-51-8 0-11 0-14 0 23-61 76-97 135-97 89 0 131 78 131 159 0 78-50 153-103 215-64 70-127 139-191 209-8 11-8 14-8 36 121 0 243 0 364 0 9-56 18-113 28-170z">
              <text:p/>
            </draw:path>
            <draw:path draw:style-name="gr4" draw:text-style-name="P5" draw:layer="layout" svg:width="0.422cm" svg:height="0.306cm" svg:x="25.007cm" svg:y="2.663cm" svg:viewBox="0 0 423 307" svg:d="M423 204c0-9-8-6-12-9-11 0-11 3-14 12-16 53-44 81-72 81-14 0-17-9-17-23 0-17 3-25 14-56 8-22 36-95 36-131 0-67-53-78-89-78-56 0-95 33-115 61-6-47-45-61-73-61-31 0-47 20-56 36-14 25-25 64-25 67 0 9 7 6 11 9 11 0 11 0 17-20 11-39 22-72 50-72 17 0 23 13 23 33 0 11-6 36-11 56s-10 41-14 61c-8 29-15 58-23 87-3 11-5 18-8 28 0 16 14 22 25 22s22-8 25-14c3-5 9-28 14-42 5-20 9-41 14-61 6-17 9-31 11-48 9-28 9-33 31-61 17-28 51-61 101-61 42 0 42 33 42 47 0 39-31 117-42 145-6 20-9 25-9 36 0 37 31 59 65 59 70 0 101-95 101-103z">
              <text:p/>
            </draw:path>
            <draw:path draw:style-name="gr4" draw:text-style-name="P5" draw:layer="layout" svg:width="0.458cm" svg:height="0.024cm" svg:x="25.499cm" svg:y="2.78cm" svg:viewBox="0 0 459 25" svg:d="M459 14c0-8-6-14-14-14-144 0-287 0-431 0-8 0-14 7-14 14s6 11 14 11c144 0 287 0 431 0 8 0 14-5 14-11z">
              <text:p/>
            </draw:path>
            <draw:path draw:style-name="gr4" draw:text-style-name="P5" draw:layer="layout" svg:width="0.251cm" svg:height="0.454cm" svg:x="26.07cm" svg:y="2.509cm" svg:viewBox="0 0 252 455" svg:d="M252 455c0-8 0-17 0-25-9 0-17 0-25 0-70 0-70-8-70-31 0-126 0-253 0-379 0-20 0-20-20-20-45 42-106 45-137 45 0 8 0 16 0 25 17 0 64 0 101-20 0 117 0 233 0 349 0 23 0 31-67 31-10 0-19 0-28 0 0 8 0 17 0 25 41-1 82-2 123-3 41 1 82 2 123 3z">
              <text:p/>
            </draw:path>
          </draw:g>
          <draw:path draw:style-name="gr4" draw:text-style-name="P5" draw:layer="layout" svg:width="0.486cm" svg:height="0.693cm" svg:x="19.194cm" svg:y="2.701cm" svg:viewBox="0 0 487 694" svg:d="M487 683c0-3-3-6-6-9-11-11-16-25-22-45-67-186-134-373-201-559-20-56-73-70-121-70-3 0-17 0-17 11 0 9 6 6 9 9 33 8 39 14 64 81 32 88 64 177 95 265-90 90-181 180-271 269-11 11-17 20-17 31 0 17 13 28 28 28s25-11 34-20c79-93 158-186 237-280 40 104 87 255 101 277 17 23 28 23 53 23 8 0 15 0 23 0 8-3 11-9 11-11z">
            <text:p/>
          </draw:path>
        </draw:g>
        <draw:frame draw:style-name="gr43" draw:text-style-name="P32" draw:layer="layout" svg:width="15.403cm" svg:height="1.109cm" svg:x="1.965cm" svg:y="1.421cm">
          <draw:text-box>
            <text:p text:style-name="P31"><text:span text:style-name="T15">Quantum Tunneling</text:span><text:span text:style-name="T16"> </text:span></text:p>
          </draw:text-box>
        </draw:frame>
        <draw:line draw:style-name="gr12" draw:text-style-name="P9" draw:layer="layout" svg:x1="2.034cm" svg:y1="2.53cm" svg:x2="16.534cm" svg:y2="2.53cm">
          <text:p/>
        </draw:line>
        <draw:frame draw:style-name="gr11" draw:text-style-name="P26" draw:layer="layout" svg:width="4.363cm" svg:height="0.861cm" svg:x="2.299cm" svg:y="2.53cm">
          <draw:text-box>
            <text:p text:style-name="P25"><text:span text:style-name="T13">Expectation Values</text:span></text:p>
          </draw:text-box>
        </draw:frame>
        <draw:frame draw:style-name="gr44" draw:text-style-name="P15" draw:layer="layout" svg:width="14.99cm" svg:height="1.935cm" svg:x="6.707cm" svg:y="13.493cm">
          <draw:text-box>
            <text:p>The above term becomes “e” in the kinetic energy threshold.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draw:marker draw:name="화살촉_20_1" draw:display-name="화살촉 1" svg:viewBox="0 0 20 40" svg:d="M0 40l10-40 10 4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5T09:44:58.085000000</meta:creation-date>
    <dc:date>2023-11-15T21:52:51.045000000</dc:date>
    <meta:editing-duration>PT12H7M48S</meta:editing-duration>
    <meta:editing-cycles>12</meta:editing-cycles>
    <meta:generator>LibreOffice/7.6.1.2$Windows_X86_64 LibreOffice_project/f5defcebd022c5bc36bbb79be232cb6926d8f674</meta:generator>
    <meta:document-statistic meta:object-count="1084"/>
  </office:meta>
</office:document-meta>
</file>